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4.965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2.69cm"/>
    </style:style>
    <style:style style:name="co11" style:family="table-column">
      <style:table-column-properties fo:break-before="auto" style:column-width="3.298cm"/>
    </style:style>
    <style:style style:name="co12" style:family="table-column">
      <style:table-column-properties fo:break-before="auto" style:column-width="4.165cm"/>
    </style:style>
    <style:style style:name="co13" style:family="table-column">
      <style:table-column-properties fo:break-before="auto" style:column-width="4.48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4.517cm"/>
    </style:style>
    <style:style style:name="co17" style:family="table-column">
      <style:table-column-properties fo:break-before="auto" style:column-width="2.563cm"/>
    </style:style>
    <style:style style:name="co18" style:family="table-column">
      <style:table-column-properties fo:break-before="auto" style:column-width="3.427cm"/>
    </style:style>
    <style:style style:name="co19" style:family="table-column">
      <style:table-column-properties fo:break-before="auto" style:column-width="3.14cm"/>
    </style:style>
    <style:style style:name="co20" style:family="table-column">
      <style:table-column-properties fo:break-before="auto" style:column-width="1.452cm"/>
    </style:style>
    <style:style style:name="co21" style:family="table-column">
      <style:table-column-properties fo:break-before="auto" style:column-width="1.596cm"/>
    </style:style>
    <style:style style:name="co22" style:family="table-column">
      <style:table-column-properties fo:break-before="auto" style:column-width="1.76cm"/>
    </style:style>
    <style:style style:name="co23" style:family="table-column">
      <style:table-column-properties fo:break-before="auto" style:column-width="1.669cm"/>
    </style:style>
    <style:style style:name="co24" style:family="table-column">
      <style:table-column-properties fo:break-before="auto" style:column-width="1.561cm"/>
    </style:style>
    <style:style style:name="co25" style:family="table-column">
      <style:table-column-properties fo:break-before="auto" style:column-width="1.87cm"/>
    </style:style>
    <style:style style:name="co26" style:family="table-column">
      <style:table-column-properties fo:break-before="auto" style:column-width="1.778cm"/>
    </style:style>
    <style:style style:name="co27" style:family="table-column">
      <style:table-column-properties fo:break-before="auto" style:column-width="3.106cm"/>
    </style:style>
    <style:style style:name="co28" style:family="table-column">
      <style:table-column-properties fo:break-before="auto" style:column-width="1.18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3.812cm"/>
    </style:style>
    <style:style style:name="co31" style:family="table-column">
      <style:table-column-properties fo:break-before="auto" style:column-width="4.196cm"/>
    </style:style>
    <style:style style:name="co32" style:family="table-column">
      <style:table-column-properties fo:break-before="auto" style:column-width="5.606cm"/>
    </style:style>
    <style:style style:name="co33" style:family="table-column">
      <style:table-column-properties fo:break-before="auto" style:column-width="4.325cm"/>
    </style:style>
    <style:style style:name="co34" style:family="table-column">
      <style:table-column-properties fo:break-before="auto" style:column-width="7.207cm"/>
    </style:style>
    <style:style style:name="co35" style:family="table-column">
      <style:table-column-properties fo:break-before="auto" style:column-width="2.014cm"/>
    </style:style>
    <style:style style:name="co36" style:family="table-column">
      <style:table-column-properties fo:break-before="auto" style:column-width="1.723cm"/>
    </style:style>
    <style:style style:name="co37" style:family="table-column">
      <style:table-column-properties fo:break-before="auto" style:column-width="0.78cm"/>
    </style:style>
    <style:style style:name="co38" style:family="table-column">
      <style:table-column-properties fo:break-before="auto" style:column-width="0.744cm"/>
    </style:style>
    <style:style style:name="co39" style:family="table-column">
      <style:table-column-properties fo:break-before="auto" style:column-width="1.616cm"/>
    </style:style>
    <style:style style:name="co40" style:family="table-column">
      <style:table-column-properties fo:break-before="auto" style:column-width="1.542cm"/>
    </style:style>
    <style:style style:name="co41" style:family="table-column">
      <style:table-column-properties fo:break-before="auto" style:column-width="1.198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1.506cm"/>
    </style:style>
    <style:style style:name="co44" style:family="table-column">
      <style:table-column-properties fo:break-before="auto" style:column-width="0.944cm"/>
    </style:style>
    <style:style style:name="co45" style:family="table-column">
      <style:table-column-properties fo:break-before="auto" style:column-width="0.998cm"/>
    </style:style>
    <style:style style:name="co46" style:family="table-column">
      <style:table-column-properties fo:break-before="auto" style:column-width="1.379cm"/>
    </style:style>
    <style:style style:name="co47" style:family="table-column">
      <style:table-column-properties fo:break-before="auto" style:column-width="1.434cm"/>
    </style:style>
    <style:style style:name="co48" style:family="table-column">
      <style:table-column-properties fo:break-before="auto" style:column-width="1.233cm"/>
    </style:style>
    <style:style style:name="co49" style:family="table-column">
      <style:table-column-properties fo:break-before="auto" style:column-width="1.307cm"/>
    </style:style>
    <style:style style:name="co50" style:family="table-column">
      <style:table-column-properties fo:break-before="auto" style:column-width="1.997cm"/>
    </style:style>
    <style:style style:name="co51" style:family="table-column">
      <style:table-column-properties fo:break-before="auto" style:column-width="0.907cm"/>
    </style:style>
    <style:style style:name="co52" style:family="table-column">
      <style:table-column-properties fo:break-before="auto" style:column-width="1.143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579cm"/>
    </style:style>
    <style:style style:name="co55" style:family="table-column">
      <style:table-column-properties fo:break-before="auto" style:column-width="1.415cm"/>
    </style:style>
    <style:style style:name="co56" style:family="table-column">
      <style:table-column-properties fo:break-before="auto" style:column-width="1.325cm"/>
    </style:style>
    <style:style style:name="co57" style:family="table-column">
      <style:table-column-properties fo:break-before="auto" style:column-width="1.2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111"/>
    <style:style style:name="ce3" style:family="table-cell" style:parent-style-name="Default" style:data-style-name="N2"/>
    <style:style style:name="ce4" style:family="table-cell" style:parent-style-name="Default" style:data-style-name="N108"/>
    <style:style style:name="ce5" style:family="table-cell" style:parent-style-name="Default" style:data-style-name="N4"/>
    <style:style style:name="ce6" style:family="table-cell" style:parent-style-name="Default" style:data-style-name="N0">
      <style:text-properties style:font-name="Liberation Sans" style:font-name-asian="Source Han Sans CN Regular" style:font-name-complex="Lohit Devanagari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/>
      <table:table table:name="SNII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14" table:number-columns-repeated="2" table:default-cell-style-name="ce4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er error</text:p>
          </table:table-cell>
          <table:table-cell office:value-type="string">
            <text:p>Upper error</text:p>
          </table:table-cell>
          <table:table-cell office:value-type="string">
            <text:p>average error</text:p>
          </table:table-cell>
          <table:table-cell office:value-type="string">
            <text:p>fractional error</text:p>
          </table:table-cell>
          <table:table-cell office:value-type="string">
            <text:p>Average/single value</text:p>
          </table:table-cell>
          <table:table-cell office:value-type="string">
            <text:p>std 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Mean values</text:p>
          </table:table-cell>
          <table:table-cell office:value-type="string">
            <text:p>Median</text:p>
          </table:table-cell>
          <table:table-cell office:value-type="string">
            <text:p>Std dev</text:p>
          </table:table-cell>
          <table:table-cell office:value-type="string">
            <text:p>Average error</text:p>
          </table:table-cell>
          <table:table-cell office:value-type="string">
            <text:p>Average fractional error</text:p>
          </table:table-cell>
          <table:table-cell office:value-type="string">
            <text:p>Av mean</text:p>
          </table:table-cell>
          <table:table-cell office:value-type="string">
            <text:p>Av median</text:p>
          </table:table-cell>
          <table:table-cell office:value-type="string">
            <text:p>mean of stdevs of means</text:p>
          </table:table-cell>
          <table:table-cell office:value-type="string">
            <text:p>average &lt;0.226</text:p>
          </table:table-cell>
        </table:table-row>
        <table:table-row table:style-name="ro1">
          <table:table-cell office:value-type="string">
            <text:p>SN1969L</text:p>
          </table:table-cell>
          <table:table-cell office:value-type="float" office:value="0.082">
            <text:p>0,0820</text:p>
          </table:table-cell>
          <table:table-cell office:value-type="float" office:value="0.026">
            <text:p>0,0260</text:p>
          </table:table-cell>
          <table:table-cell office:value-type="float" office:value="0.034">
            <text:p>0,0340</text:p>
          </table:table-cell>
          <table:table-cell table:formula="of:=([.C2]+[.D2])/2" office:value-type="float" office:value="0.03">
            <text:p>0,0300</text:p>
          </table:table-cell>
          <table:table-cell table:formula="of:=[.E2]/[.B2]" office:value-type="float" office:value="0.365853658536585">
            <text:p>0,3659</text:p>
          </table:table-cell>
          <table:table-cell table:formula="of:=AVERAGE([.B2:.B3])" office:value-type="float" office:value="0.0745">
            <text:p>0,0745</text:p>
          </table:table-cell>
          <table:table-cell table:formula="of:=STDEV([.B2:.B3])" office:value-type="float" office:value="0.0106066017177982">
            <text:p>0,0106</text:p>
          </table:table-cell>
          <table:table-cell office:value-type="float" office:value="0">
            <text:p>0,00</text:p>
          </table:table-cell>
          <table:table-cell table:formula="of:=AVEDEV([.I2:.I3])" office:value-type="float" office:value="0.015">
            <text:p>0,02</text:p>
          </table:table-cell>
          <table:table-cell table:formula="of:=STDEV([.I2:.I3])" office:value-type="float" office:value="0.0212132034355964">
            <text:p>0,02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I = </text:p>
          </table:table-cell>
          <table:table-cell table:formula="of:=COUNT([.G2:.G232])" office:value-type="float" office:value="115">
            <text:p>115,000</text:p>
          </table:table-cell>
          <table:table-cell table:formula="of:=AVERAGE([.G2:.G232])" office:value-type="float" office:value="0.0437139595672878">
            <text:p>0,044</text:p>
          </table:table-cell>
          <table:table-cell table:formula="of:=MEDIAN([.G2:.G232])" office:value-type="float" office:value="0.032">
            <text:p>0,032</text:p>
          </table:table-cell>
          <table:table-cell table:formula="of:=STDEV([.G2:.G232])" office:value-type="float" office:value="0.0444920812771146">
            <text:p>0,044</text:p>
          </table:table-cell>
          <table:table-cell table:formula="of:=AVERAGE([.E2:.E9];[.E12];[.E16];[.E18:.E21];[.E23:.E26];[.E28:.E30];[.E32];[.E34:.E36];[.E38:.E41];[.E43];[.E45];[.E47];[.E49];[.E50];[.E55];[.E57];[.E59];[.E61];[.E63:.E66];[.E70:.E74];[.E77];[.E79];[.E80];[.E82];[.E84:.E87];[.E90:.E93];[.E96:.E98];[.E100];[.E102:.E105];[.E107:.E111];[.E113];[.E115:.E125];[.E127:.E131];[.E139];[.E141];[.E142];[.E147:.E151];[.E153:.E155];[.E160:.E163];[.E165];[.E167];[.E169:.E173];[.E175:.E231])" office:value-type="float" office:value="0.0120197548511905">
            <text:p>0,012</text:p>
          </table:table-cell>
          <table:table-cell table:formula="of:=AVERAGE(;[.F2:.F9];[.F12];[.F16];[.F18:.F21];[.F23:.F26];[.F28:.F30];[.F32];[.F34:.F36];[.F38:.F41];[.F43];[.F45];[.F47];[.F49:.F50];[.F55];[.F57];[.F59];[.F61];[.F63:.F66];[.F70:.F74];[.F77];[.F76];[.F79];[.F80];[.F82];[.F84:.F87];[.F90:.F93];[.F96:.F98];[.F100];[.F102:.F105];[.F107:.F111];[.F113];[.F115:.F125];[.F127:.F131];[.F139];[.F141];[.F142];[.F147:.F151];[.F153:.F155];[.F160:.F163];[.F165];[.F167];[.F169:.F173];[.F175:.F231])" office:value-type="float" office:value="0">
            <text:p>Err:511</text:p>
          </table:table-cell>
          <table:table-cell table:formula="of:=AVERAGE([.J2:.J232])" office:value-type="float" office:value="0.351139335049335">
            <text:p>0,351</text:p>
          </table:table-cell>
          <table:table-cell table:formula="of:=MEDIAN([.J2:.J232])" office:value-type="float" office:value="0.11585">
            <text:p>0,116</text:p>
          </table:table-cell>
          <table:table-cell table:formula="of:=AVERAGE([.H2:.H224])" office:value-type="float" office:value="0.0130964267181332">
            <text:p>0,013</text:p>
          </table:table-cell>
          <table:table-cell table:formula="of:=averageif([.G2:.G232]; &quot;&lt;0.35&quot;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0.067">
            <text:p>0,0670</text:p>
          </table:table-cell>
          <table:table-cell table:number-columns-repeated="2" office:value-type="float" office:value="0.002">
            <text:p>0,0020</text:p>
          </table:table-cell>
          <table:table-cell table:formula="of:=([.C3]+[.D3])/2" office:value-type="float" office:value="0.002">
            <text:p>0,0020</text:p>
          </table:table-cell>
          <table:table-cell table:formula="of:=[.E3]/[.B3]" office:value-type="float" office:value="0.0298507462686567">
            <text:p>0,0299</text:p>
          </table:table-cell>
          <table:table-cell table:number-columns-repeated="2"/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2"/>
          <table:table-cell office:value-type="string">
            <text:p>SNIIb =</text:p>
          </table:table-cell>
          <table:table-cell table:formula="of:=COUNT([SNIIb.G2:.G62])" office:value-type="float" office:value="27">
            <text:p>27,000</text:p>
          </table:table-cell>
          <table:table-cell table:formula="of:=AVERAGE([SNIIb.G2:.G62])" office:value-type="float" office:value="0.123903086419753">
            <text:p>0,124</text:p>
          </table:table-cell>
          <table:table-cell table:formula="of:=MEDIAN([SNIIb.G2:.G62])" office:value-type="float" office:value="0.102333333333333">
            <text:p>0,102</text:p>
          </table:table-cell>
          <table:table-cell table:formula="of:=STDEV([SNIIb.G2:.G62])" office:value-type="float" office:value="0.0605770308570671">
            <text:p>0,061</text:p>
          </table:table-cell>
          <table:table-cell table:formula="of:=AVERAGE([SNIIb.E2];[SNIIb.E3];[SNIIb.E5];[SNIIb.E6];[SNIIb.E7];[SNIIb.E10];[SNIIb.E11];[SNIIb.E13];[SNIIb.E14];[SNIIb.E16];[SNIIb.E18];[SNIIb.E19];[SNIIb.E21];[SNIIb.E23];[SNIIb.E25];[SNIIb.E26];[SNIIb.E27];[SNIIb.E29];[SNIIb.E31];[SNIIb.E32];[SNIIb.E33];[SNIIb.E35];[SNIIb.E36];[SNIIb.E38];[SNIIb.E39];[SNIIb.E40];[SNIIb.E42];[SNIIb.E44];[SNIIb.E45];[SNIIb.E47:.E49];[SNIIb.E51];[SNIIb.E52];[SNIIb.E56];[SNIIb.E57];[SNIIb.E59];[SNIIb.E60])" office:value-type="float" office:value="0.0272236842105263">
            <text:p>0,027</text:p>
          </table:table-cell>
          <table:table-cell table:formula="of:=AVERAGE(;[SNIIb.F2:.F3];[SNIIb.F5:.F7];[SNIIb.F10:.F11];[SNIIb.F13];[SNIIb.F14];[SNIIb.F16];[SNIIb.F18];[SNIIb.F19];[SNIIb.F21];[SNIIb.F23];[SNIIb.F25];[SNIIb.F26:.F27];[SNIIb.F27];[SNIIb.F29];[SNIIb.F31];[SNIIb.F32];[SNIIb.F33];[SNIIb.F35];[SNIIb.F36];[SNIIb.F38];[SNIIb.F39];[SNIIb.F40];[SNIIb.F42];[SNIIb.F44];[SNIIb.F45];[SNIIb.F47];[SNIIb.F48];[SNIIb.F49];[SNIIb.F51];[SNIIb.F52];[SNIIb.F56];[SNIIb.F57];[SNIIb.F59];[SNIIb.F60])" office:value-type="float" office:value="0">
            <text:p>Err:511</text:p>
          </table:table-cell>
          <table:table-cell table:formula="of:=AVERAGE([SNIIb.J2:.J62])" office:value-type="float" office:value="0.325217371794872">
            <text:p>0,325</text:p>
          </table:table-cell>
          <table:table-cell table:formula="of:=MEDIAN([SNIIb.J2:.J62])" office:value-type="float" office:value="0.251833333333333">
            <text:p>0,252</text:p>
          </table:table-cell>
          <table:table-cell table:formula="of:=AVERAGE([SNIIb.H2:.H58])" office:value-type="float" office:value="0.0183899244063983">
            <text:p>0,018</text:p>
          </table:table-cell>
          <table:table-cell table:formula="of:=averageif([SNIIb.G2:.G62]; &quot;&lt;0.35&quot;)" office:value-type="float" office:value="0">
            <text:p>#NAME?</text:p>
          </table:table-cell>
        </table:table-row>
        <table:table-row table:style-name="ro1">
          <table:table-cell office:value-type="string">
            <text:p>SN1970G</text:p>
          </table:table-cell>
          <table:table-cell office:value-type="float" office:value="0.037">
            <text:p>0,0370</text:p>
          </table:table-cell>
          <table:table-cell office:value-type="float" office:value="0.012">
            <text:p>0,0120</text:p>
          </table:table-cell>
          <table:table-cell office:value-type="float" office:value="0.019">
            <text:p>0,0190</text:p>
          </table:table-cell>
          <table:table-cell table:formula="of:=([.C4]+[.D4])/2" office:value-type="float" office:value="0.0155">
            <text:p>0,0155</text:p>
          </table:table-cell>
          <table:table-cell table:formula="of:=[.E4]/[.B4]" office:value-type="float" office:value="0.418918918918919">
            <text:p>0,4189</text:p>
          </table:table-cell>
          <table:table-cell table:formula="of:=AVERAGE([.B4:.B5])" office:value-type="float" office:value="0.044">
            <text:p>0,0440</text:p>
          </table:table-cell>
          <table:table-cell table:formula="of:=STDEV([.B4:.B5])" office:value-type="float" office:value="0.00989949493661167">
            <text:p>0,0099</text:p>
          </table:table-cell>
          <table:table-cell office:value-type="float" office:value="0">
            <text:p>0,00</text:p>
          </table:table-cell>
          <table:table-cell table:formula="of:=AVEDEV([.I4:.I5])" office:value-type="float" office:value="0.185">
            <text:p>0,19</text:p>
          </table:table-cell>
          <table:table-cell table:formula="of:=STDEV([.I4:.I5])" office:value-type="float" office:value="0.261629509039023">
            <text:p>0,26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b =</text:p>
          </table:table-cell>
          <table:table-cell table:formula="of:=COUNT([SNIb.G2:.G77])" office:value-type="float" office:value="33">
            <text:p>33,000</text:p>
          </table:table-cell>
          <table:table-cell table:formula="of:=AVERAGE([SNIb.G2:.G77])" office:value-type="float" office:value="0.198561111111111">
            <text:p>0,199</text:p>
          </table:table-cell>
          <table:table-cell table:formula="of:=MEDIAN([SNIb.G2:.G80])" office:value-type="float" office:value="0.16275">
            <text:p>0,163</text:p>
          </table:table-cell>
          <table:table-cell table:formula="of:=STDEV([SNIb.G2:.G77])" office:value-type="float" office:value="0.145809798438246">
            <text:p>0,146</text:p>
          </table:table-cell>
          <table:table-cell table:formula="of:=AVERAGE(;[SNIb.E77:.E79];[SNIb.E71:.E74];[SNIb.E68:.E69];[SNIb.E65:.E66];[SNIb.E60:.E63];[SNIb.E55:.E58];[SNIb.E51:.E53];[SNIb.E47:.E49];[SNIb.E43:.E45];[SNIb.E40];[SNIb.E38];[SNIb.E37];[SNIb.E36];[SNIb.E25:.E34];[SNIb.E21:.E23];[SNIb.E19];[SNIb.E17];[SNIb.E16];[SNIb.E15];[SNIb.E13];[SNIb.E6:.E10])" office:value-type="float" office:value="0">
            <text:p>Err:511</text:p>
          </table:table-cell>
          <table:table-cell table:formula="of:=AVERAGE(;[SNIb.F77:.F79];[SNIb.F71:.F74];[SNIb.F69];[SNIb.F68];[SNIb.F66];[SNIb.F65];[SNIb.F60:.F63];[SNIb.F55:.F58];[SNIb.F51:.F53];[SNIb.F47:.F49];[SNIb.F43:.F45];[SNIb.F40];[SNIb.F38];[SNIb.F37];[SNIb.F36];[SNIb.F25:.F34];[SNIb.F23];[SNIb.F22];[SNIb.F21];[SNIb.F19];[SNIb.F17];[SNIb.F16];[SNIb.F15];[SNIb.F13];[SNIb.F6:.F10])" office:value-type="float" office:value="0">
            <text:p>Err:511</text:p>
          </table:table-cell>
          <table:table-cell table:formula="of:=AVERAGE(;[SNIb.J2:.J77])" office:value-type="float" office:value="0">
            <text:p>Err:511</text:p>
          </table:table-cell>
          <table:table-cell table:formula="of:=MEDIAN(;[SNIb.J2:.J77])" office:value-type="float" office:value="0">
            <text:p>Err:511</text:p>
          </table:table-cell>
          <table:table-cell table:formula="of:=AVERAGE(;[SNIb.H3:.H77])" office:value-type="float" office:value="0">
            <text:p>Err:511</text:p>
          </table:table-cell>
          <table:table-cell table:formula="of:=averageif([SNIb.G2:.G77]; &quot;&lt;0.35&quot;)" office:value-type="float" office:value="0">
            <text:p>#NAME?</text:p>
          </table:table-cell>
        </table:table-row>
        <table:table-row table:style-name="ro1">
          <table:table-cell/>
          <table:table-cell office:value-type="float" office:value="0.051">
            <text:p>0,0510</text:p>
          </table:table-cell>
          <table:table-cell table:number-columns-repeated="2" office:value-type="float" office:value="0.003">
            <text:p>0,0030</text:p>
          </table:table-cell>
          <table:table-cell table:formula="of:=([.C5]+[.D5])/2" office:value-type="float" office:value="0.003">
            <text:p>0,0030</text:p>
          </table:table-cell>
          <table:table-cell table:formula="of:=[.E5]/[.B5]" office:value-type="float" office:value="0.0588235294117647">
            <text:p>0,0588</text:p>
          </table:table-cell>
          <table:table-cell table:number-columns-repeated="2"/>
          <table:table-cell office:value-type="float" office:value="0.37">
            <text:p>0,3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2"/>
          <table:table-cell office:value-type="string">
            <text:p>SNIc =</text:p>
          </table:table-cell>
          <table:table-cell table:formula="of:=COUNT([SNIc.G2:.G85])" office:value-type="float" office:value="48">
            <text:p>48,000</text:p>
          </table:table-cell>
          <table:table-cell table:formula="of:=AVERAGE(;[SNIc.G2:.G85])" office:value-type="float" office:value="0">
            <text:p>Err:511</text:p>
          </table:table-cell>
          <table:table-cell table:formula="of:=MEDIAN(;[SNIc.G2:.G85])" office:value-type="float" office:value="0">
            <text:p>Err:511</text:p>
          </table:table-cell>
          <table:table-cell table:formula="of:=STDEV([SNIc.G2:.G85])" office:value-type="float" office:value="0.138825064799296">
            <text:p>0,139</text:p>
          </table:table-cell>
          <table:table-cell table:formula="of:=AVERAGE(;[SNIc.E71:.E85];[SNIc.E69];[SNIc.E67];[SNIc.E65];[SNIc.E64];[SNIc.E58:.E62];[SNIc.E51:.E56];[SNIc.E49];[SNIc.E43:.E47];[SNIc.E41];[SNIc.E36];[SNIc.E35];[SNIc.E33];[SNIc.E31];[SNIc.E25:.E29];[SNIc.E20:.E23];[SNIc.E18];[SNIc.E14];[SNIc.E12];[SNIc.E10];[SNIc.E9];[SNIc.E8])" office:value-type="float" office:value="0">
            <text:p>Err:511</text:p>
          </table:table-cell>
          <table:table-cell table:formula="of:=AVERAGE(;[SNIc.F8:.F10];[SNIc.F12];[SNIc.F14];[SNIc.F18];[SNIc.F20:.F23];[SNIc.F25:.F29];[SNIc.F31];[SNIc.F33];[SNIc.F35];[SNIc.F36];[SNIc.F41];[SNIc.F43:.F47];[SNIc.F49];[SNIc.F51:.F56];[SNIc.F58:.F62];[SNIc.F64];[SNIc.F65];[SNIc.F67];[SNIc.F69];[SNIc.F71:.F85])" office:value-type="float" office:value="0">
            <text:p>Err:511</text:p>
          </table:table-cell>
          <table:table-cell table:formula="of:=AVERAGE(;[SNIc.J2:.J85])" office:value-type="float" office:value="0">
            <text:p>Err:511</text:p>
          </table:table-cell>
          <table:table-cell table:formula="of:=MEDIAN(;[SNIc.J2:.J85])" office:value-type="float" office:value="0">
            <text:p>Err:511</text:p>
          </table:table-cell>
          <table:table-cell table:formula="of:=AVERAGE(;[SNIc.H7:.H83])" office:value-type="float" office:value="0">
            <text:p>Err:511</text:p>
          </table:table-cell>
          <table:table-cell table:formula="of:=averageif([SNIc.G2:.G85]; &quot;&lt;0.35&quot;)" office:value-type="float" office:value="0">
            <text:p>#NAME?</text:p>
          </table:table-cell>
        </table:table-row>
        <table:table-row table:style-name="ro1">
          <table:table-cell office:value-type="string">
            <text:p>SN1973R</text:p>
          </table:table-cell>
          <table:table-cell office:value-type="float" office:value="0.084">
            <text:p>0,0840</text:p>
          </table:table-cell>
          <table:table-cell office:value-type="float" office:value="0.03">
            <text:p>0,0300</text:p>
          </table:table-cell>
          <table:table-cell office:value-type="float" office:value="0.044">
            <text:p>0,0440</text:p>
          </table:table-cell>
          <table:table-cell table:formula="of:=([.C6]+[.D6])/2" office:value-type="float" office:value="0.037">
            <text:p>0,0370</text:p>
          </table:table-cell>
          <table:table-cell table:formula="of:=[.E6]/[.B6]" office:value-type="float" office:value="0.44047619047619">
            <text:p>0,4405</text:p>
          </table:table-cell>
          <table:table-cell table:formula="of:=[.B6]" office:value-type="float" office:value="0.084">
            <text:p>0,0840</text:p>
          </table:table-cell>
          <table:table-cell/>
          <table:table-cell office:value-type="float" office:value="1.4">
            <text:p>1,40</text:p>
          </table:table-cell>
          <table:table-cell table:formula="of:=[.I6]" office:value-type="float" office:value="1.4">
            <text:p>1,4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c -BL =</text:p>
          </table:table-cell>
          <table:table-cell table:formula="of:=COUNT(['SNIc-BL'.G2:.G67])" office:value-type="float" office:value="32">
            <text:p>32,000</text:p>
          </table:table-cell>
          <table:table-cell table:formula="of:=AVERAGE(['SNIc-BL'.G2:.G67])" office:value-type="float" office:value="0.506915625">
            <text:p>0,507</text:p>
          </table:table-cell>
          <table:table-cell table:formula="of:=MEDIAN(['SNIc-BL'.G2:.G67])" office:value-type="float" office:value="0.368875">
            <text:p>0,369</text:p>
          </table:table-cell>
          <table:table-cell table:formula="of:=STDEV(['SNIc-BL'.G2:.G67])" office:value-type="float" office:value="0.409722262230573">
            <text:p>0,410</text:p>
          </table:table-cell>
          <table:table-cell table:formula="of:=AVERAGE(['SNIc-BL'.E2];['SNIc-BL'.E3];['SNIc-BL'.E7];['SNIc-BL'.E8];['SNIc-BL'.E11];['SNIc-BL'.E13];['SNIc-BL'.E14];['SNIc-BL'.E16:.E19];['SNIc-BL'.E21:.E37];['SNIc-BL'.E39];['SNIc-BL'.E40];['SNIc-BL'.E42];['SNIc-BL'.E43];['SNIc-BL'.E44];['SNIc-BL'.E45];['SNIc-BL'.E49];['SNIc-BL'.E50:.E55];['SNIc-BL'.E57];['SNIc-BL'.E58];['SNIc-BL'.E60];['SNIc-BL'.E62];['SNIc-BL'.E64];['SNIc-BL'.E66];['SNIc-BL'.E67])" office:value-type="float" office:value="0.0976770833333334">
            <text:p>0,098</text:p>
          </table:table-cell>
          <table:table-cell table:formula="of:=AVERAGE(;['SNIc-BL'.F16:.F19];['SNIc-BL'.F21:.F37];['SNIc-BL'.F39];['SNIc-BL'.F40];['SNIc-BL'.F42:.F45];['SNIc-BL'.F49:.F55];['SNIc-BL'.F57];['SNIc-BL'.F58];['SNIc-BL'.F60];['SNIc-BL'.F62];['SNIc-BL'.F64];['SNIc-BL'.F66];['SNIc-BL'.F67])" office:value-type="float" office:value="0">
            <text:p>Err:511</text:p>
          </table:table-cell>
          <table:table-cell table:formula="of:=AVERAGE(;['SNIc-BL'.J2:.J67])" office:value-type="float" office:value="0">
            <text:p>Err:511</text:p>
          </table:table-cell>
          <table:table-cell table:formula="of:=MEDIAN(;['SNIc-BL'.J2:.J67])" office:value-type="float" office:value="0">
            <text:p>Err:511</text:p>
          </table:table-cell>
          <table:table-cell table:formula="of:=AVERAGE(;['SNIc-BL'.H2:.H62])" office:value-type="float" office:value="0">
            <text:p>Err:511</text:p>
          </table:table-cell>
          <table:table-cell table:formula="of:=averageif(['SNIc-BL'.G2:.G67]; &quot;&lt;0.35&quot;)" office:value-type="float" office:value="0">
            <text:p>#NAME?</text:p>
          </table:table-cell>
        </table:table-row>
        <table:table-row table:style-name="ro1">
          <table:table-cell office:value-type="string">
            <text:p>SN1980K</text:p>
          </table:table-cell>
          <table:table-cell office:value-type="float" office:value="0.0060534">
            <text:p>0,0061</text:p>
          </table:table-cell>
          <table:table-cell office:value-type="float" office:value="0.0004376">
            <text:p>0,0004</text:p>
          </table:table-cell>
          <table:table-cell office:value-type="float" office:value="0.0003714">
            <text:p>0,0004</text:p>
          </table:table-cell>
          <table:table-cell table:formula="of:=([.C7]+[.D7])/2" office:value-type="float" office:value="0.0004045">
            <text:p>0,0004</text:p>
          </table:table-cell>
          <table:table-cell table:formula="of:=[.E7]/[.B7]" office:value-type="float" office:value="0.0668219513000958">
            <text:p>0,0668</text:p>
          </table:table-cell>
          <table:table-cell table:formula="of:=[.B7]" office:value-type="float" office:value="0.0060534">
            <text:p>0,0061</text:p>
          </table:table-cell>
          <table:table-cell/>
          <table:table-cell office:value-type="float" office:value="0">
            <text:p>0,00</text:p>
          </table:table-cell>
          <table:table-cell table:formula="of:=[.I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2"/>
          <table:table-cell office:value-type="string">
            <text:p>SESNe = </text:p>
          </table:table-cell>
          <table:table-cell table:formula="of:=COUNT([SNIIb.G2:.G62];[SNIb.G2:.G77];[SNIc.G2:.G85];[SNIbc.G2:.G5];['SNIc-BL'.G2:.G67])" office:value-type="float" office:value="143">
            <text:p>143,000</text:p>
          </table:table-cell>
          <table:table-cell table:formula="of:=AVERAGE([SNIb.G2:.G77];[SNIc.G2:.G85];[SNIbc.G2:.G5];['SNIc-BL'.G2:.G67])" office:value-type="float" office:value="0.293081752873563">
            <text:p>0,293</text:p>
          </table:table-cell>
          <table:table-cell table:formula="of:=MEDIAN([SNIb.G2:.G77];[SNIc.G2:.G85];[SNIbc.G2:.G5];['SNIc-BL'.G2:.G67])" office:value-type="float" office:value="0.21">
            <text:p>0,210</text:p>
          </table:table-cell>
          <table:table-cell table:formula="of:=STDEV([SNIb.G2:.G77];[SNIc.G2:.G85];[SNIbc.G2:.G5];['SNIc-BL'.G2:.G67])" office:value-type="float" office:value="0.295279764508844">
            <text:p>0,295</text:p>
          </table:table-cell>
          <table:table-cell table:number-columns-repeated="6"/>
        </table:table-row>
        <table:table-row table:style-name="ro1">
          <table:table-cell office:value-type="string">
            <text:p>SN1986I</text:p>
          </table:table-cell>
          <table:table-cell office:value-type="float" office:value="0.117">
            <text:p>0,1170</text:p>
          </table:table-cell>
          <table:table-cell office:value-type="float" office:value="0.031">
            <text:p>0,0310</text:p>
          </table:table-cell>
          <table:table-cell office:value-type="float" office:value="0.039">
            <text:p>0,0390</text:p>
          </table:table-cell>
          <table:table-cell table:formula="of:=([.C8]+[.D8])/2" office:value-type="float" office:value="0.035">
            <text:p>0,0350</text:p>
          </table:table-cell>
          <table:table-cell table:formula="of:=[.E8]/[.B8]" office:value-type="float" office:value="0.299145299145299">
            <text:p>0,2991</text:p>
          </table:table-cell>
          <table:table-cell table:formula="of:=[.B8]" office:value-type="float" office:value="0.117">
            <text:p>0,1170</text:p>
          </table:table-cell>
          <table:table-cell/>
          <table:table-cell office:value-type="float" office:value="0.2">
            <text:p>0,20</text:p>
          </table:table-cell>
          <table:table-cell table:formula="of:=[.I8]" office:value-type="float" office:value="0.2">
            <text:p>0,2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ESNe (exc. BL) =</text:p>
          </table:table-cell>
          <table:table-cell table:formula="of:=COUNT([SNIIb.G2:.G62];[SNIb.G2:.G77];[SNIc.G2:.G85];[SNIbc.G2:.G5])" office:value-type="float" office:value="111">
            <text:p>111,000</text:p>
          </table:table-cell>
          <table:table-cell table:formula="of:=AVERAGE([SNIb.G2:.G77];[SNIc.G2:.G85];[SNIbc.G2:.G5])" office:value-type="float" office:value="0.21162123015873">
            <text:p>0,212</text:p>
          </table:table-cell>
          <table:table-cell table:formula="of:=MEDIAN([SNIb.G2:.G77];[SNIc.G2:.G85];[SNIbc.G2:.G5])" office:value-type="float" office:value="0.1575">
            <text:p>0,158</text:p>
          </table:table-cell>
          <table:table-cell table:formula="of:=STDEV([SNIb.G2:.G77];[SNIc.G2:.G85];[SNIbc.G2:.G5])" office:value-type="float" office:value="0.18374345400558">
            <text:p>0,184</text:p>
          </table:table-cell>
          <table:table-cell table:number-columns-repeated="6"/>
        </table:table-row>
        <table:table-row table:style-name="ro1">
          <table:table-cell office:value-type="string">
            <text:p>SN1986L</text:p>
          </table:table-cell>
          <table:table-cell office:value-type="float" office:value="0.034">
            <text:p>0,0340</text:p>
          </table:table-cell>
          <table:table-cell office:value-type="float" office:value="0.011">
            <text:p>0,0110</text:p>
          </table:table-cell>
          <table:table-cell office:value-type="float" office:value="0.018">
            <text:p>0,0180</text:p>
          </table:table-cell>
          <table:table-cell table:formula="of:=([.C9]+[.D9])/2" office:value-type="float" office:value="0.0145">
            <text:p>0,0145</text:p>
          </table:table-cell>
          <table:table-cell table:formula="of:=[.E9]/[.B9]" office:value-type="float" office:value="0.426470588235294">
            <text:p>0,4265</text:p>
          </table:table-cell>
          <table:table-cell table:formula="of:=AVERAGE([.B9:.B11])" office:value-type="float" office:value="0.0403333333333333">
            <text:p>0,0403</text:p>
          </table:table-cell>
          <table:table-cell table:formula="of:=STDEV([.B9:.B11])" office:value-type="float" office:value="0.0183393929379719">
            <text:p>0,0183</text:p>
          </table:table-cell>
          <table:table-cell office:value-type="float" office:value="0.3">
            <text:p>0,30</text:p>
          </table:table-cell>
          <table:table-cell table:formula="of:=AVERAGE([.I9:.I11])" office:value-type="float" office:value="0.156666666666667">
            <text:p>0,16</text:p>
          </table:table-cell>
          <table:table-cell table:formula="of:=STDEV([.I9:.I11])" office:value-type="float" office:value="0.150443787951957">
            <text:p>0,15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Total =</text:p>
          </table:table-cell>
          <table:table-cell table:formula="of:=SUM([.Q2];[.Q7])" office:value-type="float" office:value="258">
            <text:p>258,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1">
            <text:p>0,0610</text:p>
          </table:table-cell>
          <table:table-cell table:number-columns-repeated="2" office:value-type="string">
            <text:p>NA</text:p>
          </table:table-cell>
          <table:table-cell table:formula="of:=([.C10]+[.D10])/2" office:value-type="float" office:value="0">
            <text:p>#VALUE!</text:p>
          </table:table-cell>
          <table:table-cell table:formula="of:=[.E10]/[.B10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/>
          <table:table-cell office:value-type="string">
            <text:p>87A-like</text:p>
          </table:table-cell>
          <table:table-cell office:value-type="float" office:value="6">
            <text:p>6,000</text:p>
          </table:table-cell>
          <table:table-cell table:formula="of:=AVERAGE([.G12];[.G53];[.G77];[.G137];[.G142];[.G168])" office:value-type="float" office:value="0.0855">
            <text:p>0,086</text:p>
          </table:table-cell>
          <table:table-cell table:formula="of:=MEDIAN([.G12];[.G53];[.G77];[.G137];[.G142];[.G168])" office:value-type="float" office:value="0.08225">
            <text:p>0,082</text:p>
          </table:table-cell>
          <table:table-cell table:formula="of:=STDEV([.G12];[.G53];[.G77];[.G137];[.G142];[.G168])" office:value-type="float" office:value="0.0310257957190464">
            <text:p>0,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26">
            <text:p>0,0260</text:p>
          </table:table-cell>
          <table:table-cell table:number-columns-repeated="2" office:value-type="string">
            <text:p>NG</text:p>
          </table:table-cell>
          <table:table-cell table:formula="of:=([.C11]+[.D11])/2" office:value-type="float" office:value="0">
            <text:p>#VALUE!</text:p>
          </table:table-cell>
          <table:table-cell table:formula="of:=[.E11]/[.B11]" office:value-type="float" office:value="0">
            <text:p>#VALUE!</text:p>
          </table:table-cell>
          <table:table-cell table:number-columns-repeated="2"/>
          <table:table-cell office:value-type="float" office:value="0.17">
            <text:p>0,1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87A</text:p>
          </table:table-cell>
          <table:table-cell office:value-type="float" office:value="0.075">
            <text:p>0,0750</text:p>
          </table:table-cell>
          <table:table-cell table:number-columns-repeated="2" office:value-type="float" office:value="0.015">
            <text:p>0,0150</text:p>
          </table:table-cell>
          <table:table-cell table:formula="of:=([.C12]+[.D12])/2" office:value-type="float" office:value="0.015">
            <text:p>0,0150</text:p>
          </table:table-cell>
          <table:table-cell table:formula="of:=[.E12]/[.B12]" office:value-type="float" office:value="0.2">
            <text:p>0,2000</text:p>
          </table:table-cell>
          <table:table-cell table:formula="of:=AVERAGE([.B12:.B15])" office:value-type="float" office:value="0.072">
            <text:p>0,0720</text:p>
          </table:table-cell>
          <table:table-cell table:formula="of:=STDEV([.B12:.B15])" office:value-type="float" office:value="0.00571547606649408">
            <text:p>0,0057</text:p>
          </table:table-cell>
          <table:table-cell office:value-type="float" office:value="0.279">
            <text:p>0,28</text:p>
          </table:table-cell>
          <table:table-cell table:formula="of:=AVERAGE([.I12];[.I15])" office:value-type="float" office:value="0.269">
            <text:p>0,27</text:p>
          </table:table-cell>
          <table:table-cell table:formula="of:=STDEV([.I12];[.I15])" office:value-type="float" office:value="0.014142135623731">
            <text:p>0,01</text:p>
          </table:table-cell>
          <table:table-cell office:value-type="string">
            <text:p>Bol LC</text:p>
          </table:table-cell>
          <table:table-cell office:value-type="string">
            <text:p>Arnett+Fu89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string">
            <text:p>NG</text:p>
          </table:table-cell>
          <table:table-cell table:formula="of:=([.C13]+[.D13])/2" office:value-type="float" office:value="0">
            <text:p>#VALUE!</text:p>
          </table:table-cell>
          <table:table-cell table:formula="of:=[.E13]/[.B13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Kleiser+11</text:p>
          </table:table-cell>
          <table:table-cell office:value-type="string">
            <text:p>87A-like</text:p>
          </table:table-cell>
          <table:table-cell/>
          <table:table-cell office:value-type="string">
            <text:p>N supernovae=</text:p>
          </table:table-cell>
          <table:table-cell/>
          <table:table-cell table:formula="of:=COUNT([.G2:.G232])" office:value-type="float" office:value="115">
            <text:p>115,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78">
            <text:p>0,0780</text:p>
          </table:table-cell>
          <table:table-cell table:number-columns-repeated="2" office:value-type="string">
            <text:p>NG</text:p>
          </table:table-cell>
          <table:table-cell table:formula="of:=([.C14]+[.D14])/2" office:value-type="float" office:value="0">
            <text:p>#VALUE!</text:p>
          </table:table-cell>
          <table:table-cell table:formula="of:=[.E14]/[.B14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/>
          <table:table-cell office:value-type="string">
            <text:p>Number &gt;0.226</text:p>
          </table:table-cell>
          <table:table-cell/>
          <table:table-cell table:formula="of:=COUNTIF([.B2:.B232];&quot;&gt;0.226&quot;)" office:value-type="float" office:value="0">
            <text:p>0,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65">
            <text:p>0,0650</text:p>
          </table:table-cell>
          <table:table-cell table:number-columns-repeated="2" office:value-type="string">
            <text:p>NG</text:p>
          </table:table-cell>
          <table:table-cell table:formula="of:=([.C15]+[.D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number-columns-repeated="2"/>
          <table:table-cell office:value-type="float" office:value="0.259">
            <text:p>0,26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office:value-type="string">
            <text:p>87A-like</text:p>
          </table:table-cell>
          <table:table-cell/>
          <table:table-cell office:value-type="string">
            <text:p>Lowest value =</text:p>
          </table:table-cell>
          <table:table-cell/>
          <table:table-cell table:formula="of:=MIN([.B2:.B232])" office:value-type="float" office:value="0.001">
            <text:p>0,001</text:p>
          </table:table-cell>
          <table:table-cell office:value-type="string">
            <text:p>Max value</text:p>
          </table:table-cell>
          <table:table-cell table:formula="of:=MAX([.B2:.B232])" office:value-type="float" office:value="0.36">
            <text:p>0,360</text:p>
          </table:table-cell>
          <table:table-cell table:number-columns-repeated="6"/>
        </table:table-row>
        <table:table-row table:style-name="ro1">
          <table:table-cell office:value-type="string">
            <text:p>SN1988A</text:p>
          </table:table-cell>
          <table:table-cell office:value-type="float" office:value="0.062">
            <text:p>0,0620</text:p>
          </table:table-cell>
          <table:table-cell office:value-type="float" office:value="0.02">
            <text:p>0,0200</text:p>
          </table:table-cell>
          <table:table-cell office:value-type="float" office:value="0.029">
            <text:p>0,0290</text:p>
          </table:table-cell>
          <table:table-cell table:formula="of:=([.C16]+[.D16])/2" office:value-type="float" office:value="0.0245">
            <text:p>0,0245</text:p>
          </table:table-cell>
          <table:table-cell table:formula="of:=[.E16]/[.B16]" office:value-type="float" office:value="0.395161290322581">
            <text:p>0,3952</text:p>
          </table:table-cell>
          <table:table-cell table:formula="of:=AVERAGE([.B16:.B18])" office:value-type="float" office:value="0.0773333333333333">
            <text:p>0,0773</text:p>
          </table:table-cell>
          <table:table-cell table:formula="of:=STDEV([.B16:.B18])" office:value-type="float" office:value="0.0136137185711081">
            <text:p>0,0136</text:p>
          </table:table-cell>
          <table:table-cell office:value-type="float" office:value="0">
            <text:p>0,00</text:p>
          </table:table-cell>
          <table:table-cell table:formula="of:=AVERAGE([.I16:.I18])" office:value-type="float" office:value="0.0346666666666667">
            <text:p>0,03</text:p>
          </table:table-cell>
          <table:table-cell table:formula="of:=STDEV([.I16:.I18])" office:value-type="float" office:value="0.0410528115155751">
            <text:p>0,04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Lowest value SE</text:p>
          </table:table-cell>
          <table:table-cell/>
          <table:table-cell table:formula="of:=MIN([SNIIb.B2:.B62];[SNIb.B2:.B80];[SNIc.B2:.B85];[SNIbc.B2:.B5];['SNIc-BL'.B2:.B67])" office:value-type="float" office:value="0.03">
            <text:p>0,0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82">
            <text:p>0,0820</text:p>
          </table:table-cell>
          <table:table-cell table:number-columns-repeated="2" office:value-type="string">
            <text:p>NG</text:p>
          </table:table-cell>
          <table:table-cell table:formula="of:=([.C17]+[.D17])/2" office:value-type="float" office:value="0">
            <text:p>#VALUE!</text:p>
          </table:table-cell>
          <table:table-cell table:formula="of:=[.E17]/[.B17]" office:value-type="float" office:value="0">
            <text:p>#VALUE!</text:p>
          </table:table-cell>
          <table:table-cell table:number-columns-repeated="2"/>
          <table:table-cell office:value-type="float" office:value="0.024">
            <text:p>0,0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2"/>
          <table:table-cell office:value-type="string">
            <text:p>SNII lower than SE lower</text:p>
          </table:table-cell>
          <table:table-cell/>
          <table:table-cell table:formula="of:=COUNTIF([.G2:.G232];&quot;&lt;0.03&quot;)" office:value-type="float" office:value="0">
            <text:p>0,0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088">
            <text:p>0,0880</text:p>
          </table:table-cell>
          <table:table-cell table:number-columns-repeated="2" office:value-type="float" office:value="0.003">
            <text:p>0,0030</text:p>
          </table:table-cell>
          <table:table-cell table:formula="of:=([.C18]+[.D18])/2" office:value-type="float" office:value="0.003">
            <text:p>0,0030</text:p>
          </table:table-cell>
          <table:table-cell table:formula="of:=[.E18]/[.B18]" office:value-type="float" office:value="0.0340909090909091">
            <text:p>0,0341</text:p>
          </table:table-cell>
          <table:table-cell table:number-columns-repeated="2"/>
          <table:table-cell office:value-type="float" office:value="0.08">
            <text:p>0,0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2"/>
          <table:table-cell office:value-type="string">
            <text:p>SNII &lt;0.1</text:p>
          </table:table-cell>
          <table:table-cell/>
          <table:table-cell table:formula="of:=COUNTIF([.G3:.G233];&quot;&lt;0.01&quot;)" office:value-type="float" office:value="0">
            <text:p>0,000</text:p>
          </table:table-cell>
          <table:table-cell table:number-columns-repeated="8"/>
        </table:table-row>
        <table:table-row table:style-name="ro1">
          <table:table-cell office:value-type="string">
            <text:p>SN1989L</text:p>
          </table:table-cell>
          <table:table-cell office:value-type="float" office:value="0.015">
            <text:p>0,0150</text:p>
          </table:table-cell>
          <table:table-cell office:value-type="float" office:value="0.005">
            <text:p>0,0050</text:p>
          </table:table-cell>
          <table:table-cell office:value-type="float" office:value="0.008">
            <text:p>0,0080</text:p>
          </table:table-cell>
          <table:table-cell table:formula="of:=([.C19]+[.D19])/2" office:value-type="float" office:value="0.0065">
            <text:p>0,0065</text:p>
          </table:table-cell>
          <table:table-cell table:formula="of:=[.E19]/[.B19]" office:value-type="float" office:value="0.433333333333333">
            <text:p>0,4333</text:p>
          </table:table-cell>
          <table:table-cell table:formula="of:=[.B19]" office:value-type="float" office:value="0.015">
            <text:p>0,0150</text:p>
          </table:table-cell>
          <table:table-cell/>
          <table:table-cell office:value-type="float" office:value="0.15">
            <text:p>0,15</text:p>
          </table:table-cell>
          <table:table-cell table:formula="of:=[.I19]" office:value-type="float" office:value="0.15">
            <text:p>0,15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SNII &lt;0.072</text:p>
          </table:table-cell>
          <table:table-cell/>
          <table:table-cell table:formula="of:=COUNTIF([.G4:.G234];&quot;&lt;0.072&quot;)" office:value-type="float" office:value="114">
            <text:p>114,000</text:p>
          </table:table-cell>
          <table:table-cell table:number-columns-repeated="8"/>
        </table:table-row>
        <table:table-row table:style-name="ro1">
          <table:table-cell office:value-type="string">
            <text:p>SN1990E</text:p>
          </table:table-cell>
          <table:table-cell office:value-type="float" office:value="0.06533">
            <text:p>0,0653</text:p>
          </table:table-cell>
          <table:table-cell table:number-columns-repeated="2" office:value-type="float" office:value="0.0134">
            <text:p>0,0134</text:p>
          </table:table-cell>
          <table:table-cell table:formula="of:=([.C20]+[.D20])/2" office:value-type="float" office:value="0.0134">
            <text:p>0,0134</text:p>
          </table:table-cell>
          <table:table-cell table:formula="of:=[.E20]/[.B20]" office:value-type="float" office:value="0.205112505740089">
            <text:p>0,2051</text:p>
          </table:table-cell>
          <table:table-cell table:formula="of:=AVERAGE([.B20:.B23])" office:value-type="float" office:value="0.0555825">
            <text:p>0,0556</text:p>
          </table:table-cell>
          <table:table-cell table:formula="of:=STDEV([.B20:.B23])" office:value-type="float" office:value="0.0101217863212643">
            <text:p>0,0101</text:p>
          </table:table-cell>
          <table:table-cell office:value-type="float" office:value="0.124">
            <text:p>0,12</text:p>
          </table:table-cell>
          <table:table-cell table:formula="of:=AVERAGE([.I20:.I23])" office:value-type="float" office:value="0.92975">
            <text:p>0,93</text:p>
          </table:table-cell>
          <table:table-cell table:formula="of:=STDEV([.I20:.I23])" office:value-type="float" office:value="0.567820614278841">
            <text:p>0,57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2"/>
          <table:table-cell office:value-type="string">
            <text:p>Lowest mean = </text:p>
          </table:table-cell>
          <table:table-cell table:formula="of:=MIN([.G2:.G232])" office:value-type="float" office:value="0.001">
            <text:p>0,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2">
            <text:p>0,0620</text:p>
          </table:table-cell>
          <table:table-cell office:value-type="float" office:value="0.022">
            <text:p>0,0220</text:p>
          </table:table-cell>
          <table:table-cell office:value-type="float" office:value="0.031">
            <text:p>0,0310</text:p>
          </table:table-cell>
          <table:table-cell table:formula="of:=([.C21]+[.D21])/2" office:value-type="float" office:value="0.0265">
            <text:p>0,0265</text:p>
          </table:table-cell>
          <table:table-cell table:formula="of:=[.E21]/[.B21]" office:value-type="float" office:value="0.42741935483871">
            <text:p>0,4274</text:p>
          </table:table-cell>
          <table:table-cell table:number-columns-repeated="2"/>
          <table:table-cell office:value-type="float" office:value="1.45">
            <text:p>1,4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Max mean = </text:p>
          </table:table-cell>
          <table:table-cell table:formula="of:=MAX([.G2:.G232])" office:value-type="float" office:value="0.308">
            <text:p>0,308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52">
            <text:p>0,0520</text:p>
          </table:table-cell>
          <table:table-cell table:number-columns-repeated="2" office:value-type="string">
            <text:p>NG</text:p>
          </table:table-cell>
          <table:table-cell table:formula="of:=([.C22]+[.D22])/2" office:value-type="float" office:value="0">
            <text:p>#VALUE!</text:p>
          </table:table-cell>
          <table:table-cell table:formula="of:=[.E22]/[.B22]" office:value-type="float" office:value="0">
            <text:p>#VALUE!</text:p>
          </table:table-cell>
          <table:table-cell table:number-columns-repeated="2"/>
          <table:table-cell office:value-type="float" office:value="1.015">
            <text:p>1,0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3">
            <text:p>0,0430</text:p>
          </table:table-cell>
          <table:table-cell table:number-columns-repeated="2" office:value-type="float" office:value="0.0024">
            <text:p>0,0024</text:p>
          </table:table-cell>
          <table:table-cell table:formula="of:=([.C23]+[.D23])/2" office:value-type="float" office:value="0.0024">
            <text:p>0,0024</text:p>
          </table:table-cell>
          <table:table-cell table:formula="of:=[.E23]/[.B23]" office:value-type="float" office:value="0.0558139534883721">
            <text:p>0,0558</text:p>
          </table:table-cell>
          <table:table-cell table:number-columns-repeated="2"/>
          <table:table-cell office:value-type="float" office:value="1.13">
            <text:p>1,1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1990K</text:p>
          </table:table-cell>
          <table:table-cell office:value-type="float" office:value="0.039">
            <text:p>0,0390</text:p>
          </table:table-cell>
          <table:table-cell office:value-type="float" office:value="0.014">
            <text:p>0,0140</text:p>
          </table:table-cell>
          <table:table-cell office:value-type="float" office:value="0.022">
            <text:p>0,0220</text:p>
          </table:table-cell>
          <table:table-cell table:formula="of:=([.C24]+[.D24])/2" office:value-type="float" office:value="0.018">
            <text:p>0,0180</text:p>
          </table:table-cell>
          <table:table-cell table:formula="of:=[.E24]/[.B24]" office:value-type="float" office:value="0.461538461538462">
            <text:p>0,4615</text:p>
          </table:table-cell>
          <table:table-cell table:formula="of:=[.B24]" office:value-type="float" office:value="0.039">
            <text:p>0,0390</text:p>
          </table:table-cell>
          <table:table-cell/>
          <table:table-cell office:value-type="float" office:value="0.2">
            <text:p>0,20</text:p>
          </table:table-cell>
          <table:table-cell table:formula="of:=[.I24]" office:value-type="float" office:value="0.2">
            <text:p>0,2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 office:value-type="string">
            <text:p>SN1991al</text:p>
          </table:table-cell>
          <table:table-cell office:value-type="float" office:value="0.095">
            <text:p>0,0950</text:p>
          </table:table-cell>
          <table:table-cell office:value-type="float" office:value="0.028">
            <text:p>0,0280</text:p>
          </table:table-cell>
          <table:table-cell office:value-type="float" office:value="0.048">
            <text:p>0,0480</text:p>
          </table:table-cell>
          <table:table-cell table:formula="of:=([.C25]+[.D25])/2" office:value-type="float" office:value="0.038">
            <text:p>0,0380</text:p>
          </table:table-cell>
          <table:table-cell table:formula="of:=[.E25]/[.B25]" office:value-type="float" office:value="0.4">
            <text:p>0,4000</text:p>
          </table:table-cell>
          <table:table-cell table:formula="of:=AVERAGE([.B25:.B27])" office:value-type="float" office:value="0.058">
            <text:p>0,0580</text:p>
          </table:table-cell>
          <table:table-cell table:formula="of:=STDEV([.B25:.B27])" office:value-type="float" office:value="0.0422255846614348">
            <text:p>0,0422</text:p>
          </table:table-cell>
          <table:table-cell office:value-type="float" office:value="0">
            <text:p>0,00</text:p>
          </table:table-cell>
          <table:table-cell table:formula="of:=AVERAGE([.I25:.I27])" office:value-type="float" office:value="0.0956666666666667">
            <text:p>0,10</text:p>
          </table:table-cell>
          <table:table-cell table:formula="of:=STDEV([.I25:.I27])" office:value-type="float" office:value="0.0893662874541252">
            <text:p>0,09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Testing changes in Av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67">
            <text:p>0,0670</text:p>
          </table:table-cell>
          <table:table-cell office:value-type="float" office:value="0.021">
            <text:p>0,0210</text:p>
          </table:table-cell>
          <table:table-cell office:value-type="float" office:value="0.016">
            <text:p>0,0160</text:p>
          </table:table-cell>
          <table:table-cell table:formula="of:=([.C26]+[.D26])/2" office:value-type="float" office:value="0.0185">
            <text:p>0,0185</text:p>
          </table:table-cell>
          <table:table-cell table:formula="of:=[.E26]/[.B26]" office:value-type="float" office:value="0.276119402985075">
            <text:p>0,2761</text:p>
          </table:table-cell>
          <table:table-cell table:number-columns-repeated="2"/>
          <table:table-cell office:value-type="float" office:value="0.11">
            <text:p>0,11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2"/>
          <table:table-cell office:value-type="string">
            <text:p>SN2008M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012">
            <text:p>0,0120</text:p>
          </table:table-cell>
          <table:table-cell table:number-columns-repeated="2" office:value-type="string">
            <text:p>NG</text:p>
          </table:table-cell>
          <table:table-cell table:formula="of:=([.C27]+[.D27])/2" office:value-type="float" office:value="0">
            <text:p>#VALUE!</text:p>
          </table:table-cell>
          <table:table-cell table:formula="of:=[.E27]/[.B27]" office:value-type="float" office:value="0">
            <text:p>#VALUE!</text:p>
          </table:table-cell>
          <table:table-cell table:number-columns-repeated="2"/>
          <table:table-cell office:value-type="float" office:value="0.177">
            <text:p>0,1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2"/>
          <table:table-cell office:value-type="string">
            <text:p>mag (-MW)</text:p>
          </table:table-cell>
          <table:table-cell table:formula="of:=18.65-1.7" office:value-type="float" office:value="16.95">
            <text:p>16,950</text:p>
          </table:table-cell>
          <table:table-cell table:number-columns-repeated="9"/>
        </table:table-row>
        <table:table-row table:style-name="ro1">
          <table:table-cell office:value-type="string">
            <text:p>SN1991G</text:p>
          </table:table-cell>
          <table:table-cell office:value-type="float" office:value="0.022">
            <text:p>0,0220</text:p>
          </table:table-cell>
          <table:table-cell office:value-type="float" office:value="0.006">
            <text:p>0,0060</text:p>
          </table:table-cell>
          <table:table-cell office:value-type="float" office:value="0.008">
            <text:p>0,0080</text:p>
          </table:table-cell>
          <table:table-cell table:formula="of:=([.C28]+[.D28])/2" office:value-type="float" office:value="0.007">
            <text:p>0,0070</text:p>
          </table:table-cell>
          <table:table-cell table:formula="of:=[.E28]/[.B28]" office:value-type="float" office:value="0.318181818181818">
            <text:p>0,3182</text:p>
          </table:table-cell>
          <table:table-cell table:formula="of:=[.B28]" office:value-type="float" office:value="0.022">
            <text:p>0,0220</text:p>
          </table:table-cell>
          <table:table-cell/>
          <table:table-cell office:value-type="float" office:value="0">
            <text:p>0,00</text:p>
          </table:table-cell>
          <table:table-cell table:formula="of:=[.I2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t (explosion )</text:p>
          </table:table-cell>
          <table:table-cell office:value-type="float" office:value="118">
            <text:p>118,000</text:p>
          </table:table-cell>
          <table:table-cell table:number-columns-repeated="9"/>
        </table:table-row>
        <table:table-row table:style-name="ro1">
          <table:table-cell office:value-type="string">
            <text:p>SN1992af</text:p>
          </table:table-cell>
          <table:table-cell office:value-type="float" office:value="0.156">
            <text:p>0,1560</text:p>
          </table:table-cell>
          <table:table-cell office:value-type="float" office:value="0.051">
            <text:p>0,0510</text:p>
          </table:table-cell>
          <table:table-cell office:value-type="float" office:value="0.078">
            <text:p>0,0780</text:p>
          </table:table-cell>
          <table:table-cell table:formula="of:=([.C29]+[.D29])/2" office:value-type="float" office:value="0.0645">
            <text:p>0,0645</text:p>
          </table:table-cell>
          <table:table-cell table:formula="of:=[.E29]/[.B29]" office:value-type="float" office:value="0.413461538461539">
            <text:p>0,4135</text:p>
          </table:table-cell>
          <table:table-cell table:formula="of:=AVERAGE([.B29:.B31])" office:value-type="float" office:value="0.158333333333333">
            <text:p>0,1583</text:p>
          </table:table-cell>
          <table:table-cell table:formula="of:=STDEV([.B29:.B31])" office:value-type="float" office:value="0.0805253583247745">
            <text:p>0,0805</text:p>
          </table:table-cell>
          <table:table-cell office:value-type="float" office:value="0">
            <text:p>0,00</text:p>
          </table:table-cell>
          <table:table-cell table:formula="of:=AVERAGE([.I29:.I31])" office:value-type="float" office:value="0.0113333333333333">
            <text:p>0,01</text:p>
          </table:table-cell>
          <table:table-cell table:formula="of:=STDEV([.I29:.I31])" office:value-type="float" office:value="0.0196299091524473">
            <text:p>0,02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distance (Mpc) </text:p>
          </table:table-cell>
          <table:table-cell office:value-type="float" office:value="32.3">
            <text:p>32,3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79">
            <text:p>0,0790</text:p>
          </table:table-cell>
          <table:table-cell office:value-type="float" office:value="0.029">
            <text:p>0,0290</text:p>
          </table:table-cell>
          <table:table-cell office:value-type="float" office:value="0.018">
            <text:p>0,0180</text:p>
          </table:table-cell>
          <table:table-cell table:formula="of:=([.C30]+[.D30])/2" office:value-type="float" office:value="0.0235">
            <text:p>0,0235</text:p>
          </table:table-cell>
          <table:table-cell table:formula="of:=[.E30]/[.B30]" office:value-type="float" office:value="0.29746835443038">
            <text:p>0,297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2"/>
          <table:table-cell office:value-type="string">
            <text:p>cm</text:p>
          </table:table-cell>
          <table:table-cell office:value-type="float" office:value="9.9667E+025">
            <text:p>99667000000000000000000000,000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4">
            <text:p>0,2400</text:p>
          </table:table-cell>
          <table:table-cell table:number-columns-repeated="2" office:value-type="string">
            <text:p>NG</text:p>
          </table:table-cell>
          <table:table-cell table:formula="of:=([.C31]+[.D31])/2" office:value-type="float" office:value="0">
            <text:p>#VALUE!</text:p>
          </table:table-cell>
          <table:table-cell table:formula="of:=[.E31]/[.B31]" office:value-type="float" office:value="0">
            <text:p>#VALUE!</text:p>
          </table:table-cell>
          <table:table-cell table:number-columns-repeated="2"/>
          <table:table-cell office:value-type="float" office:value="0.034">
            <text:p>0,0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92am</text:p>
          </table:table-cell>
          <table:table-cell office:value-type="float" office:value="0.256">
            <text:p>0,2560</text:p>
          </table:table-cell>
          <table:table-cell office:value-type="float" office:value="0.07">
            <text:p>0,0700</text:p>
          </table:table-cell>
          <table:table-cell office:value-type="float" office:value="0.099">
            <text:p>0,0990</text:p>
          </table:table-cell>
          <table:table-cell table:formula="of:=([.C32]+[.D32])/2" office:value-type="float" office:value="0.0845">
            <text:p>0,0845</text:p>
          </table:table-cell>
          <table:table-cell table:formula="of:=[.E32]/[.B32]" office:value-type="float" office:value="0.330078125">
            <text:p>0,3301</text:p>
          </table:table-cell>
          <table:table-cell table:formula="of:=AVERAGE([.B32:.B33])" office:value-type="float" office:value="0.308">
            <text:p>0,3080</text:p>
          </table:table-cell>
          <table:table-cell table:formula="of:=STDEV([.B32:.B33])" office:value-type="float" office:value="0.0735391052434009">
            <text:p>0,0735</text:p>
          </table:table-cell>
          <table:table-cell office:value-type="float" office:value="0.28">
            <text:p>0,28</text:p>
          </table:table-cell>
          <table:table-cell table:formula="of:=AVERAGE([.I32:.I33])" office:value-type="float" office:value="0.304">
            <text:p>0,30</text:p>
          </table:table-cell>
          <table:table-cell table:formula="of:=STDEV([.I32:.I33])" office:value-type="float" office:value="0.0339411254969543">
            <text:p>0,03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2"/>
          <table:table-cell office:value-type="string">
            <text:p>Log L </text:p>
          </table:table-cell>
          <table:table-cell table:formula="of:=(-([.Q27]+0.26)+5*LOG10([.Q30])-8.14)/2.5" office:value-type="float" office:value="41.8571027721845">
            <text:p>41,857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6">
            <text:p>0,3600</text:p>
          </table:table-cell>
          <table:table-cell table:number-columns-repeated="2" office:value-type="string">
            <text:p>NG</text:p>
          </table:table-cell>
          <table:table-cell table:formula="of:=([.C33]+[.D33])/2" office:value-type="float" office:value="0">
            <text:p>#VALUE!</text:p>
          </table:table-cell>
          <table:table-cell table:formula="of:=[.E33]/[.B33]" office:value-type="float" office:value="0">
            <text:p>#VALUE!</text:p>
          </table:table-cell>
          <table:table-cell table:number-columns-repeated="2"/>
          <table:table-cell office:value-type="float" office:value="0.328">
            <text:p>0,3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2"/>
          <table:table-cell office:value-type="string">
            <text:p>Mni </text:p>
          </table:table-cell>
          <table:table-cell table:formula="of:=7.866E-044*(10^[.Q32])*EXP(([.Q28]-6.1)/111.26)" office:value-type="float" office:value="0.154756673082967">
            <text:p>0,155</text:p>
          </table:table-cell>
          <table:table-cell table:number-columns-repeated="9"/>
        </table:table-row>
        <table:table-row table:style-name="ro1">
          <table:table-cell office:value-type="string">
            <text:p>SN1992ba</text:p>
          </table:table-cell>
          <table:table-cell office:value-type="float" office:value="0.0372">
            <text:p>0,0372</text:p>
          </table:table-cell>
          <table:table-cell office:value-type="float" office:value="0.0121">
            <text:p>0,0121</text:p>
          </table:table-cell>
          <table:table-cell office:value-type="float" office:value="0.01775">
            <text:p>0,0178</text:p>
          </table:table-cell>
          <table:table-cell table:formula="of:=([.C34]+[.D34])/2" office:value-type="float" office:value="0.014925">
            <text:p>0,0149</text:p>
          </table:table-cell>
          <table:table-cell table:formula="of:=[.E34]/[.B34]" office:value-type="float" office:value="0.401209677419355">
            <text:p>0,4012</text:p>
          </table:table-cell>
          <table:table-cell table:formula="of:=AVERAGE([.B34:.B37])" office:value-type="float" office:value="0.02405">
            <text:p>0,0241</text:p>
          </table:table-cell>
          <table:table-cell table:formula="of:=STDEV([.B34:.B37])" office:value-type="float" office:value="0.0114488718512641">
            <text:p>0,0114</text:p>
          </table:table-cell>
          <table:table-cell office:value-type="float" office:value="0.3825">
            <text:p>0,38</text:p>
          </table:table-cell>
          <table:table-cell table:formula="of:=AVERAGE([.I34:.I37])" office:value-type="float" office:value="0.116375">
            <text:p>0,12</text:p>
          </table:table-cell>
          <table:table-cell table:formula="of:=STDEV([.I34:.I37])" office:value-type="float" office:value="0.178626880675894">
            <text:p>0,18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9">
            <text:p>0,0190</text:p>
          </table:table-cell>
          <table:table-cell office:value-type="float" office:value="0.007">
            <text:p>0,0070</text:p>
          </table:table-cell>
          <table:table-cell office:value-type="float" office:value="0.009">
            <text:p>0,0090</text:p>
          </table:table-cell>
          <table:table-cell table:formula="of:=([.C35]+[.D35])/2" office:value-type="float" office:value="0.008">
            <text:p>0,0080</text:p>
          </table:table-cell>
          <table:table-cell table:formula="of:=[.E35]/[.B35]" office:value-type="float" office:value="0.421052631578947">
            <text:p>0,4211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1">
            <text:p>0,0110</text:p>
          </table:table-cell>
          <table:table-cell office:value-type="float" office:value="0.015">
            <text:p>0,0150</text:p>
          </table:table-cell>
          <table:table-cell office:value-type="float" office:value="0.006">
            <text:p>0,0060</text:p>
          </table:table-cell>
          <table:table-cell table:formula="of:=([.C36]+[.D36])/2" office:value-type="float" office:value="0.0105">
            <text:p>0,0105</text:p>
          </table:table-cell>
          <table:table-cell table:formula="of:=[.E36]/[.B36]" office:value-type="float" office:value="0.954545454545455">
            <text:p>0,9545</text:p>
          </table:table-cell>
          <table:table-cell table:number-columns-repeated="2"/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table:number-columns-repeated="2" office:value-type="string">
            <text:p>NG</text:p>
          </table:table-cell>
          <table:table-cell table:formula="of:=([.C37]+[.D37])/2" office:value-type="float" office:value="0">
            <text:p>#VALUE!</text:p>
          </table:table-cell>
          <table:table-cell table:formula="of:=[.E37]/[.B37]" office:value-type="float" office:value="0">
            <text:p>#VALUE!</text:p>
          </table:table-cell>
          <table:table-cell table:number-columns-repeated="2"/>
          <table:table-cell office:value-type="float" office:value="0.033">
            <text:p>0,0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92H</text:p>
          </table:table-cell>
          <table:table-cell office:value-type="float" office:value="0.279898">
            <text:p>0,2799</text:p>
          </table:table-cell>
          <table:table-cell table:style-name="ce2" office:value-type="float" office:value="0.03386">
            <text:p>0,0339</text:p>
          </table:table-cell>
          <table:table-cell table:style-name="Default" office:value-type="float" office:value="0.0385">
            <text:p>0,0385</text:p>
          </table:table-cell>
          <table:table-cell table:formula="of:=([.C38]+[.D38])/2" office:value-type="float" office:value="0.03618">
            <text:p>0,0362</text:p>
          </table:table-cell>
          <table:table-cell table:formula="of:=[.E38]/[.B38]" office:value-type="float" office:value="0.129261373786165">
            <text:p>0,1293</text:p>
          </table:table-cell>
          <table:table-cell table:formula="of:=AVERAGE([.B38:.B40])" office:value-type="float" office:value="0.177299333333333">
            <text:p>0,1773</text:p>
          </table:table-cell>
          <table:table-cell table:formula="of:=STDEV([.B38:.B40])" office:value-type="float" office:value="0.0889036827208712">
            <text:p>0,0889</text:p>
          </table:table-cell>
          <table:table-cell office:value-type="float" office:value="0">
            <text:p>0,00</text:p>
          </table:table-cell>
          <table:table-cell table:formula="of:=AVERAGE([.I38:.I40])" office:value-type="float" office:value="0.00333333333333333">
            <text:p>0,00</text:p>
          </table:table-cell>
          <table:table-cell table:formula="of:=STDEV([.I38:.I40])" office:value-type="float" office:value="0.00577350269189626">
            <text:p>0,01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29">
            <text:p>0,1290</text:p>
          </table:table-cell>
          <table:table-cell office:value-type="float" office:value="0.037">
            <text:p>0,0370</text:p>
          </table:table-cell>
          <table:table-cell office:value-type="float" office:value="0.053">
            <text:p>0,0530</text:p>
          </table:table-cell>
          <table:table-cell table:formula="of:=([.C39]+[.D39])/2" office:value-type="float" office:value="0.045">
            <text:p>0,0450</text:p>
          </table:table-cell>
          <table:table-cell table:formula="of:=[.E39]/[.B39]" office:value-type="float" office:value="0.348837209302326">
            <text:p>0,3488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23">
            <text:p>0,1230</text:p>
          </table:table-cell>
          <table:table-cell table:number-columns-repeated="2" office:value-type="float" office:value="0.002">
            <text:p>0,0020</text:p>
          </table:table-cell>
          <table:table-cell table:formula="of:=([.C40]+[.D40])/2" office:value-type="float" office:value="0.002">
            <text:p>0,0020</text:p>
          </table:table-cell>
          <table:table-cell table:formula="of:=[.E40]/[.B40]" office:value-type="float" office:value="0.016260162601626">
            <text:p>0,0163</text:p>
          </table:table-cell>
          <table:table-cell table:number-columns-repeated="2"/>
          <table:table-cell office:value-type="float" office:value="0.01">
            <text:p>0,01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1994N</text:p>
          </table:table-cell>
          <table:table-cell office:value-type="float" office:value="0.005">
            <text:p>0,0050</text:p>
          </table:table-cell>
          <table:table-cell table:number-columns-repeated="2" office:value-type="float" office:value="0.001">
            <text:p>0,0010</text:p>
          </table:table-cell>
          <table:table-cell table:formula="of:=([.C41]+[.D41])/2" office:value-type="float" office:value="0.001">
            <text:p>0,0010</text:p>
          </table:table-cell>
          <table:table-cell table:formula="of:=[.E41]/[.B41]" office:value-type="float" office:value="0.2">
            <text:p>0,2000</text:p>
          </table:table-cell>
          <table:table-cell table:formula="of:=AVERAGE([.B41:.B42])" office:value-type="float" office:value="0.0055">
            <text:p>0,0055</text:p>
          </table:table-cell>
          <table:table-cell table:formula="of:=STDEV([.B41:.B42])" office:value-type="float" office:value="0.000707106781186548">
            <text:p>0,0007</text:p>
          </table:table-cell>
          <table:table-cell office:value-type="float" office:value="0">
            <text:p>0,00</text:p>
          </table:table-cell>
          <table:table-cell table:formula="of:=AVERAGE([.I41:.I42])" office:value-type="float" office:value="0">
            <text:p>0,00</text:p>
          </table:table-cell>
          <table:table-cell table:formula="of:=STDEV([.I41:.I42])" office:value-type="float" office:value="0">
            <text:p>0,00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">
            <text:p>0,0060</text:p>
          </table:table-cell>
          <table:table-cell table:number-columns-repeated="2" office:value-type="string">
            <text:p>NG</text:p>
          </table:table-cell>
          <table:table-cell table:formula="of:=([.C42]+[.D42])/2" office:value-type="float" office:value="0">
            <text:p>#VALUE!</text:p>
          </table:table-cell>
          <table:table-cell table:formula="of:=[.E42]/[.B4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 office:value-type="string">
            <text:p>SN1995ad</text:p>
          </table:table-cell>
          <table:table-cell office:value-type="float" office:value="0.093325">
            <text:p>0,0933</text:p>
          </table:table-cell>
          <table:table-cell office:value-type="float" office:value="0.0153">
            <text:p>0,0153</text:p>
          </table:table-cell>
          <table:table-cell office:value-type="float" office:value="0.018386">
            <text:p>0,0184</text:p>
          </table:table-cell>
          <table:table-cell table:formula="of:=([.C43]+[.D43])/2" office:value-type="float" office:value="0.016843">
            <text:p>0,0168</text:p>
          </table:table-cell>
          <table:table-cell table:formula="of:=[.E43]/[.B43]" office:value-type="float" office:value="0.18047682828824">
            <text:p>0,1805</text:p>
          </table:table-cell>
          <table:table-cell table:formula="of:=AVERAGE([.B43:.B44])" office:value-type="float" office:value="0.0606625">
            <text:p>0,0607</text:p>
          </table:table-cell>
          <table:table-cell table:formula="of:=STDEV([.B43:.B44])" office:value-type="float" office:value="0.0461917504810112">
            <text:p>0,0462</text:p>
          </table:table-cell>
          <table:table-cell office:value-type="float" office:value="1.147">
            <text:p>1,15</text:p>
          </table:table-cell>
          <table:table-cell table:formula="of:=AVERAGE([.I43:.I44])" office:value-type="float" office:value="0.5735">
            <text:p>0,57</text:p>
          </table:table-cell>
          <table:table-cell table:formula="of:=STDEV([.I43:.I44])" office:value-type="float" office:value="0.81105147802097">
            <text:p>0,81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office:value-type="string">
            <text:p>Av estimation done assuming Rv=3.1 for all Pejcha values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28">
            <text:p>0,0280</text:p>
          </table:table-cell>
          <table:table-cell table:number-columns-repeated="2" office:value-type="string">
            <text:p>NG</text:p>
          </table:table-cell>
          <table:table-cell table:formula="of:=([.C44]+[.D44])/2" office:value-type="float" office:value="0">
            <text:p>#VALUE!</text:p>
          </table:table-cell>
          <table:table-cell table:formula="of:=[.E44]/[.B4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Inserra+13</text:p>
          </table:table-cell>
          <table:table-cell table:number-columns-repeated="13"/>
        </table:table-row>
        <table:table-row table:style-name="ro1">
          <table:table-cell office:value-type="string">
            <text:p>SN1996W</text:p>
          </table:table-cell>
          <table:table-cell office:value-type="float" office:value="0.1153">
            <text:p>0,1153</text:p>
          </table:table-cell>
          <table:table-cell office:value-type="float" office:value="0.0132">
            <text:p>0,0132</text:p>
          </table:table-cell>
          <table:table-cell office:value-type="float" office:value="0.015">
            <text:p>0,0150</text:p>
          </table:table-cell>
          <table:table-cell table:formula="of:=([.C45]+[.D45])/2" office:value-type="float" office:value="0.0141">
            <text:p>0,0141</text:p>
          </table:table-cell>
          <table:table-cell table:formula="of:=[.E45]/[.B45]" office:value-type="float" office:value="0.122289679098005">
            <text:p>0,1223</text:p>
          </table:table-cell>
          <table:table-cell table:formula="of:=AVERAGE([.B45:.B46])" office:value-type="float" office:value="0.12765">
            <text:p>0,1277</text:p>
          </table:table-cell>
          <table:table-cell table:formula="of:=STDEV([.B45:.B46])" office:value-type="float" office:value="0.0174655374953077">
            <text:p>0,0175</text:p>
          </table:table-cell>
          <table:table-cell office:value-type="float" office:value="1.209">
            <text:p>1,21</text:p>
          </table:table-cell>
          <table:table-cell table:formula="of:=AVERAGE([.I45:.I46])" office:value-type="float" office:value="0.89435">
            <text:p>0,89</text:p>
          </table:table-cell>
          <table:table-cell table:formula="of:=STDEV([.I45:.I46])" office:value-type="float" office:value="0.444982297400694">
            <text:p>0,44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G</text:p>
          </table:table-cell>
          <table:table-cell table:formula="of:=([.C46]+[.D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0.5797">
            <text:p>0,5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Inserra+13</text:p>
          </table:table-cell>
          <table:table-cell table:number-columns-repeated="13"/>
        </table:table-row>
        <table:table-row table:style-name="ro1">
          <table:table-cell office:value-type="string">
            <text:p>SN1997D</text:p>
          </table:table-cell>
          <table:table-cell office:value-type="float" office:value="0.005">
            <text:p>0,0050</text:p>
          </table:table-cell>
          <table:table-cell table:number-columns-repeated="2" office:value-type="float" office:value="0.004">
            <text:p>0,0040</text:p>
          </table:table-cell>
          <table:table-cell table:formula="of:=([.C47]+[.D47])/2" office:value-type="float" office:value="0.004">
            <text:p>0,0040</text:p>
          </table:table-cell>
          <table:table-cell table:formula="of:=[.E47]/[.B47]" office:value-type="float" office:value="0.8">
            <text:p>0,8000</text:p>
          </table:table-cell>
          <table:table-cell table:formula="of:=AVERAGE([.B47:.B52])" office:value-type="float" office:value="0.00551666666666667">
            <text:p>0,0055</text:p>
          </table:table-cell>
          <table:table-cell table:formula="of:=STDEV([.B47:.B52])" office:value-type="float" office:value="0.00243344748590691">
            <text:p>0,0024</text:p>
          </table:table-cell>
          <table:table-cell office:value-type="float" office:value="0">
            <text:p>0,00</text:p>
          </table:table-cell>
          <table:table-cell table:formula="of:=AVERAGE([.I47:.I52])" office:value-type="float" office:value="0.00166666666666667">
            <text:p>0,00</text:p>
          </table:table-cell>
          <table:table-cell table:formula="of:=STDEV([.I47:.I52])" office:value-type="float" office:value="0.00408248290463863">
            <text:p>0,00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8">
            <text:p>0,0080</text:p>
          </table:table-cell>
          <table:table-cell table:number-columns-repeated="2" office:value-type="string">
            <text:p>NG</text:p>
          </table:table-cell>
          <table:table-cell table:formula="of:=([.C48]+[.D48])/2" office:value-type="float" office:value="0">
            <text:p>#VALUE!</text:p>
          </table:table-cell>
          <table:table-cell table:formula="of:=[.E48]/[.B4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5">
            <text:p>0,0065</text:p>
          </table:table-cell>
          <table:table-cell table:number-columns-repeated="2" office:value-type="float" office:value="0.0003">
            <text:p>0,0003</text:p>
          </table:table-cell>
          <table:table-cell table:formula="of:=([.C49]+[.D49])/2" office:value-type="float" office:value="0.0003">
            <text:p>0,0003</text:p>
          </table:table-cell>
          <table:table-cell table:formula="of:=[.E49]/[.B49]" office:value-type="float" office:value="0.0461538461538462">
            <text:p>0,0462</text:p>
          </table:table-cell>
          <table:table-cell table:number-columns-repeated="2"/>
          <table:table-cell office:value-type="float" office:value="0.01">
            <text:p>0,01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office:value-type="string">
            <text:p>High Av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6">
            <text:p>0,0036</text:p>
          </table:table-cell>
          <table:table-cell table:number-columns-repeated="2" office:value-type="float" office:value="0.0002">
            <text:p>0,0002</text:p>
          </table:table-cell>
          <table:table-cell table:formula="of:=([.C50]+[.D50])/2" office:value-type="float" office:value="0.0002">
            <text:p>0,0002</text:p>
          </table:table-cell>
          <table:table-cell table:formula="of:=[.E50]/[.B50]" office:value-type="float" office:value="0.0555555555555556">
            <text:p>0,0556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office:value-type="string">
            <text:p>Low Av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8">
            <text:p>0,0080</text:p>
          </table:table-cell>
          <table:table-cell table:number-columns-repeated="2" office:value-type="string">
            <text:p>NG</text:p>
          </table:table-cell>
          <table:table-cell table:formula="of:=([.C51]+[.D51])/2" office:value-type="float" office:value="0">
            <text:p>#VALUE!</text:p>
          </table:table-cell>
          <table:table-cell table:formula="of:=[.E51]/[.B51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Zampieri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2">
            <text:p>0,0020</text:p>
          </table:table-cell>
          <table:table-cell table:number-columns-repeated="2" office:value-type="string">
            <text:p>NG</text:p>
          </table:table-cell>
          <table:table-cell table:formula="of:=([.C52]+[.D52])/2" office:value-type="float" office:value="0">
            <text:p>#VALUE!</text:p>
          </table:table-cell>
          <table:table-cell table:formula="of:=[.E52]/[.B5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Turatto+98</text:p>
          </table:table-cell>
          <table:table-cell table:number-columns-repeated="13"/>
        </table:table-row>
        <table:table-row table:style-name="ro1">
          <table:table-cell office:value-type="string">
            <text:p>SN1998A</text:p>
          </table:table-cell>
          <table:table-cell office:value-type="float" office:value="0.11">
            <text:p>0,1100</text:p>
          </table:table-cell>
          <table:table-cell table:number-columns-repeated="2" office:value-type="string">
            <text:p>NG</text:p>
          </table:table-cell>
          <table:table-cell table:formula="of:=([.C53]+[.D53])/2" office:value-type="float" office:value="0">
            <text:p>#VALUE!</text:p>
          </table:table-cell>
          <table:table-cell table:formula="of:=[.E53]/[.B53]" office:value-type="float" office:value="0">
            <text:p>#VALUE!</text:p>
          </table:table-cell>
          <table:table-cell table:formula="of:=AVERAGE([.B53:.B54])" office:value-type="float" office:value="0.11">
            <text:p>0,1100</text:p>
          </table:table-cell>
          <table:table-cell table:formula="of:=STDEV([.B53:.B54])" office:value-type="float" office:value="0">
            <text:p>0,0000</text:p>
          </table:table-cell>
          <table:table-cell office:value-type="string">
            <text:p>NA</text:p>
          </table:table-cell>
          <table:table-cell table:formula="of:=[.I54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string">
            <text:p>NG</text:p>
          </table:table-cell>
          <table:table-cell table:formula="of:=([.C54]+[.D54])/2" office:value-type="float" office:value="0">
            <text:p>#VALUE!</text:p>
          </table:table-cell>
          <table:table-cell table:formula="of:=[.E54]/[.B5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5</text:p>
          </table:table-cell>
          <table:table-cell table:number-columns-repeated="13"/>
        </table:table-row>
        <table:table-row table:style-name="ro1">
          <table:table-cell office:value-type="string">
            <text:p>SN1999br</text:p>
          </table:table-cell>
          <table:table-cell office:value-type="float" office:value="0.002">
            <text:p>0,0020</text:p>
          </table:table-cell>
          <table:table-cell table:number-columns-repeated="2" office:value-type="float" office:value="0.001">
            <text:p>0,0010</text:p>
          </table:table-cell>
          <table:table-cell table:formula="of:=([.C55]+[.D55])/2" office:value-type="float" office:value="0.001">
            <text:p>0,0010</text:p>
          </table:table-cell>
          <table:table-cell table:formula="of:=[.E55]/[.B55]" office:value-type="float" office:value="0.5">
            <text:p>0,5000</text:p>
          </table:table-cell>
          <table:table-cell table:formula="of:=AVERAGE([.B55:.B58])" office:value-type="float" office:value="0.0019">
            <text:p>0,0019</text:p>
          </table:table-cell>
          <table:table-cell table:formula="of:=STDEV([.B55:.B58])" office:value-type="float" office:value="0.0002">
            <text:p>0,0002</text:p>
          </table:table-cell>
          <table:table-cell office:value-type="float" office:value="0">
            <text:p>0,00</text:p>
          </table:table-cell>
          <table:table-cell table:formula="of:=AVERAGE([.I55:.I58])" office:value-type="float" office:value="0.1625">
            <text:p>0,16</text:p>
          </table:table-cell>
          <table:table-cell table:formula="of:=STDEV([.I55:.I58])" office:value-type="float" office:value="0.325">
            <text:p>0,33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2">
            <text:p>0,0020</text:p>
          </table:table-cell>
          <table:table-cell table:number-columns-repeated="2" office:value-type="string">
            <text:p>NG</text:p>
          </table:table-cell>
          <table:table-cell table:formula="of:=([.C56]+[.D56])/2" office:value-type="float" office:value="0">
            <text:p>#VALUE!</text:p>
          </table:table-cell>
          <table:table-cell table:formula="of:=[.E56]/[.B5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6">
            <text:p>0,0016</text:p>
          </table:table-cell>
          <table:table-cell office:value-type="float" office:value="0.0008">
            <text:p>0,0008</text:p>
          </table:table-cell>
          <table:table-cell office:value-type="float" office:value="0.0011">
            <text:p>0,0011</text:p>
          </table:table-cell>
          <table:table-cell table:formula="of:=([.C57]+[.D57])/2" office:value-type="float" office:value="0.00095">
            <text:p>0,0010</text:p>
          </table:table-cell>
          <table:table-cell table:formula="of:=[.E57]/[.B57]" office:value-type="float" office:value="0.59375">
            <text:p>0,5938</text:p>
          </table:table-cell>
          <table:table-cell table:number-columns-repeated="2"/>
          <table:table-cell office:value-type="float" office:value="0.65">
            <text:p>0,6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2">
            <text:p>0,0020</text:p>
          </table:table-cell>
          <table:table-cell table:number-columns-repeated="2" office:value-type="string">
            <text:p>NA</text:p>
          </table:table-cell>
          <table:table-cell table:formula="of:=([.C58]+[.D58])/2" office:value-type="float" office:value="0">
            <text:p>#VALUE!</text:p>
          </table:table-cell>
          <table:table-cell table:formula="of:=[.E58]/[.B5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1999ca</text:p>
          </table:table-cell>
          <table:table-cell office:value-type="float" office:value="0.038">
            <text:p>0,0380</text:p>
          </table:table-cell>
          <table:table-cell office:value-type="float" office:value="0.01">
            <text:p>0,0100</text:p>
          </table:table-cell>
          <table:table-cell office:value-type="float" office:value="0.017">
            <text:p>0,0170</text:p>
          </table:table-cell>
          <table:table-cell table:formula="of:=([.C59]+[.D59])/2" office:value-type="float" office:value="0.0135">
            <text:p>0,0135</text:p>
          </table:table-cell>
          <table:table-cell table:formula="of:=[.E59]/[.B59]" office:value-type="float" office:value="0.355263157894737">
            <text:p>0,3553</text:p>
          </table:table-cell>
          <table:table-cell table:formula="of:=AVERAGE([.B59:.B60])" office:value-type="float" office:value="0.0425">
            <text:p>0,0425</text:p>
          </table:table-cell>
          <table:table-cell table:formula="of:=STDEV([.B59:.B60])" office:value-type="float" office:value="0.00636396103067893">
            <text:p>0,0064</text:p>
          </table:table-cell>
          <table:table-cell office:value-type="float" office:value="0.68">
            <text:p>0,68</text:p>
          </table:table-cell>
          <table:table-cell table:formula="of:=AVERAGE([.I59:.I60])" office:value-type="float" office:value="0.47">
            <text:p>0,47</text:p>
          </table:table-cell>
          <table:table-cell table:formula="of:=STDEV([.I59:.I60])" office:value-type="float" office:value="0.29698484809835">
            <text:p>0,30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7">
            <text:p>0,0470</text:p>
          </table:table-cell>
          <table:table-cell table:number-columns-repeated="2" office:value-type="string">
            <text:p>NA</text:p>
          </table:table-cell>
          <table:table-cell table:formula="of:=([.C60]+[.D60])/2" office:value-type="float" office:value="0">
            <text:p>#VALUE!</text:p>
          </table:table-cell>
          <table:table-cell table:formula="of:=[.E60]/[.B60]" office:value-type="float" office:value="0">
            <text:p>#VALUE!</text:p>
          </table:table-cell>
          <table:table-cell table:number-columns-repeated="2"/>
          <table:table-cell office:value-type="float" office:value="0.26">
            <text:p>0,26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1999cr</text:p>
          </table:table-cell>
          <table:table-cell office:value-type="float" office:value="0.09">
            <text:p>0,0900</text:p>
          </table:table-cell>
          <table:table-cell office:value-type="float" office:value="0.027">
            <text:p>0,0270</text:p>
          </table:table-cell>
          <table:table-cell office:value-type="float" office:value="0.034">
            <text:p>0,0340</text:p>
          </table:table-cell>
          <table:table-cell table:formula="of:=([.C61]+[.D61])/2" office:value-type="float" office:value="0.0305">
            <text:p>0,0305</text:p>
          </table:table-cell>
          <table:table-cell table:formula="of:=[.E61]/[.B61]" office:value-type="float" office:value="0.338888888888889">
            <text:p>0,3389</text:p>
          </table:table-cell>
          <table:table-cell table:formula="of:=AVERAGE([.B61:.B62])" office:value-type="float" office:value="0.0875">
            <text:p>0,0875</text:p>
          </table:table-cell>
          <table:table-cell table:formula="of:=STDEV([.B61:.B62])" office:value-type="float" office:value="0.00353553390593273">
            <text:p>0,0035</text:p>
          </table:table-cell>
          <table:table-cell office:value-type="float" office:value="0">
            <text:p>0,00</text:p>
          </table:table-cell>
          <table:table-cell table:formula="of:=AVERAGE([.I61:.I62])" office:value-type="float" office:value="0.027">
            <text:p>0,03</text:p>
          </table:table-cell>
          <table:table-cell table:formula="of:=STDEV([.I61:.I62])" office:value-type="float" office:value="0.0381837661840736">
            <text:p>0,04</text:p>
          </table:table-cell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85">
            <text:p>0,0850</text:p>
          </table:table-cell>
          <table:table-cell table:number-columns-repeated="2" office:value-type="string">
            <text:p>NG</text:p>
          </table:table-cell>
          <table:table-cell table:formula="of:=([.C62]+[.D62])/2" office:value-type="float" office:value="0">
            <text:p>#VALUE!</text:p>
          </table:table-cell>
          <table:table-cell table:formula="of:=[.E62]/[.B62]" office:value-type="float" office:value="0">
            <text:p>#VALUE!</text:p>
          </table:table-cell>
          <table:table-cell table:number-columns-repeated="2"/>
          <table:table-cell office:value-type="float" office:value="0.054">
            <text:p>0,0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 office:value-type="string">
            <text:p>SN1999em</text:p>
          </table:table-cell>
          <table:table-cell office:value-type="float" office:value="0.05362">
            <text:p>0,0536</text:p>
          </table:table-cell>
          <table:table-cell table:number-columns-repeated="2" table:style-name="Default" office:value-type="float" office:value="0.0119">
            <text:p>0,0119</text:p>
          </table:table-cell>
          <table:table-cell table:formula="of:=([.C63]+[.D63])/2" office:value-type="float" office:value="0.0119">
            <text:p>0,0119</text:p>
          </table:table-cell>
          <table:table-cell table:formula="of:=[.E63]/[.B63]" office:value-type="float" office:value="0.221932114882506">
            <text:p>0,2219</text:p>
          </table:table-cell>
          <table:table-cell table:formula="of:=AVERAGE([.B63:.B70])" office:value-type="float" office:value="0.0444386">
            <text:p>0,0444</text:p>
          </table:table-cell>
          <table:table-cell table:formula="of:=STDEV([.B63:.B70])" office:value-type="float" office:value="0.0142412048334602">
            <text:p>0,0142</text:p>
          </table:table-cell>
          <table:table-cell office:value-type="float" office:value="0.18">
            <text:p>0,18</text:p>
          </table:table-cell>
          <table:table-cell table:formula="of:=AVERAGE([.I63:.I67];[.I69];[.I70])" office:value-type="float" office:value="0.193571428571429">
            <text:p>0,19</text:p>
          </table:table-cell>
          <table:table-cell table:formula="of:=STDEV([.I63:.I67];[.I69];[.I70])" office:value-type="float" office:value="0.0993526667027734">
            <text:p>0,1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98888">
            <text:p>0,0499</text:p>
          </table:table-cell>
          <table:table-cell office:value-type="float" office:value="0.002585">
            <text:p>0,0026</text:p>
          </table:table-cell>
          <table:table-cell office:value-type="float" office:value="0.027017">
            <text:p>0,0270</text:p>
          </table:table-cell>
          <table:table-cell table:formula="of:=([.C64]+[.D64])/2" office:value-type="float" office:value="0.014801">
            <text:p>0,0148</text:p>
          </table:table-cell>
          <table:table-cell table:formula="of:=[.E64]/[.B64]" office:value-type="float" office:value="0.296679815910585">
            <text:p>0,2967</text:p>
          </table:table-cell>
          <table:table-cell table:number-columns-repeated="2"/>
          <table:table-cell office:value-type="float" office:value="0.372">
            <text:p>0,37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2">
            <text:p>0,0420</text:p>
          </table:table-cell>
          <table:table-cell office:value-type="float" office:value="0.019">
            <text:p>0,0190</text:p>
          </table:table-cell>
          <table:table-cell office:value-type="float" office:value="0.027">
            <text:p>0,0270</text:p>
          </table:table-cell>
          <table:table-cell table:formula="of:=([.C65]+[.D65])/2" office:value-type="float" office:value="0.023">
            <text:p>0,0230</text:p>
          </table:table-cell>
          <table:table-cell table:formula="of:=[.E65]/[.B65]" office:value-type="float" office:value="0.547619047619048">
            <text:p>0,5476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0.009">
            <text:p>0,0090</text:p>
          </table:table-cell>
          <table:table-cell office:value-type="float" office:value="0.008">
            <text:p>0,0080</text:p>
          </table:table-cell>
          <table:table-cell table:formula="of:=([.C66]+[.D66])/2" office:value-type="float" office:value="0.0085">
            <text:p>0,0085</text:p>
          </table:table-cell>
          <table:table-cell table:formula="of:=[.E66]/[.B66]" office:value-type="float" office:value="0.17">
            <text:p>0,1700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9">
            <text:p>0,0190</text:p>
          </table:table-cell>
          <table:table-cell table:number-columns-repeated="2" office:value-type="string">
            <text:p>NG</text:p>
          </table:table-cell>
          <table:table-cell table:formula="of:=([.C67]+[.D67])/2" office:value-type="float" office:value="0">
            <text:p>#VALUE!</text:p>
          </table:table-cell>
          <table:table-cell table:formula="of:=[.E67]/[.B67]" office:value-type="float" office:value="0">
            <text:p>#VALUE!</text:p>
          </table:table-cell>
          <table:table-cell table:number-columns-repeated="2"/>
          <table:table-cell office:value-type="float" office:value="0.199">
            <text:p>0,2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6">
            <text:p>0,0560</text:p>
          </table:table-cell>
          <table:table-cell table:number-columns-repeated="2" office:value-type="string">
            <text:p>NG</text:p>
          </table:table-cell>
          <table:table-cell table:formula="of:=([.C68]+[.D68])/2" office:value-type="float" office:value="0">
            <text:p>#VALUE!</text:p>
          </table:table-cell>
          <table:table-cell table:formula="of:=[.E68]/[.B68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Bersten+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8">
            <text:p>0,0580</text:p>
          </table:table-cell>
          <table:table-cell table:number-columns-repeated="2" office:value-type="string">
            <text:p>NG</text:p>
          </table:table-cell>
          <table:table-cell table:formula="of:=([.C69]+[.D69])/2" office:value-type="float" office:value="0">
            <text:p>#VALUE!</text:p>
          </table:table-cell>
          <table:table-cell table:formula="of:=[.E69]/[.B69]" office:value-type="float" office:value="0">
            <text:p>#VALUE!</text:p>
          </table:table-cell>
          <table:table-cell table:number-columns-repeated="2"/>
          <table:table-cell office:value-type="float" office:value="0.213">
            <text:p>0,21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7">
            <text:p>0,0270</text:p>
          </table:table-cell>
          <table:table-cell table:number-columns-repeated="2" office:value-type="float" office:value="0.002">
            <text:p>0,0020</text:p>
          </table:table-cell>
          <table:table-cell table:formula="of:=([.C70]+[.D70])/2" office:value-type="float" office:value="0.002">
            <text:p>0,0020</text:p>
          </table:table-cell>
          <table:table-cell table:formula="of:=[.E70]/[.B70]" office:value-type="float" office:value="0.0740740740740741">
            <text:p>0,0741</text:p>
          </table:table-cell>
          <table:table-cell table:number-columns-repeated="2"/>
          <table:table-cell office:value-type="float" office:value="0.031">
            <text:p>0,0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1999eu</text:p>
          </table:table-cell>
          <table:table-cell table:number-columns-repeated="3" office:value-type="float" office:value="0.001">
            <text:p>0,0010</text:p>
          </table:table-cell>
          <table:table-cell table:formula="of:=([.C71]+[.D71])/2" office:value-type="float" office:value="0.001">
            <text:p>0,0010</text:p>
          </table:table-cell>
          <table:table-cell table:formula="of:=[.E71]/[.B71]" office:value-type="float" office:value="1">
            <text:p>1,0000</text:p>
          </table:table-cell>
          <table:table-cell table:formula="of:=[.B71]" office:value-type="float" office:value="0.001">
            <text:p>0,0010</text:p>
          </table:table-cell>
          <table:table-cell/>
          <table:table-cell office:value-type="float" office:value="0">
            <text:p>0,00</text:p>
          </table:table-cell>
          <table:table-cell table:formula="of:=[.I7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1999ga</text:p>
          </table:table-cell>
          <table:table-cell office:value-type="float" office:value="0.013">
            <text:p>0,0130</text:p>
          </table:table-cell>
          <table:table-cell table:number-columns-repeated="2" office:value-type="float" office:value="0.003">
            <text:p>0,0030</text:p>
          </table:table-cell>
          <table:table-cell table:formula="of:=([.C72]+[.D72])/2" office:value-type="float" office:value="0.003">
            <text:p>0,0030</text:p>
          </table:table-cell>
          <table:table-cell table:formula="of:=[.E72]/[.B72]" office:value-type="float" office:value="0.230769230769231">
            <text:p>0,2308</text:p>
          </table:table-cell>
          <table:table-cell table:formula="of:=[.B72]" office:value-type="float" office:value="0.013">
            <text:p>0,0130</text:p>
          </table:table-cell>
          <table:table-cell/>
          <table:table-cell office:value-type="float" office:value="0.434">
            <text:p>0,43</text:p>
          </table:table-cell>
          <table:table-cell table:formula="of:=[.I72]" office:value-type="float" office:value="0.434">
            <text:p>0,43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Pastorello+09</text:p>
          </table:table-cell>
          <table:table-cell table:number-columns-repeated="13"/>
        </table:table-row>
        <table:table-row table:style-name="ro1">
          <table:table-cell office:value-type="string">
            <text:p>SN1999gi</text:p>
          </table:table-cell>
          <table:table-cell office:value-type="float" office:value="0.032026">
            <text:p>0,0320</text:p>
          </table:table-cell>
          <table:table-cell table:number-columns-repeated="2" office:value-type="float" office:value="0.0023">
            <text:p>0,0023</text:p>
          </table:table-cell>
          <table:table-cell table:formula="of:=([.C73]+[.D73])/2" office:value-type="float" office:value="0.0023">
            <text:p>0,0023</text:p>
          </table:table-cell>
          <table:table-cell table:formula="of:=[.E73]/[.B73]" office:value-type="float" office:value="0.0718166489727097">
            <text:p>0,0718</text:p>
          </table:table-cell>
          <table:table-cell table:formula="of:=AVERAGE([.B73:.B76])" office:value-type="float" office:value="0.0249065">
            <text:p>0,0249</text:p>
          </table:table-cell>
          <table:table-cell table:formula="of:=STDEV([.B73:.B76])" office:value-type="float" office:value="0.00572973841753123">
            <text:p>0,0057</text:p>
          </table:table-cell>
          <table:table-cell office:value-type="float" office:value="0.589">
            <text:p>0,59</text:p>
          </table:table-cell>
          <table:table-cell table:formula="of:=AVERAGE([.I73:.I76])" office:value-type="float" office:value="0.61825">
            <text:p>0,62</text:p>
          </table:table-cell>
          <table:table-cell table:formula="of:=STDEV([.I73:.I76])" office:value-type="float" office:value="0.0416523308671516">
            <text:p>0,04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8">
            <text:p>0,0180</text:p>
          </table:table-cell>
          <table:table-cell office:value-type="float" office:value="0.009">
            <text:p>0,0090</text:p>
          </table:table-cell>
          <table:table-cell office:value-type="float" office:value="0.013">
            <text:p>0,0130</text:p>
          </table:table-cell>
          <table:table-cell table:formula="of:=([.C74]+[.D74])/2" office:value-type="float" office:value="0.011">
            <text:p>0,0110</text:p>
          </table:table-cell>
          <table:table-cell table:formula="of:=[.E74]/[.B74]" office:value-type="float" office:value="0.611111111111111">
            <text:p>0,6111</text:p>
          </table:table-cell>
          <table:table-cell table:number-columns-repeated="2"/>
          <table:table-cell office:value-type="float" office:value="0.68">
            <text:p>0,6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Hamuy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5">
            <text:p>0,0250</text:p>
          </table:table-cell>
          <table:table-cell table:number-columns-repeated="2" office:value-type="string">
            <text:p>NG</text:p>
          </table:table-cell>
          <table:table-cell table:formula="of:=([.C75]+[.D75])/2" office:value-type="float" office:value="0">
            <text:p>#VALUE!</text:p>
          </table:table-cell>
          <table:table-cell table:formula="of:=[.E75]/[.B75]" office:value-type="float" office:value="0">
            <text:p>#VALUE!</text:p>
          </table:table-cell>
          <table:table-cell table:number-columns-repeated="2"/>
          <table:table-cell office:value-type="float" office:value="0.604">
            <text:p>0,6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dyozhin+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46">
            <text:p>0,0246</text:p>
          </table:table-cell>
          <table:table-cell table:number-columns-repeated="2" office:value-type="float" office:value="0.0007">
            <text:p>0,0007</text:p>
          </table:table-cell>
          <table:table-cell table:formula="of:=([.C76]+[.D76])/2" office:value-type="float" office:value="0.0007">
            <text:p>0,0007</text:p>
          </table:table-cell>
          <table:table-cell table:formula="of:=[.E76]/[.B76]" office:value-type="float" office:value="0.0284552845528455">
            <text:p>0,0285</text:p>
          </table:table-cell>
          <table:table-cell table:number-columns-repeated="2"/>
          <table:table-cell office:value-type="float" office:value="0.6">
            <text:p>0,6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Elmhamdi+03</text:p>
          </table:table-cell>
          <table:table-cell table:number-columns-repeated="13"/>
        </table:table-row>
        <table:table-row table:style-name="ro1">
          <table:table-cell office:value-type="string">
            <text:p>SN2000cb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2">
            <text:p>0,0200</text:p>
          </table:table-cell>
          <table:table-cell table:formula="of:=([.C77]+[.D77])/2" office:value-type="float" office:value="0.02">
            <text:p>0,0200</text:p>
          </table:table-cell>
          <table:table-cell table:formula="of:=[.E77]/[.B77]" office:value-type="float" office:value="0.2">
            <text:p>0,2000</text:p>
          </table:table-cell>
          <table:table-cell table:formula="of:=AVERAGE([.B77:.B78])" office:value-type="float" office:value="0.0915">
            <text:p>0,0915</text:p>
          </table:table-cell>
          <table:table-cell table:formula="of:=STDEV([.B77:.B78])" office:value-type="float" office:value="0.0120208152801713">
            <text:p>0,0120</text:p>
          </table:table-cell>
          <table:table-cell office:value-type="float" office:value="0.62">
            <text:p>0,62</text:p>
          </table:table-cell>
          <table:table-cell table:formula="of:=[.I77]" office:value-type="float" office:value="0.62">
            <text:p>0,62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Kleiser+11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83">
            <text:p>0,0830</text:p>
          </table:table-cell>
          <table:table-cell table:number-columns-repeated="2" office:value-type="string">
            <text:p>NG</text:p>
          </table:table-cell>
          <table:table-cell table:formula="of:=([.C78]+[.D78])/2" office:value-type="float" office:value="0">
            <text:p>#VALUE!</text:p>
          </table:table-cell>
          <table:table-cell table:formula="of:=[.E78]/[.B78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 office:value-type="string">
            <text:p>SN2001dc</text:p>
          </table:table-cell>
          <table:table-cell office:value-type="float" office:value="0.0045604">
            <text:p>0,0046</text:p>
          </table:table-cell>
          <table:table-cell table:number-columns-repeated="2"/>
          <table:table-cell table:formula="of:=([.C79]+[.D79])/2" office:value-type="float" office:value="0">
            <text:p>0,0000</text:p>
          </table:table-cell>
          <table:table-cell table:formula="of:=[.E79]/[.B79]" office:value-type="float" office:value="0">
            <text:p>0,0000</text:p>
          </table:table-cell>
          <table:table-cell table:formula="of:=AVERAGE([.B79:.B81])" office:value-type="float" office:value="0.0051868">
            <text:p>0,0052</text:p>
          </table:table-cell>
          <table:table-cell table:formula="of:=STDEV([.B79:.B81])" office:value-type="float" office:value="0.000737755189747927">
            <text:p>0,0007</text:p>
          </table:table-cell>
          <table:table-cell office:value-type="float" office:value="2.0728">
            <text:p>2,07</text:p>
          </table:table-cell>
          <table:table-cell table:formula="of:=AVERAGE([.I79:.I81])" office:value-type="float" office:value="1.5396">
            <text:p>1,54</text:p>
          </table:table-cell>
          <table:table-cell table:formula="of:=STDEV([.I79:.I81])" office:value-type="float" office:value="0.461764745297863">
            <text:p>0,46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float" office:value="0.002">
            <text:p>0,0020</text:p>
          </table:table-cell>
          <table:table-cell table:formula="of:=([.C80]+[.D80])/2" office:value-type="float" office:value="0.002">
            <text:p>0,0020</text:p>
          </table:table-cell>
          <table:table-cell table:formula="of:=[.E80]/[.B80]" office:value-type="float" office:value="0.4">
            <text:p>0,4000</text:p>
          </table:table-cell>
          <table:table-cell table:number-columns-repeated="2"/>
          <table:table-cell office:value-type="float" office:value="1.273">
            <text:p>1,2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">
            <text:p>0,0060</text:p>
          </table:table-cell>
          <table:table-cell table:number-columns-repeated="2" office:value-type="string">
            <text:p>NG</text:p>
          </table:table-cell>
          <table:table-cell table:formula="of:=([.C81]+[.D81])/2" office:value-type="float" office:value="0">
            <text:p>#VALUE!</text:p>
          </table:table-cell>
          <table:table-cell table:formula="of:=[.E81]/[.B81]" office:value-type="float" office:value="0">
            <text:p>#VALUE!</text:p>
          </table:table-cell>
          <table:table-cell table:number-columns-repeated="2"/>
          <table:table-cell office:value-type="float" office:value="1.273">
            <text:p>1,2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4</text:p>
          </table:table-cell>
          <table:table-cell table:number-columns-repeated="13"/>
        </table:table-row>
        <table:table-row table:style-name="ro1">
          <table:table-cell office:value-type="string">
            <text:p>SN2001X</text:p>
          </table:table-cell>
          <table:table-cell office:value-type="float" office:value="0.054982">
            <text:p>0,0550</text:p>
          </table:table-cell>
          <table:table-cell table:number-columns-repeated="2" office:value-type="float" office:value="0.0047">
            <text:p>0,0047</text:p>
          </table:table-cell>
          <table:table-cell table:formula="of:=([.C82]+[.D82])/2" office:value-type="float" office:value="0.0047">
            <text:p>0,0047</text:p>
          </table:table-cell>
          <table:table-cell table:formula="of:=[.E82]/[.B82]" office:value-type="float" office:value="0.0854825215525081">
            <text:p>0,0855</text:p>
          </table:table-cell>
          <table:table-cell table:formula="of:=[.B82]" office:value-type="float" office:value="0.054982">
            <text:p>0,0550</text:p>
          </table:table-cell>
          <table:table-cell/>
          <table:table-cell office:value-type="float" office:value="0.217">
            <text:p>0,22</text:p>
          </table:table-cell>
          <table:table-cell table:formula="of:=[.I82]" office:value-type="float" office:value="0.217">
            <text:p>0,22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02fa</text:p>
          </table:table-cell>
          <table:table-cell office:value-type="float" office:value="0.066">
            <text:p>0,0660</text:p>
          </table:table-cell>
          <table:table-cell table:number-columns-repeated="2" office:value-type="string">
            <text:p>NA</text:p>
          </table:table-cell>
          <table:table-cell table:formula="of:=([.C83]+[.D83])/2" office:value-type="float" office:value="0">
            <text:p>#VALUE!</text:p>
          </table:table-cell>
          <table:table-cell table:formula="of:=[.E83]/[.B83]" office:value-type="float" office:value="0">
            <text:p>#VALUE!</text:p>
          </table:table-cell>
          <table:table-cell table:formula="of:=[.B83]" office:value-type="float" office:value="0.066">
            <text:p>0,066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2gw</text:p>
          </table:table-cell>
          <table:table-cell office:value-type="float" office:value="0.043651">
            <text:p>0,0437</text:p>
          </table:table-cell>
          <table:table-cell office:value-type="float" office:value="0.01058">
            <text:p>0,0106</text:p>
          </table:table-cell>
          <table:table-cell office:value-type="float" office:value="0.01384">
            <text:p>0,0138</text:p>
          </table:table-cell>
          <table:table-cell table:formula="of:=([.C84]+[.D84])/2" office:value-type="float" office:value="0.01221">
            <text:p>0,0122</text:p>
          </table:table-cell>
          <table:table-cell table:formula="of:=[.E84]/[.B84]" office:value-type="float" office:value="0.279718677693524">
            <text:p>0,2797</text:p>
          </table:table-cell>
          <table:table-cell table:formula="of:=AVERAGE([.B84:.B85])" office:value-type="float" office:value="0.0278255">
            <text:p>0,0278</text:p>
          </table:table-cell>
          <table:table-cell table:formula="of:=STDEV([.B84:.B85])" office:value-type="float" office:value="0.0223806367313354">
            <text:p>0,0224</text:p>
          </table:table-cell>
          <table:table-cell office:value-type="float" office:value="0.2983">
            <text:p>0,30</text:p>
          </table:table-cell>
          <table:table-cell table:formula="of:=AVERAGE([.I84:.I85])" office:value-type="float" office:value="0.14915">
            <text:p>0,15</text:p>
          </table:table-cell>
          <table:table-cell table:formula="of:=STDEV([.I84:.I85])" office:value-type="float" office:value="0.210929952827947">
            <text:p>0,21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2">
            <text:p>0,0120</text:p>
          </table:table-cell>
          <table:table-cell office:value-type="float" office:value="0.004">
            <text:p>0,0040</text:p>
          </table:table-cell>
          <table:table-cell office:value-type="float" office:value="0.003">
            <text:p>0,0030</text:p>
          </table:table-cell>
          <table:table-cell table:formula="of:=([.C85]+[.D85])/2" office:value-type="float" office:value="0.0035">
            <text:p>0,0035</text:p>
          </table:table-cell>
          <table:table-cell table:formula="of:=[.E85]/[.B85]" office:value-type="float" office:value="0.291666666666667">
            <text:p>0,2917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2hh</text:p>
          </table:table-cell>
          <table:table-cell office:value-type="float" office:value="0.03164">
            <text:p>0,0316</text:p>
          </table:table-cell>
          <table:table-cell table:number-columns-repeated="2" office:value-type="float" office:value="0.0102">
            <text:p>0,0102</text:p>
          </table:table-cell>
          <table:table-cell table:formula="of:=([.C86]+[.D86])/2" office:value-type="float" office:value="0.0102">
            <text:p>0,0102</text:p>
          </table:table-cell>
          <table:table-cell table:formula="of:=[.E86]/[.B86]" office:value-type="float" office:value="0.322376738305942">
            <text:p>0,3224</text:p>
          </table:table-cell>
          <table:table-cell table:formula="of:=AVERAGE([.B86:.B88])" office:value-type="float" office:value="0.08462">
            <text:p>0,0846</text:p>
          </table:table-cell>
          <table:table-cell table:formula="of:=STDEV([.B86:.B88])" office:value-type="float" office:value="0.0542198524527686">
            <text:p>0,0542</text:p>
          </table:table-cell>
          <table:table-cell office:value-type="float" office:value="2.17">
            <text:p>2,17</text:p>
          </table:table-cell>
          <table:table-cell table:formula="of:=AVERAGE([.I86:.I88])" office:value-type="float" office:value="3.75016666666667">
            <text:p>3,75</text:p>
          </table:table-cell>
          <table:table-cell table:formula="of:=STDEV([.I86:.I88])" office:value-type="float" office:value="1.50557798978775">
            <text:p>1,51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8222">
            <text:p>0,0822</text:p>
          </table:table-cell>
          <table:table-cell office:value-type="float" office:value="0.04932">
            <text:p>0,0493</text:p>
          </table:table-cell>
          <table:table-cell office:value-type="float" office:value="0.052984">
            <text:p>0,0530</text:p>
          </table:table-cell>
          <table:table-cell table:formula="of:=([.C87]+[.D87])/2" office:value-type="float" office:value="0.051152">
            <text:p>0,0512</text:p>
          </table:table-cell>
          <table:table-cell table:formula="of:=[.E87]/[.B87]" office:value-type="float" office:value="0.6221357333982">
            <text:p>0,6221</text:p>
          </table:table-cell>
          <table:table-cell table:number-columns-repeated="2"/>
          <table:table-cell office:value-type="float" office:value="3.9125">
            <text:p>3,91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G</text:p>
          </table:table-cell>
          <table:table-cell table:formula="of:=([.C88]+[.D88])/2" office:value-type="float" office:value="0">
            <text:p>#VALUE!</text:p>
          </table:table-cell>
          <table:table-cell table:formula="of:=[.E88]/[.B88]" office:value-type="float" office:value="0">
            <text:p>#VALUE!</text:p>
          </table:table-cell>
          <table:table-cell table:number-columns-repeated="2"/>
          <table:table-cell office:value-type="float" office:value="5.168">
            <text:p>5,1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 office:value-type="string">
            <text:p>SN2002hj</text:p>
          </table:table-cell>
          <table:table-cell office:value-type="float" office:value="0.026">
            <text:p>0,0260</text:p>
          </table:table-cell>
          <table:table-cell table:number-columns-repeated="2" office:value-type="string">
            <text:p>NA</text:p>
          </table:table-cell>
          <table:table-cell table:formula="of:=([.C89]+[.D89])/2" office:value-type="float" office:value="0">
            <text:p>#VALUE!</text:p>
          </table:table-cell>
          <table:table-cell table:formula="of:=[.E89]/[.B89]" office:value-type="float" office:value="0">
            <text:p>#VALUE!</text:p>
          </table:table-cell>
          <table:table-cell table:formula="of:=[.B89]" office:value-type="float" office:value="0.026">
            <text:p>0,0260</text:p>
          </table:table-cell>
          <table:table-cell/>
          <table:table-cell office:value-type="float" office:value="0">
            <text:p>0,00</text:p>
          </table:table-cell>
          <table:table-cell table:formula="of:=[.I89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2hx</text:p>
          </table:table-cell>
          <table:table-cell office:value-type="float" office:value="0.053">
            <text:p>0,0530</text:p>
          </table:table-cell>
          <table:table-cell office:value-type="float" office:value="0.023">
            <text:p>0,0230</text:p>
          </table:table-cell>
          <table:table-cell office:value-type="float" office:value="0.016">
            <text:p>0,0160</text:p>
          </table:table-cell>
          <table:table-cell table:formula="of:=([.C90]+[.D90])/2" office:value-type="float" office:value="0.0195">
            <text:p>0,0195</text:p>
          </table:table-cell>
          <table:table-cell table:formula="of:=[.E90]/[.B90]" office:value-type="float" office:value="0.367924528301887">
            <text:p>0,3679</text:p>
          </table:table-cell>
          <table:table-cell table:formula="of:=[.B90]" office:value-type="float" office:value="0.053">
            <text:p>0,0530</text:p>
          </table:table-cell>
          <table:table-cell/>
          <table:table-cell office:value-type="float" office:value="0">
            <text:p>0,00</text:p>
          </table:table-cell>
          <table:table-cell table:formula="of:=[.I90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3B</text:p>
          </table:table-cell>
          <table:table-cell office:value-type="float" office:value="0.022909">
            <text:p>0,0229</text:p>
          </table:table-cell>
          <table:table-cell office:value-type="float" office:value="0.009717">
            <text:p>0,0097</text:p>
          </table:table-cell>
          <table:table-cell office:value-type="float" office:value="0.0169">
            <text:p>0,0169</text:p>
          </table:table-cell>
          <table:table-cell table:formula="of:=([.C91]+[.D91])/2" office:value-type="float" office:value="0.0133085">
            <text:p>0,0133</text:p>
          </table:table-cell>
          <table:table-cell table:formula="of:=[.E91]/[.B91]" office:value-type="float" office:value="0.580928892574971">
            <text:p>0,5809</text:p>
          </table:table-cell>
          <table:table-cell table:formula="of:=AVERAGE([.B91:.B92])" office:value-type="float" office:value="0.0199545">
            <text:p>0,0200</text:p>
          </table:table-cell>
          <table:table-cell table:formula="of:=STDEV([.B91:.B92])" office:value-type="float" office:value="0.00417829397003131">
            <text:p>0,0042</text:p>
          </table:table-cell>
          <table:table-cell office:value-type="float" office:value="0.0035">
            <text:p>0,00</text:p>
          </table:table-cell>
          <table:table-cell table:formula="of:=AVERAGE([.I91:.I92])" office:value-type="float" office:value="0.09175">
            <text:p>0,09</text:p>
          </table:table-cell>
          <table:table-cell table:formula="of:=STDEV([.I91:.I92])" office:value-type="float" office:value="0.124804346879426">
            <text:p>0,12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7">
            <text:p>0,0170</text:p>
          </table:table-cell>
          <table:table-cell office:value-type="float" office:value="0.009">
            <text:p>0,0090</text:p>
          </table:table-cell>
          <table:table-cell office:value-type="float" office:value="0.006">
            <text:p>0,0060</text:p>
          </table:table-cell>
          <table:table-cell table:formula="of:=([.C92]+[.D92])/2" office:value-type="float" office:value="0.0075">
            <text:p>0,0075</text:p>
          </table:table-cell>
          <table:table-cell table:formula="of:=[.E92]/[.B92]" office:value-type="float" office:value="0.441176470588235">
            <text:p>0,4412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3bn</text:p>
          </table:table-cell>
          <table:table-cell office:value-type="float" office:value="0.030903">
            <text:p>0,0309</text:p>
          </table:table-cell>
          <table:table-cell office:value-type="float" office:value="0.005781">
            <text:p>0,0058</text:p>
          </table:table-cell>
          <table:table-cell office:value-type="float" office:value="0.0071189">
            <text:p>0,0071</text:p>
          </table:table-cell>
          <table:table-cell table:formula="of:=([.C93]+[.D93])/2" office:value-type="float" office:value="0.00644995">
            <text:p>0,0064</text:p>
          </table:table-cell>
          <table:table-cell table:formula="of:=[.E93]/[.B93]" office:value-type="float" office:value="0.208715982267094">
            <text:p>0,2087</text:p>
          </table:table-cell>
          <table:table-cell table:formula="of:=AVERAGE([.B93:.B94])" office:value-type="float" office:value="0.0344515">
            <text:p>0,0345</text:p>
          </table:table-cell>
          <table:table-cell table:formula="of:=STDEV([.B93:.B94])" office:value-type="float" office:value="0.00501833682608093">
            <text:p>0,0050</text:p>
          </table:table-cell>
          <table:table-cell office:value-type="float" office:value="0.1734">
            <text:p>0,17</text:p>
          </table:table-cell>
          <table:table-cell table:formula="of:=AVERAGE([.I93:.I94])" office:value-type="float" office:value="0.0867">
            <text:p>0,09</text:p>
          </table:table-cell>
          <table:table-cell table:formula="of:=STDEV([.I93:.I94])" office:value-type="float" office:value="0.122612315857747">
            <text:p>0,12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8">
            <text:p>0,0380</text:p>
          </table:table-cell>
          <table:table-cell table:number-columns-repeated="2" office:value-type="string">
            <text:p>NA</text:p>
          </table:table-cell>
          <table:table-cell table:formula="of:=([.C94]+[.D94])/2" office:value-type="float" office:value="0">
            <text:p>#VALUE!</text:p>
          </table:table-cell>
          <table:table-cell table:formula="of:=[.E94]/[.B9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cx</text:p>
          </table:table-cell>
          <table:table-cell office:value-type="float" office:value="0.051">
            <text:p>0,0510</text:p>
          </table:table-cell>
          <table:table-cell table:number-columns-repeated="2" office:value-type="string">
            <text:p>NA</text:p>
          </table:table-cell>
          <table:table-cell table:formula="of:=([.C95]+[.D95])/2" office:value-type="float" office:value="0">
            <text:p>#VALUE!</text:p>
          </table:table-cell>
          <table:table-cell table:formula="of:=[.E95]/[.B95]" office:value-type="float" office:value="0">
            <text:p>#VALUE!</text:p>
          </table:table-cell>
          <table:table-cell table:formula="of:=[.B95]" office:value-type="float" office:value="0.051">
            <text:p>0,0510</text:p>
          </table:table-cell>
          <table:table-cell/>
          <table:table-cell office:value-type="float" office:value="0">
            <text:p>0,00</text:p>
          </table:table-cell>
          <table:table-cell table:formula="of:=[.I95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E</text:p>
          </table:table-cell>
          <table:table-cell office:value-type="float" office:value="0.08318">
            <text:p>0,0832</text:p>
          </table:table-cell>
          <table:table-cell office:value-type="float" office:value="0.04689">
            <text:p>0,0469</text:p>
          </table:table-cell>
          <table:table-cell office:value-type="float" office:value="0.1073">
            <text:p>0,1073</text:p>
          </table:table-cell>
          <table:table-cell table:formula="of:=([.C96]+[.D96])/2" office:value-type="float" office:value="0.077095">
            <text:p>0,0771</text:p>
          </table:table-cell>
          <table:table-cell table:formula="of:=[.E96]/[.B96]" office:value-type="float" office:value="0.926845395527771">
            <text:p>0,9268</text:p>
          </table:table-cell>
          <table:table-cell table:formula="of:=[.B96]" office:value-type="float" office:value="0.08318">
            <text:p>0,0832</text:p>
          </table:table-cell>
          <table:table-cell/>
          <table:table-cell office:value-type="float" office:value="0.6358">
            <text:p>0,64</text:p>
          </table:table-cell>
          <table:table-cell table:formula="of:=[.I96]" office:value-type="float" office:value="0.6358">
            <text:p>0,64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 office:value-type="string">
            <text:p>SN2003ef</text:p>
          </table:table-cell>
          <table:table-cell office:value-type="float" office:value="0.0912">
            <text:p>0,0912</text:p>
          </table:table-cell>
          <table:table-cell office:value-type="float" office:value="0.02513">
            <text:p>0,0251</text:p>
          </table:table-cell>
          <table:table-cell office:value-type="float" office:value="0.03469">
            <text:p>0,0347</text:p>
          </table:table-cell>
          <table:table-cell table:formula="of:=([.C97]+[.D97])/2" office:value-type="float" office:value="0.02991">
            <text:p>0,0299</text:p>
          </table:table-cell>
          <table:table-cell table:formula="of:=[.E97]/[.B97]" office:value-type="float" office:value="0.32796052631579">
            <text:p>0,3280</text:p>
          </table:table-cell>
          <table:table-cell table:formula="of:=[.B97]" office:value-type="float" office:value="0.0912">
            <text:p>0,0912</text:p>
          </table:table-cell>
          <table:table-cell/>
          <table:table-cell office:value-type="float" office:value="0.99">
            <text:p>0,99</text:p>
          </table:table-cell>
          <table:table-cell table:formula="of:=[.I97]" office:value-type="float" office:value="0.99">
            <text:p>0,99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 office:value-type="string">
            <text:p>SN2003fb</text:p>
          </table:table-cell>
          <table:table-cell office:value-type="float" office:value="0.04898">
            <text:p>0,0490</text:p>
          </table:table-cell>
          <table:table-cell office:value-type="float" office:value="0.0151">
            <text:p>0,0151</text:p>
          </table:table-cell>
          <table:table-cell office:value-type="float" office:value="0.2179">
            <text:p>0,2179</text:p>
          </table:table-cell>
          <table:table-cell table:formula="of:=([.C98]+[.D98])/2" office:value-type="float" office:value="0.1165">
            <text:p>0,1165</text:p>
          </table:table-cell>
          <table:table-cell table:formula="of:=[.E98]/[.B98]" office:value-type="float" office:value="2.37852184565129">
            <text:p>2,3785</text:p>
          </table:table-cell>
          <table:table-cell table:formula="of:=AVERAGE([.B98:.B99])" office:value-type="float" office:value="0.03299">
            <text:p>0,0330</text:p>
          </table:table-cell>
          <table:table-cell table:formula="of:=STDEV([.B98:.B99])" office:value-type="float" office:value="0.0226132748623458">
            <text:p>0,0226</text:p>
          </table:table-cell>
          <table:table-cell office:value-type="float" office:value="1.3144">
            <text:p>1,31</text:p>
          </table:table-cell>
          <table:table-cell table:formula="of:=AVERAGE([.I98:.I99])" office:value-type="float" office:value="1.3144">
            <text:p>1,31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7">
            <text:p>0,0170</text:p>
          </table:table-cell>
          <table:table-cell table:number-columns-repeated="2" office:value-type="string">
            <text:p>NA</text:p>
          </table:table-cell>
          <table:table-cell table:formula="of:=([.C99]+[.D99])/2" office:value-type="float" office:value="0">
            <text:p>#VALUE!</text:p>
          </table:table-cell>
          <table:table-cell table:formula="of:=[.E99]/[.B99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gd</text:p>
          </table:table-cell>
          <table:table-cell office:value-type="float" office:value="0.012">
            <text:p>0,0120</text:p>
          </table:table-cell>
          <table:table-cell office:value-type="float" office:value="0.0012">
            <text:p>0,0012</text:p>
          </table:table-cell>
          <table:table-cell office:value-type="float" office:value="0.006">
            <text:p>0,0060</text:p>
          </table:table-cell>
          <table:table-cell table:formula="of:=([.C100]+[.D100])/2" office:value-type="float" office:value="0.0036">
            <text:p>0,0036</text:p>
          </table:table-cell>
          <table:table-cell table:formula="of:=[.E100]/[.B100]" office:value-type="float" office:value="0.3">
            <text:p>0,3000</text:p>
          </table:table-cell>
          <table:table-cell table:formula="of:=AVERAGE([.B100:.B102])" office:value-type="float" office:value="0.012">
            <text:p>0,0120</text:p>
          </table:table-cell>
          <table:table-cell table:formula="of:=STDEV([.B100:.B102])" office:value-type="float" office:value="0.004">
            <text:p>0,0040</text:p>
          </table:table-cell>
          <table:table-cell office:value-type="float" office:value="0.43">
            <text:p>0,43</text:p>
          </table:table-cell>
          <table:table-cell table:formula="of:=AVERAGE([.I100:.I102])" office:value-type="float" office:value="0.412666666666667">
            <text:p>0,41</text:p>
          </table:table-cell>
          <table:table-cell table:formula="of:=STDEV([.I100:.I102])" office:value-type="float" office:value="0.0300222139978605">
            <text:p>0,03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8">
            <text:p>0,0080</text:p>
          </table:table-cell>
          <table:table-cell table:number-columns-repeated="2" office:value-type="string">
            <text:p>NG</text:p>
          </table:table-cell>
          <table:table-cell table:formula="of:=([.C101]+[.D101])/2" office:value-type="float" office:value="0">
            <text:p>#VALUE!</text:p>
          </table:table-cell>
          <table:table-cell table:formula="of:=[.E101]/[.B101]" office:value-type="float" office:value="0">
            <text:p>#VALUE!</text:p>
          </table:table-cell>
          <table:table-cell table:number-columns-repeated="2"/>
          <table:table-cell office:value-type="float" office:value="0.378">
            <text:p>0,3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6">
            <text:p>0,0160</text:p>
          </table:table-cell>
          <table:table-cell office:value-type="float" office:value="0.006">
            <text:p>0,0060</text:p>
          </table:table-cell>
          <table:table-cell office:value-type="float" office:value="0.001">
            <text:p>0,0010</text:p>
          </table:table-cell>
          <table:table-cell table:formula="of:=([.C102]+[.D102])/2" office:value-type="float" office:value="0.0035">
            <text:p>0,0035</text:p>
          </table:table-cell>
          <table:table-cell table:formula="of:=[.E102]/[.B102]" office:value-type="float" office:value="0.21875">
            <text:p>0,2188</text:p>
          </table:table-cell>
          <table:table-cell table:number-columns-repeated="2"/>
          <table:table-cell office:value-type="float" office:value="0.43">
            <text:p>0,43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Hendry+05</text:p>
          </table:table-cell>
          <table:table-cell table:number-columns-repeated="13"/>
        </table:table-row>
        <table:table-row table:style-name="ro1">
          <table:table-cell office:value-type="string">
            <text:p>SN2003hd</text:p>
          </table:table-cell>
          <table:table-cell office:value-type="float" office:value="0.0302">
            <text:p>0,0302</text:p>
          </table:table-cell>
          <table:table-cell office:value-type="float" office:value="0.005081">
            <text:p>0,0051</text:p>
          </table:table-cell>
          <table:table-cell office:value-type="float" office:value="0.00611">
            <text:p>0,0061</text:p>
          </table:table-cell>
          <table:table-cell table:formula="of:=([.C103]+[.D103])/2" office:value-type="float" office:value="0.0055955">
            <text:p>0,0056</text:p>
          </table:table-cell>
          <table:table-cell table:formula="of:=[.E103]/[.B103]" office:value-type="float" office:value="0.185281456953642">
            <text:p>0,1853</text:p>
          </table:table-cell>
          <table:table-cell table:formula="of:=AVERAGE([.B103:.B105])" office:value-type="float" office:value="0.0317676666666667">
            <text:p>0,0318</text:p>
          </table:table-cell>
          <table:table-cell table:formula="of:=STDEV([.B103:.B105])" office:value-type="float" office:value="0.00380214890993676">
            <text:p>0,0038</text:p>
          </table:table-cell>
          <table:table-cell office:value-type="float" office:value="0.4383">
            <text:p>0,44</text:p>
          </table:table-cell>
          <table:table-cell table:formula="of:=AVERAGE([.I103:.I105])" office:value-type="float" office:value="0.1461">
            <text:p>0,15</text:p>
          </table:table-cell>
          <table:table-cell table:formula="of:=STDEV([.I103:.I105])" office:value-type="float" office:value="0.253052622985813">
            <text:p>0,25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6103">
            <text:p>0,0361</text:p>
          </table:table-cell>
          <table:table-cell table:number-columns-repeated="2" office:value-type="float" office:value="0.004">
            <text:p>0,0040</text:p>
          </table:table-cell>
          <table:table-cell table:formula="of:=([.C104]+[.D104])/2" office:value-type="float" office:value="0.004">
            <text:p>0,0040</text:p>
          </table:table-cell>
          <table:table-cell table:formula="of:=[.E104]/[.B104]" office:value-type="float" office:value="0.110794116832396">
            <text:p>0,1108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office:value-type="float" office:value="0.009">
            <text:p>0,0090</text:p>
          </table:table-cell>
          <table:table-cell office:value-type="float" office:value="0.007">
            <text:p>0,0070</text:p>
          </table:table-cell>
          <table:table-cell table:formula="of:=([.C105]+[.D105])/2" office:value-type="float" office:value="0.008">
            <text:p>0,0080</text:p>
          </table:table-cell>
          <table:table-cell table:formula="of:=[.E105]/[.B105]" office:value-type="float" office:value="0.275862068965517">
            <text:p>0,275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3hk</text:p>
          </table:table-cell>
          <table:table-cell office:value-type="float" office:value="0.017">
            <text:p>0,0170</text:p>
          </table:table-cell>
          <table:table-cell table:number-columns-repeated="2" office:value-type="string">
            <text:p>NA</text:p>
          </table:table-cell>
          <table:table-cell table:formula="of:=([.C106]+[.D106])/2" office:value-type="float" office:value="0">
            <text:p>#VALUE!</text:p>
          </table:table-cell>
          <table:table-cell table:formula="of:=[.E106]/[.B106]" office:value-type="float" office:value="0">
            <text:p>#VALUE!</text:p>
          </table:table-cell>
          <table:table-cell table:formula="of:=[.B106]" office:value-type="float" office:value="0.017">
            <text:p>0,017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hn</text:p>
          </table:table-cell>
          <table:table-cell office:value-type="float" office:value="0.0182">
            <text:p>0,0182</text:p>
          </table:table-cell>
          <table:table-cell office:value-type="float" office:value="0.00341">
            <text:p>0,0034</text:p>
          </table:table-cell>
          <table:table-cell office:value-type="float" office:value="0.004187">
            <text:p>0,0042</text:p>
          </table:table-cell>
          <table:table-cell table:formula="of:=([.C107]+[.D107])/2" office:value-type="float" office:value="0.0037985">
            <text:p>0,0038</text:p>
          </table:table-cell>
          <table:table-cell table:formula="of:=[.E107]/[.B107]" office:value-type="float" office:value="0.208708791208791">
            <text:p>0,2087</text:p>
          </table:table-cell>
          <table:table-cell table:formula="of:=AVERAGE([.B107:.B110])" office:value-type="float" office:value="0.03090625">
            <text:p>0,0309</text:p>
          </table:table-cell>
          <table:table-cell table:formula="of:=STDEV([.B107:.B110])" office:value-type="float" office:value="0.00877183881805862">
            <text:p>0,0088</text:p>
          </table:table-cell>
          <table:table-cell office:value-type="float" office:value="0.8073">
            <text:p>0,81</text:p>
          </table:table-cell>
          <table:table-cell table:formula="of:=AVERAGE([.I107:.I110])" office:value-type="float" office:value="0.5214">
            <text:p>0,52</text:p>
          </table:table-cell>
          <table:table-cell table:formula="of:=STDEV([.I107:.I110])" office:value-type="float" office:value="0.205915144335395">
            <text:p>0,21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2425">
            <text:p>0,0324</text:p>
          </table:table-cell>
          <table:table-cell table:number-columns-repeated="2" office:value-type="float" office:value="0.0046">
            <text:p>0,0046</text:p>
          </table:table-cell>
          <table:table-cell table:formula="of:=([.C108]+[.D108])/2" office:value-type="float" office:value="0.0046">
            <text:p>0,0046</text:p>
          </table:table-cell>
          <table:table-cell table:formula="of:=[.E108]/[.B108]" office:value-type="float" office:value="0.141865844255975">
            <text:p>0,1419</text:p>
          </table:table-cell>
          <table:table-cell table:number-columns-repeated="2"/>
          <table:table-cell office:value-type="float" office:value="0.372">
            <text:p>0,3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5">
            <text:p>0,0350</text:p>
          </table:table-cell>
          <table:table-cell office:value-type="float" office:value="0.011">
            <text:p>0,0110</text:p>
          </table:table-cell>
          <table:table-cell office:value-type="float" office:value="0.008">
            <text:p>0,0080</text:p>
          </table:table-cell>
          <table:table-cell table:formula="of:=([.C109]+[.D109])/2" office:value-type="float" office:value="0.0095">
            <text:p>0,0095</text:p>
          </table:table-cell>
          <table:table-cell table:formula="of:=[.E109]/[.B109]" office:value-type="float" office:value="0.271428571428571">
            <text:p>0,2714</text:p>
          </table:table-cell>
          <table:table-cell table:number-columns-repeated="2"/>
          <table:table-cell office:value-type="float" office:value="0.37">
            <text:p>0,37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8">
            <text:p>0,0380</text:p>
          </table:table-cell>
          <table:table-cell table:number-columns-repeated="2" office:value-type="float" office:value="0.002">
            <text:p>0,0020</text:p>
          </table:table-cell>
          <table:table-cell table:formula="of:=([.C110]+[.D110])/2" office:value-type="float" office:value="0.002">
            <text:p>0,0020</text:p>
          </table:table-cell>
          <table:table-cell table:formula="of:=[.E110]/[.B110]" office:value-type="float" office:value="0.0526315789473684">
            <text:p>0,0526</text:p>
          </table:table-cell>
          <table:table-cell table:number-columns-repeated="2"/>
          <table:table-cell office:value-type="float" office:value="0.5363">
            <text:p>0,5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03ho</text:p>
          </table:table-cell>
          <table:table-cell office:value-type="float" office:value="0.01318">
            <text:p>0,0132</text:p>
          </table:table-cell>
          <table:table-cell office:value-type="float" office:value="0.002728">
            <text:p>0,0027</text:p>
          </table:table-cell>
          <table:table-cell office:value-type="float" office:value="0.003396">
            <text:p>0,0034</text:p>
          </table:table-cell>
          <table:table-cell table:formula="of:=([.C111]+[.D111])/2" office:value-type="float" office:value="0.003062">
            <text:p>0,0031</text:p>
          </table:table-cell>
          <table:table-cell table:formula="of:=[.E111]/[.B111]" office:value-type="float" office:value="0.232321699544765">
            <text:p>0,2323</text:p>
          </table:table-cell>
          <table:table-cell table:formula="of:=AVERAGE([.B111:.B112])" office:value-type="float" office:value="0.00909">
            <text:p>0,0091</text:p>
          </table:table-cell>
          <table:table-cell table:formula="of:=STDEV([.B111:.B112])" office:value-type="float" office:value="0.00578413347010596">
            <text:p>0,0058</text:p>
          </table:table-cell>
          <table:table-cell office:value-type="float" office:value="2.2273">
            <text:p>2,23</text:p>
          </table:table-cell>
          <table:table-cell table:formula="of:=[.I111]" office:value-type="float" office:value="2.2273">
            <text:p>2,23</text:p>
          </table:table-cell>
          <table:table-cell/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string">
            <text:p>NA</text:p>
          </table:table-cell>
          <table:table-cell table:formula="of:=([.C112]+[.D112])/2" office:value-type="float" office:value="0">
            <text:p>#VALUE!</text:p>
          </table:table-cell>
          <table:table-cell table:formula="of:=[.E112]/[.B112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T</text:p>
          </table:table-cell>
          <table:table-cell office:value-type="float" office:value="0.02951">
            <text:p>0,0295</text:p>
          </table:table-cell>
          <table:table-cell office:value-type="float" office:value="0.004953">
            <text:p>0,0050</text:p>
          </table:table-cell>
          <table:table-cell office:value-type="float" office:value="0.00598">
            <text:p>0,0060</text:p>
          </table:table-cell>
          <table:table-cell table:formula="of:=([.C113]+[.D113])/2" office:value-type="float" office:value="0.0054665">
            <text:p>0,0055</text:p>
          </table:table-cell>
          <table:table-cell table:formula="of:=[.E113]/[.B113]" office:value-type="float" office:value="0.185242290748899">
            <text:p>0,1852</text:p>
          </table:table-cell>
          <table:table-cell table:formula="of:=AVERAGE([.B113:.B114])" office:value-type="float" office:value="0.029755">
            <text:p>0,0298</text:p>
          </table:table-cell>
          <table:table-cell table:formula="of:=STDEV([.B113:.B114])" office:value-type="float" office:value="0.000346482322781406">
            <text:p>0,0003</text:p>
          </table:table-cell>
          <table:table-cell office:value-type="float" office:value="0.6539">
            <text:p>0,65</text:p>
          </table:table-cell>
          <table:table-cell table:formula="of:=[.I113]" office:value-type="float" office:value="0.6539">
            <text:p>0,65</text:p>
          </table:table-cell>
          <table:table-cell/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">
            <text:p>0,0300</text:p>
          </table:table-cell>
          <table:table-cell table:number-columns-repeated="2" office:value-type="string">
            <text:p>NA</text:p>
          </table:table-cell>
          <table:table-cell table:formula="of:=([.C114]+[.D114])/2" office:value-type="float" office:value="0">
            <text:p>#VALUE!</text:p>
          </table:table-cell>
          <table:table-cell table:formula="of:=[.E114]/[.B114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3Z</text:p>
          </table:table-cell>
          <table:table-cell office:value-type="float" office:value="0.00472">
            <text:p>0,0047</text:p>
          </table:table-cell>
          <table:table-cell table:number-columns-repeated="2" office:value-type="float" office:value="0.0002">
            <text:p>0,0002</text:p>
          </table:table-cell>
          <table:table-cell table:formula="of:=([.C115]+[.D115])/2" office:value-type="float" office:value="0.0002">
            <text:p>0,0002</text:p>
          </table:table-cell>
          <table:table-cell table:formula="of:=[.E115]/[.B115]" office:value-type="float" office:value="0.0423728813559322">
            <text:p>0,0424</text:p>
          </table:table-cell>
          <table:table-cell table:formula="of:=AVERAGE([.B115:.B116])" office:value-type="float" office:value="0.00486">
            <text:p>0,0049</text:p>
          </table:table-cell>
          <table:table-cell table:formula="of:=STDEV([.B115:.B116])" office:value-type="float" office:value="0.000197989898732233">
            <text:p>0,0002</text:p>
          </table:table-cell>
          <table:table-cell office:value-type="float" office:value="0">
            <text:p>0,00</text:p>
          </table:table-cell>
          <table:table-cell table:formula="of:=AVERAGE([.I115:.I116])" office:value-type="float" office:value="0">
            <text:p>0,00</text:p>
          </table:table-cell>
          <table:table-cell table:formula="of:=STDEV([.I115:.I116])" office:value-type="float" office:value="0">
            <text:p>0,0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float" office:value="0.003">
            <text:p>0,0030</text:p>
          </table:table-cell>
          <table:table-cell table:formula="of:=([.C116]+[.D116])/2" office:value-type="float" office:value="0.003">
            <text:p>0,0030</text:p>
          </table:table-cell>
          <table:table-cell table:formula="of:=[.E116]/[.B116]" office:value-type="float" office:value="0.6">
            <text:p>0,6000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04A</text:p>
          </table:table-cell>
          <table:table-cell office:value-type="float" office:value="0.04613">
            <text:p>0,0461</text:p>
          </table:table-cell>
          <table:table-cell office:value-type="float" office:value="0.00393">
            <text:p>0,0039</text:p>
          </table:table-cell>
          <table:table-cell office:value-type="float" office:value="0.04366">
            <text:p>0,0437</text:p>
          </table:table-cell>
          <table:table-cell table:formula="of:=([.C117]+[.D117])/2" office:value-type="float" office:value="0.023795">
            <text:p>0,0238</text:p>
          </table:table-cell>
          <table:table-cell table:formula="of:=[.E117]/[.B117]" office:value-type="float" office:value="0.515824842835465">
            <text:p>0,5158</text:p>
          </table:table-cell>
          <table:table-cell table:formula="of:=AVERAGE([.B117:.B118])" office:value-type="float" office:value="0.040065">
            <text:p>0,0401</text:p>
          </table:table-cell>
          <table:table-cell table:formula="of:=STDEV([.B117:.B118])" office:value-type="float" office:value="0.00857720525579282">
            <text:p>0,0086</text:p>
          </table:table-cell>
          <table:table-cell office:value-type="float" office:value="0.2711">
            <text:p>0,27</text:p>
          </table:table-cell>
          <table:table-cell table:formula="of:=AVERAGE([.I117:.I118])" office:value-type="float" office:value="0.22855">
            <text:p>0,23</text:p>
          </table:table-cell>
          <table:table-cell table:formula="of:=STDEV([.I117:.I118])" office:value-type="float" office:value="0.0601747870789752">
            <text:p>0,06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4">
            <text:p>0,0340</text:p>
          </table:table-cell>
          <table:table-cell table:number-columns-repeated="2" office:value-type="float" office:value="0.02">
            <text:p>0,0200</text:p>
          </table:table-cell>
          <table:table-cell table:formula="of:=([.C118]+[.D118])/2" office:value-type="float" office:value="0.02">
            <text:p>0,0200</text:p>
          </table:table-cell>
          <table:table-cell table:formula="of:=[.E118]/[.B118]" office:value-type="float" office:value="0.588235294117647">
            <text:p>0,5882</text:p>
          </table:table-cell>
          <table:table-cell table:number-columns-repeated="2"/>
          <table:table-cell office:value-type="float" office:value="0.186">
            <text:p>0,19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rugubelli+08</text:p>
          </table:table-cell>
          <table:table-cell table:number-columns-repeated="13"/>
        </table:table-row>
        <table:table-row table:style-name="ro1">
          <table:table-cell office:value-type="string">
            <text:p>SN2004dj</text:p>
          </table:table-cell>
          <table:table-cell office:value-type="float" office:value="0.01528">
            <text:p>0,0153</text:p>
          </table:table-cell>
          <table:table-cell office:value-type="float" office:value="0.003155">
            <text:p>0,0032</text:p>
          </table:table-cell>
          <table:table-cell office:value-type="float" office:value="0.001998">
            <text:p>0,0020</text:p>
          </table:table-cell>
          <table:table-cell table:formula="of:=([.C119]+[.D119])/2" office:value-type="float" office:value="0.0025765">
            <text:p>0,0026</text:p>
          </table:table-cell>
          <table:table-cell table:formula="of:=[.E119]/[.B119]" office:value-type="float" office:value="0.168619109947644">
            <text:p>0,1686</text:p>
          </table:table-cell>
          <table:table-cell table:formula="of:=AVERAGE([.B119:.B120])" office:value-type="float" office:value="0.01764">
            <text:p>0,0176</text:p>
          </table:table-cell>
          <table:table-cell table:formula="of:=STDEV([.B119:.B120])" office:value-type="float" office:value="0.0033375440072005">
            <text:p>0,0033</text:p>
          </table:table-cell>
          <table:table-cell office:value-type="float" office:value="0.05">
            <text:p>0,05</text:p>
          </table:table-cell>
          <table:table-cell table:formula="of:=AVERAGE([.I119:.I120])" office:value-type="float" office:value="0.0785">
            <text:p>0,08</text:p>
          </table:table-cell>
          <table:table-cell table:formula="of:=STDEV([.I119:.I120])" office:value-type="float" office:value="0.0403050865276332">
            <text:p>0,04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1">
            <text:p>0,0100</text:p>
          </table:table-cell>
          <table:table-cell table:formula="of:=([.C120]+[.D120])/2" office:value-type="float" office:value="0.01">
            <text:p>0,0100</text:p>
          </table:table-cell>
          <table:table-cell table:formula="of:=[.E120]/[.B120]" office:value-type="float" office:value="0.5">
            <text:p>0,5000</text:p>
          </table:table-cell>
          <table:table-cell table:number-columns-repeated="2"/>
          <table:table-cell office:value-type="float" office:value="0.107">
            <text:p>0,11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Vinko+06</text:p>
          </table:table-cell>
          <table:table-cell table:number-columns-repeated="13"/>
        </table:table-row>
        <table:table-row table:style-name="ro1">
          <table:table-cell office:value-type="string">
            <text:p>SN2004eg</text:p>
          </table:table-cell>
          <table:table-cell office:value-type="float" office:value="0.007">
            <text:p>0,0070</text:p>
          </table:table-cell>
          <table:table-cell table:number-columns-repeated="2" office:value-type="float" office:value="0.003">
            <text:p>0,0030</text:p>
          </table:table-cell>
          <table:table-cell table:formula="of:=([.C121]+[.D121])/2" office:value-type="float" office:value="0.003">
            <text:p>0,0030</text:p>
          </table:table-cell>
          <table:table-cell table:formula="of:=[.E121]/[.B121]" office:value-type="float" office:value="0.428571428571429">
            <text:p>0,4286</text:p>
          </table:table-cell>
          <table:table-cell table:formula="of:=[.B121]" office:value-type="float" office:value="0.007">
            <text:p>0,0070</text:p>
          </table:table-cell>
          <table:table-cell/>
          <table:table-cell office:value-type="float" office:value="0">
            <text:p>0,00</text:p>
          </table:table-cell>
          <table:table-cell table:formula="of:=[.I12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04ej</text:p>
          </table:table-cell>
          <table:table-cell office:value-type="float" office:value="0.019">
            <text:p>0,0190</text:p>
          </table:table-cell>
          <table:table-cell office:value-type="float" office:value="0.007">
            <text:p>0,0070</text:p>
          </table:table-cell>
          <table:table-cell office:value-type="float" office:value="0.005">
            <text:p>0,0050</text:p>
          </table:table-cell>
          <table:table-cell table:formula="of:=([.C122]+[.D122])/2" office:value-type="float" office:value="0.006">
            <text:p>0,0060</text:p>
          </table:table-cell>
          <table:table-cell table:formula="of:=[.E122]/[.B122]" office:value-type="float" office:value="0.315789473684211">
            <text:p>0,3158</text:p>
          </table:table-cell>
          <table:table-cell table:formula="of:=[.B122]" office:value-type="float" office:value="0.019">
            <text:p>0,0190</text:p>
          </table:table-cell>
          <table:table-cell/>
          <table:table-cell office:value-type="float" office:value="0.14">
            <text:p>0,14</text:p>
          </table:table-cell>
          <table:table-cell table:formula="of:=[.I122]" office:value-type="float" office:value="0.14">
            <text:p>0,14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4et</text:p>
          </table:table-cell>
          <table:table-cell office:value-type="float" office:value="0.041365">
            <text:p>0,0414</text:p>
          </table:table-cell>
          <table:table-cell table:number-columns-repeated="2" office:value-type="float" office:value="0.0086">
            <text:p>0,0086</text:p>
          </table:table-cell>
          <table:table-cell table:formula="of:=([.C123]+[.D123])/2" office:value-type="float" office:value="0.0086">
            <text:p>0,0086</text:p>
          </table:table-cell>
          <table:table-cell table:formula="of:=[.E123]/[.B123]" office:value-type="float" office:value="0.207905233893388">
            <text:p>0,2079</text:p>
          </table:table-cell>
          <table:table-cell table:formula="of:=AVERAGE([.B123:.B126])" office:value-type="float" office:value="0.04806425">
            <text:p>0,0481</text:p>
          </table:table-cell>
          <table:table-cell table:formula="of:=STDEV([.B123:.B126])" office:value-type="float" office:value="0.0111894351473462">
            <text:p>0,0112</text:p>
          </table:table-cell>
          <table:table-cell office:value-type="float" office:value="0.341">
            <text:p>0,34</text:p>
          </table:table-cell>
          <table:table-cell table:formula="of:=AVERAGE([.I123:.I126])" office:value-type="float" office:value="0.2581">
            <text:p>0,26</text:p>
          </table:table-cell>
          <table:table-cell table:formula="of:=STDEV([.I123:.I126])" office:value-type="float" office:value="0.110154618604941">
            <text:p>0,11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5892">
            <text:p>0,0359</text:p>
          </table:table-cell>
          <table:table-cell office:value-type="float" office:value="0.02171">
            <text:p>0,0217</text:p>
          </table:table-cell>
          <table:table-cell office:value-type="float" office:value="0.022944">
            <text:p>0,0229</text:p>
          </table:table-cell>
          <table:table-cell table:formula="of:=([.C124]+[.D124])/2" office:value-type="float" office:value="0.022327">
            <text:p>0,0223</text:p>
          </table:table-cell>
          <table:table-cell table:formula="of:=[.E124]/[.B124]" office:value-type="float" office:value="0.622060626323415">
            <text:p>0,6221</text:p>
          </table:table-cell>
          <table:table-cell table:number-columns-repeated="2"/>
          <table:table-cell office:value-type="float" office:value="0.2534">
            <text:p>0,25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6">
            <text:p>0,0560</text:p>
          </table:table-cell>
          <table:table-cell table:number-columns-repeated="2" office:value-type="float" office:value="0.04">
            <text:p>0,0400</text:p>
          </table:table-cell>
          <table:table-cell table:formula="of:=([.C125]+[.D125])/2" office:value-type="float" office:value="0.04">
            <text:p>0,0400</text:p>
          </table:table-cell>
          <table:table-cell table:formula="of:=[.E125]/[.B125]" office:value-type="float" office:value="0.714285714285714">
            <text:p>0,7143</text:p>
          </table:table-cell>
          <table:table-cell table:number-columns-repeated="2"/>
          <table:table-cell office:value-type="float" office:value="0.104">
            <text:p>0,1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9">
            <text:p>0,0590</text:p>
          </table:table-cell>
          <table:table-cell table:number-columns-repeated="2" office:value-type="string">
            <text:p>NG</text:p>
          </table:table-cell>
          <table:table-cell table:formula="of:=([.C126]+[.D126])/2" office:value-type="float" office:value="0">
            <text:p>#VALUE!</text:p>
          </table:table-cell>
          <table:table-cell table:formula="of:=[.E126]/[.B126]" office:value-type="float" office:value="0">
            <text:p>#VALUE!</text:p>
          </table:table-cell>
          <table:table-cell table:number-columns-repeated="2"/>
          <table:table-cell office:value-type="float" office:value="0.334">
            <text:p>0,3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 office:value-type="string">
            <text:p>SN2004fx</text:p>
          </table:table-cell>
          <table:table-cell office:value-type="float" office:value="0.014">
            <text:p>0,0140</text:p>
          </table:table-cell>
          <table:table-cell office:value-type="float" office:value="0.006">
            <text:p>0,0060</text:p>
          </table:table-cell>
          <table:table-cell office:value-type="float" office:value="0.004">
            <text:p>0,0040</text:p>
          </table:table-cell>
          <table:table-cell table:formula="of:=([.C127]+[.D127])/2" office:value-type="float" office:value="0.005">
            <text:p>0,0050</text:p>
          </table:table-cell>
          <table:table-cell table:formula="of:=[.E127]/[.B127]" office:value-type="float" office:value="0.357142857142857">
            <text:p>0,3571</text:p>
          </table:table-cell>
          <table:table-cell table:formula="of:=[.B127]" office:value-type="float" office:value="0.014">
            <text:p>0,0140</text:p>
          </table:table-cell>
          <table:table-cell/>
          <table:table-cell office:value-type="float" office:value="0">
            <text:p>0,00</text:p>
          </table:table-cell>
          <table:table-cell table:formula="of:=[.I12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5af</text:p>
          </table:table-cell>
          <table:table-cell office:value-type="float" office:value="0.026">
            <text:p>0,0260</text:p>
          </table:table-cell>
          <table:table-cell office:value-type="float" office:value="0.021">
            <text:p>0,0210</text:p>
          </table:table-cell>
          <table:table-cell office:value-type="float" office:value="0.012">
            <text:p>0,0120</text:p>
          </table:table-cell>
          <table:table-cell table:formula="of:=([.C128]+[.D128])/2" office:value-type="float" office:value="0.0165">
            <text:p>0,0165</text:p>
          </table:table-cell>
          <table:table-cell table:formula="of:=[.E128]/[.B128]" office:value-type="float" office:value="0.634615384615385">
            <text:p>0,6346</text:p>
          </table:table-cell>
          <table:table-cell table:formula="of:=[.B128]" office:value-type="float" office:value="0.026">
            <text:p>0,0260</text:p>
          </table:table-cell>
          <table:table-cell/>
          <table:table-cell office:value-type="float" office:value="0">
            <text:p>0,00</text:p>
          </table:table-cell>
          <table:table-cell table:formula="of:=[.I12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5cs</text:p>
          </table:table-cell>
          <table:table-cell office:value-type="float" office:value="0.002095">
            <text:p>0,0021</text:p>
          </table:table-cell>
          <table:table-cell table:number-columns-repeated="2" office:value-type="float" office:value="0.0002">
            <text:p>0,0002</text:p>
          </table:table-cell>
          <table:table-cell table:formula="of:=([.C129]+[.D129])/2" office:value-type="float" office:value="0.0002">
            <text:p>0,0002</text:p>
          </table:table-cell>
          <table:table-cell table:formula="of:=[.E129]/[.B129]" office:value-type="float" office:value="0.0954653937947494">
            <text:p>0,0955</text:p>
          </table:table-cell>
          <table:table-cell table:formula="of:=AVERAGE([.B129:.B133])" office:value-type="float" office:value="0.00415878">
            <text:p>0,0042</text:p>
          </table:table-cell>
          <table:table-cell table:formula="of:=STDEV([.B129:.B133])" office:value-type="float" office:value="0.0015804612276168">
            <text:p>0,0016</text:p>
          </table:table-cell>
          <table:table-cell office:value-type="float" office:value="0.062">
            <text:p>0,06</text:p>
          </table:table-cell>
          <table:table-cell table:formula="of:=AVERAGE([.I129:.I133])" office:value-type="float" office:value="0.19874">
            <text:p>0,20</text:p>
          </table:table-cell>
          <table:table-cell table:formula="of:=STDEV([.I129:.I133])" office:value-type="float" office:value="0.198610770100717">
            <text:p>0,2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46989">
            <text:p>0,0047</text:p>
          </table:table-cell>
          <table:table-cell office:value-type="float" office:value="0.000464">
            <text:p>0,0005</text:p>
          </table:table-cell>
          <table:table-cell office:value-type="float" office:value="0.0005119">
            <text:p>0,0005</text:p>
          </table:table-cell>
          <table:table-cell table:formula="of:=([.C130]+[.D130])/2" office:value-type="float" office:value="0.00048795">
            <text:p>0,0005</text:p>
          </table:table-cell>
          <table:table-cell table:formula="of:=[.E130]/[.B130]" office:value-type="float" office:value="0.103843452722978">
            <text:p>0,1038</text:p>
          </table:table-cell>
          <table:table-cell table:number-columns-repeated="2"/>
          <table:table-cell office:value-type="float" office:value="0.4817">
            <text:p>0,48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6">
            <text:p>0,0060</text:p>
          </table:table-cell>
          <table:table-cell table:number-columns-repeated="2" office:value-type="float" office:value="0.003">
            <text:p>0,0030</text:p>
          </table:table-cell>
          <table:table-cell table:formula="of:=([.C131]+[.D131])/2" office:value-type="float" office:value="0.003">
            <text:p>0,0030</text:p>
          </table:table-cell>
          <table:table-cell table:formula="of:=[.E131]/[.B131]" office:value-type="float" office:value="0.5">
            <text:p>0,5000</text:p>
          </table:table-cell>
          <table:table-cell table:number-columns-repeated="2"/>
          <table:table-cell office:value-type="float" office:value="0.057">
            <text:p>0,06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5">
            <text:p>0,0050</text:p>
          </table:table-cell>
          <table:table-cell table:number-columns-repeated="2" office:value-type="string">
            <text:p>NG</text:p>
          </table:table-cell>
          <table:table-cell table:formula="of:=([.C132]+[.D132])/2" office:value-type="float" office:value="0">
            <text:p>#VALUE!</text:p>
          </table:table-cell>
          <table:table-cell table:formula="of:=[.E132]/[.B132]" office:value-type="float" office:value="0">
            <text:p>#VALUE!</text:p>
          </table:table-cell>
          <table:table-cell table:number-columns-repeated="2"/>
          <table:table-cell office:value-type="float" office:value="0.336">
            <text:p>0,3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3">
            <text:p>0,0030</text:p>
          </table:table-cell>
          <table:table-cell table:number-columns-repeated="2" office:value-type="string">
            <text:p>NG</text:p>
          </table:table-cell>
          <table:table-cell table:formula="of:=([.C133]+[.D133])/2" office:value-type="float" office:value="0">
            <text:p>#VALUE!</text:p>
          </table:table-cell>
          <table:table-cell table:formula="of:=[.E133]/[.B133]" office:value-type="float" office:value="0">
            <text:p>#VALUE!</text:p>
          </table:table-cell>
          <table:table-cell table:number-columns-repeated="2"/>
          <table:table-cell office:value-type="float" office:value="0.057">
            <text:p>0,06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Pastorello+09</text:p>
          </table:table-cell>
          <table:table-cell table:number-columns-repeated="13"/>
        </table:table-row>
        <table:table-row table:style-name="ro1">
          <table:table-cell office:value-type="string">
            <text:p>SN2005dx</text:p>
          </table:table-cell>
          <table:table-cell office:value-type="float" office:value="0.007">
            <text:p>0,0070</text:p>
          </table:table-cell>
          <table:table-cell table:number-columns-repeated="2" office:value-type="string">
            <text:p>NA</text:p>
          </table:table-cell>
          <table:table-cell table:formula="of:=([.C134]+[.D134])/2" office:value-type="float" office:value="0">
            <text:p>#VALUE!</text:p>
          </table:table-cell>
          <table:table-cell table:formula="of:=[.E134]/[.B134]" office:value-type="float" office:value="0">
            <text:p>#VALUE!</text:p>
          </table:table-cell>
          <table:table-cell table:formula="of:=[.B134]" office:value-type="float" office:value="0.007">
            <text:p>0,0070</text:p>
          </table:table-cell>
          <table:table-cell/>
          <table:table-cell office:value-type="float" office:value="0">
            <text:p>0,00</text:p>
          </table:table-cell>
          <table:table-cell table:formula="of:=[.I134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5dz</text:p>
          </table:table-cell>
          <table:table-cell office:value-type="float" office:value="0.021">
            <text:p>0,0210</text:p>
          </table:table-cell>
          <table:table-cell table:number-columns-repeated="2" office:value-type="string">
            <text:p>NA</text:p>
          </table:table-cell>
          <table:table-cell table:formula="of:=([.C135]+[.D135])/2" office:value-type="float" office:value="0">
            <text:p>#VALUE!</text:p>
          </table:table-cell>
          <table:table-cell table:formula="of:=[.E135]/[.B135]" office:value-type="float" office:value="0">
            <text:p>#VALUE!</text:p>
          </table:table-cell>
          <table:table-cell table:formula="of:=[.B135]" office:value-type="float" office:value="0.021">
            <text:p>0,0210</text:p>
          </table:table-cell>
          <table:table-cell/>
          <table:table-cell office:value-type="float" office:value="0">
            <text:p>0,00</text:p>
          </table:table-cell>
          <table:table-cell table:formula="of:=[.I135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6ai</text:p>
          </table:table-cell>
          <table:table-cell office:value-type="float" office:value="0.05">
            <text:p>0,0500</text:p>
          </table:table-cell>
          <table:table-cell table:number-columns-repeated="2" office:value-type="string">
            <text:p>NA</text:p>
          </table:table-cell>
          <table:table-cell table:formula="of:=([.C136]+[.D136])/2" office:value-type="float" office:value="0">
            <text:p>#VALUE!</text:p>
          </table:table-cell>
          <table:table-cell table:formula="of:=[.E136]/[.B136]" office:value-type="float" office:value="0">
            <text:p>#VALUE!</text:p>
          </table:table-cell>
          <table:table-cell table:formula="of:=[.B136]" office:value-type="float" office:value="0.05">
            <text:p>0,0500</text:p>
          </table:table-cell>
          <table:table-cell/>
          <table:table-cell office:value-type="float" office:value="0">
            <text:p>0,00</text:p>
          </table:table-cell>
          <table:table-cell table:formula="of:=[.I136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6au</text:p>
          </table:table-cell>
          <table:table-cell office:value-type="float" office:value="0.073">
            <text:p>0,0730</text:p>
          </table:table-cell>
          <table:table-cell table:number-columns-repeated="2" office:value-type="string">
            <text:p>NA</text:p>
          </table:table-cell>
          <table:table-cell table:formula="of:=([.C137]+[.D137])/2" office:value-type="float" office:value="0">
            <text:p>#VALUE!</text:p>
          </table:table-cell>
          <table:table-cell table:formula="of:=[.E137]/[.B137]" office:value-type="float" office:value="0">
            <text:p>#VALUE!</text:p>
          </table:table-cell>
          <table:table-cell table:formula="of:=[.B137]" office:value-type="float" office:value="0.073">
            <text:p>0,0730</text:p>
          </table:table-cell>
          <table:table-cell/>
          <table:table-cell office:value-type="float" office:value="0.4371">
            <text:p>0,44</text:p>
          </table:table-cell>
          <table:table-cell table:formula="of:=[.I137]" office:value-type="float" office:value="0.4371">
            <text:p>0,44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Upper limit, 87A-like</text:p>
          </table:table-cell>
          <table:table-cell table:number-columns-repeated="12"/>
        </table:table-row>
        <table:table-row table:style-name="ro1">
          <table:table-cell office:value-type="string">
            <text:p>SN2006bc</text:p>
          </table:table-cell>
          <table:table-cell office:value-type="float" office:value="0.027">
            <text:p>0,0270</text:p>
          </table:table-cell>
          <table:table-cell table:number-columns-repeated="2" office:value-type="string">
            <text:p>NG</text:p>
          </table:table-cell>
          <table:table-cell table:formula="of:=([.C138]+[.D138])/2" office:value-type="float" office:value="0">
            <text:p>#VALUE!</text:p>
          </table:table-cell>
          <table:table-cell table:formula="of:=[.E138]/[.B138]" office:value-type="float" office:value="0">
            <text:p>#VALUE!</text:p>
          </table:table-cell>
          <table:table-cell table:formula="of:=[.B138]" office:value-type="float" office:value="0.027">
            <text:p>0,0270</text:p>
          </table:table-cell>
          <table:table-cell/>
          <table:table-cell office:value-type="float" office:value="1.05">
            <text:p>1,05</text:p>
          </table:table-cell>
          <table:table-cell table:formula="of:=[.I138]" office:value-type="float" office:value="1.05">
            <text:p>1,05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Otsuka+12</text:p>
          </table:table-cell>
          <table:table-cell table:number-columns-repeated="13"/>
        </table:table-row>
        <table:table-row table:style-name="ro1">
          <table:table-cell office:value-type="string">
            <text:p>SN2006bp</text:p>
          </table:table-cell>
          <table:table-cell office:value-type="float" office:value="0.0015066">
            <text:p>0,0015</text:p>
          </table:table-cell>
          <table:table-cell office:value-type="float" office:value="0.0002147">
            <text:p>0,0002</text:p>
          </table:table-cell>
          <table:table-cell office:value-type="float" office:value="0.000266">
            <text:p>0,0003</text:p>
          </table:table-cell>
          <table:table-cell table:formula="of:=([.C139]+[.D139])/2" office:value-type="float" office:value="0.00024035">
            <text:p>0,0002</text:p>
          </table:table-cell>
          <table:table-cell table:formula="of:=[.E139]/[.B139]" office:value-type="float" office:value="0.159531395194478">
            <text:p>0,1595</text:p>
          </table:table-cell>
          <table:table-cell table:formula="of:=[.B139]" office:value-type="float" office:value="0.0015066">
            <text:p>0,0015</text:p>
          </table:table-cell>
          <table:table-cell/>
          <table:table-cell office:value-type="float" office:value="1.2092">
            <text:p>1,21</text:p>
          </table:table-cell>
          <table:table-cell table:formula="of:=[.I139]" office:value-type="float" office:value="1.2092">
            <text:p>1,21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6ms</text:p>
          </table:table-cell>
          <table:table-cell office:value-type="float" office:value="0.056">
            <text:p>0,0560</text:p>
          </table:table-cell>
          <table:table-cell table:number-columns-repeated="2" office:value-type="string">
            <text:p>NA</text:p>
          </table:table-cell>
          <table:table-cell table:formula="of:=([.C140]+[.D140])/2" office:value-type="float" office:value="0">
            <text:p>#VALUE!</text:p>
          </table:table-cell>
          <table:table-cell table:formula="of:=[.E140]/[.B140]" office:value-type="float" office:value="0">
            <text:p>#VALUE!</text:p>
          </table:table-cell>
          <table:table-cell table:formula="of:=[.B140]" office:value-type="float" office:value="0.056">
            <text:p>0,0560</text:p>
          </table:table-cell>
          <table:table-cell/>
          <table:table-cell office:value-type="float" office:value="0">
            <text:p>0,00</text:p>
          </table:table-cell>
          <table:table-cell table:formula="of:=[.I140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6ov</text:p>
          </table:table-cell>
          <table:table-cell table:number-columns-repeated="3" office:value-type="float" office:value="0.002">
            <text:p>0,0020</text:p>
          </table:table-cell>
          <table:table-cell table:formula="of:=([.C141]+[.D141])/2" office:value-type="float" office:value="0.002">
            <text:p>0,0020</text:p>
          </table:table-cell>
          <table:table-cell table:formula="of:=[.E141]/[.B141]" office:value-type="float" office:value="1">
            <text:p>1,0000</text:p>
          </table:table-cell>
          <table:table-cell table:formula="of:=[.B141]" office:value-type="float" office:value="0.002">
            <text:p>0,0020</text:p>
          </table:table-cell>
          <table:table-cell/>
          <table:table-cell office:value-type="float" office:value="0">
            <text:p>0,00</text:p>
          </table:table-cell>
          <table:table-cell table:formula="of:=[.I14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06V</text:p>
          </table:table-cell>
          <table:table-cell office:value-type="float" office:value="0.127">
            <text:p>0,1270</text:p>
          </table:table-cell>
          <table:table-cell table:number-columns-repeated="2" office:value-type="float" office:value="0.01">
            <text:p>0,0100</text:p>
          </table:table-cell>
          <table:table-cell table:formula="of:=([.C142]+[.D142])/2" office:value-type="float" office:value="0.01">
            <text:p>0,0100</text:p>
          </table:table-cell>
          <table:table-cell table:formula="of:=[.E142]/[.B142]" office:value-type="float" office:value="0.078740157480315">
            <text:p>0,0787</text:p>
          </table:table-cell>
          <table:table-cell table:formula="of:=[.B142]" office:value-type="float" office:value="0.127">
            <text:p>0,1270</text:p>
          </table:table-cell>
          <table:table-cell/>
          <table:table-cell office:value-type="float" office:value="0">
            <text:p>0,00</text:p>
          </table:table-cell>
          <table:table-cell table:formula="of:=[.I142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 office:value-type="string">
            <text:p>SN2006Y</text:p>
          </table:table-cell>
          <table:table-cell office:value-type="float" office:value="0.034">
            <text:p>0,0340</text:p>
          </table:table-cell>
          <table:table-cell table:number-columns-repeated="2" office:value-type="string">
            <text:p>NA</text:p>
          </table:table-cell>
          <table:table-cell table:formula="of:=([.C143]+[.D143])/2" office:value-type="float" office:value="0">
            <text:p>#VALUE!</text:p>
          </table:table-cell>
          <table:table-cell table:formula="of:=[.E143]/[.B143]" office:value-type="float" office:value="0">
            <text:p>#VALUE!</text:p>
          </table:table-cell>
          <table:table-cell table:formula="of:=[.B143]" office:value-type="float" office:value="0.034">
            <text:p>0,0340</text:p>
          </table:table-cell>
          <table:table-cell/>
          <table:table-cell office:value-type="float" office:value="0">
            <text:p>0,00</text:p>
          </table:table-cell>
          <table:table-cell table:formula="of:=[.I143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ab</text:p>
          </table:table-cell>
          <table:table-cell office:value-type="float" office:value="0.04">
            <text:p>0,0400</text:p>
          </table:table-cell>
          <table:table-cell table:number-columns-repeated="2" office:value-type="string">
            <text:p>NA</text:p>
          </table:table-cell>
          <table:table-cell table:formula="of:=([.C144]+[.D144])/2" office:value-type="float" office:value="0">
            <text:p>#VALUE!</text:p>
          </table:table-cell>
          <table:table-cell table:formula="of:=[.E144]/[.B144]" office:value-type="float" office:value="0">
            <text:p>#VALUE!</text:p>
          </table:table-cell>
          <table:table-cell table:formula="of:=[.B144]" office:value-type="float" office:value="0.04">
            <text:p>0,040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av</text:p>
          </table:table-cell>
          <table:table-cell office:value-type="float" office:value="0.015">
            <text:p>0,0150</text:p>
          </table:table-cell>
          <table:table-cell table:number-columns-repeated="2" office:value-type="string">
            <text:p>NA</text:p>
          </table:table-cell>
          <table:table-cell table:formula="of:=([.C145]+[.D145])/2" office:value-type="float" office:value="0">
            <text:p>#VALUE!</text:p>
          </table:table-cell>
          <table:table-cell table:formula="of:=[.E145]/[.B145]" office:value-type="float" office:value="0">
            <text:p>#VALUE!</text:p>
          </table:table-cell>
          <table:table-cell table:formula="of:=[.B145]" office:value-type="float" office:value="0.015">
            <text:p>0,0150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hm</text:p>
          </table:table-cell>
          <table:table-cell office:value-type="float" office:value="0.045">
            <text:p>0,0450</text:p>
          </table:table-cell>
          <table:table-cell table:number-columns-repeated="2" office:value-type="string">
            <text:p>NA</text:p>
          </table:table-cell>
          <table:table-cell table:formula="of:=([.C146]+[.D146])/2" office:value-type="float" office:value="0">
            <text:p>#VALUE!</text:p>
          </table:table-cell>
          <table:table-cell table:formula="of:=[.E146]/[.B146]" office:value-type="float" office:value="0">
            <text:p>#VALUE!</text:p>
          </table:table-cell>
          <table:table-cell table:formula="of:=[.B146]" office:value-type="float" office:value="0.045">
            <text:p>0,0450</text:p>
          </table:table-cell>
          <table:table-cell/>
          <table:table-cell office:value-type="float" office:value="0">
            <text:p>0,00</text:p>
          </table:table-cell>
          <table:table-cell table:formula="of:=[.I146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7it</text:p>
          </table:table-cell>
          <table:table-cell office:value-type="float" office:value="0.072121">
            <text:p>0,0721</text:p>
          </table:table-cell>
          <table:table-cell table:number-columns-repeated="2" office:value-type="float" office:value="0.0175">
            <text:p>0,0175</text:p>
          </table:table-cell>
          <table:table-cell table:formula="of:=([.C147]+[.D147])/2" office:value-type="float" office:value="0.0175">
            <text:p>0,0175</text:p>
          </table:table-cell>
          <table:table-cell table:formula="of:=[.E147]/[.B147]" office:value-type="float" office:value="0.242647772493449">
            <text:p>0,2426</text:p>
          </table:table-cell>
          <table:table-cell table:formula="of:=AVERAGE([.B147:.B149])" office:value-type="float" office:value="0.0780403333333333">
            <text:p>0,0780</text:p>
          </table:table-cell>
          <table:table-cell table:formula="of:=STDEV([.B147:.B149])" office:value-type="float" office:value="0.0103575518503811">
            <text:p>0,0104</text:p>
          </table:table-cell>
          <table:table-cell office:value-type="float" office:value="0">
            <text:p>0,00</text:p>
          </table:table-cell>
          <table:table-cell table:formula="of:=AVERAGE([.I147:.I149])" office:value-type="float" office:value="0.02">
            <text:p>0,02</text:p>
          </table:table-cell>
          <table:table-cell table:formula="of:=STDEV([.I147:.I149])" office:value-type="float" office:value="0.0346410161513775">
            <text:p>0,03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72">
            <text:p>0,0720</text:p>
          </table:table-cell>
          <table:table-cell office:value-type="float" office:value="0.054">
            <text:p>0,0540</text:p>
          </table:table-cell>
          <table:table-cell office:value-type="float" office:value="0.031">
            <text:p>0,0310</text:p>
          </table:table-cell>
          <table:table-cell table:formula="of:=([.C148]+[.D148])/2" office:value-type="float" office:value="0.0425">
            <text:p>0,0425</text:p>
          </table:table-cell>
          <table:table-cell table:formula="of:=[.E148]/[.B148]" office:value-type="float" office:value="0.590277777777778">
            <text:p>0,5903</text:p>
          </table:table-cell>
          <table:table-cell table:number-columns-repeated="2"/>
          <table:table-cell office:value-type="float" office:value="0.06">
            <text:p>0,06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9">
            <text:p>0,0900</text:p>
          </table:table-cell>
          <table:table-cell office:value-type="float" office:value="0.02">
            <text:p>0,0200</text:p>
          </table:table-cell>
          <table:table-cell office:value-type="float" office:value="0.01">
            <text:p>0,0100</text:p>
          </table:table-cell>
          <table:table-cell table:formula="of:=([.C149]+[.D149])/2" office:value-type="float" office:value="0.015">
            <text:p>0,0150</text:p>
          </table:table-cell>
          <table:table-cell table:formula="of:=[.E149]/[.B149]" office:value-type="float" office:value="0.166666666666667">
            <text:p>0,1667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Andrews+11</text:p>
          </table:table-cell>
          <table:table-cell table:number-columns-repeated="13"/>
        </table:table-row>
        <table:table-row table:style-name="ro1">
          <table:table-cell office:value-type="string">
            <text:p>SN2007od</text:p>
          </table:table-cell>
          <table:table-cell office:value-type="float" office:value="0.0031922">
            <text:p>0,0032</text:p>
          </table:table-cell>
          <table:table-cell table:number-columns-repeated="2" office:value-type="float" office:value="0.0006">
            <text:p>0,0006</text:p>
          </table:table-cell>
          <table:table-cell table:formula="of:=([.C150]+[.D150])/2" office:value-type="float" office:value="0.0006">
            <text:p>0,0006</text:p>
          </table:table-cell>
          <table:table-cell table:formula="of:=[.E150]/[.B150]" office:value-type="float" office:value="0.187958147985715">
            <text:p>0,1880</text:p>
          </table:table-cell>
          <table:table-cell table:formula="of:=AVERAGE([.B150:.B151])" office:value-type="float" office:value="0.0065891">
            <text:p>0,0066</text:p>
          </table:table-cell>
          <table:table-cell table:formula="of:=STDEV([.B150:.B151])" office:value-type="float" office:value="0.00480394205002517">
            <text:p>0,0048</text:p>
          </table:table-cell>
          <table:table-cell office:value-type="float" office:value="0">
            <text:p>0,00</text:p>
          </table:table-cell>
          <table:table-cell table:formula="of:=AVERAGE([.I150:.I151])" office:value-type="float" office:value="0.11585">
            <text:p>0,12</text:p>
          </table:table-cell>
          <table:table-cell table:formula="of:=STDEV([.I150:.I151])" office:value-type="float" office:value="0.163836641200923">
            <text:p>0,16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986">
            <text:p>0,0100</text:p>
          </table:table-cell>
          <table:table-cell office:value-type="float" office:value="0.001046">
            <text:p>0,0010</text:p>
          </table:table-cell>
          <table:table-cell office:value-type="float" office:value="0.0008643">
            <text:p>0,0009</text:p>
          </table:table-cell>
          <table:table-cell table:formula="of:=([.C151]+[.D151])/2" office:value-type="float" office:value="0.00095515">
            <text:p>0,0010</text:p>
          </table:table-cell>
          <table:table-cell table:formula="of:=[.E151]/[.B151]" office:value-type="float" office:value="0.0956489084718606">
            <text:p>0,0956</text:p>
          </table:table-cell>
          <table:table-cell table:number-columns-repeated="2"/>
          <table:table-cell office:value-type="float" office:value="0.2317">
            <text:p>0,23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8aw</text:p>
          </table:table-cell>
          <table:table-cell office:value-type="float" office:value="0.05">
            <text:p>0,0500</text:p>
          </table:table-cell>
          <table:table-cell table:number-columns-repeated="2" office:value-type="string">
            <text:p>NA</text:p>
          </table:table-cell>
          <table:table-cell table:formula="of:=([.C152]+[.D152])/2" office:value-type="float" office:value="0">
            <text:p>#VALUE!</text:p>
          </table:table-cell>
          <table:table-cell table:formula="of:=[.E152]/[.B152]" office:value-type="float" office:value="0">
            <text:p>#VALUE!</text:p>
          </table:table-cell>
          <table:table-cell table:formula="of:=[.B152]" office:value-type="float" office:value="0.05">
            <text:p>0,0500</text:p>
          </table:table-cell>
          <table:table-cell/>
          <table:table-cell office:value-type="float" office:value="0.32">
            <text:p>0,32</text:p>
          </table:table-cell>
          <table:table-cell table:formula="of:=[.I152]" office:value-type="float" office:value="0.32">
            <text:p>0,32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bk</text:p>
          </table:table-cell>
          <table:table-cell office:value-type="float" office:value="0.0159955">
            <text:p>0,0160</text:p>
          </table:table-cell>
          <table:table-cell office:value-type="float" office:value="0.05907">
            <text:p>0,0591</text:p>
          </table:table-cell>
          <table:table-cell office:value-type="float" office:value="0.00935">
            <text:p>0,0094</text:p>
          </table:table-cell>
          <table:table-cell table:formula="of:=([.C153]+[.D153])/2" office:value-type="float" office:value="0.03421">
            <text:p>0,0342</text:p>
          </table:table-cell>
          <table:table-cell table:formula="of:=[.E153]/[.B153]" office:value-type="float" office:value="2.13872651683286">
            <text:p>2,1387</text:p>
          </table:table-cell>
          <table:table-cell table:formula="of:=AVERAGE([.B153:.B156])" office:value-type="float" office:value="0.009748875">
            <text:p>0,0097</text:p>
          </table:table-cell>
          <table:table-cell table:formula="of:=STDEV([.B153:.B156])" office:value-type="float" office:value="0.00426980738002313">
            <text:p>0,0043</text:p>
          </table:table-cell>
          <table:table-cell office:value-type="float" office:value="0.2839">
            <text:p>0,28</text:p>
          </table:table-cell>
          <table:table-cell table:formula="of:=AVERAGE([.I153:.I156])" office:value-type="float" office:value="0.073725">
            <text:p>0,07</text:p>
          </table:table-cell>
          <table:table-cell table:formula="of:=STDEV([.I153:.I156])" office:value-type="float" office:value="0.140212585621501">
            <text:p>0,14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7">
            <text:p>0,0070</text:p>
          </table:table-cell>
          <table:table-cell table:number-columns-repeated="2" office:value-type="float" office:value="0.001">
            <text:p>0,0010</text:p>
          </table:table-cell>
          <table:table-cell table:formula="of:=([.C154]+[.D154])/2" office:value-type="float" office:value="0.001">
            <text:p>0,0010</text:p>
          </table:table-cell>
          <table:table-cell table:formula="of:=[.E154]/[.B154]" office:value-type="float" office:value="0.142857142857143">
            <text:p>0,1429</text:p>
          </table:table-cell>
          <table:table-cell table:number-columns-repeated="2"/>
          <table:table-cell office:value-type="float" office:value="0.011">
            <text:p>0,01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7">
            <text:p>0,0070</text:p>
          </table:table-cell>
          <table:table-cell table:number-columns-repeated="2" office:value-type="float" office:value="0.001">
            <text:p>0,0010</text:p>
          </table:table-cell>
          <table:table-cell table:formula="of:=([.C155]+[.D155])/2" office:value-type="float" office:value="0.001">
            <text:p>0,0010</text:p>
          </table:table-cell>
          <table:table-cell table:formula="of:=[.E155]/[.B155]" office:value-type="float" office:value="0.142857142857143">
            <text:p>0,142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">
            <text:p>0,0090</text:p>
          </table:table-cell>
          <table:table-cell table:number-columns-repeated="2" office:value-type="string">
            <text:p>NG</text:p>
          </table:table-cell>
          <table:table-cell table:formula="of:=([.C156]+[.D156])/2" office:value-type="float" office:value="0">
            <text:p>#VALUE!</text:p>
          </table:table-cell>
          <table:table-cell table:formula="of:=[.E156]/[.B15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SN model</text:p>
          </table:table-cell>
          <table:table-cell office:value-type="string">
            <text:p>Lisakov+17</text:p>
          </table:table-cell>
          <table:table-cell table:number-columns-repeated="13"/>
        </table:table-row>
        <table:table-row table:style-name="ro1">
          <table:table-cell office:value-type="string">
            <text:p>SN2008bm</text:p>
          </table:table-cell>
          <table:table-cell office:value-type="float" office:value="0.014">
            <text:p>0,0140</text:p>
          </table:table-cell>
          <table:table-cell table:number-columns-repeated="2" office:value-type="string">
            <text:p>NA</text:p>
          </table:table-cell>
          <table:table-cell table:formula="of:=([.C157]+[.D157])/2" office:value-type="float" office:value="0">
            <text:p>#VALUE!</text:p>
          </table:table-cell>
          <table:table-cell table:formula="of:=[.E157]/[.B157]" office:value-type="float" office:value="0">
            <text:p>#VALUE!</text:p>
          </table:table-cell>
          <table:table-cell table:formula="of:=[.B157]" office:value-type="float" office:value="0.014">
            <text:p>0,0140</text:p>
          </table:table-cell>
          <table:table-cell/>
          <table:table-cell office:value-type="float" office:value="0">
            <text:p>0,00</text:p>
          </table:table-cell>
          <table:table-cell table:formula="of:=[.I15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br</text:p>
          </table:table-cell>
          <table:table-cell office:value-type="float" office:value="0.026">
            <text:p>0,0260</text:p>
          </table:table-cell>
          <table:table-cell table:number-columns-repeated="2" office:value-type="string">
            <text:p>NA</text:p>
          </table:table-cell>
          <table:table-cell table:formula="of:=([.C158]+[.D158])/2" office:value-type="float" office:value="0">
            <text:p>#VALUE!</text:p>
          </table:table-cell>
          <table:table-cell table:formula="of:=[.E158]/[.B158]" office:value-type="float" office:value="0">
            <text:p>#VALUE!</text:p>
          </table:table-cell>
          <table:table-cell table:formula="of:=[.B158]" office:value-type="float" office:value="0.026">
            <text:p>0,0260</text:p>
          </table:table-cell>
          <table:table-cell/>
          <table:table-cell office:value-type="float" office:value="0">
            <text:p>0,00</text:p>
          </table:table-cell>
          <table:table-cell table:formula="of:=[.I15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bu</text:p>
          </table:table-cell>
          <table:table-cell office:value-type="float" office:value="0.02">
            <text:p>0,0200</text:p>
          </table:table-cell>
          <table:table-cell table:number-columns-repeated="2" office:value-type="string">
            <text:p>NA</text:p>
          </table:table-cell>
          <table:table-cell table:formula="of:=([.C159]+[.D159])/2" office:value-type="float" office:value="0">
            <text:p>#VALUE!</text:p>
          </table:table-cell>
          <table:table-cell table:formula="of:=[.E159]/[.B159]" office:value-type="float" office:value="0">
            <text:p>#VALUE!</text:p>
          </table:table-cell>
          <table:table-cell table:formula="of:=[.B159]" office:value-type="float" office:value="0.02">
            <text:p>0,0200</text:p>
          </table:table-cell>
          <table:table-cell/>
          <table:table-cell office:value-type="float" office:value="0">
            <text:p>0,00</text:p>
          </table:table-cell>
          <table:table-cell table:formula="of:=[.I159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in</text:p>
          </table:table-cell>
          <table:table-cell office:value-type="float" office:value="0.003668">
            <text:p>0,0037</text:p>
          </table:table-cell>
          <table:table-cell table:number-columns-repeated="2" office:value-type="float" office:value="0.0007">
            <text:p>0,0007</text:p>
          </table:table-cell>
          <table:table-cell table:formula="of:=([.C160]+[.D160])/2" office:value-type="float" office:value="0.0007">
            <text:p>0,0007</text:p>
          </table:table-cell>
          <table:table-cell table:formula="of:=[.E160]/[.B160]" office:value-type="float" office:value="0.190839694656489">
            <text:p>0,1908</text:p>
          </table:table-cell>
          <table:table-cell table:formula="of:=AVERAGE([.B160:.B163])" office:value-type="float" office:value="0.0155195">
            <text:p>0,0155</text:p>
          </table:table-cell>
          <table:table-cell table:formula="of:=STDEV([.B160:.B163])" office:value-type="float" office:value="0.0116278803313416">
            <text:p>0,0116</text:p>
          </table:table-cell>
          <table:table-cell office:value-type="float" office:value="0.093">
            <text:p>0,09</text:p>
          </table:table-cell>
          <table:table-cell table:formula="of:=AVERAGE([.I160:.I163])" office:value-type="float" office:value="0.25555">
            <text:p>0,26</text:p>
          </table:table-cell>
          <table:table-cell table:formula="of:=STDEV([.I160:.I163])" office:value-type="float" office:value="0.142776316896979">
            <text:p>0,14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141">
            <text:p>0,0314</text:p>
          </table:table-cell>
          <table:table-cell office:value-type="float" office:value="0.01506">
            <text:p>0,0151</text:p>
          </table:table-cell>
          <table:table-cell office:value-type="float" office:value="0.0255">
            <text:p>0,0255</text:p>
          </table:table-cell>
          <table:table-cell table:formula="of:=([.C161]+[.D161])/2" office:value-type="float" office:value="0.02028">
            <text:p>0,0203</text:p>
          </table:table-cell>
          <table:table-cell table:formula="of:=[.E161]/[.B161]" office:value-type="float" office:value="0.645654250238777">
            <text:p>0,6457</text:p>
          </table:table-cell>
          <table:table-cell table:number-columns-repeated="2"/>
          <table:table-cell office:value-type="float" office:value="0.4412">
            <text:p>0,44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2">
            <text:p>0,0120</text:p>
          </table:table-cell>
          <table:table-cell table:number-columns-repeated="2" office:value-type="float" office:value="0.005">
            <text:p>0,0050</text:p>
          </table:table-cell>
          <table:table-cell table:formula="of:=([.C162]+[.D162])/2" office:value-type="float" office:value="0.005">
            <text:p>0,0050</text:p>
          </table:table-cell>
          <table:table-cell table:formula="of:=[.E162]/[.B162]" office:value-type="float" office:value="0.416666666666667">
            <text:p>0,4167</text:p>
          </table:table-cell>
          <table:table-cell table:number-columns-repeated="2"/>
          <table:table-cell office:value-type="float" office:value="0.244">
            <text:p>0,2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5">
            <text:p>0,0150</text:p>
          </table:table-cell>
          <table:table-cell table:number-columns-repeated="2" office:value-type="float" office:value="0.003">
            <text:p>0,0030</text:p>
          </table:table-cell>
          <table:table-cell table:formula="of:=([.C163]+[.D163])/2" office:value-type="float" office:value="0.003">
            <text:p>0,0030</text:p>
          </table:table-cell>
          <table:table-cell table:formula="of:=[.E163]/[.B163]" office:value-type="float" office:value="0.2">
            <text:p>0,2000</text:p>
          </table:table-cell>
          <table:table-cell table:number-columns-repeated="2"/>
          <table:table-cell office:value-type="float" office:value="0.244">
            <text:p>0,24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Roy+11</text:p>
          </table:table-cell>
          <table:table-cell table:number-columns-repeated="13"/>
        </table:table-row>
        <table:table-row table:style-name="ro1">
          <table:table-cell office:value-type="string">
            <text:p>SN2008if</text:p>
          </table:table-cell>
          <table:table-cell office:value-type="float" office:value="0.063">
            <text:p>0,0630</text:p>
          </table:table-cell>
          <table:table-cell table:number-columns-repeated="2" office:value-type="string">
            <text:p>NA</text:p>
          </table:table-cell>
          <table:table-cell table:formula="of:=([.C164]+[.D164])/2" office:value-type="float" office:value="0">
            <text:p>#VALUE!</text:p>
          </table:table-cell>
          <table:table-cell table:formula="of:=[.E164]/[.B164]" office:value-type="float" office:value="0">
            <text:p>#VALUE!</text:p>
          </table:table-cell>
          <table:table-cell table:formula="of:=[.B164]" office:value-type="float" office:value="0.063">
            <text:p>0,0630</text:p>
          </table:table-cell>
          <table:table-cell/>
          <table:table-cell office:value-type="float" office:value="0.21">
            <text:p>0,21</text:p>
          </table:table-cell>
          <table:table-cell table:formula="of:=[.I164]" office:value-type="float" office:value="0.21">
            <text:p>0,21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gz</text:p>
          </table:table-cell>
          <table:table-cell office:value-type="float" office:value="0.05">
            <text:p>0,0500</text:p>
          </table:table-cell>
          <table:table-cell table:number-columns-repeated="2" office:value-type="float" office:value="0.01">
            <text:p>0,0100</text:p>
          </table:table-cell>
          <table:table-cell table:formula="of:=([.C165]+[.D165])/2" office:value-type="float" office:value="0.01">
            <text:p>0,0100</text:p>
          </table:table-cell>
          <table:table-cell table:formula="of:=[.E165]/[.B165]" office:value-type="float" office:value="0.2">
            <text:p>0,2000</text:p>
          </table:table-cell>
          <table:table-cell table:formula="of:=AVERAGE([.B165:.B165])" office:value-type="float" office:value="0.05">
            <text:p>0,0500</text:p>
          </table:table-cell>
          <table:table-cell/>
          <table:table-cell office:value-type="float" office:value="0.098">
            <text:p>0,10</text:p>
          </table:table-cell>
          <table:table-cell table:formula="of:=[.I165]" office:value-type="float" office:value="0.098">
            <text:p>0,10</text:p>
          </table:table-cell>
          <table:table-cell office:value-type="string">
            <text:p>NA</text:p>
          </table:table-cell>
          <table:table-cell office:value-type="string">
            <text:p>Compliation</text:p>
          </table:table-cell>
          <table:table-cell office:value-type="string">
            <text:p>Roy+11</text:p>
          </table:table-cell>
          <table:table-cell table:number-columns-repeated="13"/>
        </table:table-row>
        <table:table-row table:style-name="ro1">
          <table:table-cell office:value-type="string">
            <text:p>SN2008K</text:p>
          </table:table-cell>
          <table:table-cell office:value-type="float" office:value="0.013">
            <text:p>0,0130</text:p>
          </table:table-cell>
          <table:table-cell table:number-columns-repeated="2" office:value-type="string">
            <text:p>NA</text:p>
          </table:table-cell>
          <table:table-cell table:formula="of:=([.C166]+[.D166])/2" office:value-type="float" office:value="0">
            <text:p>#VALUE!</text:p>
          </table:table-cell>
          <table:table-cell table:formula="of:=[.E166]/[.B166]" office:value-type="float" office:value="0">
            <text:p>#VALUE!</text:p>
          </table:table-cell>
          <table:table-cell table:formula="of:=[.B166]" office:value-type="float" office:value="0.013">
            <text:p>0,0130</text:p>
          </table:table-cell>
          <table:table-cell/>
          <table:table-cell office:value-type="float" office:value="0">
            <text:p>0,00</text:p>
          </table:table-cell>
          <table:table-cell table:formula="of:=[.I166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office:value-type="string">
            <text:p>Lower limit</text:p>
          </table:table-cell>
          <table:table-cell table:number-columns-repeated="12"/>
        </table:table-row>
        <table:table-row table:style-name="ro1">
          <table:table-cell office:value-type="string">
            <text:p>SN2008M</text:p>
          </table:table-cell>
          <table:table-cell office:value-type="float" office:value="0.02">
            <text:p>0,0200</text:p>
          </table:table-cell>
          <table:table-cell office:value-type="float" office:value="0.01">
            <text:p>0,0100</text:p>
          </table:table-cell>
          <table:table-cell office:value-type="float" office:value="0.007">
            <text:p>0,0070</text:p>
          </table:table-cell>
          <table:table-cell table:formula="of:=([.C167]+[.D167])/2" office:value-type="float" office:value="0.0085">
            <text:p>0,0085</text:p>
          </table:table-cell>
          <table:table-cell table:formula="of:=[.E167]/[.B167]" office:value-type="float" office:value="0.425">
            <text:p>0,4250</text:p>
          </table:table-cell>
          <table:table-cell table:formula="of:=[.B167]" office:value-type="float" office:value="0.02">
            <text:p>0,0200</text:p>
          </table:table-cell>
          <table:table-cell/>
          <table:table-cell office:value-type="float" office:value="0">
            <text:p>0,00</text:p>
          </table:table-cell>
          <table:table-cell table:formula="of:=[.I16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Gutierrez+17</text:p>
          </table:table-cell>
          <table:table-cell table:number-columns-repeated="13"/>
        </table:table-row>
        <table:table-row table:style-name="ro1">
          <table:table-cell office:value-type="string">
            <text:p>SN2009E</text:p>
          </table:table-cell>
          <table:table-cell office:value-type="float" office:value="0.039">
            <text:p>0,0390</text:p>
          </table:table-cell>
          <table:table-cell table:number-columns-repeated="2" office:value-type="string">
            <text:p>NG</text:p>
          </table:table-cell>
          <table:table-cell table:formula="of:=([.C168]+[.D168])/2" office:value-type="float" office:value="0">
            <text:p>#VALUE!</text:p>
          </table:table-cell>
          <table:table-cell table:formula="of:=[.E168]/[.B168]" office:value-type="float" office:value="0">
            <text:p>#VALUE!</text:p>
          </table:table-cell>
          <table:table-cell table:formula="of:=AVERAGE([.B168:.B169])" office:value-type="float" office:value="0.0395">
            <text:p>0,0395</text:p>
          </table:table-cell>
          <table:table-cell table:formula="of:=STDEV([.B168:.B169])" office:value-type="float" office:value="0.000707106781186548">
            <text:p>0,0007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4">
            <text:p>0,0400</text:p>
          </table:table-cell>
          <table:table-cell office:value-type="float" office:value="0.011">
            <text:p>0,0110</text:p>
          </table:table-cell>
          <table:table-cell office:value-type="float" office:value="0.015">
            <text:p>0,0150</text:p>
          </table:table-cell>
          <table:table-cell table:formula="of:=([.C169]+[.D169])/2" office:value-type="float" office:value="0.013">
            <text:p>0,0130</text:p>
          </table:table-cell>
          <table:table-cell table:formula="of:=[.E169]/[.B169]" office:value-type="float" office:value="0.325">
            <text:p>0,3250</text:p>
          </table:table-cell>
          <table:table-cell table:number-columns-repeated="2"/>
          <table:table-cell office:value-type="float" office:value="0.062">
            <text:p>0,06</text:p>
          </table:table-cell>
          <table:table-cell table:formula="of:=[.I169]" office:value-type="float" office:value="0.062">
            <text:p>0,06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Pastorello+12</text:p>
          </table:table-cell>
          <table:table-cell office:value-type="string">
            <text:p>87A-like</text:p>
          </table:table-cell>
          <table:table-cell table:number-columns-repeated="12"/>
        </table:table-row>
        <table:table-row table:style-name="ro1">
          <table:table-cell office:value-type="string">
            <text:p>SN2009bw</text:p>
          </table:table-cell>
          <table:table-cell office:value-type="float" office:value="0.0234">
            <text:p>0,0234</text:p>
          </table:table-cell>
          <table:table-cell table:number-columns-repeated="2" office:value-type="float" office:value="0.0017">
            <text:p>0,0017</text:p>
          </table:table-cell>
          <table:table-cell table:formula="of:=([.C170]+[.D170])/2" office:value-type="float" office:value="0.0017">
            <text:p>0,0017</text:p>
          </table:table-cell>
          <table:table-cell table:formula="of:=[.E170]/[.B170]" office:value-type="float" office:value="0.0726495726495727">
            <text:p>0,0726</text:p>
          </table:table-cell>
          <table:table-cell table:formula="of:=AVERAGE([.B170:.B171])" office:value-type="float" office:value="0.019338">
            <text:p>0,0193</text:p>
          </table:table-cell>
          <table:table-cell table:formula="of:=STDEV([.B170:.B171])" office:value-type="float" office:value="0.00574453549035951">
            <text:p>0,0057</text:p>
          </table:table-cell>
          <table:table-cell office:value-type="float" office:value="0.248">
            <text:p>0,25</text:p>
          </table:table-cell>
          <table:table-cell table:formula="of:=AVERAGE([.I170:.I171])" office:value-type="float" office:value="0.4796">
            <text:p>0,48</text:p>
          </table:table-cell>
          <table:table-cell table:formula="of:=STDEV([.I170:.I171])" office:value-type="float" office:value="0.327531861045609">
            <text:p>0,33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5276">
            <text:p>0,0153</text:p>
          </table:table-cell>
          <table:table-cell office:value-type="float" office:value="0.0007454">
            <text:p>0,0007</text:p>
          </table:table-cell>
          <table:table-cell office:value-type="float" office:value="0.000732">
            <text:p>0,0007</text:p>
          </table:table-cell>
          <table:table-cell table:formula="of:=([.C171]+[.D171])/2" office:value-type="float" office:value="0.0007387">
            <text:p>0,0007</text:p>
          </table:table-cell>
          <table:table-cell table:formula="of:=[.E171]/[.B171]" office:value-type="float" office:value="0.0483568997119665">
            <text:p>0,0484</text:p>
          </table:table-cell>
          <table:table-cell table:number-columns-repeated="2"/>
          <table:table-cell office:value-type="float" office:value="0.7112">
            <text:p>0,71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9dd</text:p>
          </table:table-cell>
          <table:table-cell office:value-type="float" office:value="0.0465816">
            <text:p>0,0466</text:p>
          </table:table-cell>
          <table:table-cell table:number-columns-repeated="2" office:value-type="float" office:value="0.0116">
            <text:p>0,0116</text:p>
          </table:table-cell>
          <table:table-cell table:formula="of:=([.C172]+[.D172])/2" office:value-type="float" office:value="0.0116">
            <text:p>0,0116</text:p>
          </table:table-cell>
          <table:table-cell table:formula="of:=[.E172]/[.B172]" office:value-type="float" office:value="0.24902536623903">
            <text:p>0,2490</text:p>
          </table:table-cell>
          <table:table-cell table:formula="of:=AVERAGE([.B172:.B174])" office:value-type="float" office:value="0.0311205333333333">
            <text:p>0,0311</text:p>
          </table:table-cell>
          <table:table-cell table:formula="of:=STDEV([.B172:.B174])" office:value-type="float" office:value="0.014517421839064">
            <text:p>0,0145</text:p>
          </table:table-cell>
          <table:table-cell office:value-type="float" office:value="1.333">
            <text:p>1,33</text:p>
          </table:table-cell>
          <table:table-cell table:formula="of:=AVERAGE([.I172:.I174])" office:value-type="float" office:value="1.12756666666667">
            <text:p>1,13</text:p>
          </table:table-cell>
          <table:table-cell table:formula="of:=STDEV([.I172:.I174])" office:value-type="float" office:value="0.355820970901566">
            <text:p>0,36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778">
            <text:p>0,0178</text:p>
          </table:table-cell>
          <table:table-cell office:value-type="float" office:value="0.00431">
            <text:p>0,0043</text:p>
          </table:table-cell>
          <table:table-cell office:value-type="float" office:value="0.056422">
            <text:p>0,0564</text:p>
          </table:table-cell>
          <table:table-cell table:formula="of:=([.C173]+[.D173])/2" office:value-type="float" office:value="0.030366">
            <text:p>0,0304</text:p>
          </table:table-cell>
          <table:table-cell table:formula="of:=[.E173]/[.B173]" office:value-type="float" office:value="1.70787401574803">
            <text:p>1,7079</text:p>
          </table:table-cell>
          <table:table-cell table:number-columns-repeated="2"/>
          <table:table-cell office:value-type="float" office:value="0.7167">
            <text:p>0,72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table:number-columns-repeated="2" office:value-type="string">
            <text:p>NG</text:p>
          </table:table-cell>
          <table:table-cell table:formula="of:=([.C174]+[.D174])/2" office:value-type="float" office:value="0">
            <text:p>#VALUE!</text:p>
          </table:table-cell>
          <table:table-cell table:formula="of:=[.E174]/[.B174]" office:value-type="float" office:value="0">
            <text:p>#VALUE!</text:p>
          </table:table-cell>
          <table:table-cell table:number-columns-repeated="2"/>
          <table:table-cell office:value-type="float" office:value="1.333">
            <text:p>1,33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Inserra+13</text:p>
          </table:table-cell>
          <table:table-cell table:number-columns-repeated="13"/>
        </table:table-row>
        <table:table-row table:style-name="ro1">
          <table:table-cell office:value-type="string">
            <text:p>SN2009ib</text:p>
          </table:table-cell>
          <table:table-cell office:value-type="float" office:value="0.075858">
            <text:p>0,0759</text:p>
          </table:table-cell>
          <table:table-cell office:value-type="float" office:value="0.01133">
            <text:p>0,0113</text:p>
          </table:table-cell>
          <table:table-cell office:value-type="float" office:value="0.0132">
            <text:p>0,0132</text:p>
          </table:table-cell>
          <table:table-cell table:formula="of:=([.C175]+[.D175])/2" office:value-type="float" office:value="0.012265">
            <text:p>0,0123</text:p>
          </table:table-cell>
          <table:table-cell table:formula="of:=[.E175]/[.B175]" office:value-type="float" office:value="0.161683672124232">
            <text:p>0,1617</text:p>
          </table:table-cell>
          <table:table-cell table:formula="of:=AVERAGE([.B175:.B177])" office:value-type="float" office:value="0.0579476666666667">
            <text:p>0,0579</text:p>
          </table:table-cell>
          <table:table-cell table:formula="of:=STDEV([.B175:.B177])" office:value-type="float" office:value="0.0157968378586771">
            <text:p>0,0158</text:p>
          </table:table-cell>
          <table:table-cell office:value-type="float" office:value="0.4729">
            <text:p>0,47</text:p>
          </table:table-cell>
          <table:table-cell table:formula="of:=AVERAGE([.I175:.I177])" office:value-type="float" office:value="0.427333333333333">
            <text:p>0,43</text:p>
          </table:table-cell>
          <table:table-cell table:formula="of:=STDEV([.I175:.I177])" office:value-type="float" office:value="0.0394923199284789">
            <text:p>0,04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1985">
            <text:p>0,0520</text:p>
          </table:table-cell>
          <table:table-cell table:number-columns-repeated="2" office:value-type="float" office:value="0.0162">
            <text:p>0,0162</text:p>
          </table:table-cell>
          <table:table-cell table:formula="of:=([.C176]+[.D176])/2" office:value-type="float" office:value="0.0162">
            <text:p>0,0162</text:p>
          </table:table-cell>
          <table:table-cell table:formula="of:=[.E176]/[.B176]" office:value-type="float" office:value="0.311628354332981">
            <text:p>0,3116</text:p>
          </table:table-cell>
          <table:table-cell table:number-columns-repeated="2"/>
          <table:table-cell office:value-type="float" office:value="0.403">
            <text:p>0,4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6">
            <text:p>0,0460</text:p>
          </table:table-cell>
          <table:table-cell table:number-columns-repeated="2" office:value-type="float" office:value="0.015">
            <text:p>0,0150</text:p>
          </table:table-cell>
          <table:table-cell table:formula="of:=([.C177]+[.D177])/2" office:value-type="float" office:value="0.015">
            <text:p>0,0150</text:p>
          </table:table-cell>
          <table:table-cell table:formula="of:=[.E177]/[.B177]" office:value-type="float" office:value="0.326086956521739">
            <text:p>0,3261</text:p>
          </table:table-cell>
          <table:table-cell table:number-columns-repeated="2"/>
          <table:table-cell office:value-type="float" office:value="0.4061">
            <text:p>0,41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Takats+15</text:p>
          </table:table-cell>
          <table:table-cell table:number-columns-repeated="13"/>
        </table:table-row>
        <table:table-row table:style-name="ro1">
          <table:table-cell office:value-type="string">
            <text:p>SN2009js</text:p>
          </table:table-cell>
          <table:table-cell office:value-type="float" office:value="0.063533">
            <text:p>0,0635</text:p>
          </table:table-cell>
          <table:table-cell office:value-type="float" office:value="0.01497">
            <text:p>0,0150</text:p>
          </table:table-cell>
          <table:table-cell office:value-type="float" office:value="0.019676">
            <text:p>0,0197</text:p>
          </table:table-cell>
          <table:table-cell table:formula="of:=([.C178]+[.D178])/2" office:value-type="float" office:value="0.017323">
            <text:p>0,0173</text:p>
          </table:table-cell>
          <table:table-cell table:formula="of:=[.E178]/[.B178]" office:value-type="float" office:value="0.272661451529127">
            <text:p>0,2727</text:p>
          </table:table-cell>
          <table:table-cell table:formula="of:=[.B178]" office:value-type="float" office:value="0.063533">
            <text:p>0,0635</text:p>
          </table:table-cell>
          <table:table-cell/>
          <table:table-cell office:value-type="float" office:value="0.4965">
            <text:p>0,50</text:p>
          </table:table-cell>
          <table:table-cell table:formula="of:=[.I178]" office:value-type="float" office:value="0.4965">
            <text:p>0,50</text:p>
          </table:table-cell>
          <table:table-cell office:value-type="string">
            <text:p>NA</text:p>
          </table:table-cell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 office:value-type="string">
            <text:p>SN2009kr</text:p>
          </table:table-cell>
          <table:table-cell office:value-type="float" office:value="0.0084696">
            <text:p>0,0085</text:p>
          </table:table-cell>
          <table:table-cell table:number-columns-repeated="2" office:value-type="float" office:value="0.0002">
            <text:p>0,0002</text:p>
          </table:table-cell>
          <table:table-cell table:formula="of:=([.C179]+[.D179])/2" office:value-type="float" office:value="0.0002">
            <text:p>0,0002</text:p>
          </table:table-cell>
          <table:table-cell table:formula="of:=[.E179]/[.B179]" office:value-type="float" office:value="0.0236138660621517">
            <text:p>0,0236</text:p>
          </table:table-cell>
          <table:table-cell table:formula="of:=AVERAGE([.B179:.B180])" office:value-type="float" office:value="0.0087348">
            <text:p>0,0087</text:p>
          </table:table-cell>
          <table:table-cell table:formula="of:=STDEV([.B179:.B180])" office:value-type="float" office:value="0.000375049436741346">
            <text:p>0,0004</text:p>
          </table:table-cell>
          <table:table-cell office:value-type="float" office:value="0.031">
            <text:p>0,03</text:p>
          </table:table-cell>
          <table:table-cell table:formula="of:=AVERAGE([.I179:.I180])" office:value-type="float" office:value="0.0155">
            <text:p>0,02</text:p>
          </table:table-cell>
          <table:table-cell table:formula="of:=STDEV([.I179:.I180])" office:value-type="float" office:value="0.021920310216783">
            <text:p>0,02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">
            <text:p>0,0090</text:p>
          </table:table-cell>
          <table:table-cell table:number-columns-repeated="2" office:value-type="float" office:value="0.004">
            <text:p>0,0040</text:p>
          </table:table-cell>
          <table:table-cell table:formula="of:=([.C180]+[.D180])/2" office:value-type="float" office:value="0.004">
            <text:p>0,0040</text:p>
          </table:table-cell>
          <table:table-cell table:formula="of:=[.E180]/[.B180]" office:value-type="float" office:value="0.444444444444444">
            <text:p>0,4444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09N</text:p>
          </table:table-cell>
          <table:table-cell office:value-type="float" office:value="0.01648">
            <text:p>0,0165</text:p>
          </table:table-cell>
          <table:table-cell table:number-columns-repeated="2" office:value-type="float" office:value="0.0021">
            <text:p>0,0021</text:p>
          </table:table-cell>
          <table:table-cell table:formula="of:=([.C181]+[.D181])/2" office:value-type="float" office:value="0.0021">
            <text:p>0,0021</text:p>
          </table:table-cell>
          <table:table-cell table:formula="of:=[.E181]/[.B181]" office:value-type="float" office:value="0.127427184466019">
            <text:p>0,1274</text:p>
          </table:table-cell>
          <table:table-cell table:formula="of:=AVERAGE([.B181:.B184])" office:value-type="float" office:value="0.021481">
            <text:p>0,0215</text:p>
          </table:table-cell>
          <table:table-cell table:formula="of:=STDEV([.B181:.B184])" office:value-type="float" office:value="0.00556195684988656">
            <text:p>0,0056</text:p>
          </table:table-cell>
          <table:table-cell office:value-type="float" office:value="0.093">
            <text:p>0,09</text:p>
          </table:table-cell>
          <table:table-cell table:formula="of:=AVERAGE([.I181:.I184])" office:value-type="float" office:value="0.40775">
            <text:p>0,41</text:p>
          </table:table-cell>
          <table:table-cell table:formula="of:=STDEV([.I181:.I184])" office:value-type="float" office:value="0.342858537397958">
            <text:p>0,34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444">
            <text:p>0,0294</text:p>
          </table:table-cell>
          <table:table-cell office:value-type="float" office:value="0.00147">
            <text:p>0,0015</text:p>
          </table:table-cell>
          <table:table-cell office:value-type="float" office:value="0.0016456">
            <text:p>0,0016</text:p>
          </table:table-cell>
          <table:table-cell table:formula="of:=([.C182]+[.D182])/2" office:value-type="float" office:value="0.0015578">
            <text:p>0,0016</text:p>
          </table:table-cell>
          <table:table-cell table:formula="of:=[.E182]/[.B182]" office:value-type="float" office:value="0.0529072136937916">
            <text:p>0,0529</text:p>
          </table:table-cell>
          <table:table-cell table:number-columns-repeated="2"/>
          <table:table-cell office:value-type="float" office:value="0.8947">
            <text:p>0,89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04">
            <text:p>0,0040</text:p>
          </table:table-cell>
          <table:table-cell table:formula="of:=([.C183]+[.D183])/2" office:value-type="float" office:value="0.004">
            <text:p>0,0040</text:p>
          </table:table-cell>
          <table:table-cell table:formula="of:=[.E183]/[.B183]" office:value-type="float" office:value="0.2">
            <text:p>0,2000</text:p>
          </table:table-cell>
          <table:table-cell table:number-columns-repeated="2"/>
          <table:table-cell office:value-type="float" office:value="0.293">
            <text:p>0,29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04">
            <text:p>0,0040</text:p>
          </table:table-cell>
          <table:table-cell table:formula="of:=([.C184]+[.D184])/2" office:value-type="float" office:value="0.004">
            <text:p>0,0040</text:p>
          </table:table-cell>
          <table:table-cell table:formula="of:=[.E184]/[.B184]" office:value-type="float" office:value="0.2">
            <text:p>0,2000</text:p>
          </table:table-cell>
          <table:table-cell table:number-columns-repeated="2"/>
          <table:table-cell office:value-type="float" office:value="0.3503">
            <text:p>0,35</text:p>
          </table:table-cell>
          <table:table-cell table:number-columns-repeated="2"/>
          <table:table-cell office:value-type="string">
            <text:p>Vband Hamuy</text:p>
          </table:table-cell>
          <table:table-cell office:value-type="string">
            <text:p>Takats+14</text:p>
          </table:table-cell>
          <table:table-cell table:number-columns-repeated="13"/>
        </table:table-row>
        <table:table-row table:style-name="ro1">
          <table:table-cell office:value-type="string">
            <text:p>SN2009md</text:p>
          </table:table-cell>
          <table:table-cell office:value-type="float" office:value="0.0043924">
            <text:p>0,0044</text:p>
          </table:table-cell>
          <table:table-cell table:number-columns-repeated="2" office:value-type="float" office:value="0.0033">
            <text:p>0,0033</text:p>
          </table:table-cell>
          <table:table-cell table:formula="of:=([.C185]+[.D185])/2" office:value-type="float" office:value="0.0033">
            <text:p>0,0033</text:p>
          </table:table-cell>
          <table:table-cell table:formula="of:=[.E185]/[.B185]" office:value-type="float" office:value="0.751297696020399">
            <text:p>0,7513</text:p>
          </table:table-cell>
          <table:table-cell table:formula="of:=AVERAGE([.B185:.B186])" office:value-type="float" office:value="0.0041962">
            <text:p>0,0042</text:p>
          </table:table-cell>
          <table:table-cell table:formula="of:=STDEV([.B185:.B186])" office:value-type="float" office:value="0.000277468700937601">
            <text:p>0,0003</text:p>
          </table:table-cell>
          <table:table-cell office:value-type="float" office:value="0.31">
            <text:p>0,31</text:p>
          </table:table-cell>
          <table:table-cell table:formula="of:=AVERAGE([.I185:.I186])" office:value-type="float" office:value="0.273">
            <text:p>0,27</text:p>
          </table:table-cell>
          <table:table-cell table:formula="of:=STDEV([.I185:.I186])" office:value-type="float" office:value="0.0523259018078045">
            <text:p>0,05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4">
            <text:p>0,0040</text:p>
          </table:table-cell>
          <table:table-cell table:number-columns-repeated="2" office:value-type="float" office:value="0.001">
            <text:p>0,0010</text:p>
          </table:table-cell>
          <table:table-cell table:formula="of:=([.C186]+[.D186])/2" office:value-type="float" office:value="0.001">
            <text:p>0,0010</text:p>
          </table:table-cell>
          <table:table-cell table:formula="of:=[.E186]/[.B186]" office:value-type="float" office:value="0.25">
            <text:p>0,2500</text:p>
          </table:table-cell>
          <table:table-cell table:number-columns-repeated="2"/>
          <table:table-cell office:value-type="float" office:value="0.236">
            <text:p>0,2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Spiro+14</text:p>
          </table:table-cell>
          <table:table-cell table:number-columns-repeated="13"/>
        </table:table-row>
        <table:table-row table:style-name="ro1">
          <table:table-cell office:value-type="string">
            <text:p>SN2012A </text:p>
          </table:table-cell>
          <table:table-cell office:value-type="float" office:value="0.008745">
            <text:p>0,0087</text:p>
          </table:table-cell>
          <table:table-cell table:number-columns-repeated="2" office:value-type="float" office:value="0.0012">
            <text:p>0,0012</text:p>
          </table:table-cell>
          <table:table-cell table:formula="of:=([.C187]+[.D187])/2" office:value-type="float" office:value="0.0012">
            <text:p>0,0012</text:p>
          </table:table-cell>
          <table:table-cell table:formula="of:=[.E187]/[.B187]" office:value-type="float" office:value="0.137221269296741">
            <text:p>0,1372</text:p>
          </table:table-cell>
          <table:table-cell table:formula="of:=AVERAGE([.B187:.B189])" office:value-type="float" office:value="0.00982416666666667">
            <text:p>0,0098</text:p>
          </table:table-cell>
          <table:table-cell table:formula="of:=STDEV([.B187:.B189])" office:value-type="float" office:value="0.00113060363670622">
            <text:p>0,0011</text:p>
          </table:table-cell>
          <table:table-cell office:value-type="float" office:value="0.031">
            <text:p>0,03</text:p>
          </table:table-cell>
          <table:table-cell table:formula="of:=AVERAGE([.I187:.I189])" office:value-type="float" office:value="0.0319666666666667">
            <text:p>0,03</text:p>
          </table:table-cell>
          <table:table-cell table:formula="of:=STDEV([.I187:.I189])" office:value-type="float" office:value="0.00482320778459039">
            <text:p>0,0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97275">
            <text:p>0,0097</text:p>
          </table:table-cell>
          <table:table-cell office:value-type="float" office:value="0.000367">
            <text:p>0,0004</text:p>
          </table:table-cell>
          <table:table-cell office:value-type="float" office:value="0.000439">
            <text:p>0,0004</text:p>
          </table:table-cell>
          <table:table-cell table:formula="of:=([.C188]+[.D188])/2" office:value-type="float" office:value="0.000403">
            <text:p>0,0004</text:p>
          </table:table-cell>
          <table:table-cell table:formula="of:=[.E188]/[.B188]" office:value-type="float" office:value="0.0414289385762015">
            <text:p>0,0414</text:p>
          </table:table-cell>
          <table:table-cell table:number-columns-repeated="2"/>
          <table:table-cell office:value-type="float" office:value="0.0277">
            <text:p>0,03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1">
            <text:p>0,0110</text:p>
          </table:table-cell>
          <table:table-cell table:number-columns-repeated="2" office:value-type="float" office:value="0.001">
            <text:p>0,0010</text:p>
          </table:table-cell>
          <table:table-cell table:formula="of:=([.C189]+[.D189])/2" office:value-type="float" office:value="0.001">
            <text:p>0,0010</text:p>
          </table:table-cell>
          <table:table-cell table:formula="of:=[.E189]/[.B189]" office:value-type="float" office:value="0.0909090909090909">
            <text:p>0,0909</text:p>
          </table:table-cell>
          <table:table-cell table:number-columns-repeated="2"/>
          <table:table-cell office:value-type="float" office:value="0.0372">
            <text:p>0,04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12aw</text:p>
          </table:table-cell>
          <table:table-cell office:value-type="float" office:value="0.04965">
            <text:p>0,0497</text:p>
          </table:table-cell>
          <table:table-cell table:number-columns-repeated="2" office:value-type="float" office:value="0.0059">
            <text:p>0,0059</text:p>
          </table:table-cell>
          <table:table-cell table:formula="of:=([.C190]+[.D190])/2" office:value-type="float" office:value="0.0059">
            <text:p>0,0059</text:p>
          </table:table-cell>
          <table:table-cell table:formula="of:=[.E190]/[.B190]" office:value-type="float" office:value="0.118831822759315">
            <text:p>0,1188</text:p>
          </table:table-cell>
          <table:table-cell table:formula="of:=AVERAGE([.B190:.B193])" office:value-type="float" office:value="0.05832825">
            <text:p>0,0583</text:p>
          </table:table-cell>
          <table:table-cell table:formula="of:=STDEV([.B190:.B193])" office:value-type="float" office:value="0.00835298503031501">
            <text:p>0,0084</text:p>
          </table:table-cell>
          <table:table-cell office:value-type="float" office:value="0.186">
            <text:p>0,19</text:p>
          </table:table-cell>
          <table:table-cell table:formula="of:=AVERAGE([.I190:.I193])" office:value-type="float" office:value="0.219775">
            <text:p>0,22</text:p>
          </table:table-cell>
          <table:table-cell table:formula="of:=STDEV([.I190:.I193])" office:value-type="float" office:value="0.165446998058794">
            <text:p>0,17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69663">
            <text:p>0,0697</text:p>
          </table:table-cell>
          <table:table-cell office:value-type="float" office:value="0.0005169">
            <text:p>0,0005</text:p>
          </table:table-cell>
          <table:table-cell office:value-type="float" office:value="0.00044553">
            <text:p>0,0004</text:p>
          </table:table-cell>
          <table:table-cell table:formula="of:=([.C191]+[.D191])/2" office:value-type="float" office:value="0.000481215">
            <text:p>0,0005</text:p>
          </table:table-cell>
          <table:table-cell table:formula="of:=[.E191]/[.B191]" office:value-type="float" office:value="0.00690775591059817">
            <text:p>0,0069</text:p>
          </table:table-cell>
          <table:table-cell table:number-columns-repeated="2"/>
          <table:table-cell office:value-type="float" office:value="0.4603">
            <text:p>0,46</text:p>
          </table:table-cell>
          <table:table-cell table:number-columns-repeated="2"/>
          <table:table-cell office:value-type="string">
            <text:p>Pejcha model</text:p>
          </table:table-cell>
          <table:table-cell office:value-type="string">
            <text:p>Pejcha&amp;Prieto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6">
            <text:p>0,0560</text:p>
          </table:table-cell>
          <table:table-cell table:number-columns-repeated="2" office:value-type="float" office:value="0.013">
            <text:p>0,0130</text:p>
          </table:table-cell>
          <table:table-cell table:formula="of:=([.C192]+[.D192])/2" office:value-type="float" office:value="0.013">
            <text:p>0,0130</text:p>
          </table:table-cell>
          <table:table-cell table:formula="of:=[.E192]/[.B192]" office:value-type="float" office:value="0.232142857142857">
            <text:p>0,2321</text:p>
          </table:table-cell>
          <table:table-cell table:number-columns-repeated="2"/>
          <table:table-cell office:value-type="float" office:value="0.0868">
            <text:p>0,09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8">
            <text:p>0,0580</text:p>
          </table:table-cell>
          <table:table-cell table:number-columns-repeated="2" office:value-type="float" office:value="0.001">
            <text:p>0,0010</text:p>
          </table:table-cell>
          <table:table-cell table:formula="of:=([.C193]+[.D193])/2" office:value-type="float" office:value="0.001">
            <text:p>0,0010</text:p>
          </table:table-cell>
          <table:table-cell table:formula="of:=[.E193]/[.B193]" office:value-type="float" office:value="0.0172413793103448">
            <text:p>0,0172</text:p>
          </table:table-cell>
          <table:table-cell table:number-columns-repeated="2"/>
          <table:table-cell office:value-type="float" office:value="0.146">
            <text:p>0,15</text:p>
          </table:table-cell>
          <table:table-cell table:number-columns-repeated="2"/>
          <table:table-cell office:value-type="string">
            <text:p>Bol. 87A, Vband Hamuy</text:p>
          </table:table-cell>
          <table:table-cell office:value-type="string">
            <text:p>Bose+13</text:p>
          </table:table-cell>
          <table:table-cell table:number-columns-repeated="13"/>
        </table:table-row>
        <table:table-row table:style-name="ro1">
          <table:table-cell office:value-type="string">
            <text:p>SN2012ec</text:p>
          </table:table-cell>
          <table:table-cell office:value-type="float" office:value="0.02884">
            <text:p>0,0288</text:p>
          </table:table-cell>
          <table:table-cell office:value-type="float" office:value="0.003096">
            <text:p>0,0031</text:p>
          </table:table-cell>
          <table:table-cell office:value-type="float" office:value="0.0035594">
            <text:p>0,0036</text:p>
          </table:table-cell>
          <table:table-cell table:formula="of:=([.C194]+[.D194])/2" office:value-type="float" office:value="0.0033277">
            <text:p>0,0033</text:p>
          </table:table-cell>
          <table:table-cell table:formula="of:=[.E194]/[.B194]" office:value-type="float" office:value="0.115384882108183">
            <text:p>0,1154</text:p>
          </table:table-cell>
          <table:table-cell table:formula="of:=AVERAGE([.B194:.B197])" office:value-type="float" office:value="0.035305">
            <text:p>0,0353</text:p>
          </table:table-cell>
          <table:table-cell table:formula="of:=STDEV([.B194:.B197])" office:value-type="float" office:value="0.00534658457958599">
            <text:p>0,0053</text:p>
          </table:table-cell>
          <table:table-cell office:value-type="float" office:value="0.2153">
            <text:p>0,22</text:p>
          </table:table-cell>
          <table:table-cell table:formula="of:=AVERAGE([.I194:.I197])" office:value-type="float" office:value="0.368825">
            <text:p>0,37</text:p>
          </table:table-cell>
          <table:table-cell table:formula="of:=STDEV([.I194:.I197])" office:value-type="float" office:value="0.179661317947595">
            <text:p>0,18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938">
            <text:p>0,0394</text:p>
          </table:table-cell>
          <table:table-cell table:number-columns-repeated="2" office:value-type="float" office:value="0.0051">
            <text:p>0,0051</text:p>
          </table:table-cell>
          <table:table-cell table:formula="of:=([.C195]+[.D195])/2" office:value-type="float" office:value="0.0051">
            <text:p>0,0051</text:p>
          </table:table-cell>
          <table:table-cell table:formula="of:=[.E195]/[.B195]" office:value-type="float" office:value="0.129507364144236">
            <text:p>0,1295</text:p>
          </table:table-cell>
          <table:table-cell table:number-columns-repeated="2"/>
          <table:table-cell office:value-type="float" office:value="0.372">
            <text:p>0,3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3">
            <text:p>0,0330</text:p>
          </table:table-cell>
          <table:table-cell table:number-columns-repeated="2" office:value-type="float" office:value="0.01">
            <text:p>0,0100</text:p>
          </table:table-cell>
          <table:table-cell table:formula="of:=([.C196]+[.D196])/2" office:value-type="float" office:value="0.01">
            <text:p>0,0100</text:p>
          </table:table-cell>
          <table:table-cell table:formula="of:=[.E196]/[.B196]" office:value-type="float" office:value="0.303030303030303">
            <text:p>0,3030</text:p>
          </table:table-cell>
          <table:table-cell table:number-columns-repeated="2"/>
          <table:table-cell office:value-type="float" office:value="0.268">
            <text:p>0,27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Jerkstrand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4">
            <text:p>0,0400</text:p>
          </table:table-cell>
          <table:table-cell table:number-columns-repeated="2" office:value-type="float" office:value="0.01">
            <text:p>0,0100</text:p>
          </table:table-cell>
          <table:table-cell table:formula="of:=([.C197]+[.D197])/2" office:value-type="float" office:value="0.01">
            <text:p>0,0100</text:p>
          </table:table-cell>
          <table:table-cell table:formula="of:=[.E197]/[.B197]" office:value-type="float" office:value="0.25">
            <text:p>0,2500</text:p>
          </table:table-cell>
          <table:table-cell table:number-columns-repeated="2"/>
          <table:table-cell office:value-type="float" office:value="0.62">
            <text:p>0,62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Barbarino+15</text:p>
          </table:table-cell>
          <table:table-cell table:number-columns-repeated="13"/>
        </table:table-row>
        <table:table-row table:style-name="ro1">
          <table:table-cell office:value-type="string">
            <text:p>SN2013K</text:p>
          </table:table-cell>
          <table:table-cell office:value-type="float" office:value="0.012">
            <text:p>0,0120</text:p>
          </table:table-cell>
          <table:table-cell table:number-columns-repeated="2" office:value-type="float" office:value="0.01">
            <text:p>0,0100</text:p>
          </table:table-cell>
          <table:table-cell table:formula="of:=([.C198]+[.D198])/2" office:value-type="float" office:value="0.01">
            <text:p>0,0100</text:p>
          </table:table-cell>
          <table:table-cell table:formula="of:=[.E198]/[.B198]" office:value-type="float" office:value="0.833333333333333">
            <text:p>0,8333</text:p>
          </table:table-cell>
          <table:table-cell table:formula="of:=[.B198]" office:value-type="float" office:value="0.012">
            <text:p>0,0120</text:p>
          </table:table-cell>
          <table:table-cell/>
          <table:table-cell office:value-type="float" office:value="0.31">
            <text:p>0,31</text:p>
          </table:table-cell>
          <table:table-cell table:formula="of:=[.I198]" office:value-type="float" office:value="0.31">
            <text:p>0,31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Tomasella+18</text:p>
          </table:table-cell>
          <table:table-cell table:number-columns-repeated="13"/>
        </table:table-row>
        <table:table-row table:style-name="ro1">
          <table:table-cell office:value-type="string">
            <text:p>SN2013ab</text:p>
          </table:table-cell>
          <table:table-cell office:value-type="float" office:value="0.063096">
            <text:p>0,0631</text:p>
          </table:table-cell>
          <table:table-cell office:value-type="float" office:value="0.01633">
            <text:p>0,0163</text:p>
          </table:table-cell>
          <table:table-cell office:value-type="float" office:value="0.02201">
            <text:p>0,0220</text:p>
          </table:table-cell>
          <table:table-cell table:formula="of:=([.C199]+[.D199])/2" office:value-type="float" office:value="0.01917">
            <text:p>0,0192</text:p>
          </table:table-cell>
          <table:table-cell table:formula="of:=[.E199]/[.B199]" office:value-type="float" office:value="0.303822746291365">
            <text:p>0,3038</text:p>
          </table:table-cell>
          <table:table-cell table:formula="of:=AVERAGE([.B199:.B200])" office:value-type="float" office:value="0.06096935">
            <text:p>0,0610</text:p>
          </table:table-cell>
          <table:table-cell table:formula="of:=STDEV([.B199:.B200])" office:value-type="float" office:value="0.00300753727242074">
            <text:p>0,0030</text:p>
          </table:table-cell>
          <table:table-cell office:value-type="float" office:value="0.1786">
            <text:p>0,18</text:p>
          </table:table-cell>
          <table:table-cell table:formula="of:=AVERAGE([.I199:.I200])" office:value-type="float" office:value="0.1203">
            <text:p>0,12</text:p>
          </table:table-cell>
          <table:table-cell table:formula="of:=STDEV([.I199:.I200])" office:value-type="float" office:value="0.0824486506863514">
            <text:p>0,08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88427">
            <text:p>0,0588</text:p>
          </table:table-cell>
          <table:table-cell table:number-columns-repeated="2" office:value-type="float" office:value="0.01">
            <text:p>0,0100</text:p>
          </table:table-cell>
          <table:table-cell table:formula="of:=([.C200]+[.D200])/2" office:value-type="float" office:value="0.01">
            <text:p>0,0100</text:p>
          </table:table-cell>
          <table:table-cell table:formula="of:=[.E200]/[.B200]" office:value-type="float" office:value="0.169944615049955">
            <text:p>0,1699</text:p>
          </table:table-cell>
          <table:table-cell table:number-columns-repeated="2"/>
          <table:table-cell office:value-type="float" office:value="0.062">
            <text:p>0,06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3am</text:p>
          </table:table-cell>
          <table:table-cell office:value-type="float" office:value="0.015">
            <text:p>0,0150</text:p>
          </table:table-cell>
          <table:table-cell table:number-columns-repeated="2" office:value-type="float" office:value="0.006">
            <text:p>0,0060</text:p>
          </table:table-cell>
          <table:table-cell table:formula="of:=([.C201]+[.D201])/2" office:value-type="float" office:value="0.006">
            <text:p>0,0060</text:p>
          </table:table-cell>
          <table:table-cell table:formula="of:=[.E201]/[.B201]" office:value-type="float" office:value="0.4">
            <text:p>0,4000</text:p>
          </table:table-cell>
          <table:table-cell table:formula="of:=[.B201]" office:value-type="float" office:value="0.015">
            <text:p>0,0150</text:p>
          </table:table-cell>
          <table:table-cell/>
          <table:table-cell office:value-type="float" office:value="1.932">
            <text:p>1,93</text:p>
          </table:table-cell>
          <table:table-cell table:formula="of:=[.I201]" office:value-type="float" office:value="1.932">
            <text:p>1,93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Tomasella+18</text:p>
          </table:table-cell>
          <table:table-cell table:number-columns-repeated="13"/>
        </table:table-row>
        <table:table-row table:style-name="ro1">
          <table:table-cell office:value-type="string">
            <text:p>SN2013bu</text:p>
          </table:table-cell>
          <table:table-cell office:value-type="float" office:value="0.002138">
            <text:p>0,0021</text:p>
          </table:table-cell>
          <table:table-cell table:number-columns-repeated="2" office:value-type="float" office:value="0.0007">
            <text:p>0,0007</text:p>
          </table:table-cell>
          <table:table-cell table:formula="of:=([.C202]+[.D202])/2" office:value-type="float" office:value="0.0007">
            <text:p>0,0007</text:p>
          </table:table-cell>
          <table:table-cell table:formula="of:=[.E202]/[.B202]" office:value-type="float" office:value="0.327408793264733">
            <text:p>0,3274</text:p>
          </table:table-cell>
          <table:table-cell table:formula="of:=[.B202]" office:value-type="float" office:value="0.002138">
            <text:p>0,0021</text:p>
          </table:table-cell>
          <table:table-cell/>
          <table:table-cell office:value-type="float" office:value="0">
            <text:p>0,00</text:p>
          </table:table-cell>
          <table:table-cell table:formula="of:=[.I202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3by</text:p>
          </table:table-cell>
          <table:table-cell office:value-type="float" office:value="0.031961">
            <text:p>0,0320</text:p>
          </table:table-cell>
          <table:table-cell table:number-columns-repeated="2" office:value-type="float" office:value="0.0043">
            <text:p>0,0043</text:p>
          </table:table-cell>
          <table:table-cell table:formula="of:=([.C203]+[.D203])/2" office:value-type="float" office:value="0.0043">
            <text:p>0,0043</text:p>
          </table:table-cell>
          <table:table-cell table:formula="of:=[.E203]/[.B203]" office:value-type="float" office:value="0.134538969368918">
            <text:p>0,1345</text:p>
          </table:table-cell>
          <table:table-cell table:formula="of:=AVERAGE([.B203:.B204])" office:value-type="float" office:value="0.0304805">
            <text:p>0,0305</text:p>
          </table:table-cell>
          <table:table-cell table:formula="of:=STDEV([.B203:.B204])" office:value-type="float" office:value="0.00209374317909336">
            <text:p>0,0021</text:p>
          </table:table-cell>
          <table:table-cell office:value-type="float" office:value="0">
            <text:p>0,00</text:p>
          </table:table-cell>
          <table:table-cell table:formula="of:=AVERAGE([.I203:.I204])" office:value-type="float" office:value="0">
            <text:p>0,00</text:p>
          </table:table-cell>
          <table:table-cell table:formula="of:=STDEV([.I203:.I204])" office:value-type="float" office:value="0">
            <text:p>0,00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9">
            <text:p>0,0290</text:p>
          </table:table-cell>
          <table:table-cell table:number-columns-repeated="2" office:value-type="float" office:value="0.005">
            <text:p>0,0050</text:p>
          </table:table-cell>
          <table:table-cell table:formula="of:=([.C204]+[.D204])/2" office:value-type="float" office:value="0.005">
            <text:p>0,0050</text:p>
          </table:table-cell>
          <table:table-cell table:formula="of:=[.E204]/[.B204]" office:value-type="float" office:value="0.172413793103448">
            <text:p>0,1724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13ej</text:p>
          </table:table-cell>
          <table:table-cell office:value-type="float" office:value="0.00871">
            <text:p>0,0087</text:p>
          </table:table-cell>
          <table:table-cell office:value-type="float" office:value="0.001621">
            <text:p>0,0016</text:p>
          </table:table-cell>
          <table:table-cell office:value-type="float" office:value="0.002015">
            <text:p>0,0020</text:p>
          </table:table-cell>
          <table:table-cell table:formula="of:=([.C205]+[.D205])/2" office:value-type="float" office:value="0.001818">
            <text:p>0,0018</text:p>
          </table:table-cell>
          <table:table-cell table:formula="of:=[.E205]/[.B205]" office:value-type="float" office:value="0.208725602755453">
            <text:p>0,2087</text:p>
          </table:table-cell>
          <table:table-cell table:formula="of:=AVERAGE([.B205:.B211])" office:value-type="float" office:value="0.0183514285714286">
            <text:p>0,0184</text:p>
          </table:table-cell>
          <table:table-cell table:formula="of:=STDEV([.B205:.B211])" office:value-type="float" office:value="0.00458261362314647">
            <text:p>0,0046</text:p>
          </table:table-cell>
          <table:table-cell office:value-type="float" office:value="0.3143">
            <text:p>0,31</text:p>
          </table:table-cell>
          <table:table-cell table:formula="of:=AVERAGE([.I205:.I211])" office:value-type="float" office:value="0.0704714285714286">
            <text:p>0,07</text:p>
          </table:table-cell>
          <table:table-cell table:formula="of:=STDEV([.I205:.I211])" office:value-type="float" office:value="0.126531902621246">
            <text:p>0,13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075">
            <text:p>0,0208</text:p>
          </table:table-cell>
          <table:table-cell table:number-columns-repeated="2" office:value-type="float" office:value="0.0019">
            <text:p>0,0019</text:p>
          </table:table-cell>
          <table:table-cell table:formula="of:=([.C206]+[.D206])/2" office:value-type="float" office:value="0.0019">
            <text:p>0,0019</text:p>
          </table:table-cell>
          <table:table-cell table:formula="of:=[.E206]/[.B206]" office:value-type="float" office:value="0.091566265060241">
            <text:p>0,0916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3">
            <text:p>0,0230</text:p>
          </table:table-cell>
          <table:table-cell table:number-columns-repeated="2" office:value-type="float" office:value="0.003">
            <text:p>0,0030</text:p>
          </table:table-cell>
          <table:table-cell table:formula="of:=([.C207]+[.D207])/2" office:value-type="float" office:value="0.003">
            <text:p>0,0030</text:p>
          </table:table-cell>
          <table:table-cell table:formula="of:=[.E207]/[.B207]" office:value-type="float" office:value="0.130434782608696">
            <text:p>0,1304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Yuan+16</text:p>
          </table:table-cell>
          <table:table-cell office:value-type="string">
            <text:p>Including &lt;100% trapping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18">
            <text:p>0,0180</text:p>
          </table:table-cell>
          <table:table-cell table:number-columns-repeated="2" office:value-type="float" office:value="0.001">
            <text:p>0,0010</text:p>
          </table:table-cell>
          <table:table-cell table:formula="of:=([.C208]+[.D208])/2" office:value-type="float" office:value="0.001">
            <text:p>0,0010</text:p>
          </table:table-cell>
          <table:table-cell table:formula="of:=[.E208]/[.B208]" office:value-type="float" office:value="0.0555555555555556">
            <text:p>0,0556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Dhungana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1">
            <text:p>0,0100</text:p>
          </table:table-cell>
          <table:table-cell table:formula="of:=([.C209]+[.D209])/2" office:value-type="float" office:value="0.01">
            <text:p>0,0100</text:p>
          </table:table-cell>
          <table:table-cell table:formula="of:=[.E209]/[.B209]" office:value-type="float" office:value="0.5">
            <text:p>0,5000</text:p>
          </table:table-cell>
          <table:table-cell table:number-columns-repeated="2"/>
          <table:table-cell office:value-type="float" office:value="0.179">
            <text:p>0,18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Huang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2">
            <text:p>0,0200</text:p>
          </table:table-cell>
          <table:table-cell table:number-columns-repeated="2" office:value-type="float" office:value="0.002">
            <text:p>0,0020</text:p>
          </table:table-cell>
          <table:table-cell table:formula="of:=([.C210]+[.D210])/2" office:value-type="float" office:value="0.002">
            <text:p>0,0020</text:p>
          </table:table-cell>
          <table:table-cell table:formula="of:=[.E210]/[.B210]" office:value-type="float" office:value="0.1">
            <text:p>0,1000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liation</text:p>
          </table:table-cell>
          <table:table-cell office:value-type="string">
            <text:p>Bose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8">
            <text:p>0,0180</text:p>
          </table:table-cell>
          <table:table-cell table:number-columns-repeated="2" office:value-type="float" office:value="0.006">
            <text:p>0,0060</text:p>
          </table:table-cell>
          <table:table-cell table:formula="of:=([.C211]+[.D211])/2" office:value-type="float" office:value="0.006">
            <text:p>0,0060</text:p>
          </table:table-cell>
          <table:table-cell table:formula="of:=[.E211]/[.B211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 office:value-type="string">
            <text:p>SN2013fs</text:p>
          </table:table-cell>
          <table:table-cell office:value-type="float" office:value="0.0851">
            <text:p>0,0851</text:p>
          </table:table-cell>
          <table:table-cell office:value-type="float" office:value="0.0143">
            <text:p>0,0143</text:p>
          </table:table-cell>
          <table:table-cell office:value-type="float" office:value="0.01722">
            <text:p>0,0172</text:p>
          </table:table-cell>
          <table:table-cell table:formula="of:=([.C212]+[.D212])/2" office:value-type="float" office:value="0.01576">
            <text:p>0,0158</text:p>
          </table:table-cell>
          <table:table-cell table:formula="of:=[.E212]/[.B212]" office:value-type="float" office:value="0.185193889541716">
            <text:p>0,1852</text:p>
          </table:table-cell>
          <table:table-cell table:formula="of:=AVERAGE([.B212:.B213])" office:value-type="float" office:value="0.06979385">
            <text:p>0,0698</text:p>
          </table:table-cell>
          <table:table-cell table:formula="of:=STDEV([.B212:.B213])" office:value-type="float" office:value="0.021646164917717">
            <text:p>0,0216</text:p>
          </table:table-cell>
          <table:table-cell office:value-type="float" office:value="0.3064">
            <text:p>0,31</text:p>
          </table:table-cell>
          <table:table-cell table:formula="of:=AVERAGE([.I212:.I213])" office:value-type="float" office:value="0.1532">
            <text:p>0,15</text:p>
          </table:table-cell>
          <table:table-cell table:formula="of:=STDEV([.I212:.I213])" office:value-type="float" office:value="0.216657517755558">
            <text:p>0,22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44877">
            <text:p>0,0545</text:p>
          </table:table-cell>
          <table:table-cell table:number-columns-repeated="2" office:value-type="float" office:value="0.0003">
            <text:p>0,0003</text:p>
          </table:table-cell>
          <table:table-cell table:formula="of:=([.C213]+[.D213])/2" office:value-type="float" office:value="0.0003">
            <text:p>0,0003</text:p>
          </table:table-cell>
          <table:table-cell table:formula="of:=[.E213]/[.B213]" office:value-type="float" office:value="0.00550582975607339">
            <text:p>0,005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LSQ13dpa</text:p>
          </table:table-cell>
          <table:table-cell office:value-type="float" office:value="0.071385">
            <text:p>0,0714</text:p>
          </table:table-cell>
          <table:table-cell table:number-columns-repeated="2" office:value-type="float" office:value="0.0127">
            <text:p>0,0127</text:p>
          </table:table-cell>
          <table:table-cell table:formula="of:=([.C214]+[.D214])/2" office:value-type="float" office:value="0.0127">
            <text:p>0,0127</text:p>
          </table:table-cell>
          <table:table-cell table:formula="of:=[.E214]/[.B214]" office:value-type="float" office:value="0.177908524199762">
            <text:p>0,1779</text:p>
          </table:table-cell>
          <table:table-cell table:formula="of:=[.B214]" office:value-type="float" office:value="0.071385">
            <text:p>0,0714</text:p>
          </table:table-cell>
          <table:table-cell/>
          <table:table-cell office:value-type="float" office:value="0">
            <text:p>0,00</text:p>
          </table:table-cell>
          <table:table-cell table:formula="of:=[.I214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4cy</text:p>
          </table:table-cell>
          <table:table-cell office:value-type="float" office:value="0.003728">
            <text:p>0,0037</text:p>
          </table:table-cell>
          <table:table-cell table:number-columns-repeated="2" office:value-type="float" office:value="0.0038">
            <text:p>0,0038</text:p>
          </table:table-cell>
          <table:table-cell table:formula="of:=([.C215]+[.D215])/2" office:value-type="float" office:value="0.0038">
            <text:p>0,0038</text:p>
          </table:table-cell>
          <table:table-cell table:formula="of:=[.E215]/[.B215]" office:value-type="float" office:value="1.01931330472103">
            <text:p>1,0193</text:p>
          </table:table-cell>
          <table:table-cell table:formula="of:=[.B215]" office:value-type="float" office:value="0.003728">
            <text:p>0,0037</text:p>
          </table:table-cell>
          <table:table-cell/>
          <table:table-cell office:value-type="float" office:value="0">
            <text:p>0,00</text:p>
          </table:table-cell>
          <table:table-cell table:formula="of:=[.I215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4dw</text:p>
          </table:table-cell>
          <table:table-cell office:value-type="float" office:value="0.009423">
            <text:p>0,0094</text:p>
          </table:table-cell>
          <table:table-cell table:number-columns-repeated="2" office:value-type="float" office:value="0.0008">
            <text:p>0,0008</text:p>
          </table:table-cell>
          <table:table-cell table:formula="of:=([.C216]+[.D216])/2" office:value-type="float" office:value="0.0008">
            <text:p>0,0008</text:p>
          </table:table-cell>
          <table:table-cell table:formula="of:=[.E216]/[.B216]" office:value-type="float" office:value="0.0848986522338958">
            <text:p>0,0849</text:p>
          </table:table-cell>
          <table:table-cell table:formula="of:=[.B216]" office:value-type="float" office:value="0.009423">
            <text:p>0,0094</text:p>
          </table:table-cell>
          <table:table-cell/>
          <table:table-cell office:value-type="float" office:value="0.341">
            <text:p>0,34</text:p>
          </table:table-cell>
          <table:table-cell table:formula="of:=[.I216]" office:value-type="float" office:value="0.341">
            <text:p>0,34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4G</text:p>
          </table:table-cell>
          <table:table-cell office:value-type="float" office:value="0.03467">
            <text:p>0,0347</text:p>
          </table:table-cell>
          <table:table-cell table:style-name="Default" office:value-type="float" office:value="0.0045">
            <text:p>0,0045</text:p>
          </table:table-cell>
          <table:table-cell office:value-type="float" office:value="0.05111">
            <text:p>0,0511</text:p>
          </table:table-cell>
          <table:table-cell table:formula="of:=([.C217]+[.D217])/2" office:value-type="float" office:value="0.027805">
            <text:p>0,0278</text:p>
          </table:table-cell>
          <table:table-cell table:formula="of:=[.E217]/[.B217]" office:value-type="float" office:value="0.801990193250649">
            <text:p>0,8020</text:p>
          </table:table-cell>
          <table:table-cell table:formula="of:=AVERAGE([.B217:.B220])" office:value-type="float" office:value="0.03669425">
            <text:p>0,0367</text:p>
          </table:table-cell>
          <table:table-cell table:formula="of:=STDEV([.B217:.B220])" office:value-type="float" office:value="0.0165471489664131">
            <text:p>0,0165</text:p>
          </table:table-cell>
          <table:table-cell office:value-type="float" office:value="0.6128">
            <text:p>0,61</text:p>
          </table:table-cell>
          <table:table-cell table:formula="of:=AVERAGE([.I217:.I220])" office:value-type="float" office:value="0.4552">
            <text:p>0,46</text:p>
          </table:table-cell>
          <table:table-cell table:formula="of:=STDEV([.I217:.I220])" office:value-type="float" office:value="0.303776057867195">
            <text:p>0,30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34107">
            <text:p>0,0341</text:p>
          </table:table-cell>
          <table:table-cell table:number-columns-repeated="2" office:value-type="float" office:value="0.0006">
            <text:p>0,0006</text:p>
          </table:table-cell>
          <table:table-cell table:formula="of:=([.C218]+[.D218])/2" office:value-type="float" office:value="0.0006">
            <text:p>0,0006</text:p>
          </table:table-cell>
          <table:table-cell table:formula="of:=[.E218]/[.B218]" office:value-type="float" office:value="0.0175916967191486">
            <text:p>0,0176</text:p>
          </table:table-cell>
          <table:table-cell table:number-columns-repeated="2"/>
          <table:table-cell office:value-type="float" office:value="0.62">
            <text:p>0,62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19">
            <text:p>0,0190</text:p>
          </table:table-cell>
          <table:table-cell table:number-columns-repeated="2" office:value-type="float" office:value="0.003">
            <text:p>0,0030</text:p>
          </table:table-cell>
          <table:table-cell table:formula="of:=([.C219]+[.D219])/2" office:value-type="float" office:value="0.003">
            <text:p>0,0030</text:p>
          </table:table-cell>
          <table:table-cell table:formula="of:=[.E219]/[.B219]" office:value-type="float" office:value="0.157894736842105">
            <text:p>0,157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59">
            <text:p>0,0590</text:p>
          </table:table-cell>
          <table:table-cell table:number-columns-repeated="2" office:value-type="float" office:value="0.003">
            <text:p>0,0030</text:p>
          </table:table-cell>
          <table:table-cell table:formula="of:=([.C220]+[.D220])/2" office:value-type="float" office:value="0.003">
            <text:p>0,0030</text:p>
          </table:table-cell>
          <table:table-cell table:formula="of:=[.E220]/[.B220]" office:value-type="float" office:value="0.0508474576271186">
            <text:p>0,0508</text:p>
          </table:table-cell>
          <table:table-cell table:number-columns-repeated="2"/>
          <table:table-cell office:value-type="float" office:value="0.588">
            <text:p>0,59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Terreran+16</text:p>
          </table:table-cell>
          <table:table-cell office:value-type="string">
            <text:p>Including &lt;100% trapping</text:p>
          </table:table-cell>
          <table:table-cell table:number-columns-repeated="12"/>
        </table:table-row>
        <table:table-row table:style-name="ro1">
          <table:table-cell office:value-type="string">
            <text:p>ASASSN-14dq</text:p>
          </table:table-cell>
          <table:table-cell office:value-type="float" office:value="0.046106">
            <text:p>0,0461</text:p>
          </table:table-cell>
          <table:table-cell table:number-columns-repeated="2" office:value-type="float" office:value="0.0079">
            <text:p>0,0079</text:p>
          </table:table-cell>
          <table:table-cell table:formula="of:=([.C221]+[.D221])/2" office:value-type="float" office:value="0.0079">
            <text:p>0,0079</text:p>
          </table:table-cell>
          <table:table-cell table:formula="of:=[.E221]/[.B221]" office:value-type="float" office:value="0.171344293584349">
            <text:p>0,1713</text:p>
          </table:table-cell>
          <table:table-cell table:formula="of:=[.B221]" office:value-type="float" office:value="0.046106">
            <text:p>0,0461</text:p>
          </table:table-cell>
          <table:table-cell/>
          <table:table-cell office:value-type="float" office:value="0">
            <text:p>0,00</text:p>
          </table:table-cell>
          <table:table-cell table:formula="of:=[.I221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ASASSN-14gm</text:p>
          </table:table-cell>
          <table:table-cell office:value-type="float" office:value="0.07586">
            <text:p>0,0759</text:p>
          </table:table-cell>
          <table:table-cell office:value-type="float" office:value="0.0142">
            <text:p>0,0142</text:p>
          </table:table-cell>
          <table:table-cell office:value-type="float" office:value="0.0174">
            <text:p>0,0174</text:p>
          </table:table-cell>
          <table:table-cell table:formula="of:=([.C222]+[.D222])/2" office:value-type="float" office:value="0.0158">
            <text:p>0,0158</text:p>
          </table:table-cell>
          <table:table-cell table:formula="of:=[.E222]/[.B222]" office:value-type="float" office:value="0.208278407592934">
            <text:p>0,2083</text:p>
          </table:table-cell>
          <table:table-cell table:formula="of:=AVERAGE([.B222:.B223])" office:value-type="float" office:value="0.0763">
            <text:p>0,0763</text:p>
          </table:table-cell>
          <table:table-cell table:formula="of:=STDEV([.B222:.B223])" office:value-type="float" office:value="0.000622253967444156">
            <text:p>0,0006</text:p>
          </table:table-cell>
          <table:table-cell office:value-type="float" office:value="0">
            <text:p>0,00</text:p>
          </table:table-cell>
          <table:table-cell table:formula="of:=AVERAGE([.I222:.I223])" office:value-type="float" office:value="0">
            <text:p>0,00</text:p>
          </table:table-cell>
          <table:table-cell table:formula="of:=STDEV([.I222:.I223])" office:value-type="float" office:value="0">
            <text:p>0,00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7674">
            <text:p>0,0767</text:p>
          </table:table-cell>
          <table:table-cell table:number-columns-repeated="2" office:value-type="float" office:value="0.0102">
            <text:p>0,0102</text:p>
          </table:table-cell>
          <table:table-cell table:formula="of:=([.C223]+[.D223])/2" office:value-type="float" office:value="0.0102">
            <text:p>0,0102</text:p>
          </table:table-cell>
          <table:table-cell table:formula="of:=[.E223]/[.B223]" office:value-type="float" office:value="0.132916340891321">
            <text:p>0,132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ASASSN-14ha</text:p>
          </table:table-cell>
          <table:table-cell office:value-type="float" office:value="0.00812">
            <text:p>0,0081</text:p>
          </table:table-cell>
          <table:table-cell office:value-type="float" office:value="0.00179">
            <text:p>0,0018</text:p>
          </table:table-cell>
          <table:table-cell office:value-type="float" office:value="0.00237">
            <text:p>0,0024</text:p>
          </table:table-cell>
          <table:table-cell table:formula="of:=([.C224]+[.D224])/2" office:value-type="float" office:value="0.00208">
            <text:p>0,0021</text:p>
          </table:table-cell>
          <table:table-cell table:formula="of:=[.E224]/[.B224]" office:value-type="float" office:value="0.25615763546798">
            <text:p>0,2562</text:p>
          </table:table-cell>
          <table:table-cell table:formula="of:=AVERAGE([.B224:.B225])" office:value-type="float" office:value="0.0047567">
            <text:p>0,0048</text:p>
          </table:table-cell>
          <table:table-cell table:formula="of:=STDEV([.B224:.B225])" office:value-type="float" office:value="0.00475642447432943">
            <text:p>0,0048</text:p>
          </table:table-cell>
          <table:table-cell office:value-type="float" office:value="0">
            <text:p>0,00</text:p>
          </table:table-cell>
          <table:table-cell table:formula="of:=AVERAGE([.I224:.I225])" office:value-type="float" office:value="0">
            <text:p>0,00</text:p>
          </table:table-cell>
          <table:table-cell table:formula="of:=STDEV([.I224:.I225])" office:value-type="float" office:value="0">
            <text:p>0,00</text:p>
          </table:table-cell>
          <table:table-cell office:value-type="string">
            <text:p>Pejcha model</text:p>
          </table:table-cell>
          <table:table-cell office:value-type="string">
            <text:p>Muller+1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0.0013934">
            <text:p>0,0014</text:p>
          </table:table-cell>
          <table:table-cell table:number-columns-repeated="2" office:value-type="float" office:value="0.0002">
            <text:p>0,0002</text:p>
          </table:table-cell>
          <table:table-cell table:formula="of:=([.C225]+[.D225])/2" office:value-type="float" office:value="0.0002">
            <text:p>0,0002</text:p>
          </table:table-cell>
          <table:table-cell table:formula="of:=[.E225]/[.B225]" office:value-type="float" office:value="0.143533802210421">
            <text:p>0,143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5ba</text:p>
          </table:table-cell>
          <table:table-cell office:value-type="float" office:value="0.032">
            <text:p>0,0320</text:p>
          </table:table-cell>
          <table:table-cell table:number-columns-repeated="2" office:value-type="float" office:value="0.006">
            <text:p>0,0060</text:p>
          </table:table-cell>
          <table:table-cell table:formula="of:=([.C226]+[.D226])/2" office:value-type="float" office:value="0.006">
            <text:p>0,0060</text:p>
          </table:table-cell>
          <table:table-cell table:formula="of:=[.E226]/[.B226]" office:value-type="float" office:value="0.1875">
            <text:p>0,1875</text:p>
          </table:table-cell>
          <table:table-cell table:formula="of:=[.B226]" office:value-type="float" office:value="0.032">
            <text:p>0,0320</text:p>
          </table:table-cell>
          <table:table-cell/>
          <table:table-cell office:value-type="float" office:value="0.0946">
            <text:p>0,09</text:p>
          </table:table-cell>
          <table:table-cell table:formula="of:=[.I226]" office:value-type="float" office:value="0.0946">
            <text:p>0,09</text:p>
          </table:table-cell>
          <table:table-cell office:value-type="string">
            <text:p>NA</text:p>
          </table:table-cell>
          <table:table-cell office:value-type="string">
            <text:p>Vband Hamuy</text:p>
          </table:table-cell>
          <table:table-cell office:value-type="string">
            <text:p>Dastidar+18</text:p>
          </table:table-cell>
          <table:table-cell table:number-columns-repeated="13"/>
        </table:table-row>
        <table:table-row table:style-name="ro1">
          <table:table-cell office:value-type="string">
            <text:p>SN2015bs</text:p>
          </table:table-cell>
          <table:table-cell office:value-type="float" office:value="0.049">
            <text:p>0,0490</text:p>
          </table:table-cell>
          <table:table-cell table:number-columns-repeated="2" office:value-type="float" office:value="0.008">
            <text:p>0,0080</text:p>
          </table:table-cell>
          <table:table-cell table:formula="of:=([.C227]+[.D227])/2" office:value-type="float" office:value="0.008">
            <text:p>0,0080</text:p>
          </table:table-cell>
          <table:table-cell table:formula="of:=[.E227]/[.B227]" office:value-type="float" office:value="0.163265306122449">
            <text:p>0,1633</text:p>
          </table:table-cell>
          <table:table-cell table:formula="of:=[.B227]" office:value-type="float" office:value="0.049">
            <text:p>0,0490</text:p>
          </table:table-cell>
          <table:table-cell/>
          <table:table-cell office:value-type="float" office:value="0">
            <text:p>0,00</text:p>
          </table:table-cell>
          <table:table-cell table:formula="of:=[.I227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, Vband Hamuy</text:p>
          </table:table-cell>
          <table:table-cell office:value-type="string">
            <text:p>Anderson+18</text:p>
          </table:table-cell>
          <table:table-cell table:number-columns-repeated="13"/>
        </table:table-row>
        <table:table-row table:style-name="ro1">
          <table:table-cell office:value-type="string">
            <text:p>SN2015W</text:p>
          </table:table-cell>
          <table:table-cell office:value-type="float" office:value="0.0314095">
            <text:p>0,0314</text:p>
          </table:table-cell>
          <table:table-cell table:number-columns-repeated="2" office:value-type="float" office:value="0.0098">
            <text:p>0,0098</text:p>
          </table:table-cell>
          <table:table-cell table:formula="of:=([.C228]+[.D228])/2" office:value-type="float" office:value="0.0098">
            <text:p>0,0098</text:p>
          </table:table-cell>
          <table:table-cell table:formula="of:=[.E228]/[.B228]" office:value-type="float" office:value="0.312007513650329">
            <text:p>0,3120</text:p>
          </table:table-cell>
          <table:table-cell table:formula="of:=[.B228]" office:value-type="float" office:value="0.0314095">
            <text:p>0,0314</text:p>
          </table:table-cell>
          <table:table-cell/>
          <table:table-cell office:value-type="float" office:value="0">
            <text:p>0,00</text:p>
          </table:table-cell>
          <table:table-cell table:formula="of:=[.I228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Valenti+16</text:p>
          </table:table-cell>
          <table:table-cell table:number-columns-repeated="13"/>
        </table:table-row>
        <table:table-row table:style-name="ro1">
          <table:table-cell office:value-type="string">
            <text:p>SN2016X</text:p>
          </table:table-cell>
          <table:table-cell office:value-type="float" office:value="0.034">
            <text:p>0,0340</text:p>
          </table:table-cell>
          <table:table-cell table:number-columns-repeated="2" office:value-type="float" office:value="0.006">
            <text:p>0,0060</text:p>
          </table:table-cell>
          <table:table-cell table:formula="of:=([.C229]+[.D229])/2" office:value-type="float" office:value="0.006">
            <text:p>0,0060</text:p>
          </table:table-cell>
          <table:table-cell table:formula="of:=[.E229]/[.B229]" office:value-type="float" office:value="0.176470588235294">
            <text:p>0,1765</text:p>
          </table:table-cell>
          <table:table-cell table:formula="of:=[.B229]" office:value-type="float" office:value="0.034">
            <text:p>0,0340</text:p>
          </table:table-cell>
          <table:table-cell/>
          <table:table-cell office:value-type="float" office:value="0.05">
            <text:p>0,05</text:p>
          </table:table-cell>
          <table:table-cell table:formula="of:=[.I229]" office:value-type="float" office:value="0.05">
            <text:p>0,05</text:p>
          </table:table-cell>
          <table:table-cell office:value-type="string">
            <text:p>NA</text:p>
          </table:table-cell>
          <table:table-cell office:value-type="string">
            <text:p>Compliation</text:p>
          </table:table-cell>
          <table:table-cell office:value-type="string">
            <text:p>Huang+18</text:p>
          </table:table-cell>
          <table:table-cell table:number-columns-repeated="13"/>
        </table:table-row>
        <table:table-row table:style-name="ro1">
          <table:table-cell office:value-type="string">
            <text:p>SN2016bkv</text:p>
          </table:table-cell>
          <table:table-cell office:value-type="float" office:value="0.0216">
            <text:p>0,0216</text:p>
          </table:table-cell>
          <table:table-cell table:number-columns-repeated="2" office:value-type="float" office:value="0.0014">
            <text:p>0,0014</text:p>
          </table:table-cell>
          <table:table-cell table:formula="of:=([.C230]+[.D230])/2" office:value-type="float" office:value="0.0014">
            <text:p>0,0014</text:p>
          </table:table-cell>
          <table:table-cell table:formula="of:=[.E230]/[.B230]" office:value-type="float" office:value="0.0648148148148148">
            <text:p>0,0648</text:p>
          </table:table-cell>
          <table:table-cell table:formula="of:=[.B230]" office:value-type="float" office:value="0.0216">
            <text:p>0,0216</text:p>
          </table:table-cell>
          <table:table-cell/>
          <table:table-cell office:value-type="float" office:value="0">
            <text:p>0,00</text:p>
          </table:table-cell>
          <table:table-cell table:formula="of:=[.I230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Hosseinzadeh+18</text:p>
          </table:table-cell>
          <table:table-cell table:number-columns-repeated="13"/>
        </table:table-row>
        <table:table-row table:style-name="ro1">
          <table:table-cell office:value-type="string">
            <text:p>SN2016ija</text:p>
          </table:table-cell>
          <table:table-cell office:value-type="float" office:value="0.208">
            <text:p>0,2080</text:p>
          </table:table-cell>
          <table:table-cell table:number-columns-repeated="2" office:value-type="float" office:value="0.09">
            <text:p>0,0900</text:p>
          </table:table-cell>
          <table:table-cell table:formula="of:=([.C231]+[.D231])/2" office:value-type="float" office:value="0.09">
            <text:p>0,0900</text:p>
          </table:table-cell>
          <table:table-cell table:formula="of:=[.E231]/[.B231]" office:value-type="float" office:value="0.432692307692308">
            <text:p>0,4327</text:p>
          </table:table-cell>
          <table:table-cell table:formula="of:=[.B231]" office:value-type="float" office:value="0.208">
            <text:p>0,2080</text:p>
          </table:table-cell>
          <table:table-cell/>
          <table:table-cell office:value-type="float" office:value="6.045">
            <text:p>6,05</text:p>
          </table:table-cell>
          <table:table-cell table:formula="of:=[.I231]" office:value-type="float" office:value="6.045">
            <text:p>6,05</text:p>
          </table:table-cell>
          <table:table-cell office:value-type="string">
            <text:p>NA</text:p>
          </table:table-cell>
          <table:table-cell office:value-type="string">
            <text:p>Bol. 87A</text:p>
          </table:table-cell>
          <table:table-cell office:value-type="string">
            <text:p>Tartaglia+18</text:p>
          </table:table-cell>
          <table:table-cell table:number-columns-repeated="13"/>
        </table:table-row>
        <table:table-row table:style-name="ro1">
          <table:table-cell office:value-type="string">
            <text:p>SN2017eaw</text:p>
          </table:table-cell>
          <table:table-cell office:value-type="float" office:value="0.05">
            <text:p>0,0500</text:p>
          </table:table-cell>
          <table:table-cell table:number-columns-repeated="2" office:value-type="string">
            <text:p>NG</text:p>
          </table:table-cell>
          <table:table-cell table:formula="of:=([.C232]+[.D232])/2" office:value-type="float" office:value="0">
            <text:p>#VALUE!</text:p>
          </table:table-cell>
          <table:table-cell table:formula="of:=[.E232]/[.B232]" office:value-type="float" office:value="0">
            <text:p>#VALUE!</text:p>
          </table:table-cell>
          <table:table-cell table:formula="of:=[.B232]" office:value-type="float" office:value="0.05">
            <text:p>0,0500</text:p>
          </table:table-cell>
          <table:table-cell/>
          <table:table-cell office:value-type="float" office:value="0">
            <text:p>0,00</text:p>
          </table:table-cell>
          <table:table-cell table:formula="of:=[.I232]" office:value-type="float" office:value="0">
            <text:p>0,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svetkov+18</text:p>
          </table:table-cell>
          <table:table-cell table:number-columns-repeated="13"/>
        </table:table-row>
        <table:table-row table:style-name="ro1" table:number-rows-repeated="104834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NIIb" table:style-name="ta1">
        <table:table-column table:style-name="co25" table:default-cell-style-name="Default"/>
        <table:table-column table:style-name="co26" table:default-cell-style-name="ce2"/>
        <table:table-column table:style-name="co2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8" table:default-cell-style-name="ce2"/>
        <table:table-column table:style-name="co30" table:default-cell-style-name="ce2"/>
        <table:table-column table:style-name="co31" table:default-cell-style-name="ce5"/>
        <table:table-column table:style-name="co32" table:default-cell-style-name="ce2"/>
        <table:table-column table:style-name="co6" table:default-cell-style-name="ce2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4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1993J</text:p>
          </table:table-cell>
          <table:table-cell office:value-type="float" office:value="0.146">
            <text:p>0,1460</text:p>
          </table:table-cell>
          <table:table-cell office:value-type="float" office:value="0.027">
            <text:p>0,0270</text:p>
          </table:table-cell>
          <table:table-cell office:value-type="float" office:value="0.042">
            <text:p>0,0420</text:p>
          </table:table-cell>
          <table:table-cell table:formula="of:=([.C2]+[.D2])/2" office:value-type="float" office:value="0.0345">
            <text:p>0,0345</text:p>
          </table:table-cell>
          <table:table-cell table:formula="of:=[.E2]/[.B2]" office:value-type="float" office:value="0.236301369863014">
            <text:p>0,2363</text:p>
          </table:table-cell>
          <table:table-cell table:formula="of:=AVERAGE([.B2:.B5])" office:value-type="float" office:value="0.1115">
            <text:p>0,1115</text:p>
          </table:table-cell>
          <table:table-cell table:formula="of:=STDEV([.B2:.B5])" office:value-type="float" office:value="0.0282075639973867">
            <text:p>0,0282</text:p>
          </table:table-cell>
          <table:table-cell office:value-type="float" office:value="0.31">
            <text:p>0,31</text:p>
          </table:table-cell>
          <table:table-cell table:formula="of:=AVERAGE([.I2:.I5])" office:value-type="float" office:value="0.30785">
            <text:p>0,3079</text:p>
          </table:table-cell>
          <table:table-cell table:formula="of:=STDEV([.I2:.I5])" office:value-type="float" office:value="0.0903317404533608">
            <text:p>0,090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/>
          <table:table-cell office:value-type="string">
            <text:p>Values &gt;0.226=</text:p>
          </table:table-cell>
          <table:table-cell table:style-name="ce6" table:formula="of:=COUNTIF([.G2:.G62];&quot;&gt;0.226&quot;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1">
            <text:p>0,0100</text:p>
          </table:table-cell>
          <table:table-cell table:formula="of:=([.C3]+[.D3])/2" office:value-type="float" office:value="0.01">
            <text:p>0,0100</text:p>
          </table:table-cell>
          <table:table-cell table:formula="of:=[.E3]/[.B3]" office:value-type="float" office:value="0.0833333333333333">
            <text:p>0,0833</text:p>
          </table:table-cell>
          <table:table-cell table:number-columns-repeated="2"/>
          <table:table-cell office:value-type="float" office:value="0.3814">
            <text:p>0,3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2"/>
          <table:table-cell office:value-type="string">
            <text:p>N supernovae=</text:p>
          </table:table-cell>
          <table:table-cell table:formula="of:=COUNT([.G2:.G144]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36">
            <text:p>0,3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Lowest value</text:p>
          </table:table-cell>
          <table:table-cell table:style-name="ce4" table:formula="of:=MIN([.B2:.B62])" office:value-type="float" office:value="0.03">
            <text:p>0,030</text:p>
          </table:table-cell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float" office:value="0.04">
            <text:p>0,0400</text:p>
          </table:table-cell>
          <table:table-cell table:formula="of:=([.C5]+[.D5])/2" office:value-type="float" office:value="0.04">
            <text:p>0,0400</text:p>
          </table:table-cell>
          <table:table-cell table:formula="of:=[.E5]/[.B5]" office:value-type="float" office:value="0.5">
            <text:p>0,5000</text:p>
          </table:table-cell>
          <table:table-cell table:number-columns-repeated="2"/>
          <table:table-cell office:value-type="float" office:value="0.18">
            <text:p>0,1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Shigeyama+94</text:p>
          </table:table-cell>
          <table:table-cell table:number-columns-repeated="2"/>
          <table:table-cell office:value-type="string">
            <text:p>Max value</text:p>
          </table:table-cell>
          <table:table-cell table:formula="of:=MAX([.B2:.B62])" office:value-type="float" office:value="0.28">
            <text:p>0,28</text:p>
          </table:table-cell>
        </table:table-row>
        <table:table-row table:style-name="ro1">
          <table:table-cell office:value-type="string">
            <text:p>SN1996cb</text:p>
          </table:table-cell>
          <table:table-cell office:value-type="float" office:value="0.055">
            <text:p>0,0550</text:p>
          </table:table-cell>
          <table:table-cell office:value-type="float" office:value="0.021">
            <text:p>0,0210</text:p>
          </table:table-cell>
          <table:table-cell office:value-type="float" office:value="0.036">
            <text:p>0,0360</text:p>
          </table:table-cell>
          <table:table-cell table:formula="of:=([.C6]+[.D6])/2" office:value-type="float" office:value="0.0285">
            <text:p>0,0285</text:p>
          </table:table-cell>
          <table:table-cell table:formula="of:=[.E6]/[.B6]" office:value-type="float" office:value="0.518181818181818">
            <text:p>0,5182</text:p>
          </table:table-cell>
          <table:table-cell table:formula="of:=AVERAGE([.B6:.B8])" office:value-type="float" office:value="0.075">
            <text:p>0,0750</text:p>
          </table:table-cell>
          <table:table-cell table:formula="of:=STDEV([.B6:.B8])" office:value-type="float" office:value="0.0180277563773199">
            <text:p>0,0180</text:p>
          </table:table-cell>
          <table:table-cell office:value-type="float" office:value="0">
            <text:p>0,00</text:p>
          </table:table-cell>
          <table:table-cell table:formula="of:=AVERAGE([.I6:.I8])" office:value-type="float" office:value="0.0363333333333333">
            <text:p>0,0363</text:p>
          </table:table-cell>
          <table:table-cell table:formula="of:=STDEV([.I6:.I8])" office:value-type="float" office:value="0.0553202795847358">
            <text:p>0,055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/>
          <table:table-cell office:value-type="string">
            <text:p>Values &lt;0.36</text:p>
          </table:table-cell>
          <table:table-cell table:formula="of:=COUNTIF([.G2:.G62];&quot;&lt;0.360&quot;)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float" office:value="0.02">
            <text:p>0,0200</text:p>
          </table:table-cell>
          <table:table-cell table:formula="of:=([.C7]+[.D7])/2" office:value-type="float" office:value="0.02">
            <text:p>0,0200</text:p>
          </table:table-cell>
          <table:table-cell table:formula="of:=[.E7]/[.B7]" office:value-type="float" office:value="0.222222222222222">
            <text:p>0,2222</text:p>
          </table:table-cell>
          <table:table-cell table:number-columns-repeated="2"/>
          <table:table-cell office:value-type="float" office:value="0.009">
            <text:p>0,0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8]+[.D8])/2" office:value-type="float" office:value="0">
            <text:p>#VALUE!</text:p>
          </table:table-cell>
          <table:table-cell table:formula="of:=[.E8]/[.B8]" office:value-type="float" office:value="0">
            <text:p>#VALUE!</text:p>
          </table:table-cell>
          <table:table-cell table:number-columns-repeated="2"/>
          <table:table-cell office:value-type="float" office:value="0.1">
            <text:p>0,1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 office:value-type="string">
            <text:p>SN2001ig</text:p>
          </table:table-cell>
          <table:table-cell office:value-type="float" office:value="0.13">
            <text:p>0,1300</text:p>
          </table:table-cell>
          <table:table-cell table:number-columns-repeated="2" office:value-type="string">
            <text:p>NA</text:p>
          </table:table-cell>
          <table:table-cell table:formula="of:=([.C9]+[.D9])/2" office:value-type="float" office:value="0">
            <text:p>#VALUE!</text:p>
          </table:table-cell>
          <table:table-cell table:formula="of:=[.E9]/[.B9]" office:value-type="float" office:value="0">
            <text:p>#VALUE!</text:p>
          </table:table-cell>
          <table:table-cell table:formula="of:=[.B9]" office:value-type="float" office:value="0.13">
            <text:p>0,1300</text:p>
          </table:table-cell>
          <table:table-cell/>
          <table:table-cell office:value-type="float" office:value="0">
            <text:p>0,00</text:p>
          </table:table-cell>
          <table:table-cell table:formula="of:=[.I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Nebular</text:p>
          </table:table-cell>
          <table:table-cell office:value-type="string">
            <text:p>Silverman+09</text:p>
          </table:table-cell>
          <table:table-cell office:value-type="string">
            <text:p>Nebular line fitting</text:p>
          </table:table-cell>
          <table:table-cell table:number-columns-repeated="3"/>
        </table:table-row>
        <table:table-row table:style-name="ro1">
          <table:table-cell office:value-type="string">
            <text:p>SN2003bg</text:p>
          </table:table-cell>
          <table:table-cell office:value-type="float" office:value="0.119">
            <text:p>0,1190</text:p>
          </table:table-cell>
          <table:table-cell office:value-type="float" office:value="0.024">
            <text:p>0,0240</text:p>
          </table:table-cell>
          <table:table-cell office:value-type="float" office:value="0.04">
            <text:p>0,0400</text:p>
          </table:table-cell>
          <table:table-cell table:formula="of:=([.C10]+[.D10])/2" office:value-type="float" office:value="0.032">
            <text:p>0,0320</text:p>
          </table:table-cell>
          <table:table-cell table:formula="of:=[.E10]/[.B10]" office:value-type="float" office:value="0.26890756302521">
            <text:p>0,2689</text:p>
          </table:table-cell>
          <table:table-cell table:formula="of:=AVERAGE([.B10:.B13])" office:value-type="float" office:value="0.14725">
            <text:p>0,1473</text:p>
          </table:table-cell>
          <table:table-cell table:formula="of:=STDEV([.B10:.B13])" office:value-type="float" office:value="0.0210614181225608">
            <text:p>0,0211</text:p>
          </table:table-cell>
          <table:table-cell office:value-type="float" office:value="0">
            <text:p>0,00</text:p>
          </table:table-cell>
          <table:table-cell table:formula="of:=AVERAGE([.I10:.I13])" office:value-type="float" office:value="0.00025">
            <text:p>0,0003</text:p>
          </table:table-cell>
          <table:table-cell table:formula="of:=STDEV([.I10:.I13])" office:value-type="float" office:value="0.0005">
            <text:p>0,000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>
            <text:p>0,1500</text:p>
          </table:table-cell>
          <table:table-cell table:number-columns-repeated="2" office:value-type="float" office:value="0.02">
            <text:p>0,0200</text:p>
          </table:table-cell>
          <table:table-cell table:formula="of:=([.C11]+[.D11])/2" office:value-type="float" office:value="0.02">
            <text:p>0,0200</text:p>
          </table:table-cell>
          <table:table-cell table:formula="of:=[.E11]/[.B11]" office:value-type="float" office:value="0.133333333333333">
            <text:p>0,1333</text:p>
          </table:table-cell>
          <table:table-cell table:number-columns-repeated="2"/>
          <table:table-cell office:value-type="float" office:value="0.001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string">
            <text:p>NA</text:p>
          </table:table-cell>
          <table:table-cell table:formula="of:=([.C12]+[.D12])/2" office:value-type="float" office:value="0">
            <text:p>#VALUE!</text:p>
          </table:table-cell>
          <table:table-cell table:formula="of:=[.E12]/[.B1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Nebular</text:p>
          </table:table-cell>
          <table:table-cell office:value-type="string">
            <text:p>Mazzali+09</text:p>
          </table:table-cell>
          <table:table-cell office:value-type="string">
            <text:p>Nebular line fitting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>
            <text:p>0,1500</text:p>
          </table:table-cell>
          <table:table-cell table:number-columns-repeated="2" office:value-type="float" office:value="0.05">
            <text:p>0,0500</text:p>
          </table:table-cell>
          <table:table-cell table:formula="of:=([.C13]+[.D13])/2" office:value-type="float" office:value="0.05">
            <text:p>0,0500</text:p>
          </table:table-cell>
          <table:table-cell table:formula="of:=[.E13]/[.B13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Hamuy+09</text:p>
          </table:table-cell>
          <table:table-cell table:number-columns-repeated="4"/>
        </table:table-row>
        <table:table-row table:style-name="ro1">
          <table:table-cell office:value-type="string">
            <text:p>SN2004ex</text:p>
          </table:table-cell>
          <table:table-cell office:value-type="float" office:value="0.09">
            <text:p>0,0900</text:p>
          </table:table-cell>
          <table:table-cell office:value-type="float" office:value="0">
            <text:p>0,0000</text:p>
          </table:table-cell>
          <table:table-cell office:value-type="float" office:value="0.01">
            <text:p>0,0100</text:p>
          </table:table-cell>
          <table:table-cell table:formula="of:=([.C14]+[.D14])/2" office:value-type="float" office:value="0.005">
            <text:p>0,0050</text:p>
          </table:table-cell>
          <table:table-cell table:formula="of:=[.E14]/[.B14]" office:value-type="float" office:value="0.0555555555555556">
            <text:p>0,0556</text:p>
          </table:table-cell>
          <table:table-cell table:formula="of:=AVERAGE([.B14:.B15])" office:value-type="float" office:value="0.095">
            <text:p>0,0950</text:p>
          </table:table-cell>
          <table:table-cell table:formula="of:=STDEV([.B14:.B15])" office:value-type="float" office:value="0.00707106781186548">
            <text:p>0,0071</text:p>
          </table:table-cell>
          <table:table-cell office:value-type="float" office:value="0.26">
            <text:p>0,26</text:p>
          </table:table-cell>
          <table:table-cell table:formula="of:=[.I14]" office:value-type="float" office:value="0.26">
            <text:p>0,26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15]+[.D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number-columns-repeated="2"/>
          <table:table-cell office:value-type="float" office:value="0.26">
            <text:p>0,26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4ff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16]+[.D16])/2" office:value-type="float" office:value="0.02">
            <text:p>0,0200</text:p>
          </table:table-cell>
          <table:table-cell table:formula="of:=[.E16]/[.B16]" office:value-type="float" office:value="0.166666666666667">
            <text:p>0,1667</text:p>
          </table:table-cell>
          <table:table-cell table:formula="of:=AVERAGE([.B16:.B18])" office:value-type="float" office:value="0.145">
            <text:p>0,1450</text:p>
          </table:table-cell>
          <table:table-cell table:formula="of:=STDEV([.B16:.B18])" office:value-type="float" office:value="0.031224989991992">
            <text:p>0,0312</text:p>
          </table:table-cell>
          <table:table-cell office:value-type="float" office:value="0.3">
            <text:p>0,30</text:p>
          </table:table-cell>
          <table:table-cell table:formula="of:=AVERAGE([.I16:.I18])" office:value-type="float" office:value="0.482066666666667">
            <text:p>0,4821</text:p>
          </table:table-cell>
          <table:table-cell table:formula="of:=STDEV([.I16:.I18])" office:value-type="float" office:value="0.315348717031374">
            <text:p>0,3153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5">
            <text:p>0,1350</text:p>
          </table:table-cell>
          <table:table-cell table:number-columns-repeated="2" office:value-type="string">
            <text:p>NA</text:p>
          </table:table-cell>
          <table:table-cell table:formula="of:=([.C17]+[.D17])/2" office:value-type="float" office:value="0">
            <text:p>#VALUE!</text:p>
          </table:table-cell>
          <table:table-cell table:formula="of:=[.E17]/[.B17]" office:value-type="float" office:value="0">
            <text:p>#VALUE!</text:p>
          </table:table-cell>
          <table:table-cell table:number-columns-repeated="2"/>
          <table:table-cell office:value-type="float" office:value="0.3">
            <text:p>0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>
            <text:p>0,1800</text:p>
          </table:table-cell>
          <table:table-cell table:number-columns-repeated="2" office:value-type="float" office:value="0.03">
            <text:p>0,0300</text:p>
          </table:table-cell>
          <table:table-cell table:formula="of:=([.C18]+[.D18])/2" office:value-type="float" office:value="0.03">
            <text:p>0,0300</text:p>
          </table:table-cell>
          <table:table-cell table:formula="of:=[.E18]/[.B18]" office:value-type="float" office:value="0.166666666666667">
            <text:p>0,1667</text:p>
          </table:table-cell>
          <table:table-cell table:number-columns-repeated="2"/>
          <table:table-cell office:value-type="float" office:value="0.8462">
            <text:p>0,8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office:value-type="string">
            <text:p>SN2005Q</text:p>
          </table:table-cell>
          <table:table-cell office:value-type="float" office:value="0.22">
            <text:p>0,2200</text:p>
          </table:table-cell>
          <table:table-cell table:number-columns-repeated="2" office:value-type="float" office:value="0.05">
            <text:p>0,0500</text:p>
          </table:table-cell>
          <table:table-cell table:formula="of:=([.C19]+[.D19])/2" office:value-type="float" office:value="0.05">
            <text:p>0,0500</text:p>
          </table:table-cell>
          <table:table-cell table:formula="of:=[.E19]/[.B19]" office:value-type="float" office:value="0.227272727272727">
            <text:p>0,2273</text:p>
          </table:table-cell>
          <table:table-cell table:formula="of:=AVERAGE([.B19:.B20])" office:value-type="float" office:value="0.22">
            <text:p>0,2200</text:p>
          </table:table-cell>
          <table:table-cell table:formula="of:=STDEV([.B19:.B20])" office:value-type="float" office:value="0">
            <text:p>0,0000</text:p>
          </table:table-cell>
          <table:table-cell office:value-type="float" office:value="0">
            <text:p>0,00</text:p>
          </table:table-cell>
          <table:table-cell table:formula="of:=[.I1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>
            <text:p>0,2200</text:p>
          </table:table-cell>
          <table:table-cell table:number-columns-repeated="2" office:value-type="string">
            <text:p>NA</text:p>
          </table:table-cell>
          <table:table-cell table:formula="of:=([.C20]+[.D20])/2" office:value-type="float" office:value="0">
            <text:p>#VALUE!</text:p>
          </table:table-cell>
          <table:table-cell table:formula="of:=[.E20]/[.B20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bj</text:p>
          </table:table-cell>
          <table:table-cell office:value-type="float" office:value="0.25">
            <text:p>0,2500</text:p>
          </table:table-cell>
          <table:table-cell table:number-columns-repeated="2" office:value-type="float" office:value="0.03">
            <text:p>0,0300</text:p>
          </table:table-cell>
          <table:table-cell table:formula="of:=([.C21]+[.D21])/2" office:value-type="float" office:value="0.03">
            <text:p>0,0300</text:p>
          </table:table-cell>
          <table:table-cell table:formula="of:=[.E21]/[.B21]" office:value-type="float" office:value="0.12">
            <text:p>0,1200</text:p>
          </table:table-cell>
          <table:table-cell table:formula="of:=AVERAGE([.B21:.B22])" office:value-type="float" office:value="0.24">
            <text:p>0,2400</text:p>
          </table:table-cell>
          <table:table-cell table:formula="of:=STDEV([.B21:.B22])" office:value-type="float" office:value="0.0141421356237309">
            <text:p>0,0141</text:p>
          </table:table-cell>
          <table:table-cell office:value-type="float" office:value="0.51">
            <text:p>0,51</text:p>
          </table:table-cell>
          <table:table-cell table:formula="of:=[.I21]" office:value-type="float" office:value="0.51">
            <text:p>0,51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3">
            <text:p>0,2300</text:p>
          </table:table-cell>
          <table:table-cell table:number-columns-repeated="2" office:value-type="string">
            <text:p>NA</text:p>
          </table:table-cell>
          <table:table-cell table:formula="of:=([.C22]+[.D22])/2" office:value-type="float" office:value="0">
            <text:p>#VALUE!</text:p>
          </table:table-cell>
          <table:table-cell table:formula="of:=[.E22]/[.B22]" office:value-type="float" office:value="0">
            <text:p>#VALUE!</text:p>
          </table:table-cell>
          <table:table-cell table:number-columns-repeated="2"/>
          <table:table-cell office:value-type="float" office:value="0.51">
            <text:p>0,51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6T</text:p>
          </table:table-cell>
          <table:table-cell office:value-type="float" office:value="0.11">
            <text:p>0,1100</text:p>
          </table:table-cell>
          <table:table-cell table:number-columns-repeated="2" office:value-type="float" office:value="0.02">
            <text:p>0,0200</text:p>
          </table:table-cell>
          <table:table-cell table:formula="of:=([.C23]+[.D23])/2" office:value-type="float" office:value="0.02">
            <text:p>0,0200</text:p>
          </table:table-cell>
          <table:table-cell table:formula="of:=[.E23]/[.B23]" office:value-type="float" office:value="0.181818181818182">
            <text:p>0,1818</text:p>
          </table:table-cell>
          <table:table-cell table:formula="of:=AVERAGE([.B23:.B26])" office:value-type="float" office:value="0.0955">
            <text:p>0,0955</text:p>
          </table:table-cell>
          <table:table-cell table:formula="of:=STDEV([.B23:.B26])" office:value-type="float" office:value="0.0234022790912908">
            <text:p>0,0234</text:p>
          </table:table-cell>
          <table:table-cell office:value-type="float" office:value="0.42">
            <text:p>0,42</text:p>
          </table:table-cell>
          <table:table-cell table:formula="of:=AVERAGE([.I23:.I26])" office:value-type="float" office:value="0.216875">
            <text:p>0,2169</text:p>
          </table:table-cell>
          <table:table-cell table:formula="of:=STDEV([.I23:.I26])" office:value-type="float" office:value="0.234817083066799">
            <text:p>0,2348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24]+[.D24])/2" office:value-type="float" office:value="0">
            <text:p>#VALUE!</text:p>
          </table:table-cell>
          <table:table-cell table:formula="of:=[.E24]/[.B24]" office:value-type="float" office:value="0">
            <text:p>#VALUE!</text:p>
          </table:table-cell>
          <table:table-cell table:number-columns-repeated="2"/>
          <table:table-cell office:value-type="float" office:value="0.42">
            <text:p>0,4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2">
            <text:p>0,0820</text:p>
          </table:table-cell>
          <table:table-cell office:value-type="float" office:value="0.014">
            <text:p>0,0140</text:p>
          </table:table-cell>
          <table:table-cell office:value-type="float" office:value="0.02">
            <text:p>0,0200</text:p>
          </table:table-cell>
          <table:table-cell table:formula="of:=([.C25]+[.D25])/2" office:value-type="float" office:value="0.017">
            <text:p>0,0170</text:p>
          </table:table-cell>
          <table:table-cell table:formula="of:=[.E25]/[.B25]" office:value-type="float" office:value="0.207317073170732">
            <text:p>0,207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1">
            <text:p>0,0100</text:p>
          </table:table-cell>
          <table:table-cell office:value-type="float" office:value="0.03">
            <text:p>0,0300</text:p>
          </table:table-cell>
          <table:table-cell table:formula="of:=([.C26]+[.D26])/2" office:value-type="float" office:value="0.02">
            <text:p>0,0200</text:p>
          </table:table-cell>
          <table:table-cell table:formula="of:=[.E26]/[.B26]" office:value-type="float" office:value="0.285714285714286">
            <text:p>0,2857</text:p>
          </table:table-cell>
          <table:table-cell table:number-columns-repeated="2"/>
          <table:table-cell office:value-type="float" office:value="0.0275">
            <text:p>0,0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office:value-type="string">
            <text:p>SN2006ba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27]+[.D27])/2" office:value-type="float" office:value="0.02">
            <text:p>0,0200</text:p>
          </table:table-cell>
          <table:table-cell table:formula="of:=[.E27]/[.B27]" office:value-type="float" office:value="0.166666666666667">
            <text:p>0,1667</text:p>
          </table:table-cell>
          <table:table-cell table:formula="of:=AVERAGE([.B27:.B28])" office:value-type="float" office:value="0.12">
            <text:p>0,1200</text:p>
          </table:table-cell>
          <table:table-cell table:formula="of:=STDEV([.B27:.B28])" office:value-type="float" office:value="0">
            <text:p>0,0000</text:p>
          </table:table-cell>
          <table:table-cell office:value-type="float" office:value="0.32">
            <text:p>0,32</text:p>
          </table:table-cell>
          <table:table-cell table:formula="of:=[.I27]" office:value-type="float" office:value="0.32">
            <text:p>0,3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28]+[.D28])/2" office:value-type="float" office:value="0">
            <text:p>#VALUE!</text:p>
          </table:table-cell>
          <table:table-cell table:formula="of:=[.E28]/[.B28]" office:value-type="float" office:value="0">
            <text:p>#VALUE!</text:p>
          </table:table-cell>
          <table:table-cell table:number-columns-repeated="2"/>
          <table:table-cell office:value-type="float" office:value="0.32">
            <text:p>0,3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6bf</text:p>
          </table:table-cell>
          <table:table-cell office:value-type="float" office:value="0.09">
            <text:p>0,0900</text:p>
          </table:table-cell>
          <table:table-cell table:number-columns-repeated="2" office:value-type="float" office:value="0.02">
            <text:p>0,0200</text:p>
          </table:table-cell>
          <table:table-cell table:formula="of:=([.C29]+[.D29])/2" office:value-type="float" office:value="0.02">
            <text:p>0,0200</text:p>
          </table:table-cell>
          <table:table-cell table:formula="of:=[.E29]/[.B29]" office:value-type="float" office:value="0.222222222222222">
            <text:p>0,2222</text:p>
          </table:table-cell>
          <table:table-cell table:formula="of:=AVERAGE([.B29:.B30])" office:value-type="float" office:value="0.1">
            <text:p>0,1000</text:p>
          </table:table-cell>
          <table:table-cell table:formula="of:=STDEV([.B29:.B30])" office:value-type="float" office:value="0.014142135623731">
            <text:p>0,0141</text:p>
          </table:table-cell>
          <table:table-cell office:value-type="float" office:value="0.47">
            <text:p>0,47</text:p>
          </table:table-cell>
          <table:table-cell table:formula="of:=[.I29]" office:value-type="float" office:value="0.47">
            <text:p>0,47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string">
            <text:p>NA</text:p>
          </table:table-cell>
          <table:table-cell table:formula="of:=([.C30]+[.D30])/2" office:value-type="float" office:value="0">
            <text:p>#VALUE!</text:p>
          </table:table-cell>
          <table:table-cell table:formula="of:=[.E30]/[.B30]" office:value-type="float" office:value="0">
            <text:p>#VALUE!</text:p>
          </table:table-cell>
          <table:table-cell table:number-columns-repeated="2"/>
          <table:table-cell office:value-type="float" office:value="0.47">
            <text:p>0,4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6el</text:p>
          </table:table-cell>
          <table:table-cell office:value-type="float" office:value="0.13">
            <text:p>0,13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C31]+[.D31])/2" office:value-type="float" office:value="0.025">
            <text:p>0,0250</text:p>
          </table:table-cell>
          <table:table-cell table:formula="of:=[.E31]/[.B31]" office:value-type="float" office:value="0.192307692307692">
            <text:p>0,1923</text:p>
          </table:table-cell>
          <table:table-cell table:formula="of:=AVERAGE([.B31:.B32])" office:value-type="float" office:value="0.13">
            <text:p>0,1300</text:p>
          </table:table-cell>
          <table:table-cell table:formula="of:=STDEV([.B31:.B32])" office:value-type="float" office:value="0">
            <text:p>0,0000</text:p>
          </table:table-cell>
          <table:table-cell office:value-type="float" office:value="0.6293">
            <text:p>0,63</text:p>
          </table:table-cell>
          <table:table-cell table:formula="of:=AVERAGE([.I31:.I32])" office:value-type="float" office:value="0.60915">
            <text:p>0,6092</text:p>
          </table:table-cell>
          <table:table-cell table:formula="of:=STDEV([.I31:.I32])" office:value-type="float" office:value="0.0284964032818179">
            <text:p>0,0285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>
            <text:p>0,1300</text:p>
          </table:table-cell>
          <table:table-cell office:value-type="float" office:value="0.06">
            <text:p>0,0600</text:p>
          </table:table-cell>
          <table:table-cell office:value-type="float" office:value="0.11">
            <text:p>0,1100</text:p>
          </table:table-cell>
          <table:table-cell table:formula="of:=([.C32]+[.D32])/2" office:value-type="float" office:value="0.085">
            <text:p>0,0850</text:p>
          </table:table-cell>
          <table:table-cell table:formula="of:=[.E32]/[.B32]" office:value-type="float" office:value="0.653846153846154">
            <text:p>0,6538</text:p>
          </table:table-cell>
          <table:table-cell table:number-columns-repeated="2"/>
          <table:table-cell office:value-type="float" office:value="0.589">
            <text:p>0,5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8aq</text:p>
          </table:table-cell>
          <table:table-cell office:value-type="float" office:value="0.05">
            <text:p>0,0500</text:p>
          </table:table-cell>
          <table:table-cell table:number-columns-repeated="2" office:value-type="float" office:value="0.01">
            <text:p>0,0100</text:p>
          </table:table-cell>
          <table:table-cell table:formula="of:=([.C33]+[.D33])/2" office:value-type="float" office:value="0.01">
            <text:p>0,0100</text:p>
          </table:table-cell>
          <table:table-cell table:formula="of:=[.E33]/[.B33]" office:value-type="float" office:value="0.2">
            <text:p>0,2000</text:p>
          </table:table-cell>
          <table:table-cell table:formula="of:=AVERAGE([.B33:.B34])" office:value-type="float" office:value="0.045">
            <text:p>0,0450</text:p>
          </table:table-cell>
          <table:table-cell table:formula="of:=STDEV([.B33:.B34])" office:value-type="float" office:value="0.00707106781186548">
            <text:p>0,0071</text:p>
          </table:table-cell>
          <table:table-cell office:value-type="float" office:value="0">
            <text:p>0,00</text:p>
          </table:table-cell>
          <table:table-cell table:formula="of:=[.I33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4">
            <text:p>0,0400</text:p>
          </table:table-cell>
          <table:table-cell table:number-columns-repeated="2" office:value-type="string">
            <text:p>NA</text:p>
          </table:table-cell>
          <table:table-cell table:formula="of:=([.C34]+[.D34])/2" office:value-type="float" office:value="0">
            <text:p>#VALUE!</text:p>
          </table:table-cell>
          <table:table-cell table:formula="of:=[.E34]/[.B3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8ax</text:p>
          </table:table-cell>
          <table:table-cell office:value-type="float" office:value="0.109">
            <text:p>0,1090</text:p>
          </table:table-cell>
          <table:table-cell office:value-type="float" office:value="0.014">
            <text:p>0,0140</text:p>
          </table:table-cell>
          <table:table-cell office:value-type="float" office:value="0.021">
            <text:p>0,0210</text:p>
          </table:table-cell>
          <table:table-cell table:formula="of:=([.C35]+[.D35])/2" office:value-type="float" office:value="0.0175">
            <text:p>0,0175</text:p>
          </table:table-cell>
          <table:table-cell table:formula="of:=[.E35]/[.B35]" office:value-type="float" office:value="0.160550458715596">
            <text:p>0,1606</text:p>
          </table:table-cell>
          <table:table-cell table:formula="of:=AVERAGE([.B35:.B39])" office:value-type="float" office:value="0.0958">
            <text:p>0,0958</text:p>
          </table:table-cell>
          <table:table-cell table:formula="of:=STDEV([.B35:.B39])" office:value-type="float" office:value="0.0409047674483061">
            <text:p>0,0409</text:p>
          </table:table-cell>
          <table:table-cell office:value-type="float" office:value="0.9618">
            <text:p>0,96</text:p>
          </table:table-cell>
          <table:table-cell table:formula="of:=AVERAGE([.I35:.I39])" office:value-type="float" office:value="1.01196">
            <text:p>1,0120</text:p>
          </table:table-cell>
          <table:table-cell table:formula="of:=STDEV([.I35:.I39])" office:value-type="float" office:value="0.158009518700615">
            <text:p>0,158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5">
            <text:p>0,1500</text:p>
          </table:table-cell>
          <table:table-cell office:value-type="float" office:value="0.03">
            <text:p>0,0300</text:p>
          </table:table-cell>
          <table:table-cell office:value-type="float" office:value="0.05">
            <text:p>0,0500</text:p>
          </table:table-cell>
          <table:table-cell table:formula="of:=([.C36]+[.D36])/2" office:value-type="float" office:value="0.04">
            <text:p>0,0400</text:p>
          </table:table-cell>
          <table:table-cell table:formula="of:=[.E36]/[.B36]" office:value-type="float" office:value="0.266666666666667">
            <text:p>0,2667</text:p>
          </table:table-cell>
          <table:table-cell table:number-columns-repeated="2"/>
          <table:table-cell office:value-type="float" office:value="1.18">
            <text:p>1,1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string">
            <text:p>NA</text:p>
          </table:table-cell>
          <table:table-cell table:formula="of:=([.C37]+[.D37])/2" office:value-type="float" office:value="0">
            <text:p>#VALUE!</text:p>
          </table:table-cell>
          <table:table-cell table:formula="of:=[.E37]/[.B37]" office:value-type="float" office:value="0">
            <text:p>#VALUE!</text:p>
          </table:table-cell>
          <table:table-cell table:number-columns-repeated="2"/>
          <table:table-cell office:value-type="float" office:value="0.87">
            <text:p>0,8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oming+09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float" office:value="0.04">
            <text:p>0,0400</text:p>
          </table:table-cell>
          <table:table-cell table:formula="of:=([.C38]+[.D38])/2" office:value-type="float" office:value="0.04">
            <text:p>0,0400</text:p>
          </table:table-cell>
          <table:table-cell table:formula="of:=[.E38]/[.B38]" office:value-type="float" office:value="0.363636363636364">
            <text:p>0,3636</text:p>
          </table:table-cell>
          <table:table-cell table:number-columns-repeated="2"/>
          <table:table-cell office:value-type="float" office:value="1.18">
            <text:p>1,1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ubenberger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5">
            <text:p>0,0500</text:p>
          </table:table-cell>
          <table:table-cell office:value-type="float" office:value="0.03">
            <text:p>0,0300</text:p>
          </table:table-cell>
          <table:table-cell office:value-type="float" office:value="0.02">
            <text:p>0,0200</text:p>
          </table:table-cell>
          <table:table-cell table:formula="of:=([.C39]+[.D39])/2" office:value-type="float" office:value="0.025">
            <text:p>0,0250</text:p>
          </table:table-cell>
          <table:table-cell table:formula="of:=[.E39]/[.B39]" office:value-type="float" office:value="0.5">
            <text:p>0,5000</text:p>
          </table:table-cell>
          <table:table-cell table:number-columns-repeated="2"/>
          <table:table-cell office:value-type="float" office:value="0.868">
            <text:p>0,8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9K</text:p>
          </table:table-cell>
          <table:table-cell office:value-type="float" office:value="0.2">
            <text:p>0,2000</text:p>
          </table:table-cell>
          <table:table-cell table:number-columns-repeated="2" office:value-type="float" office:value="0.08">
            <text:p>0,0800</text:p>
          </table:table-cell>
          <table:table-cell table:formula="of:=([.C40]+[.D40])/2" office:value-type="float" office:value="0.08">
            <text:p>0,0800</text:p>
          </table:table-cell>
          <table:table-cell table:formula="of:=[.E40]/[.B40]" office:value-type="float" office:value="0.4">
            <text:p>0,4000</text:p>
          </table:table-cell>
          <table:table-cell table:formula="of:=AVERAGE([.B40:.B41])" office:value-type="float" office:value="0.19">
            <text:p>0,1900</text:p>
          </table:table-cell>
          <table:table-cell table:formula="of:=STDEV([.B40:.B41])" office:value-type="float" office:value="0.014142135623731">
            <text:p>0,0141</text:p>
          </table:table-cell>
          <table:table-cell office:value-type="float" office:value="0.19">
            <text:p>0,19</text:p>
          </table:table-cell>
          <table:table-cell table:formula="of:=[.I40]" office:value-type="float" office:value="0.19">
            <text:p>0,19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8">
            <text:p>0,1800</text:p>
          </table:table-cell>
          <table:table-cell table:number-columns-repeated="2" office:value-type="string">
            <text:p>NA</text:p>
          </table:table-cell>
          <table:table-cell table:formula="of:=([.C41]+[.D41])/2" office:value-type="float" office:value="0">
            <text:p>#VALUE!</text:p>
          </table:table-cell>
          <table:table-cell table:formula="of:=[.E41]/[.B41]" office:value-type="float" office:value="0">
            <text:p>#VALUE!</text:p>
          </table:table-cell>
          <table:table-cell table:number-columns-repeated="2"/>
          <table:table-cell office:value-type="float" office:value="0.19">
            <text:p>0,19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Z</text:p>
          </table:table-cell>
          <table:table-cell office:value-type="float" office:value="0.25">
            <text:p>0,2500</text:p>
          </table:table-cell>
          <table:table-cell table:number-columns-repeated="2" office:value-type="float" office:value="0.01">
            <text:p>0,0100</text:p>
          </table:table-cell>
          <table:table-cell table:formula="of:=([.C42]+[.D42])/2" office:value-type="float" office:value="0.01">
            <text:p>0,0100</text:p>
          </table:table-cell>
          <table:table-cell table:formula="of:=[.E42]/[.B42]" office:value-type="float" office:value="0.04">
            <text:p>0,0400</text:p>
          </table:table-cell>
          <table:table-cell table:formula="of:=AVERAGE([.B42:.B43])" office:value-type="float" office:value="0.265">
            <text:p>0,2650</text:p>
          </table:table-cell>
          <table:table-cell table:formula="of:=STDEV([.B42:.B43])" office:value-type="float" office:value="0.0212132034355964">
            <text:p>0,0212</text:p>
          </table:table-cell>
          <table:table-cell office:value-type="float" office:value="0">
            <text:p>0,00</text:p>
          </table:table-cell>
          <table:table-cell table:formula="of:=[.I42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8">
            <text:p>0,2800</text:p>
          </table:table-cell>
          <table:table-cell table:number-columns-repeated="2" office:value-type="string">
            <text:p>NA</text:p>
          </table:table-cell>
          <table:table-cell table:formula="of:=([.C43]+[.D43])/2" office:value-type="float" office:value="0">
            <text:p>#VALUE!</text:p>
          </table:table-cell>
          <table:table-cell table:formula="of:=[.E43]/[.B43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mg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44]+[.D44])/2" office:value-type="float" office:value="0.01">
            <text:p>0,0100</text:p>
          </table:table-cell>
          <table:table-cell table:formula="of:=[.E44]/[.B44]" office:value-type="float" office:value="0.1">
            <text:p>0,1000</text:p>
          </table:table-cell>
          <table:table-cell table:formula="of:=[.B44]" office:value-type="float" office:value="0.1">
            <text:p>0,1000</text:p>
          </table:table-cell>
          <table:table-cell/>
          <table:table-cell table:number-columns-repeated="3"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Oates+12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 office:value-type="string">
            <text:p>SN2010as</text:p>
          </table:table-cell>
          <table:table-cell office:value-type="float" office:value="0.171">
            <text:p>0,1710</text:p>
          </table:table-cell>
          <table:table-cell office:value-type="float" office:value="0.048">
            <text:p>0,0480</text:p>
          </table:table-cell>
          <table:table-cell office:value-type="float" office:value="0.077">
            <text:p>0,0770</text:p>
          </table:table-cell>
          <table:table-cell table:formula="of:=([.C45]+[.D45])/2" office:value-type="float" office:value="0.0625">
            <text:p>0,0625</text:p>
          </table:table-cell>
          <table:table-cell table:formula="of:=[.E45]/[.B45]" office:value-type="float" office:value="0.365497076023392">
            <text:p>0,3655</text:p>
          </table:table-cell>
          <table:table-cell table:formula="of:=AVERAGE([.B45:.B46])" office:value-type="float" office:value="0.1455">
            <text:p>0,1455</text:p>
          </table:table-cell>
          <table:table-cell table:formula="of:=STDEV([.B45:.B46])" office:value-type="float" office:value="0.0360624458405139">
            <text:p>0,0361</text:p>
          </table:table-cell>
          <table:table-cell office:value-type="float" office:value="1.302">
            <text:p>1,30</text:p>
          </table:table-cell>
          <table:table-cell table:formula="of:=AVERAGE([.I45:.I46])" office:value-type="float" office:value="1.302">
            <text:p>1,3020</text:p>
          </table:table-cell>
          <table:table-cell table:formula="of:=STDEV([.I45:.I46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46]+[.D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1.302">
            <text:p>1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Folatelli+14</text:p>
          </table:table-cell>
          <table:table-cell table:number-columns-repeated="4"/>
        </table:table-row>
        <table:table-row table:style-name="ro1">
          <table:table-cell office:value-type="string">
            <text:p>SN2011dh</text:p>
          </table:table-cell>
          <table:table-cell office:value-type="float" office:value="0.075">
            <text:p>0,0750</text:p>
          </table:table-cell>
          <table:table-cell office:value-type="float" office:value="0.02">
            <text:p>0,0200</text:p>
          </table:table-cell>
          <table:table-cell office:value-type="float" office:value="0.028">
            <text:p>0,0280</text:p>
          </table:table-cell>
          <table:table-cell table:formula="of:=([.C47]+[.D47])/2" office:value-type="float" office:value="0.024">
            <text:p>0,0240</text:p>
          </table:table-cell>
          <table:table-cell table:formula="of:=[.E47]/[.B47]" office:value-type="float" office:value="0.32">
            <text:p>0,3200</text:p>
          </table:table-cell>
          <table:table-cell table:formula="of:=AVERAGE([.B47:.B50])" office:value-type="float" office:value="0.0725">
            <text:p>0,0725</text:p>
          </table:table-cell>
          <table:table-cell table:formula="of:=STDEV([.B47:.B50])" office:value-type="float" office:value="0.00866025403784439">
            <text:p>0,0087</text:p>
          </table:table-cell>
          <table:table-cell office:value-type="string">
            <text:p>NA</text:p>
          </table:table-cell>
          <table:table-cell table:formula="of:=AVERAGE([.I48:.I50])" office:value-type="float" office:value="0.0755">
            <text:p>0,0755</text:p>
          </table:table-cell>
          <table:table-cell table:formula="of:=STDEV([.I48:.I50])" office:value-type="float" office:value="0.0655572269090144">
            <text:p>0,0656</text:p>
          </table:table-cell>
          <table:table-cell office:value-type="string">
            <text:p>LC model</text:p>
          </table:table-cell>
          <table:table-cell office:value-type="string">
            <text:p>Fremling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5">
            <text:p>0,0750</text:p>
          </table:table-cell>
          <table:table-cell office:value-type="float" office:value="0.006">
            <text:p>0,0060</text:p>
          </table:table-cell>
          <table:table-cell office:value-type="float" office:value="0.011">
            <text:p>0,0110</text:p>
          </table:table-cell>
          <table:table-cell table:formula="of:=([.C48]+[.D48])/2" office:value-type="float" office:value="0.0085">
            <text:p>0,0085</text:p>
          </table:table-cell>
          <table:table-cell table:formula="of:=[.E48]/[.B48]" office:value-type="float" office:value="0.113333333333333">
            <text:p>0,1133</text:p>
          </table:table-cell>
          <table:table-cell table:number-columns-repeated="2"/>
          <table:table-cell office:value-type="float" office:value="0.1085">
            <text:p>0,1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49]+[.D49])/2" office:value-type="float" office:value="0.02">
            <text:p>0,0200</text:p>
          </table:table-cell>
          <table:table-cell table:formula="of:=[.E49]/[.B49]" office:value-type="float" office:value="0.25">
            <text:p>0,2500</text:p>
          </table:table-cell>
          <table:table-cell table:number-columns-repeated="2"/>
          <table:table-cell office:value-type="float" office:value="0.118">
            <text:p>0,1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string">
            <text:p>NA</text:p>
          </table:table-cell>
          <table:table-cell table:formula="of:=([.C50]+[.D50])/2" office:value-type="float" office:value="0">
            <text:p>#VALUE!</text:p>
          </table:table-cell>
          <table:table-cell table:formula="of:=[.E50]/[.B50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Bersten+12</text:p>
          </table:table-cell>
          <table:table-cell table:number-columns-repeated="4"/>
        </table:table-row>
        <table:table-row table:style-name="ro1">
          <table:table-cell office:value-type="string">
            <text:p>SN2011ei</text:p>
          </table:table-cell>
          <table:table-cell office:value-type="float" office:value="0.072">
            <text:p>0,0720</text:p>
          </table:table-cell>
          <table:table-cell office:value-type="float" office:value="0.018">
            <text:p>0,0180</text:p>
          </table:table-cell>
          <table:table-cell office:value-type="float" office:value="0.029">
            <text:p>0,0290</text:p>
          </table:table-cell>
          <table:table-cell table:formula="of:=([.C51]+[.D51])/2" office:value-type="float" office:value="0.0235">
            <text:p>0,0235</text:p>
          </table:table-cell>
          <table:table-cell table:formula="of:=[.E51]/[.B51]" office:value-type="float" office:value="0.326388888888889">
            <text:p>0,3264</text:p>
          </table:table-cell>
          <table:table-cell table:formula="of:=AVERAGE([.B51:.B52])" office:value-type="float" office:value="0.051">
            <text:p>0,0510</text:p>
          </table:table-cell>
          <table:table-cell table:formula="of:=STDEV([.B51:.B52])" office:value-type="float" office:value="0.029698484809835">
            <text:p>0,0297</text:p>
          </table:table-cell>
          <table:table-cell office:value-type="float" office:value="0.558">
            <text:p>0,56</text:p>
          </table:table-cell>
          <table:table-cell table:formula="of:=AVERAGE([.I51:.I52])" office:value-type="float" office:value="0.558">
            <text:p>0,5580</text:p>
          </table:table-cell>
          <table:table-cell table:formula="of:=STDEV([.I51:.I52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">
            <text:p>0,0300</text:p>
          </table:table-cell>
          <table:table-cell table:number-columns-repeated="2" office:value-type="float" office:value="0.01">
            <text:p>0,0100</text:p>
          </table:table-cell>
          <table:table-cell table:formula="of:=([.C52]+[.D52])/2" office:value-type="float" office:value="0.01">
            <text:p>0,0100</text:p>
          </table:table-cell>
          <table:table-cell table:formula="of:=[.E52]/[.B52]" office:value-type="float" office:value="0.333333333333333">
            <text:p>0,3333</text:p>
          </table:table-cell>
          <table:table-cell table:number-columns-repeated="2"/>
          <table:table-cell office:value-type="float" office:value="0.558">
            <text:p>0,5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ilisavljevic+13</text:p>
          </table:table-cell>
          <table:table-cell table:number-columns-repeated="4"/>
        </table:table-row>
        <table:table-row table:style-name="ro1">
          <table:table-cell office:value-type="string">
            <text:p>SN2011fu</text:p>
          </table:table-cell>
          <table:table-cell office:value-type="float" office:value="0.21">
            <text:p>0,2100</text:p>
          </table:table-cell>
          <table:table-cell table:number-columns-repeated="2" office:value-type="string">
            <text:p>NA</text:p>
          </table:table-cell>
          <table:table-cell table:formula="of:=([.C53]+[.D53])/2" office:value-type="float" office:value="0">
            <text:p>#VALUE!</text:p>
          </table:table-cell>
          <table:table-cell table:formula="of:=[.E53]/[.B53]" office:value-type="float" office:value="0">
            <text:p>#VALUE!</text:p>
          </table:table-cell>
          <table:table-cell table:formula="of:=AVERAGE([.B53:.B54])" office:value-type="float" office:value="0.21">
            <text:p>0,2100</text:p>
          </table:table-cell>
          <table:table-cell table:formula="of:=STDEV([.B53:.B54])" office:value-type="float" office:value="0">
            <text:p>0,0000</text:p>
          </table:table-cell>
          <table:table-cell office:value-type="float" office:value="0.47">
            <text:p>0,47</text:p>
          </table:table-cell>
          <table:table-cell table:formula="of:=AVERAGE([.I53:.I54])" office:value-type="float" office:value="0.47">
            <text:p>0,4700</text:p>
          </table:table-cell>
          <table:table-cell table:formula="of:=STDEV([.I53:.I54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Morales-Garoffolo+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">
            <text:p>0,2100</text:p>
          </table:table-cell>
          <table:table-cell table:number-columns-repeated="2" office:value-type="string">
            <text:p>NA</text:p>
          </table:table-cell>
          <table:table-cell table:formula="of:=([.C54]+[.D54])/2" office:value-type="float" office:value="0">
            <text:p>#VALUE!</text:p>
          </table:table-cell>
          <table:table-cell table:formula="of:=[.E54]/[.B54]" office:value-type="float" office:value="0">
            <text:p>#VALUE!</text:p>
          </table:table-cell>
          <table:table-cell table:number-columns-repeated="2"/>
          <table:table-cell office:value-type="float" office:value="0.47">
            <text:p>0,4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Kumar+13</text:p>
          </table:table-cell>
          <table:table-cell table:number-columns-repeated="4"/>
        </table:table-row>
        <table:table-row table:style-name="ro1">
          <table:table-cell office:value-type="string">
            <text:p>SN2011hs</text:p>
          </table:table-cell>
          <table:table-cell office:value-type="float" office:value="0.04">
            <text:p>0,0400</text:p>
          </table:table-cell>
          <table:table-cell table:number-columns-repeated="2" office:value-type="string">
            <text:p>NA</text:p>
          </table:table-cell>
          <table:table-cell table:formula="of:=([.C55]+[.D55])/2" office:value-type="float" office:value="0">
            <text:p>#VALUE!</text:p>
          </table:table-cell>
          <table:table-cell table:formula="of:=[.E55]/[.B55]" office:value-type="float" office:value="0">
            <text:p>#VALUE!</text:p>
          </table:table-cell>
          <table:table-cell table:formula="of:=[.B55]" office:value-type="float" office:value="0.04">
            <text:p>0,0400</text:p>
          </table:table-cell>
          <table:table-cell/>
          <table:table-cell office:value-type="float" office:value="0.493">
            <text:p>0,49</text:p>
          </table:table-cell>
          <table:table-cell table:formula="of:=[.I55]" office:value-type="float" office:value="0.493">
            <text:p>0,493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Bufano+14</text:p>
          </table:table-cell>
          <table:table-cell table:number-columns-repeated="4"/>
        </table:table-row>
        <table:table-row table:style-name="ro1">
          <table:table-cell office:value-type="string">
            <text:p>PTF12os</text:p>
          </table:table-cell>
          <table:table-cell office:value-type="float" office:value="0.063">
            <text:p>0,0630</text:p>
          </table:table-cell>
          <table:table-cell office:value-type="float" office:value="0.011">
            <text:p>0,0110</text:p>
          </table:table-cell>
          <table:table-cell office:value-type="float" office:value="0.02">
            <text:p>0,0200</text:p>
          </table:table-cell>
          <table:table-cell table:formula="of:=([.C56]+[.D56])/2" office:value-type="float" office:value="0.0155">
            <text:p>0,0155</text:p>
          </table:table-cell>
          <table:table-cell table:formula="of:=[.E56]/[.B56]" office:value-type="float" office:value="0.246031746031746">
            <text:p>0,2460</text:p>
          </table:table-cell>
          <table:table-cell table:formula="of:=[.B56]" office:value-type="float" office:value="0.063">
            <text:p>0,0630</text:p>
          </table:table-cell>
          <table:table-cell/>
          <table:table-cell office:value-type="float" office:value="0.899">
            <text:p>0,90</text:p>
          </table:table-cell>
          <table:table-cell table:formula="of:=[.I56]" office:value-type="float" office:value="0.899">
            <text:p>0,899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Fremling+16</text:p>
          </table:table-cell>
          <table:table-cell table:number-columns-repeated="4"/>
        </table:table-row>
        <table:table-row table:style-name="ro1">
          <table:table-cell office:value-type="string">
            <text:p>SN2013cu</text:p>
          </table:table-cell>
          <table:table-cell office:value-type="float" office:value="0.191">
            <text:p>0,1910</text:p>
          </table:table-cell>
          <table:table-cell office:value-type="float" office:value="0.022">
            <text:p>0,0220</text:p>
          </table:table-cell>
          <table:table-cell office:value-type="float" office:value="0.033">
            <text:p>0,0330</text:p>
          </table:table-cell>
          <table:table-cell table:formula="of:=([.C57]+[.D57])/2" office:value-type="float" office:value="0.0275">
            <text:p>0,0275</text:p>
          </table:table-cell>
          <table:table-cell table:formula="of:=[.E57]/[.B57]" office:value-type="float" office:value="0.143979057591623">
            <text:p>0,1440</text:p>
          </table:table-cell>
          <table:table-cell table:formula="of:=[.B57]" office:value-type="float" office:value="0.191">
            <text:p>0,1910</text:p>
          </table:table-cell>
          <table:table-cell/>
          <table:table-cell office:value-type="float" office:value="0">
            <text:p>0,00</text:p>
          </table:table-cell>
          <table:table-cell table:formula="of:=[.I5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 office:value-type="string">
            <text:p>SN2013df</text:p>
          </table:table-cell>
          <table:table-cell office:value-type="float" office:value="0.043">
            <text:p>0,0430</text:p>
          </table:table-cell>
          <table:table-cell table:number-columns-repeated="2" office:value-type="string">
            <text:p>NA</text:p>
          </table:table-cell>
          <table:table-cell table:formula="of:=([.C58]+[.D58])/2" office:value-type="float" office:value="0">
            <text:p>#VALUE!</text:p>
          </table:table-cell>
          <table:table-cell table:formula="of:=[.E58]/[.B58]" office:value-type="float" office:value="0">
            <text:p>#VALUE!</text:p>
          </table:table-cell>
          <table:table-cell table:formula="of:=AVERAGE([.B58:.B60])" office:value-type="float" office:value="0.102333333333333">
            <text:p>0,1023</text:p>
          </table:table-cell>
          <table:table-cell table:formula="of:=STDEV([.B58:.B60])" office:value-type="float" office:value="0.0527667824803951">
            <text:p>0,0528</text:p>
          </table:table-cell>
          <table:table-cell office:value-type="float" office:value="0.226">
            <text:p>0,23</text:p>
          </table:table-cell>
          <table:table-cell table:formula="of:=AVERAGE([.I58:.I60])" office:value-type="float" office:value="0.243666666666667">
            <text:p>0,2437</text:p>
          </table:table-cell>
          <table:table-cell table:formula="of:=STDEV([.I58:.I60])" office:value-type="float" office:value="0.0159478316185409">
            <text:p>0,0159</text:p>
          </table:table-cell>
          <table:table-cell office:value-type="string">
            <text:p>LC model</text:p>
          </table:table-cell>
          <table:table-cell office:value-type="string">
            <text:p>Szalai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4">
            <text:p>0,1440</text:p>
          </table:table-cell>
          <table:table-cell office:value-type="float" office:value="0.019">
            <text:p>0,0190</text:p>
          </table:table-cell>
          <table:table-cell office:value-type="float" office:value="0.028">
            <text:p>0,0280</text:p>
          </table:table-cell>
          <table:table-cell table:formula="of:=([.C59]+[.D59])/2" office:value-type="float" office:value="0.0235">
            <text:p>0,0235</text:p>
          </table:table-cell>
          <table:table-cell table:formula="of:=[.E59]/[.B59]" office:value-type="float" office:value="0.163194444444444">
            <text:p>0,1632</text:p>
          </table:table-cell>
          <table:table-cell table:number-columns-repeated="2"/>
          <table:table-cell office:value-type="float" office:value="0.248">
            <text:p>0,2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 values’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1">
            <text:p>0,0100</text:p>
          </table:table-cell>
          <table:table-cell table:formula="of:=([.C60]+[.D60])/2" office:value-type="float" office:value="0.01">
            <text:p>0,0100</text:p>
          </table:table-cell>
          <table:table-cell table:formula="of:=[.E60]/[.B60]" office:value-type="float" office:value="0.0833333333333333">
            <text:p>0,0833</text:p>
          </table:table-cell>
          <table:table-cell table:number-columns-repeated="2"/>
          <table:table-cell office:value-type="float" office:value="0.257">
            <text:p>0,2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orales-Garoffolo+13</text:p>
          </table:table-cell>
          <table:table-cell table:number-columns-repeated="4"/>
        </table:table-row>
        <table:table-row table:style-name="ro1">
          <table:table-cell office:value-type="string">
            <text:p>SN2015as</text:p>
          </table:table-cell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61]+[.D61])/2" office:value-type="float" office:value="0">
            <text:p>#VALUE!</text:p>
          </table:table-cell>
          <table:table-cell table:formula="of:=[.E61]/[.B61]" office:value-type="float" office:value="0">
            <text:p>#VALUE!</text:p>
          </table:table-cell>
          <table:table-cell table:formula="of:=[.B61]" office:value-type="float" office:value="0.08">
            <text:p>0,0800</text:p>
          </table:table-cell>
          <table:table-cell/>
          <table:table-cell office:value-type="float" office:value="0">
            <text:p>0,00</text:p>
          </table:table-cell>
          <table:table-cell table:formula="of:=[.I6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Gangopadhyay+18</text:p>
          </table:table-cell>
          <table:table-cell table:number-columns-repeated="4"/>
        </table:table-row>
        <table:table-row table:style-name="ro1">
          <table:table-cell office:value-type="string">
            <text:p>SN2016gkg</text:p>
          </table:table-cell>
          <table:table-cell office:value-type="float" office:value="0.085">
            <text:p>0,0850</text:p>
          </table:table-cell>
          <table:table-cell table:number-columns-repeated="2" office:value-type="string">
            <text:p>NA</text:p>
          </table:table-cell>
          <table:table-cell table:formula="of:=([.C62]+[.D62])/2" office:value-type="float" office:value="0">
            <text:p>#VALUE!</text:p>
          </table:table-cell>
          <table:table-cell table:formula="of:=[.E62]/[.B62]" office:value-type="float" office:value="0">
            <text:p>#VALUE!</text:p>
          </table:table-cell>
          <table:table-cell table:formula="of:=[.B62]" office:value-type="float" office:value="0.085">
            <text:p>0,0850</text:p>
          </table:table-cell>
          <table:table-cell/>
          <table:table-cell office:value-type="float" office:value="0">
            <text:p>0,00</text:p>
          </table:table-cell>
          <table:table-cell table:formula="of:=[.I62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Bersten+18</text:p>
          </table:table-cell>
          <table:table-cell table:number-columns-repeated="4"/>
        </table:table-row>
        <table:table-row table:style-name="ro1" table:number-rows-repeated="104851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Ib" table:style-name="ta1">
        <table:table-column table:style-name="co35" table:default-cell-style-name="Default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2" table:default-cell-style-name="ce2"/>
        <table:table-column table:style-name="co26" table:default-cell-style-name="ce2"/>
        <table:table-column table:style-name="co40" table:default-cell-style-name="ce2"/>
        <table:table-column table:style-name="co41" table:default-cell-style-name="ce5"/>
        <table:table-column table:style-name="co42" table:default-cell-style-name="ce2"/>
        <table:table-column table:style-name="co43" table:default-cell-style-name="ce2"/>
        <table:table-column table:style-name="co14" table:number-columns-repeated="8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5"/>
        </table:table-row>
        <table:table-row table:style-name="ro1">
          <table:table-cell office:value-type="string">
            <text:p>SN1983N</text:p>
          </table:table-cell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2]+[.D2])/2" office:value-type="float" office:value="0">
            <text:p>#VALUE!</text:p>
          </table:table-cell>
          <table:table-cell table:formula="of:=[.E2]/[.B2]" office:value-type="float" office:value="0">
            <text:p>#VALUE!</text:p>
          </table:table-cell>
          <table:table-cell table:formula="of:=[.B2]" office:value-type="float" office:value="0.1">
            <text:p>0,1000</text:p>
          </table:table-cell>
          <table:table-cell/>
          <table:table-cell office:value-type="float" office:value="0.37">
            <text:p>0,37</text:p>
          </table:table-cell>
          <table:table-cell table:formula="of:=[.I2]" office:value-type="float" office:value="0.37">
            <text:p>0,37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Values &gt;0.226=</text:p>
          </table:table-cell>
          <table:table-cell table:formula="of:=COUNTIF([.G2:.G77];&quot;&gt;0.226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N1984L</text:p>
          </table:table-cell>
          <table:table-cell office:value-type="float" office:value="0.92">
            <text:p>0,9200</text:p>
          </table:table-cell>
          <table:table-cell table:number-columns-repeated="2" office:value-type="string">
            <text:p>NA</text:p>
          </table:table-cell>
          <table:table-cell table:formula="of:=([.C3]+[.D3])/2" office:value-type="float" office:value="0">
            <text:p>#VALUE!</text:p>
          </table:table-cell>
          <table:table-cell table:formula="of:=[.E3]/[.B3]" office:value-type="float" office:value="0">
            <text:p>#VALUE!</text:p>
          </table:table-cell>
          <table:table-cell table:formula="of:=AVERAGE([.B3:.B4])" office:value-type="float" office:value="0.645">
            <text:p>0,6450</text:p>
          </table:table-cell>
          <table:table-cell table:formula="of:=STDEV([.B3:.B4])" office:value-type="float" office:value="0.388908729652601">
            <text:p>0,3889</text:p>
          </table:table-cell>
          <table:table-cell office:value-type="float" office:value="0.23">
            <text:p>0,23</text:p>
          </table:table-cell>
          <table:table-cell table:formula="of:=[.I3]" office:value-type="float" office:value="0.23">
            <text:p>0,2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. Two values, taken largest here!</text:p>
          </table:table-cell>
          <table:table-cell/>
          <table:table-cell office:value-type="string">
            <text:p>N supernovae=</text:p>
          </table:table-cell>
          <table:table-cell table:formula="of:=COUNT([.G2:.G144])"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37">
            <text:p>0,37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23">
            <text:p>0,2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. Two values, taken smallest here!</text:p>
          </table:table-cell>
          <table:table-cell/>
          <table:table-cell office:value-type="string">
            <text:p>Lowest value</text:p>
          </table:table-cell>
          <table:table-cell table:style-name="ce4" table:formula="of:=MIN([.B2:.B80])" office:value-type="float" office:value="0.03">
            <text:p>0,030</text:p>
          </table:table-cell>
          <table:table-cell table:number-columns-repeated="2"/>
        </table:table-row>
        <table:table-row table:style-name="ro1">
          <table:table-cell office:value-type="string">
            <text:p>SN1990I</text:p>
          </table:table-cell>
          <table:table-cell office:value-type="float" office:value="0.18">
            <text:p>0,1800</text:p>
          </table:table-cell>
          <table:table-cell table:number-columns-repeated="2" office:value-type="string">
            <text:p>NA</text:p>
          </table:table-cell>
          <table:table-cell table:formula="of:=([.C5]+[.D5])/2" office:value-type="float" office:value="0">
            <text:p>#VALUE!</text:p>
          </table:table-cell>
          <table:table-cell table:formula="of:=[.E5]/[.B5]" office:value-type="float" office:value="0">
            <text:p>#VALUE!</text:p>
          </table:table-cell>
          <table:table-cell table:formula="of:=[.B5]" office:value-type="float" office:value="0.18">
            <text:p>0,1800</text:p>
          </table:table-cell>
          <table:table-cell/>
          <table:table-cell office:value-type="float" office:value="0.13">
            <text:p>0,13</text:p>
          </table:table-cell>
          <table:table-cell table:formula="of:=[.I5]" office:value-type="float" office:value="0.13">
            <text:p>0,1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Max value</text:p>
          </table:table-cell>
          <table:table-cell table:formula="of:=MAX([.B2:.B80])" office:value-type="float" office:value="0.92">
            <text:p>0,92</text:p>
          </table:table-cell>
          <table:table-cell office:value-type="string">
            <text:p>Max mean = </text:p>
          </table:table-cell>
          <table:table-cell table:formula="of:=MAX([.G2:.G77])" office:value-type="float" office:value="0.65">
            <text:p>0,65</text:p>
          </table:table-cell>
        </table:table-row>
        <table:table-row table:style-name="ro1">
          <table:table-cell office:value-type="string">
            <text:p>SN1999dn</text:p>
          </table:table-cell>
          <table:table-cell office:value-type="float" office:value="0.097">
            <text:p>0,0970</text:p>
          </table:table-cell>
          <table:table-cell office:value-type="float" office:value="0.044">
            <text:p>0,0440</text:p>
          </table:table-cell>
          <table:table-cell office:value-type="float" office:value="0.097">
            <text:p>0,0970</text:p>
          </table:table-cell>
          <table:table-cell table:formula="of:=([.C6]+[.D6])/2" office:value-type="float" office:value="0.0705">
            <text:p>0,0705</text:p>
          </table:table-cell>
          <table:table-cell table:formula="of:=[.E6]/[.B6]" office:value-type="float" office:value="0.72680412371134">
            <text:p>0,7268</text:p>
          </table:table-cell>
          <table:table-cell table:formula="of:=AVERAGE([.B6:.B8])" office:value-type="float" office:value="0.107333333333333">
            <text:p>0,1073</text:p>
          </table:table-cell>
          <table:table-cell table:formula="of:=STDEV([.B6:.B8])" office:value-type="float" office:value="0.0153731367434669">
            <text:p>0,0154</text:p>
          </table:table-cell>
          <table:table-cell office:value-type="float" office:value="0.31">
            <text:p>0,31</text:p>
          </table:table-cell>
          <table:table-cell table:formula="of:=AVERAGE([.I6:.I8])" office:value-type="float" office:value="0.214">
            <text:p>0,2140</text:p>
          </table:table-cell>
          <table:table-cell table:formula="of:=STDEV([.I6:.I8])" office:value-type="float" office:value="0.0831384387633061">
            <text:p>0,083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/>
          <table:table-cell office:value-type="string">
            <text:p>Values &lt;0.36</text:p>
          </table:table-cell>
          <table:table-cell table:formula="of:=COUNTIF([.G2:.G63];&quot;&lt;0.360&quot;)"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>
            <text:p>0,1000</text:p>
          </table:table-cell>
          <table:table-cell office:value-type="float" office:value="0.02">
            <text:p>0,0200</text:p>
          </table:table-cell>
          <table:table-cell office:value-type="float" office:value="0.01">
            <text:p>0,0100</text:p>
          </table:table-cell>
          <table:table-cell table:formula="of:=([.C7]+[.D7])/2" office:value-type="float" office:value="0.015">
            <text:p>0,0150</text:p>
          </table:table-cell>
          <table:table-cell table:formula="of:=[.E7]/[.B7]" office:value-type="float" office:value="0.15">
            <text:p>0,1500</text:p>
          </table:table-cell>
          <table:table-cell table:number-columns-repeated="2"/>
          <table:table-cell office:value-type="float" office:value="0.166">
            <text:p>0,1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5">
            <text:p>0,1250</text:p>
          </table:table-cell>
          <table:table-cell table:number-columns-repeated="2" office:value-type="float" office:value="0.025">
            <text:p>0,0250</text:p>
          </table:table-cell>
          <table:table-cell table:formula="of:=([.C8]+[.D8])/2" office:value-type="float" office:value="0.025">
            <text:p>0,0250</text:p>
          </table:table-cell>
          <table:table-cell table:formula="of:=[.E8]/[.B8]" office:value-type="float" office:value="0.2">
            <text:p>0,2000</text:p>
          </table:table-cell>
          <table:table-cell table:number-columns-repeated="2"/>
          <table:table-cell office:value-type="float" office:value="0.166">
            <text:p>0,17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Benetti+11</text:p>
          </table:table-cell>
          <table:table-cell table:number-columns-repeated="6"/>
        </table:table-row>
        <table:table-row table:style-name="ro1">
          <table:table-cell office:value-type="string">
            <text:p>SN1999ex</text:p>
          </table:table-cell>
          <table:table-cell office:value-type="float" office:value="0.172">
            <text:p>0,1720</text:p>
          </table:table-cell>
          <table:table-cell office:value-type="float" office:value="0.037">
            <text:p>0,0370</text:p>
          </table:table-cell>
          <table:table-cell office:value-type="float" office:value="0.058">
            <text:p>0,0580</text:p>
          </table:table-cell>
          <table:table-cell table:formula="of:=([.C9]+[.D9])/2" office:value-type="float" office:value="0.0475">
            <text:p>0,0475</text:p>
          </table:table-cell>
          <table:table-cell table:formula="of:=[.E9]/[.B9]" office:value-type="float" office:value="0.276162790697674">
            <text:p>0,2762</text:p>
          </table:table-cell>
          <table:table-cell table:formula="of:=AVERAGE([.B9:.B13])" office:value-type="float" office:value="0.1664">
            <text:p>0,1664</text:p>
          </table:table-cell>
          <table:table-cell table:formula="of:=STDEV([.B9:.B13])" office:value-type="float" office:value="0.0541737944028291">
            <text:p>0,0542</text:p>
          </table:table-cell>
          <table:table-cell office:value-type="float" office:value="0.868">
            <text:p>0,87</text:p>
          </table:table-cell>
          <table:table-cell table:formula="of:=AVERAGE([.I9:.I13])" office:value-type="float" office:value="0.9614">
            <text:p>0,9614</text:p>
          </table:table-cell>
          <table:table-cell table:formula="of:=STDEV([.I9:.I13])" office:value-type="float" office:value="0.241225620529827">
            <text:p>0,2412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5">
            <text:p>0,15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C10]+[.D10])/2" office:value-type="float" office:value="0.035">
            <text:p>0,0350</text:p>
          </table:table-cell>
          <table:table-cell table:formula="of:=[.E10]/[.B10]" office:value-type="float" office:value="0.233333333333333">
            <text:p>0,2333</text:p>
          </table:table-cell>
          <table:table-cell table:number-columns-repeated="2"/>
          <table:table-cell office:value-type="float" office:value="0.875">
            <text:p>0,8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11]+[.D11])/2" office:value-type="float" office:value="0">
            <text:p>#VALUE!</text:p>
          </table:table-cell>
          <table:table-cell table:formula="of:=[.E11]/[.B11]" office:value-type="float" office:value="0">
            <text:p>#VALUE!</text:p>
          </table:table-cell>
          <table:table-cell table:number-columns-repeated="2"/>
          <table:table-cell office:value-type="float" office:value="1.39">
            <text:p>1,3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12]+[.D12])/2" office:value-type="float" office:value="0">
            <text:p>#VALUE!</text:p>
          </table:table-cell>
          <table:table-cell table:formula="of:=[.E12]/[.B12]" office:value-type="float" office:value="0">
            <text:p>#VALUE!</text:p>
          </table:table-cell>
          <table:table-cell table:number-columns-repeated="2"/>
          <table:table-cell office:value-type="float" office:value="0.868">
            <text:p>0,8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Stritzinger+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float" office:value="0.02">
            <text:p>0,0200</text:p>
          </table:table-cell>
          <table:table-cell table:formula="of:=([.C13]+[.D13])/2" office:value-type="float" office:value="0.02">
            <text:p>0,0200</text:p>
          </table:table-cell>
          <table:table-cell table:formula="of:=[.E13]/[.B13]" office:value-type="float" office:value="0.2">
            <text:p>0,2000</text:p>
          </table:table-cell>
          <table:table-cell table:number-columns-repeated="2"/>
          <table:table-cell office:value-type="float" office:value="0.806">
            <text:p>0,8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4ao</text:p>
          </table:table-cell>
          <table:table-cell office:value-type="float" office:value="0.085">
            <text:p>0,0850</text:p>
          </table:table-cell>
          <table:table-cell table:number-columns-repeated="2" office:value-type="string">
            <text:p>NA</text:p>
          </table:table-cell>
          <table:table-cell table:formula="of:=([.C14]+[.D14])/2" office:value-type="float" office:value="0">
            <text:p>#VALUE!</text:p>
          </table:table-cell>
          <table:table-cell table:formula="of:=[.E14]/[.B14]" office:value-type="float" office:value="0">
            <text:p>#VALUE!</text:p>
          </table:table-cell>
          <table:table-cell table:formula="of:=[.B14]" office:value-type="float" office:value="0.085">
            <text:p>0,0850</text:p>
          </table:table-cell>
          <table:table-cell/>
          <table:table-cell office:value-type="float" office:value="0.097">
            <text:p>0,10</text:p>
          </table:table-cell>
          <table:table-cell table:formula="of:=[.I14]" office:value-type="float" office:value="0.097">
            <text:p>0,097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Elmhamdi+11</text:p>
          </table:table-cell>
          <table:table-cell table:number-columns-repeated="6"/>
        </table:table-row>
        <table:table-row table:style-name="ro1">
          <table:table-cell office:value-type="string">
            <text:p>SN2004dk</text:p>
          </table:table-cell>
          <table:table-cell office:value-type="float" office:value="0.22">
            <text:p>0,2200</text:p>
          </table:table-cell>
          <table:table-cell table:number-columns-repeated="2" office:value-type="float" office:value="0.04">
            <text:p>0,0400</text:p>
          </table:table-cell>
          <table:table-cell table:formula="of:=([.C15]+[.D15])/2" office:value-type="float" office:value="0.04">
            <text:p>0,0400</text:p>
          </table:table-cell>
          <table:table-cell table:formula="of:=[.E15]/[.B15]" office:value-type="float" office:value="0.181818181818182">
            <text:p>0,1818</text:p>
          </table:table-cell>
          <table:table-cell table:formula="of:=AVERAGE([.B15:.B16])" office:value-type="float" office:value="0.225">
            <text:p>0,2250</text:p>
          </table:table-cell>
          <table:table-cell table:formula="of:=STDEV([.B15:.B16])" office:value-type="float" office:value="0.00707106781186548">
            <text:p>0,0071</text:p>
          </table:table-cell>
          <table:table-cell office:value-type="float" office:value="0.6127">
            <text:p>0,61</text:p>
          </table:table-cell>
          <table:table-cell table:formula="of:=AVERAGE([.I15:.I16])" office:value-type="float" office:value="0.58535">
            <text:p>0,5854</text:p>
          </table:table-cell>
          <table:table-cell table:formula="of:=STDEV([.I15:.I16])" office:value-type="float" office:value="0.0386787409309041">
            <text:p>0,0387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">
            <text:p>0,2300</text:p>
          </table:table-cell>
          <table:table-cell office:value-type="float" office:value="0.09">
            <text:p>0,0900</text:p>
          </table:table-cell>
          <table:table-cell office:value-type="float" office:value="0.14">
            <text:p>0,1400</text:p>
          </table:table-cell>
          <table:table-cell table:formula="of:=([.C16]+[.D16])/2" office:value-type="float" office:value="0.115">
            <text:p>0,1150</text:p>
          </table:table-cell>
          <table:table-cell table:formula="of:=[.E16]/[.B16]" office:value-type="float" office:value="0.5">
            <text:p>0,5000</text:p>
          </table:table-cell>
          <table:table-cell table:number-columns-repeated="2"/>
          <table:table-cell office:value-type="float" office:value="0.558">
            <text:p>0,5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4ew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1">
            <text:p>0,0100</text:p>
          </table:table-cell>
          <table:table-cell table:formula="of:=([.C17]+[.D17])/2" office:value-type="float" office:value="0.01">
            <text:p>0,0100</text:p>
          </table:table-cell>
          <table:table-cell table:formula="of:=[.E17]/[.B17]" office:value-type="float" office:value="0.0833333333333333">
            <text:p>0,0833</text:p>
          </table:table-cell>
          <table:table-cell table:formula="of:=AVERAGE([.B17:.B18])" office:value-type="float" office:value="0.135">
            <text:p>0,1350</text:p>
          </table:table-cell>
          <table:table-cell table:formula="of:=STDEV([.B17:.B18])" office:value-type="float" office:value="0.0212132034355964">
            <text:p>0,0212</text:p>
          </table:table-cell>
          <table:table-cell office:value-type="float" office:value="0">
            <text:p>0,00</text:p>
          </table:table-cell>
          <table:table-cell table:formula="of:=[.I1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5">
            <text:p>0,1500</text:p>
          </table:table-cell>
          <table:table-cell table:number-columns-repeated="2" office:value-type="string">
            <text:p>NA</text:p>
          </table:table-cell>
          <table:table-cell table:formula="of:=([.C18]+[.D18])/2" office:value-type="float" office:value="0">
            <text:p>#VALUE!</text:p>
          </table:table-cell>
          <table:table-cell table:formula="of:=[.E18]/[.B1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4gq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19]+[.D19])/2" office:value-type="float" office:value="0.02">
            <text:p>0,0200</text:p>
          </table:table-cell>
          <table:table-cell table:formula="of:=[.E19]/[.B19]" office:value-type="float" office:value="0.25">
            <text:p>0,2500</text:p>
          </table:table-cell>
          <table:table-cell table:formula="of:=AVERAGE([.B19:.B22])" office:value-type="float" office:value="0.105">
            <text:p>0,1050</text:p>
          </table:table-cell>
          <table:table-cell table:formula="of:=STDEV([.B19:.B22])" office:value-type="float" office:value="0.0208166599946613">
            <text:p>0,0208</text:p>
          </table:table-cell>
          <table:table-cell office:value-type="float" office:value="0.26">
            <text:p>0,26</text:p>
          </table:table-cell>
          <table:table-cell table:formula="of:=AVERAGE([.I19:.I22])" office:value-type="float" office:value="0.415575">
            <text:p>0,4156</text:p>
          </table:table-cell>
          <table:table-cell table:formula="of:=STDEV([.I19:.I22])" office:value-type="float" office:value="0.179963114276232">
            <text:p>0,1800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string">
            <text:p>NA</text:p>
          </table:table-cell>
          <table:table-cell table:formula="of:=([.C20]+[.D20])/2" office:value-type="float" office:value="0">
            <text:p>#VALUE!</text:p>
          </table:table-cell>
          <table:table-cell table:formula="of:=[.E20]/[.B20]" office:value-type="float" office:value="0">
            <text:p>#VALUE!</text:p>
          </table:table-cell>
          <table:table-cell table:number-columns-repeated="2"/>
          <table:table-cell office:value-type="float" office:value="0.26">
            <text:p>0,26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">
            <text:p>0,1000</text:p>
          </table:table-cell>
          <table:table-cell office:value-type="float" office:value="0.04">
            <text:p>0,0400</text:p>
          </table:table-cell>
          <table:table-cell office:value-type="float" office:value="0.05">
            <text:p>0,0500</text:p>
          </table:table-cell>
          <table:table-cell table:formula="of:=([.C21]+[.D21])/2" office:value-type="float" office:value="0.045">
            <text:p>0,0450</text:p>
          </table:table-cell>
          <table:table-cell table:formula="of:=[.E21]/[.B21]" office:value-type="float" office:value="0.45">
            <text:p>0,4500</text:p>
          </table:table-cell>
          <table:table-cell table:number-columns-repeated="2"/>
          <table:table-cell office:value-type="float" office:value="0.5843">
            <text:p>0,5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3">
            <text:p>0,1300</text:p>
          </table:table-cell>
          <table:table-cell office:value-type="float" office:value="0.07">
            <text:p>0,0700</text:p>
          </table:table-cell>
          <table:table-cell office:value-type="float" office:value="0.13">
            <text:p>0,1300</text:p>
          </table:table-cell>
          <table:table-cell table:formula="of:=([.C22]+[.D22])/2" office:value-type="float" office:value="0.1">
            <text:p>0,1000</text:p>
          </table:table-cell>
          <table:table-cell table:formula="of:=[.E22]/[.B22]" office:value-type="float" office:value="0.769230769230769">
            <text:p>0,7692</text:p>
          </table:table-cell>
          <table:table-cell table:number-columns-repeated="2"/>
          <table:table-cell office:value-type="float" office:value="0.558">
            <text:p>0,5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4gv</text:p>
          </table:table-cell>
          <table:table-cell office:value-type="float" office:value="0.15">
            <text:p>0,1500</text:p>
          </table:table-cell>
          <table:table-cell table:number-columns-repeated="2" office:value-type="float" office:value="0.01">
            <text:p>0,0100</text:p>
          </table:table-cell>
          <table:table-cell table:formula="of:=([.C23]+[.D23])/2" office:value-type="float" office:value="0.01">
            <text:p>0,0100</text:p>
          </table:table-cell>
          <table:table-cell table:formula="of:=[.E23]/[.B23]" office:value-type="float" office:value="0.0666666666666667">
            <text:p>0,0667</text:p>
          </table:table-cell>
          <table:table-cell table:formula="of:=AVERAGE([.B23:.B24])" office:value-type="float" office:value="0.155">
            <text:p>0,1550</text:p>
          </table:table-cell>
          <table:table-cell table:formula="of:=STDEV([.B23:.B24])" office:value-type="float" office:value="0.00707106781186548">
            <text:p>0,0071</text:p>
          </table:table-cell>
          <table:table-cell office:value-type="float" office:value="0.08">
            <text:p>0,08</text:p>
          </table:table-cell>
          <table:table-cell table:formula="of:=[.I23]" office:value-type="float" office:value="0.08">
            <text:p>0,08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24]+[.D24])/2" office:value-type="float" office:value="0">
            <text:p>#VALUE!</text:p>
          </table:table-cell>
          <table:table-cell table:formula="of:=[.E24]/[.B24]" office:value-type="float" office:value="0">
            <text:p>#VALUE!</text:p>
          </table:table-cell>
          <table:table-cell table:number-columns-repeated="2"/>
          <table:table-cell office:value-type="float" office:value="0.08">
            <text:p>0,0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5bf</text:p>
          </table:table-cell>
          <table:table-cell office:value-type="float" office:value="0.131">
            <text:p>0,1310</text:p>
          </table:table-cell>
          <table:table-cell office:value-type="float" office:value="0.017">
            <text:p>0,0170</text:p>
          </table:table-cell>
          <table:table-cell office:value-type="float" office:value="0.026">
            <text:p>0,0260</text:p>
          </table:table-cell>
          <table:table-cell table:formula="of:=([.C25]+[.D25])/2" office:value-type="float" office:value="0.0215">
            <text:p>0,0215</text:p>
          </table:table-cell>
          <table:table-cell table:formula="of:=[.E25]/[.B25]" office:value-type="float" office:value="0.16412213740458">
            <text:p>0,1641</text:p>
          </table:table-cell>
          <table:table-cell table:formula="of:=AVERAGE([.B25:.B26])" office:value-type="float" office:value="0.1005">
            <text:p>0,1005</text:p>
          </table:table-cell>
          <table:table-cell table:formula="of:=STDEV([.B25:.B26])" office:value-type="float" office:value="0.0431335136523794">
            <text:p>0,0431</text:p>
          </table:table-cell>
          <table:table-cell office:value-type="float" office:value="0">
            <text:p>0,00</text:p>
          </table:table-cell>
          <table:table-cell table:formula="of:=AVERAGE([.I25:.I26])" office:value-type="float" office:value="0.00825">
            <text:p>0,0083</text:p>
          </table:table-cell>
          <table:table-cell table:formula="of:=STDEV([.I25:.I26])" office:value-type="float" office:value="0.011667261889578">
            <text:p>0,011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C26]+[.D26])/2" office:value-type="float" office:value="0.025">
            <text:p>0,0250</text:p>
          </table:table-cell>
          <table:table-cell table:formula="of:=[.E26]/[.B26]" office:value-type="float" office:value="0.357142857142857">
            <text:p>0,3571</text:p>
          </table:table-cell>
          <table:table-cell table:number-columns-repeated="2"/>
          <table:table-cell office:value-type="float" office:value="0.0165">
            <text:p>0,0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 office:value-type="string">
            <text:p>SN2005hg</text:p>
          </table:table-cell>
          <table:table-cell office:value-type="float" office:value="0.66">
            <text:p>0,6600</text:p>
          </table:table-cell>
          <table:table-cell office:value-type="float" office:value="0.09">
            <text:p>0,0900</text:p>
          </table:table-cell>
          <table:table-cell office:value-type="float" office:value="0.1">
            <text:p>0,1000</text:p>
          </table:table-cell>
          <table:table-cell table:formula="of:=([.C27]+[.D27])/2" office:value-type="float" office:value="0.095">
            <text:p>0,0950</text:p>
          </table:table-cell>
          <table:table-cell table:formula="of:=[.E27]/[.B27]" office:value-type="float" office:value="0.143939393939394">
            <text:p>0,1439</text:p>
          </table:table-cell>
          <table:table-cell table:formula="of:=AVERAGE([.B27:.B28])" office:value-type="float" office:value="0.65">
            <text:p>0,6500</text:p>
          </table:table-cell>
          <table:table-cell table:formula="of:=STDEV([.B27:.B28])" office:value-type="float" office:value="0.014142135623731">
            <text:p>0,0141</text:p>
          </table:table-cell>
          <table:table-cell office:value-type="float" office:value="1.8365">
            <text:p>1,84</text:p>
          </table:table-cell>
          <table:table-cell table:formula="of:=AVERAGE([.I27:.I28])" office:value-type="float" office:value="1.81725">
            <text:p>1,8173</text:p>
          </table:table-cell>
          <table:table-cell table:formula="of:=STDEV([.I27:.I28])" office:value-type="float" office:value="0.0272236110756821">
            <text:p>0,0272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4">
            <text:p>0,6400</text:p>
          </table:table-cell>
          <table:table-cell office:value-type="float" office:value="0.26">
            <text:p>0,2600</text:p>
          </table:table-cell>
          <table:table-cell office:value-type="float" office:value="0.41">
            <text:p>0,4100</text:p>
          </table:table-cell>
          <table:table-cell table:formula="of:=([.C28]+[.D28])/2" office:value-type="float" office:value="0.335">
            <text:p>0,3350</text:p>
          </table:table-cell>
          <table:table-cell table:formula="of:=[.E28]/[.B28]" office:value-type="float" office:value="0.5234375">
            <text:p>0,5234</text:p>
          </table:table-cell>
          <table:table-cell table:number-columns-repeated="2"/>
          <table:table-cell office:value-type="float" office:value="1.798">
            <text:p>1,8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5hl</text:p>
          </table:table-cell>
          <table:table-cell office:value-type="float" office:value="0.33">
            <text:p>0,3300</text:p>
          </table:table-cell>
          <table:table-cell table:number-columns-repeated="2" office:value-type="float" office:value="0.05">
            <text:p>0,0500</text:p>
          </table:table-cell>
          <table:table-cell table:formula="of:=([.C29]+[.D29])/2" office:value-type="float" office:value="0.05">
            <text:p>0,0500</text:p>
          </table:table-cell>
          <table:table-cell table:formula="of:=[.E29]/[.B29]" office:value-type="float" office:value="0.151515151515152">
            <text:p>0,1515</text:p>
          </table:table-cell>
          <table:table-cell table:formula="of:=[.B29]" office:value-type="float" office:value="0.33">
            <text:p>0,3300</text:p>
          </table:table-cell>
          <table:table-cell/>
          <table:table-cell office:value-type="float" office:value="1.7143">
            <text:p>1,71</text:p>
          </table:table-cell>
          <table:table-cell table:formula="of:=[.I29]" office:value-type="float" office:value="1.7143">
            <text:p>1,7143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5hm</text:p>
          </table:table-cell>
          <table:table-cell office:value-type="float" office:value="0.092">
            <text:p>0,0920</text:p>
          </table:table-cell>
          <table:table-cell office:value-type="float" office:value="0.023">
            <text:p>0,0230</text:p>
          </table:table-cell>
          <table:table-cell office:value-type="float" office:value="0.025">
            <text:p>0,0250</text:p>
          </table:table-cell>
          <table:table-cell table:formula="of:=([.C30]+[.D30])/2" office:value-type="float" office:value="0.024">
            <text:p>0,0240</text:p>
          </table:table-cell>
          <table:table-cell table:formula="of:=[.E30]/[.B30]" office:value-type="float" office:value="0.260869565217391">
            <text:p>0,2609</text:p>
          </table:table-cell>
          <table:table-cell table:formula="of:=AVERAGE([.B30:.B31])" office:value-type="float" office:value="0.101">
            <text:p>0,1010</text:p>
          </table:table-cell>
          <table:table-cell table:formula="of:=STDEV([.B30:.B31])" office:value-type="float" office:value="0.0127279220613579">
            <text:p>0,0127</text:p>
          </table:table-cell>
          <table:table-cell office:value-type="float" office:value="0">
            <text:p>0,00</text:p>
          </table:table-cell>
          <table:table-cell table:formula="of:=AVERAGE([.I30:.I31])" office:value-type="float" office:value="0">
            <text:p>0,0000</text:p>
          </table:table-cell>
          <table:table-cell table:formula="of:=STDEV([.I30:.I31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11">
            <text:p>0,1100</text:p>
          </table:table-cell>
          <table:table-cell table:number-columns-repeated="2" office:value-type="float" office:value="0.01">
            <text:p>0,0100</text:p>
          </table:table-cell>
          <table:table-cell table:formula="of:=([.C31]+[.D31])/2" office:value-type="float" office:value="0.01">
            <text:p>0,0100</text:p>
          </table:table-cell>
          <table:table-cell table:formula="of:=[.E31]/[.B31]" office:value-type="float" office:value="0.0909090909090909">
            <text:p>0,0909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6F </text:p>
          </table:table-cell>
          <table:table-cell office:value-type="float" office:value="0.21">
            <text:p>0,2100</text:p>
          </table:table-cell>
          <table:table-cell office:value-type="float" office:value="0.1">
            <text:p>0,1000</text:p>
          </table:table-cell>
          <table:table-cell office:value-type="float" office:value="0.17">
            <text:p>0,1700</text:p>
          </table:table-cell>
          <table:table-cell table:formula="of:=([.C32]+[.D32])/2" office:value-type="float" office:value="0.135">
            <text:p>0,1350</text:p>
          </table:table-cell>
          <table:table-cell table:formula="of:=[.E32]/[.B32]" office:value-type="float" office:value="0.642857142857143">
            <text:p>0,6429</text:p>
          </table:table-cell>
          <table:table-cell table:formula="of:=[.B32]" office:value-type="float" office:value="0.21">
            <text:p>0,2100</text:p>
          </table:table-cell>
          <table:table-cell/>
          <table:table-cell office:value-type="float" office:value="1.674">
            <text:p>1,67</text:p>
          </table:table-cell>
          <table:table-cell table:formula="of:=[.I32]" office:value-type="float" office:value="1.674">
            <text:p>1,674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6dn</text:p>
          </table:table-cell>
          <table:table-cell office:value-type="float" office:value="0.3">
            <text:p>0,3000</text:p>
          </table:table-cell>
          <table:table-cell office:value-type="float" office:value="0.17">
            <text:p>0,1700</text:p>
          </table:table-cell>
          <table:table-cell office:value-type="float" office:value="0.44">
            <text:p>0,4400</text:p>
          </table:table-cell>
          <table:table-cell table:formula="of:=([.C33]+[.D33])/2" office:value-type="float" office:value="0.305">
            <text:p>0,3050</text:p>
          </table:table-cell>
          <table:table-cell table:formula="of:=[.E33]/[.B33]" office:value-type="float" office:value="1.01666666666667">
            <text:p>1,0167</text:p>
          </table:table-cell>
          <table:table-cell table:formula="of:=[.B33]" office:value-type="float" office:value="0.3">
            <text:p>0,3000</text:p>
          </table:table-cell>
          <table:table-cell/>
          <table:table-cell office:value-type="float" office:value="1.333">
            <text:p>1,33</text:p>
          </table:table-cell>
          <table:table-cell table:formula="of:=[.I33]" office:value-type="float" office:value="1.333">
            <text:p>1,333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6ep</text:p>
          </table:table-cell>
          <table:table-cell office:value-type="float" office:value="0.09">
            <text:p>0,0900</text:p>
          </table:table-cell>
          <table:table-cell table:number-columns-repeated="2" office:value-type="float" office:value="0.02">
            <text:p>0,0200</text:p>
          </table:table-cell>
          <table:table-cell table:formula="of:=([.C34]+[.D34])/2" office:value-type="float" office:value="0.02">
            <text:p>0,0200</text:p>
          </table:table-cell>
          <table:table-cell table:formula="of:=[.E34]/[.B34]" office:value-type="float" office:value="0.222222222222222">
            <text:p>0,2222</text:p>
          </table:table-cell>
          <table:table-cell table:formula="of:=AVERAGE([.B34:.B37])" office:value-type="float" office:value="0.08425">
            <text:p>0,0843</text:p>
          </table:table-cell>
          <table:table-cell table:formula="of:=STDEV([.B34:.B37])" office:value-type="float" office:value="0.0270601182554696">
            <text:p>0,0271</text:p>
          </table:table-cell>
          <table:table-cell office:value-type="float" office:value="0.6">
            <text:p>0,60</text:p>
          </table:table-cell>
          <table:table-cell table:formula="of:=AVERAGE([.I34:.I37])" office:value-type="float" office:value="0.302375">
            <text:p>0,3024</text:p>
          </table:table-cell>
          <table:table-cell table:formula="of:=STDEV([.I34:.I37])" office:value-type="float" office:value="0.343689631062678">
            <text:p>0,3437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35]+[.D35])/2" office:value-type="float" office:value="0">
            <text:p>#VALUE!</text:p>
          </table:table-cell>
          <table:table-cell table:formula="of:=[.E35]/[.B35]" office:value-type="float" office:value="0">
            <text:p>#VALUE!</text:p>
          </table:table-cell>
          <table:table-cell table:number-columns-repeated="2"/>
          <table:table-cell office:value-type="float" office:value="0.6">
            <text:p>0,6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7">
            <text:p>0,0670</text:p>
          </table:table-cell>
          <table:table-cell office:value-type="float" office:value="0.014">
            <text:p>0,0140</text:p>
          </table:table-cell>
          <table:table-cell office:value-type="float" office:value="0.019">
            <text:p>0,0190</text:p>
          </table:table-cell>
          <table:table-cell table:formula="of:=([.C36]+[.D36])/2" office:value-type="float" office:value="0.0165">
            <text:p>0,0165</text:p>
          </table:table-cell>
          <table:table-cell table:formula="of:=[.E36]/[.B36]" office:value-type="float" office:value="0.246268656716418">
            <text:p>0,246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>
            <text:p>0,0600</text:p>
          </table:table-cell>
          <table:table-cell office:value-type="float" office:value="0.01">
            <text:p>0,0100</text:p>
          </table:table-cell>
          <table:table-cell office:value-type="float" office:value="0.03">
            <text:p>0,0300</text:p>
          </table:table-cell>
          <table:table-cell table:formula="of:=([.C37]+[.D37])/2" office:value-type="float" office:value="0.02">
            <text:p>0,0200</text:p>
          </table:table-cell>
          <table:table-cell table:formula="of:=[.E37]/[.B37]" office:value-type="float" office:value="0.333333333333333">
            <text:p>0,3333</text:p>
          </table:table-cell>
          <table:table-cell table:number-columns-repeated="2"/>
          <table:table-cell office:value-type="float" office:value="0.0095">
            <text:p>0,0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 office:value-type="string">
            <text:p>SN2006fo</text:p>
          </table:table-cell>
          <table:table-cell office:value-type="float" office:value="0.23">
            <text:p>0,2300</text:p>
          </table:table-cell>
          <table:table-cell table:number-columns-repeated="2" office:value-type="float" office:value="0.03">
            <text:p>0,0300</text:p>
          </table:table-cell>
          <table:table-cell table:formula="of:=([.C38]+[.D38])/2" office:value-type="float" office:value="0.03">
            <text:p>0,0300</text:p>
          </table:table-cell>
          <table:table-cell table:formula="of:=[.E38]/[.B38]" office:value-type="float" office:value="0.130434782608696">
            <text:p>0,1304</text:p>
          </table:table-cell>
          <table:table-cell table:formula="of:=AVERAGE([.B38:.B40])" office:value-type="float" office:value="0.286666666666667">
            <text:p>0,2867</text:p>
          </table:table-cell>
          <table:table-cell table:formula="of:=STDEV([.B38:.B40])" office:value-type="float" office:value="0.0814452781524708">
            <text:p>0,0814</text:p>
          </table:table-cell>
          <table:table-cell office:value-type="float" office:value="0.65">
            <text:p>0,65</text:p>
          </table:table-cell>
          <table:table-cell table:formula="of:=AVERAGE([.I38:.I40])" office:value-type="float" office:value="0.533666666666667">
            <text:p>0,5337</text:p>
          </table:table-cell>
          <table:table-cell table:formula="of:=STDEV([.I38:.I40])" office:value-type="float" office:value="0.201495243947179">
            <text:p>0,2015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39]+[.D39])/2" office:value-type="float" office:value="0">
            <text:p>#VALUE!</text:p>
          </table:table-cell>
          <table:table-cell table:formula="of:=[.E39]/[.B39]" office:value-type="float" office:value="0">
            <text:p>#VALUE!</text:p>
          </table:table-cell>
          <table:table-cell table:number-columns-repeated="2"/>
          <table:table-cell office:value-type="float" office:value="0.65">
            <text:p>0,6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8">
            <text:p>0,3800</text:p>
          </table:table-cell>
          <table:table-cell office:value-type="float" office:value="0.06">
            <text:p>0,0600</text:p>
          </table:table-cell>
          <table:table-cell office:value-type="float" office:value="0.01">
            <text:p>0,0100</text:p>
          </table:table-cell>
          <table:table-cell table:formula="of:=([.C40]+[.D40])/2" office:value-type="float" office:value="0.035">
            <text:p>0,0350</text:p>
          </table:table-cell>
          <table:table-cell table:formula="of:=[.E40]/[.B40]" office:value-type="float" office:value="0.0921052631578947">
            <text:p>0,0921</text:p>
          </table:table-cell>
          <table:table-cell table:number-columns-repeated="2"/>
          <table:table-cell office:value-type="float" office:value="0.301">
            <text:p>0,3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6gi</text:p>
          </table:table-cell>
          <table:table-cell office:value-type="float" office:value="0.064">
            <text:p>0,0640</text:p>
          </table:table-cell>
          <table:table-cell table:number-columns-repeated="2" office:value-type="string">
            <text:p>NA</text:p>
          </table:table-cell>
          <table:table-cell table:formula="of:=([.C41]+[.D41])/2" office:value-type="float" office:value="0">
            <text:p>#VALUE!</text:p>
          </table:table-cell>
          <table:table-cell table:formula="of:=[.E41]/[.B41]" office:value-type="float" office:value="0">
            <text:p>#VALUE!</text:p>
          </table:table-cell>
          <table:table-cell table:formula="of:=[.B41]" office:value-type="float" office:value="0.064">
            <text:p>0,0640</text:p>
          </table:table-cell>
          <table:table-cell/>
          <table:table-cell office:value-type="float" office:value="0.314">
            <text:p>0,31</text:p>
          </table:table-cell>
          <table:table-cell table:formula="of:=[.I41]" office:value-type="float" office:value="0.314">
            <text:p>0,314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Elmhamdi+11</text:p>
          </table:table-cell>
          <table:table-cell table:number-columns-repeated="6"/>
        </table:table-row>
        <table:table-row table:style-name="ro1">
          <table:table-cell office:value-type="string">
            <text:p>SN2006jc</text:p>
          </table:table-cell>
          <table:table-cell office:value-type="float" office:value="0.22">
            <text:p>0,2200</text:p>
          </table:table-cell>
          <table:table-cell table:number-columns-repeated="2" office:value-type="string">
            <text:p>NA</text:p>
          </table:table-cell>
          <table:table-cell table:formula="of:=([.C42]+[.D42])/2" office:value-type="float" office:value="0">
            <text:p>#VALUE!</text:p>
          </table:table-cell>
          <table:table-cell table:formula="of:=[.E42]/[.B42]" office:value-type="float" office:value="0">
            <text:p>#VALUE!</text:p>
          </table:table-cell>
          <table:table-cell table:formula="of:=[.B42]" office:value-type="float" office:value="0.22">
            <text:p>0,2200</text:p>
          </table:table-cell>
          <table:table-cell/>
          <table:table-cell office:value-type="float" office:value="0.1">
            <text:p>0,10</text:p>
          </table:table-cell>
          <table:table-cell table:formula="of:=[.I42]" office:value-type="float" office:value="0.1">
            <text:p>0,100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Tominaga+08</text:p>
          </table:table-cell>
          <table:table-cell table:number-columns-repeated="6"/>
        </table:table-row>
        <table:table-row table:style-name="ro1">
          <table:table-cell office:value-type="string">
            <text:p>SN2006jo</text:p>
          </table:table-cell>
          <table:table-cell office:value-type="float" office:value="0.105">
            <text:p>0,1050</text:p>
          </table:table-cell>
          <table:table-cell office:value-type="float" office:value="0.023">
            <text:p>0,0230</text:p>
          </table:table-cell>
          <table:table-cell office:value-type="float" office:value="0.039">
            <text:p>0,0390</text:p>
          </table:table-cell>
          <table:table-cell table:formula="of:=([.C43]+[.D43])/2" office:value-type="float" office:value="0.031">
            <text:p>0,0310</text:p>
          </table:table-cell>
          <table:table-cell table:formula="of:=[.E43]/[.B43]" office:value-type="float" office:value="0.295238095238095">
            <text:p>0,2952</text:p>
          </table:table-cell>
          <table:table-cell table:formula="of:=AVERAGE([.B43:.B44])" office:value-type="float" office:value="0.2625">
            <text:p>0,2625</text:p>
          </table:table-cell>
          <table:table-cell table:formula="of:=STDEV([.B43:.B44])" office:value-type="float" office:value="0.222738636073762">
            <text:p>0,2227</text:p>
          </table:table-cell>
          <table:table-cell office:value-type="float" office:value="0">
            <text:p>0,00</text:p>
          </table:table-cell>
          <table:table-cell table:formula="of:=AVERAGE([.I43:.I44])" office:value-type="float" office:value="0.713">
            <text:p>0,7130</text:p>
          </table:table-cell>
          <table:table-cell table:formula="of:=STDEV([.I43:.I44])" office:value-type="float" office:value="1.00833426997202">
            <text:p>1,008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42">
            <text:p>0,4200</text:p>
          </table:table-cell>
          <table:table-cell office:value-type="float" office:value="0.08">
            <text:p>0,0800</text:p>
          </table:table-cell>
          <table:table-cell office:value-type="float" office:value="0.05">
            <text:p>0,0500</text:p>
          </table:table-cell>
          <table:table-cell table:formula="of:=([.C44]+[.D44])/2" office:value-type="float" office:value="0.065">
            <text:p>0,0650</text:p>
          </table:table-cell>
          <table:table-cell table:formula="of:=[.E44]/[.B44]" office:value-type="float" office:value="0.154761904761905">
            <text:p>0,1548</text:p>
          </table:table-cell>
          <table:table-cell table:number-columns-repeated="2"/>
          <table:table-cell office:value-type="float" office:value="1.426">
            <text:p>1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6lc</text:p>
          </table:table-cell>
          <table:table-cell office:value-type="float" office:value="0.16">
            <text:p>0,1600</text:p>
          </table:table-cell>
          <table:table-cell table:number-columns-repeated="2" office:value-type="float" office:value="0.04">
            <text:p>0,0400</text:p>
          </table:table-cell>
          <table:table-cell table:formula="of:=([.C45]+[.D45])/2" office:value-type="float" office:value="0.04">
            <text:p>0,0400</text:p>
          </table:table-cell>
          <table:table-cell table:formula="of:=[.E45]/[.B45]" office:value-type="float" office:value="0.25">
            <text:p>0,2500</text:p>
          </table:table-cell>
          <table:table-cell table:formula="of:=AVERAGE([.B45:.B48])" office:value-type="float" office:value="0.16275">
            <text:p>0,1628</text:p>
          </table:table-cell>
          <table:table-cell table:formula="of:=STDEV([.B45:.B48])" office:value-type="float" office:value="0.103038423253982">
            <text:p>0,1030</text:p>
          </table:table-cell>
          <table:table-cell office:value-type="float" office:value="1.12">
            <text:p>1,12</text:p>
          </table:table-cell>
          <table:table-cell table:formula="of:=AVERAGE([.I45:.I48])" office:value-type="float" office:value="0.95525">
            <text:p>0,9553</text:p>
          </table:table-cell>
          <table:table-cell table:formula="of:=STDEV([.I45:.I48])" office:value-type="float" office:value="0.672891955170615">
            <text:p>0,6729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A</text:p>
          </table:table-cell>
          <table:table-cell table:formula="of:=([.C46]+[.D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1.12">
            <text:p>1,1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1">
            <text:p>0,0510</text:p>
          </table:table-cell>
          <table:table-cell office:value-type="float" office:value="0.008">
            <text:p>0,0080</text:p>
          </table:table-cell>
          <table:table-cell office:value-type="float" office:value="0.011">
            <text:p>0,0110</text:p>
          </table:table-cell>
          <table:table-cell table:formula="of:=([.C47]+[.D47])/2" office:value-type="float" office:value="0.0095">
            <text:p>0,0095</text:p>
          </table:table-cell>
          <table:table-cell table:formula="of:=[.E47]/[.B47]" office:value-type="float" office:value="0.186274509803922">
            <text:p>0,186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float" office:value="0.03">
            <text:p>0,0300</text:p>
          </table:table-cell>
          <table:table-cell table:formula="of:=([.C48]+[.D48])/2" office:value-type="float" office:value="0.03">
            <text:p>0,0300</text:p>
          </table:table-cell>
          <table:table-cell table:formula="of:=[.E48]/[.B48]" office:value-type="float" office:value="0.1">
            <text:p>0,1000</text:p>
          </table:table-cell>
          <table:table-cell table:number-columns-repeated="2"/>
          <table:table-cell office:value-type="float" office:value="1.581">
            <text:p>1,5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7C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49]+[.D49])/2" office:value-type="float" office:value="0.02">
            <text:p>0,0200</text:p>
          </table:table-cell>
          <table:table-cell table:formula="of:=[.E49]/[.B49]" office:value-type="float" office:value="0.25">
            <text:p>0,2500</text:p>
          </table:table-cell>
          <table:table-cell table:formula="of:=AVERAGE([.B49:.B52])" office:value-type="float" office:value="0.12">
            <text:p>0,1200</text:p>
          </table:table-cell>
          <table:table-cell table:formula="of:=STDEV([.B49:.B52])" office:value-type="float" office:value="0.0522812904711937">
            <text:p>0,0523</text:p>
          </table:table-cell>
          <table:table-cell office:value-type="float" office:value="1.33">
            <text:p>1,33</text:p>
          </table:table-cell>
          <table:table-cell table:formula="of:=AVERAGE([.I49:.I52])" office:value-type="float" office:value="1.66055">
            <text:p>1,6606</text:p>
          </table:table-cell>
          <table:table-cell table:formula="of:=STDEV([.I49:.I52])" office:value-type="float" office:value="0.381730284363187">
            <text:p>0,3817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string">
            <text:p>NA</text:p>
          </table:table-cell>
          <table:table-cell table:formula="of:=([.C50]+[.D50])/2" office:value-type="float" office:value="0">
            <text:p>#VALUE!</text:p>
          </table:table-cell>
          <table:table-cell table:formula="of:=[.E50]/[.B50]" office:value-type="float" office:value="0">
            <text:p>#VALUE!</text:p>
          </table:table-cell>
          <table:table-cell table:number-columns-repeated="2"/>
          <table:table-cell office:value-type="float" office:value="1.33">
            <text:p>1,3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float" office:value="0.04">
            <text:p>0,0400</text:p>
          </table:table-cell>
          <table:table-cell table:formula="of:=([.C51]+[.D51])/2" office:value-type="float" office:value="0.04">
            <text:p>0,0400</text:p>
          </table:table-cell>
          <table:table-cell table:formula="of:=[.E51]/[.B51]" office:value-type="float" office:value="0.235294117647059">
            <text:p>0,2353</text:p>
          </table:table-cell>
          <table:table-cell table:number-columns-repeated="2"/>
          <table:table-cell office:value-type="float" office:value="1.9982">
            <text:p>2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16">
            <text:p>0,1600</text:p>
          </table:table-cell>
          <table:table-cell office:value-type="float" office:value="0.07">
            <text:p>0,0700</text:p>
          </table:table-cell>
          <table:table-cell office:value-type="float" office:value="0.12">
            <text:p>0,1200</text:p>
          </table:table-cell>
          <table:table-cell table:formula="of:=([.C52]+[.D52])/2" office:value-type="float" office:value="0.095">
            <text:p>0,0950</text:p>
          </table:table-cell>
          <table:table-cell table:formula="of:=[.E52]/[.B52]" office:value-type="float" office:value="0.59375">
            <text:p>0,5938</text:p>
          </table:table-cell>
          <table:table-cell table:number-columns-repeated="2"/>
          <table:table-cell office:value-type="float" office:value="1.984">
            <text:p>1,9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7Y</text:p>
          </table:table-cell>
          <table:table-cell office:value-type="float" office:value="0.03">
            <text:p>0,0300</text:p>
          </table:table-cell>
          <table:table-cell table:number-columns-repeated="2" office:value-type="float" office:value="0.01">
            <text:p>0,0100</text:p>
          </table:table-cell>
          <table:table-cell table:formula="of:=([.C53]+[.D53])/2" office:value-type="float" office:value="0.01">
            <text:p>0,0100</text:p>
          </table:table-cell>
          <table:table-cell table:formula="of:=[.E53]/[.B53]" office:value-type="float" office:value="0.333333333333333">
            <text:p>0,3333</text:p>
          </table:table-cell>
          <table:table-cell table:formula="of:=AVERAGE([.B53:.B57])" office:value-type="float" office:value="0.0422">
            <text:p>0,0422</text:p>
          </table:table-cell>
          <table:table-cell table:formula="of:=STDEV([.B53:.B57])" office:value-type="float" office:value="0.0131984847615171">
            <text:p>0,0132</text:p>
          </table:table-cell>
          <table:table-cell office:value-type="float" office:value="0">
            <text:p>0,00</text:p>
          </table:table-cell>
          <table:table-cell table:formula="of:=AVERAGE([.I53:.I57])" office:value-type="float" office:value="0.11344">
            <text:p>0,1134</text:p>
          </table:table-cell>
          <table:table-cell table:formula="of:=STDEV([.I53:.I57])" office:value-type="float" office:value="0.155368169198198">
            <text:p>0,1554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3">
            <text:p>0,0300</text:p>
          </table:table-cell>
          <table:table-cell table:number-columns-repeated="2" office:value-type="string">
            <text:p>NA</text:p>
          </table:table-cell>
          <table:table-cell table:formula="of:=([.C54]+[.D54])/2" office:value-type="float" office:value="0">
            <text:p>#VALUE!</text:p>
          </table:table-cell>
          <table:table-cell table:formula="of:=[.E54]/[.B5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51">
            <text:p>0,0510</text:p>
          </table:table-cell>
          <table:table-cell office:value-type="float" office:value="0.013">
            <text:p>0,0130</text:p>
          </table:table-cell>
          <table:table-cell office:value-type="float" office:value="0.015">
            <text:p>0,0150</text:p>
          </table:table-cell>
          <table:table-cell table:formula="of:=([.C55]+[.D55])/2" office:value-type="float" office:value="0.014">
            <text:p>0,0140</text:p>
          </table:table-cell>
          <table:table-cell table:formula="of:=[.E55]/[.B55]" office:value-type="float" office:value="0.274509803921569">
            <text:p>0,2745</text:p>
          </table:table-cell>
          <table:table-cell table:number-columns-repeated="2"/>
          <table:table-cell office:value-type="float" office:value="0.279">
            <text:p>0,2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4">
            <text:p>0,0400</text:p>
          </table:table-cell>
          <table:table-cell office:value-type="float" office:value="0">
            <text:p>0,0000</text:p>
          </table:table-cell>
          <table:table-cell office:value-type="float" office:value="0.01">
            <text:p>0,0100</text:p>
          </table:table-cell>
          <table:table-cell table:formula="of:=([.C56]+[.D56])/2" office:value-type="float" office:value="0.005">
            <text:p>0,0050</text:p>
          </table:table-cell>
          <table:table-cell table:formula="of:=[.E56]/[.B56]" office:value-type="float" office:value="0.125">
            <text:p>0,1250</text:p>
          </table:table-cell>
          <table:table-cell table:number-columns-repeated="2"/>
          <table:table-cell office:value-type="float" office:value="0.2882">
            <text:p>0,2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float" office:value="0.02">
            <text:p>0,0200</text:p>
          </table:table-cell>
          <table:table-cell table:formula="of:=([.C57]+[.D57])/2" office:value-type="float" office:value="0.02">
            <text:p>0,0200</text:p>
          </table:table-cell>
          <table:table-cell table:formula="of:=[.E57]/[.B57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tritzinger+09</text:p>
          </table:table-cell>
          <table:table-cell table:number-columns-repeated="6"/>
        </table:table-row>
        <table:table-row table:style-name="ro1">
          <table:table-cell office:value-type="string">
            <text:p>SN2007kj</text:p>
          </table:table-cell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C58]+[.D58])/2" office:value-type="float" office:value="0.01">
            <text:p>0,0100</text:p>
          </table:table-cell>
          <table:table-cell table:formula="of:=[.E58]/[.B58]" office:value-type="float" office:value="0.142857142857143">
            <text:p>0,1429</text:p>
          </table:table-cell>
          <table:table-cell table:formula="of:=AVERAGE([.B58:.B59])" office:value-type="float" office:value="0.068">
            <text:p>0,0680</text:p>
          </table:table-cell>
          <table:table-cell table:formula="of:=STDEV([.B58:.B59])" office:value-type="float" office:value="0.00282842712474619">
            <text:p>0,0028</text:p>
          </table:table-cell>
          <table:table-cell office:value-type="float" office:value="0">
            <text:p>0,00</text:p>
          </table:table-cell>
          <table:table-cell table:formula="of:=[.I58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66">
            <text:p>0,0660</text:p>
          </table:table-cell>
          <table:table-cell table:number-columns-repeated="2" office:value-type="string">
            <text:p>NA</text:p>
          </table:table-cell>
          <table:table-cell table:formula="of:=([.C59]+[.D59])/2" office:value-type="float" office:value="0">
            <text:p>#VALUE!</text:p>
          </table:table-cell>
          <table:table-cell table:formula="of:=[.E59]/[.B59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7nc</text:p>
          </table:table-cell>
          <table:table-cell office:value-type="float" office:value="0.087">
            <text:p>0,0870</text:p>
          </table:table-cell>
          <table:table-cell office:value-type="float" office:value="0.019">
            <text:p>0,0190</text:p>
          </table:table-cell>
          <table:table-cell office:value-type="float" office:value="0.04">
            <text:p>0,0400</text:p>
          </table:table-cell>
          <table:table-cell table:formula="of:=([.C60]+[.D60])/2" office:value-type="float" office:value="0.0295">
            <text:p>0,0295</text:p>
          </table:table-cell>
          <table:table-cell table:formula="of:=[.E60]/[.B60]" office:value-type="float" office:value="0.339080459770115">
            <text:p>0,3391</text:p>
          </table:table-cell>
          <table:table-cell table:formula="of:=AVERAGE([.B60:.B61])" office:value-type="float" office:value="0.1635">
            <text:p>0,1635</text:p>
          </table:table-cell>
          <table:table-cell table:formula="of:=STDEV([.B60:.B61])" office:value-type="float" office:value="0.108187337521542">
            <text:p>0,1082</text:p>
          </table:table-cell>
          <table:table-cell office:value-type="float" office:value="0">
            <text:p>0,00</text:p>
          </table:table-cell>
          <table:table-cell table:formula="of:=AVERAGE([.I60:.I61])" office:value-type="float" office:value="0.35185">
            <text:p>0,3519</text:p>
          </table:table-cell>
          <table:table-cell table:formula="of:=STDEV([.I60:.I61])" office:value-type="float" office:value="0.497591041920973">
            <text:p>0,4976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">
            <text:p>0,2400</text:p>
          </table:table-cell>
          <table:table-cell office:value-type="float" office:value="0.03">
            <text:p>0,0300</text:p>
          </table:table-cell>
          <table:table-cell office:value-type="float" office:value="0.02">
            <text:p>0,0200</text:p>
          </table:table-cell>
          <table:table-cell table:formula="of:=([.C61]+[.D61])/2" office:value-type="float" office:value="0.025">
            <text:p>0,0250</text:p>
          </table:table-cell>
          <table:table-cell table:formula="of:=[.E61]/[.B61]" office:value-type="float" office:value="0.104166666666667">
            <text:p>0,1042</text:p>
          </table:table-cell>
          <table:table-cell table:number-columns-repeated="2"/>
          <table:table-cell office:value-type="float" office:value="0.7037">
            <text:p>0,7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>
            <text:p>SN2007uy</text:p>
          </table:table-cell>
          <table:table-cell office:value-type="float" office:value="0.394">
            <text:p>0,3940</text:p>
          </table:table-cell>
          <table:table-cell office:value-type="float" office:value="0.215">
            <text:p>0,2150</text:p>
          </table:table-cell>
          <table:table-cell office:value-type="float" office:value="0.604">
            <text:p>0,6040</text:p>
          </table:table-cell>
          <table:table-cell table:formula="of:=([.C62]+[.D62])/2" office:value-type="float" office:value="0.4095">
            <text:p>0,4095</text:p>
          </table:table-cell>
          <table:table-cell table:formula="of:=[.E62]/[.B62]" office:value-type="float" office:value="1.03934010152284">
            <text:p>1,0393</text:p>
          </table:table-cell>
          <table:table-cell table:formula="of:=AVERAGE([.B62:.B64])" office:value-type="float" office:value="0.324666666666667">
            <text:p>0,3247</text:p>
          </table:table-cell>
          <table:table-cell table:formula="of:=STDEV([.B62:.B64])" office:value-type="float" office:value="0.0608714492462052">
            <text:p>0,0609</text:p>
          </table:table-cell>
          <table:table-cell office:value-type="float" office:value="1.953">
            <text:p>1,95</text:p>
          </table:table-cell>
          <table:table-cell table:formula="of:=AVERAGE([.I62:.I64])" office:value-type="float" office:value="1.91466666666667">
            <text:p>1,9147</text:p>
          </table:table-cell>
          <table:table-cell table:formula="of:=STDEV([.I62:.I64])" office:value-type="float" office:value="0.033501243758006">
            <text:p>0,033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8">
            <text:p>0,2800</text:p>
          </table:table-cell>
          <table:table-cell table:number-columns-repeated="2" office:value-type="float" office:value="0.04">
            <text:p>0,0400</text:p>
          </table:table-cell>
          <table:table-cell table:formula="of:=([.C63]+[.D63])/2" office:value-type="float" office:value="0.04">
            <text:p>0,0400</text:p>
          </table:table-cell>
          <table:table-cell table:formula="of:=[.E63]/[.B63]" office:value-type="float" office:value="0.142857142857143">
            <text:p>0,1429</text:p>
          </table:table-cell>
          <table:table-cell table:number-columns-repeated="2"/>
          <table:table-cell office:value-type="float" office:value="1.891">
            <text:p>1,8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string">
            <text:p>NA</text:p>
          </table:table-cell>
          <table:table-cell table:formula="of:=([.C64]+[.D64])/2" office:value-type="float" office:value="0">
            <text:p>#VALUE!</text:p>
          </table:table-cell>
          <table:table-cell table:formula="of:=[.E64]/[.B64]" office:value-type="float" office:value="0">
            <text:p>#VALUE!</text:p>
          </table:table-cell>
          <table:table-cell table:number-columns-repeated="2"/>
          <table:table-cell office:value-type="float" office:value="1.9">
            <text:p>1,9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oy+13</text:p>
          </table:table-cell>
          <table:table-cell table:number-columns-repeated="6"/>
        </table:table-row>
        <table:table-row table:style-name="ro1">
          <table:table-cell office:value-type="string">
            <text:p>SN2008D</text:p>
          </table:table-cell>
          <table:table-cell office:value-type="float" office:value="0.111">
            <text:p>0,1110</text:p>
          </table:table-cell>
          <table:table-cell office:value-type="float" office:value="0.059">
            <text:p>0,0590</text:p>
          </table:table-cell>
          <table:table-cell office:value-type="float" office:value="0.167">
            <text:p>0,1670</text:p>
          </table:table-cell>
          <table:table-cell table:formula="of:=([.C65]+[.D65])/2" office:value-type="float" office:value="0.113">
            <text:p>0,1130</text:p>
          </table:table-cell>
          <table:table-cell table:formula="of:=[.E65]/[.B65]" office:value-type="float" office:value="1.01801801801802">
            <text:p>1,0180</text:p>
          </table:table-cell>
          <table:table-cell table:formula="of:=AVERAGE([.B65:.B68])" office:value-type="float" office:value="0.08775">
            <text:p>0,0878</text:p>
          </table:table-cell>
          <table:table-cell table:formula="of:=STDEV([.B65:.B68])" office:value-type="float" office:value="0.0175190372642639">
            <text:p>0,0175</text:p>
          </table:table-cell>
          <table:table-cell office:value-type="float" office:value="1.953">
            <text:p>1,95</text:p>
          </table:table-cell>
          <table:table-cell table:formula="of:=AVERAGE([.I65:.I68])" office:value-type="float" office:value="1.542">
            <text:p>1,5420</text:p>
          </table:table-cell>
          <table:table-cell table:formula="of:=STDEV([.I65:.I68])" office:value-type="float" office:value="0.639515962792694">
            <text:p>0,639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float" office:value="0.01">
            <text:p>0,0100</text:p>
          </table:table-cell>
          <table:table-cell table:formula="of:=([.C66]+[.D66])/2" office:value-type="float" office:value="0.01">
            <text:p>0,0100</text:p>
          </table:table-cell>
          <table:table-cell table:formula="of:=[.E66]/[.B66]" office:value-type="float" office:value="0.111111111111111">
            <text:p>0,1111</text:p>
          </table:table-cell>
          <table:table-cell table:number-columns-repeated="2"/>
          <table:table-cell office:value-type="float" office:value="1.798">
            <text:p>1,8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67]+[.D67])/2" office:value-type="float" office:value="0">
            <text:p>#VALUE!</text:p>
          </table:table-cell>
          <table:table-cell table:formula="of:=[.E67]/[.B67]" office:value-type="float" office:value="0">
            <text:p>#VALUE!</text:p>
          </table:table-cell>
          <table:table-cell table:number-columns-repeated="2"/>
          <table:table-cell office:value-type="float" office:value="0.588">
            <text:p>0,59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Mazzali+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2">
            <text:p>0,0200</text:p>
          </table:table-cell>
          <table:table-cell table:formula="of:=([.C68]+[.D68])/2" office:value-type="float" office:value="0.02">
            <text:p>0,0200</text:p>
          </table:table-cell>
          <table:table-cell table:formula="of:=[.E68]/[.B68]" office:value-type="float" office:value="0.285714285714286">
            <text:p>0,2857</text:p>
          </table:table-cell>
          <table:table-cell table:number-columns-repeated="2"/>
          <table:table-cell office:value-type="float" office:value="1.829">
            <text:p>1,8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6"/>
        </table:table-row>
        <table:table-row table:style-name="ro1">
          <table:table-cell office:value-type="string">
            <text:p>SN2008gc</text:p>
          </table:table-cell>
          <table:table-cell office:value-type="float" office:value="0.35">
            <text:p>0,3500</text:p>
          </table:table-cell>
          <table:table-cell table:number-columns-repeated="2" office:value-type="float" office:value="0.04">
            <text:p>0,0400</text:p>
          </table:table-cell>
          <table:table-cell table:formula="of:=([.C69]+[.D69])/2" office:value-type="float" office:value="0.04">
            <text:p>0,0400</text:p>
          </table:table-cell>
          <table:table-cell table:formula="of:=[.E69]/[.B69]" office:value-type="float" office:value="0.114285714285714">
            <text:p>0,1143</text:p>
          </table:table-cell>
          <table:table-cell table:formula="of:=AVERAGE([.B69:.B70])" office:value-type="float" office:value="0.35">
            <text:p>0,3500</text:p>
          </table:table-cell>
          <table:table-cell table:formula="of:=STDEV([.B69:.B70])" office:value-type="float" office:value="0">
            <text:p>0,0000</text:p>
          </table:table-cell>
          <table:table-cell office:value-type="float" office:value="0.3">
            <text:p>0,30</text:p>
          </table:table-cell>
          <table:table-cell table:formula="of:=[.I69]" office:value-type="float" office:value="0.3">
            <text:p>0,3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C70]+[.D70])/2" office:value-type="float" office:value="0">
            <text:p>#VALUE!</text:p>
          </table:table-cell>
          <table:table-cell table:formula="of:=[.E70]/[.B70]" office:value-type="float" office:value="0">
            <text:p>#VALUE!</text:p>
          </table:table-cell>
          <table:table-cell table:number-columns-repeated="2"/>
          <table:table-cell office:value-type="float" office:value="0.3">
            <text:p>0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>
            <text:p>SN2009iz</text:p>
          </table:table-cell>
          <table:table-cell office:value-type="float" office:value="0.101">
            <text:p>0,1010</text:p>
          </table:table-cell>
          <table:table-cell office:value-type="float" office:value="0.016">
            <text:p>0,0160</text:p>
          </table:table-cell>
          <table:table-cell office:value-type="float" office:value="0.024">
            <text:p>0,0240</text:p>
          </table:table-cell>
          <table:table-cell table:formula="of:=([.C71]+[.D71])/2" office:value-type="float" office:value="0.02">
            <text:p>0,0200</text:p>
          </table:table-cell>
          <table:table-cell table:formula="of:=[.E71]/[.B71]" office:value-type="float" office:value="0.198019801980198">
            <text:p>0,1980</text:p>
          </table:table-cell>
          <table:table-cell table:formula="of:=[.B71]" office:value-type="float" office:value="0.101">
            <text:p>0,1010</text:p>
          </table:table-cell>
          <table:table-cell/>
          <table:table-cell office:value-type="float" office:value="0">
            <text:p>0,00</text:p>
          </table:table-cell>
          <table:table-cell table:formula="of:=[.I7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5"/>
        </table:table-row>
        <table:table-row table:style-name="ro1">
          <table:table-cell office:value-type="string">
            <text:p>SN2009jf</text:p>
          </table:table-cell>
          <table:table-cell office:value-type="float" office:value="0.271">
            <text:p>0,2710</text:p>
          </table:table-cell>
          <table:table-cell office:value-type="float" office:value="0.035">
            <text:p>0,0350</text:p>
          </table:table-cell>
          <table:table-cell office:value-type="float" office:value="0.051">
            <text:p>0,0510</text:p>
          </table:table-cell>
          <table:table-cell table:formula="of:=([.C72]+[.D72])/2" office:value-type="float" office:value="0.043">
            <text:p>0,0430</text:p>
          </table:table-cell>
          <table:table-cell table:formula="of:=[.E72]/[.B72]" office:value-type="float" office:value="0.158671586715867">
            <text:p>0,1587</text:p>
          </table:table-cell>
          <table:table-cell table:formula="of:=AVERAGE([.B72:.B74])" office:value-type="float" office:value="0.247">
            <text:p>0,2470</text:p>
          </table:table-cell>
          <table:table-cell table:formula="of:=STDEV([.B72:.B74])" office:value-type="float" office:value="0.021377558326432">
            <text:p>0,0214</text:p>
          </table:table-cell>
          <table:table-cell office:value-type="float" office:value="0.155">
            <text:p>0,16</text:p>
          </table:table-cell>
          <table:table-cell table:formula="of:=AVERAGE([.I72:.I74])" office:value-type="float" office:value="0.121233333333333">
            <text:p>0,1212</text:p>
          </table:table-cell>
          <table:table-cell table:formula="of:=STDEV([.I72:.I74])" office:value-type="float" office:value="0.0584855822689091">
            <text:p>0,058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24">
            <text:p>0,24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C73]+[.D73])/2" office:value-type="float" office:value="0.025">
            <text:p>0,0250</text:p>
          </table:table-cell>
          <table:table-cell table:formula="of:=[.E73]/[.B73]" office:value-type="float" office:value="0.104166666666667">
            <text:p>0,1042</text:p>
          </table:table-cell>
          <table:table-cell table:number-columns-repeated="2"/>
          <table:table-cell office:value-type="float" office:value="0.0537">
            <text:p>0,0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23">
            <text:p>0,2300</text:p>
          </table:table-cell>
          <table:table-cell table:number-columns-repeated="2" office:value-type="float" office:value="0.02">
            <text:p>0,0200</text:p>
          </table:table-cell>
          <table:table-cell table:formula="of:=([.C74]+[.D74])/2" office:value-type="float" office:value="0.02">
            <text:p>0,0200</text:p>
          </table:table-cell>
          <table:table-cell table:formula="of:=[.E74]/[.B74]" office:value-type="float" office:value="0.0869565217391304">
            <text:p>0,0870</text:p>
          </table:table-cell>
          <table:table-cell table:number-columns-repeated="2"/>
          <table:table-cell office:value-type="float" office:value="0.155">
            <text:p>0,1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11</text:p>
          </table:table-cell>
          <table:table-cell table:number-columns-repeated="6"/>
        </table:table-row>
        <table:table-row table:style-name="ro1">
          <table:table-cell office:value-type="string">
            <text:p>SN2012au</text:p>
          </table:table-cell>
          <table:table-cell office:value-type="float" office:value="0.3">
            <text:p>0,3000</text:p>
          </table:table-cell>
          <table:table-cell table:number-columns-repeated="2" office:value-type="string">
            <text:p>NA</text:p>
          </table:table-cell>
          <table:table-cell table:formula="of:=([.C75]+[.D75])/2" office:value-type="float" office:value="0">
            <text:p>#VALUE!</text:p>
          </table:table-cell>
          <table:table-cell table:formula="of:=[.E75]/[.B75]" office:value-type="float" office:value="0">
            <text:p>#VALUE!</text:p>
          </table:table-cell>
          <table:table-cell table:formula="of:=AVERAGE([.B75:.B76])" office:value-type="float" office:value="0.3">
            <text:p>0,3000</text:p>
          </table:table-cell>
          <table:table-cell table:formula="of:=STDEV([.B75:.B76])" office:value-type="float" office:value="0">
            <text:p>0,0000</text:p>
          </table:table-cell>
          <table:table-cell office:value-type="float" office:value="0.0168">
            <text:p>0,02</text:p>
          </table:table-cell>
          <table:table-cell table:formula="of:=AVERAGE([.I75:.I76])" office:value-type="float" office:value="0.0394">
            <text:p>0,0394</text:p>
          </table:table-cell>
          <table:table-cell table:formula="of:=STDEV([.I75:.I76])" office:value-type="float" office:value="0.0319612265096319">
            <text:p>0,0320</text:p>
          </table:table-cell>
          <table:table-cell office:value-type="string">
            <text:p>Arnett</text:p>
          </table:table-cell>
          <table:table-cell office:value-type="string">
            <text:p>Takaki+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string">
            <text:p>NA</text:p>
          </table:table-cell>
          <table:table-cell table:formula="of:=([.C76]+[.D76])/2" office:value-type="float" office:value="0">
            <text:p>#VALUE!</text:p>
          </table:table-cell>
          <table:table-cell table:formula="of:=[.E76]/[.B76]" office:value-type="float" office:value="0">
            <text:p>#VALUE!</text:p>
          </table:table-cell>
          <table:table-cell table:number-columns-repeated="2"/>
          <table:table-cell office:value-type="float" office:value="0.062">
            <text:p>0,0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ilisavljevic+13</text:p>
          </table:table-cell>
          <table:table-cell table:number-columns-repeated="6"/>
        </table:table-row>
        <table:table-row table:style-name="ro1">
          <table:table-cell office:value-type="string">
            <text:p>iPTF13bvn</text:p>
          </table:table-cell>
          <table:table-cell office:value-type="float" office:value="0.072">
            <text:p>0,0720</text:p>
          </table:table-cell>
          <table:table-cell office:value-type="float" office:value="0.016">
            <text:p>0,0160</text:p>
          </table:table-cell>
          <table:table-cell office:value-type="float" office:value="0.024">
            <text:p>0,0240</text:p>
          </table:table-cell>
          <table:table-cell table:formula="of:=([.C77]+[.D77])/2" office:value-type="float" office:value="0.02">
            <text:p>0,0200</text:p>
          </table:table-cell>
          <table:table-cell table:formula="of:=[.E77]/[.B77]" office:value-type="float" office:value="0.277777777777778">
            <text:p>0,2778</text:p>
          </table:table-cell>
          <table:table-cell table:formula="of:=AVERAGE([.B77:.B80])" office:value-type="float" office:value="0.073">
            <text:p>0,0730</text:p>
          </table:table-cell>
          <table:table-cell table:formula="of:=STDEV([.B77:.B80])" office:value-type="float" office:value="0.0124899959967968">
            <text:p>0,0125</text:p>
          </table:table-cell>
          <table:table-cell office:value-type="float" office:value="0.248">
            <text:p>0,25</text:p>
          </table:table-cell>
          <table:table-cell table:formula="of:=AVERAGE([.I77:.I80])" office:value-type="float" office:value="0.2818675">
            <text:p>0,2819</text:p>
          </table:table-cell>
          <table:table-cell table:formula="of:=STDEV([.I77:.I80])" office:value-type="float" office:value="0.170173412215305">
            <text:p>0,1702</text:p>
          </table:table-cell>
          <table:table-cell office:value-type="string">
            <text:p>LC model</text:p>
          </table:table-cell>
          <table:table-cell office:value-type="string">
            <text:p>Fremling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06">
            <text:p>0,0060</text:p>
          </table:table-cell>
          <table:table-cell office:value-type="float" office:value="0.012">
            <text:p>0,0120</text:p>
          </table:table-cell>
          <table:table-cell table:formula="of:=([.C78]+[.D78])/2" office:value-type="float" office:value="0.009">
            <text:p>0,0090</text:p>
          </table:table-cell>
          <table:table-cell table:formula="of:=[.E78]/[.B78]" office:value-type="float" office:value="0.128571428571429">
            <text:p>0,1286</text:p>
          </table:table-cell>
          <table:table-cell table:number-columns-repeated="2"/>
          <table:table-cell office:value-type="float" office:value="0.13547">
            <text:p>0,1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5"/>
        </table:table-row>
        <table:table-row table:style-name="ro1">
          <table:table-cell/>
          <table:table-cell office:value-type="float" office:value="0.06">
            <text:p>0,0600</text:p>
          </table:table-cell>
          <table:table-cell office:value-type="float" office:value="0.01">
            <text:p>0,0100</text:p>
          </table:table-cell>
          <table:table-cell office:value-type="float" office:value="0.02">
            <text:p>0,0200</text:p>
          </table:table-cell>
          <table:table-cell table:formula="of:=([.C79]+[.D79])/2" office:value-type="float" office:value="0.015">
            <text:p>0,0150</text:p>
          </table:table-cell>
          <table:table-cell table:formula="of:=[.E79]/[.B79]" office:value-type="float" office:value="0.25">
            <text:p>0,2500</text:p>
          </table:table-cell>
          <table:table-cell table:number-columns-repeated="2"/>
          <table:table-cell office:value-type="float" office:value="0.217">
            <text:p>0,2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string">
            <text:p>NA</text:p>
          </table:table-cell>
          <table:table-cell table:formula="of:=([.C80]+[.D80])/2" office:value-type="float" office:value="0">
            <text:p>#VALUE!</text:p>
          </table:table-cell>
          <table:table-cell table:formula="of:=[.E80]/[.B80]" office:value-type="float" office:value="0">
            <text:p>#VALUE!</text:p>
          </table:table-cell>
          <table:table-cell table:number-columns-repeated="2"/>
          <table:table-cell office:value-type="float" office:value="0.527">
            <text:p>0,5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rivastav+14</text:p>
          </table:table-cell>
          <table:table-cell table:number-columns-repeated="6"/>
        </table:table-row>
        <table:table-row table:style-name="ro1" table:number-rows-repeated="104849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NIc" table:style-name="ta1">
        <table:table-column table:style-name="co14" table:default-cell-style-name="Default"/>
        <table:table-column table:style-name="co8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2" table:default-cell-style-name="ce2"/>
        <table:table-column table:style-name="co23" table:default-cell-style-name="ce2"/>
        <table:table-column table:style-name="co47" table:default-cell-style-name="ce2"/>
        <table:table-column table:style-name="co48" table:default-cell-style-name="ce5"/>
        <table:table-column table:style-name="co9" table:default-cell-style-name="ce2"/>
        <table:table-column table:style-name="co49" table:default-cell-style-name="ce2"/>
        <table:table-column table:style-name="co14" table:number-columns-repeated="6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/single Av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1962L</text:p>
          </table:table-cell>
          <table:table-cell office:value-type="float" office:value="0.37">
            <text:p>0,3700</text:p>
          </table:table-cell>
          <table:table-cell table:number-columns-repeated="2" office:value-type="string">
            <text:p>NA</text:p>
          </table:table-cell>
          <table:table-cell table:formula="of:=([.C2]+[.D2])/2" office:value-type="float" office:value="0">
            <text:p>#VALUE!</text:p>
          </table:table-cell>
          <table:table-cell table:formula="of:=[.E2]/[.B2]" office:value-type="float" office:value="0">
            <text:p>#VALUE!</text:p>
          </table:table-cell>
          <table:table-cell table:formula="of:=[.B2]" office:value-type="float" office:value="0.37">
            <text:p>0,3700</text:p>
          </table:table-cell>
          <table:table-cell/>
          <table:table-cell office:value-type="float" office:value="0.8">
            <text:p>0,80</text:p>
          </table:table-cell>
          <table:table-cell table:formula="of:=[.I2]" office:value-type="float" office:value="0.8">
            <text:p>0,8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Values &gt;0.226=</text:p>
          </table:table-cell>
          <table:table-cell table:formula="of:=COUNTIF([.G2:.G85];&quot;&gt;0.226&quot;)" office:value-type="float" office:value="0">
            <text:p>0</text:p>
          </table:table-cell>
        </table:table-row>
        <table:table-row table:style-name="ro1">
          <table:table-cell office:value-type="string">
            <text:p>SN1983I</text:p>
          </table:table-cell>
          <table:table-cell office:value-type="float" office:value="0.23">
            <text:p>0,2300</text:p>
          </table:table-cell>
          <table:table-cell table:number-columns-repeated="2" office:value-type="string">
            <text:p>NA</text:p>
          </table:table-cell>
          <table:table-cell table:formula="of:=([.C3]+[.D3])/2" office:value-type="float" office:value="0">
            <text:p>#VALUE!</text:p>
          </table:table-cell>
          <table:table-cell table:formula="of:=[.E3]/[.B3]" office:value-type="float" office:value="0">
            <text:p>#VALUE!</text:p>
          </table:table-cell>
          <table:table-cell table:formula="of:=[.B3]" office:value-type="float" office:value="0.23">
            <text:p>0,2300</text:p>
          </table:table-cell>
          <table:table-cell/>
          <table:table-cell office:value-type="float" office:value="0.93">
            <text:p>0,93</text:p>
          </table:table-cell>
          <table:table-cell table:formula="of:=[.I3]" office:value-type="float" office:value="0.93">
            <text:p>0,9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N supernovae=</text:p>
          </table:table-cell>
          <table:table-cell table:formula="of:=COUNT([.G2:.G85])" office:value-type="float" office:value="48">
            <text:p>48</text:p>
          </table:table-cell>
        </table:table-row>
        <table:table-row table:style-name="ro1">
          <table:table-cell office:value-type="string">
            <text:p>SN1983V</text:p>
          </table:table-cell>
          <table:table-cell office:value-type="float" office:value="0.15">
            <text:p>0,15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formula="of:=[.B4]" office:value-type="float" office:value="0.15">
            <text:p>0,1500</text:p>
          </table:table-cell>
          <table:table-cell/>
          <table:table-cell office:value-type="float" office:value="0.56">
            <text:p>0,56</text:p>
          </table:table-cell>
          <table:table-cell table:formula="of:=[.I4]" office:value-type="float" office:value="0.56">
            <text:p>0,56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Lowest value</text:p>
          </table:table-cell>
          <table:table-cell table:style-name="ce4" table:formula="of:=MIN([.B2:.B85])" office:value-type="float" office:value="0.03">
            <text:p>0,030</text:p>
          </table:table-cell>
        </table:table-row>
        <table:table-row table:style-name="ro1">
          <table:table-cell office:value-type="string">
            <text:p>SN1987M</text:p>
          </table:table-cell>
          <table:table-cell office:value-type="float" office:value="0.13">
            <text:p>0,1300</text:p>
          </table:table-cell>
          <table:table-cell table:number-columns-repeated="2" office:value-type="string">
            <text:p>NA</text:p>
          </table:table-cell>
          <table:table-cell table:formula="of:=([.C5]+[.D5])/2" office:value-type="float" office:value="0">
            <text:p>#VALUE!</text:p>
          </table:table-cell>
          <table:table-cell table:formula="of:=[.E5]/[.B5]" office:value-type="float" office:value="0">
            <text:p>#VALUE!</text:p>
          </table:table-cell>
          <table:table-cell table:formula="of:=[.B5]" office:value-type="float" office:value="0.13">
            <text:p>0,1300</text:p>
          </table:table-cell>
          <table:table-cell/>
          <table:table-cell office:value-type="float" office:value="1.4">
            <text:p>1,40</text:p>
          </table:table-cell>
          <table:table-cell table:formula="of:=[.I5]" office:value-type="float" office:value="1.4">
            <text:p>1,4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Max value</text:p>
          </table:table-cell>
          <table:table-cell table:formula="of:=MAX([.B2:.B85])" office:value-type="float" office:value="0.84">
            <text:p>0,84</text:p>
          </table:table-cell>
        </table:table-row>
        <table:table-row table:style-name="ro1">
          <table:table-cell office:value-type="string">
            <text:p>SN1990B</text:p>
          </table:table-cell>
          <table:table-cell office:value-type="float" office:value="0.14">
            <text:p>0,1400</text:p>
          </table:table-cell>
          <table:table-cell table:number-columns-repeated="2" office:value-type="string">
            <text:p>NA</text:p>
          </table:table-cell>
          <table:table-cell table:formula="of:=([.C6]+[.D6])/2" office:value-type="float" office:value="0">
            <text:p>#VALUE!</text:p>
          </table:table-cell>
          <table:table-cell table:formula="of:=[.E6]/[.B6]" office:value-type="float" office:value="0">
            <text:p>#VALUE!</text:p>
          </table:table-cell>
          <table:table-cell table:formula="of:=[.B6]" office:value-type="float" office:value="0.14">
            <text:p>0,1400</text:p>
          </table:table-cell>
          <table:table-cell/>
          <table:table-cell office:value-type="float" office:value="2.63">
            <text:p>2,63</text:p>
          </table:table-cell>
          <table:table-cell table:formula="of:=[.I6]" office:value-type="float" office:value="2.63">
            <text:p>2,63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/>
          <table:table-cell office:value-type="string">
            <text:p>Values &lt;0.36</text:p>
          </table:table-cell>
          <table:table-cell table:formula="of:=COUNTIF([.G2:.G85];&quot;&lt;0.360&quot;)" office:value-type="float" office:value="48">
            <text:p>48</text:p>
          </table:table-cell>
        </table:table-row>
        <table:table-row table:style-name="ro1">
          <table:table-cell office:value-type="string">
            <text:p>SN1992ar</text:p>
          </table:table-cell>
          <table:table-cell office:value-type="float" office:value="0.84">
            <text:p>0,8400</text:p>
          </table:table-cell>
          <table:table-cell table:number-columns-repeated="2" office:value-type="string">
            <text:p>NA</text:p>
          </table:table-cell>
          <table:table-cell table:formula="of:=([.C7]+[.D7])/2" office:value-type="float" office:value="0">
            <text:p>#VALUE!</text:p>
          </table:table-cell>
          <table:table-cell table:formula="of:=[.E7]/[.B7]" office:value-type="float" office:value="0">
            <text:p>#VALUE!</text:p>
          </table:table-cell>
          <table:table-cell table:formula="of:=AVERAGE([.B7:.B8])" office:value-type="float" office:value="0.595">
            <text:p>0,5950</text:p>
          </table:table-cell>
          <table:table-cell table:formula="of:=STDEV([.B7:.B8])" office:value-type="float" office:value="0.346482322781408">
            <text:p>0,3465</text:p>
          </table:table-cell>
          <table:table-cell office:value-type="float" office:value="0.25">
            <text:p>0,25</text:p>
          </table:table-cell>
          <table:table-cell table:formula="of:=AVERAGE([.I7:.I8])" office:value-type="float" office:value="0.275">
            <text:p>0,2750</text:p>
          </table:table-cell>
          <table:table-cell table:formula="of:=STDEV([.I7:.I8])" office:value-type="float" office:value="0.0353553390593274">
            <text:p>0,0354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float" office:value="0.05">
            <text:p>0,0500</text:p>
          </table:table-cell>
          <table:table-cell table:formula="of:=([.C8]+[.D8])/2" office:value-type="float" office:value="0.05">
            <text:p>0,0500</text:p>
          </table:table-cell>
          <table:table-cell table:formula="of:=[.E8]/[.B8]" office:value-type="float" office:value="0.142857142857143">
            <text:p>0,1429</text:p>
          </table:table-cell>
          <table:table-cell table:number-columns-repeated="2"/>
          <table:table-cell office:value-type="float" office:value="0.3">
            <text:p>0,3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Clochiatti+00</text:p>
          </table:table-cell>
          <table:table-cell table:number-columns-repeated="4"/>
        </table:table-row>
        <table:table-row table:style-name="ro1">
          <table:table-cell office:value-type="string">
            <text:p>SN1994I</text:p>
          </table:table-cell>
          <table:table-cell office:value-type="float" office:value="0.102">
            <text:p>0,1020</text:p>
          </table:table-cell>
          <table:table-cell office:value-type="float" office:value="0.059">
            <text:p>0,0590</text:p>
          </table:table-cell>
          <table:table-cell office:value-type="float" office:value="0.164">
            <text:p>0,1640</text:p>
          </table:table-cell>
          <table:table-cell table:formula="of:=([.C9]+[.D9])/2" office:value-type="float" office:value="0.1115">
            <text:p>0,1115</text:p>
          </table:table-cell>
          <table:table-cell table:formula="of:=[.E9]/[.B9]" office:value-type="float" office:value="1.09313725490196">
            <text:p>1,0931</text:p>
          </table:table-cell>
          <table:table-cell table:formula="of:=AVERAGE([.B9:.B14])" office:value-type="float" office:value="0.0753333333333334">
            <text:p>0,0753</text:p>
          </table:table-cell>
          <table:table-cell table:formula="of:=STDEV([.B9:.B14])" office:value-type="float" office:value="0.0145143607047182">
            <text:p>0,0145</text:p>
          </table:table-cell>
          <table:table-cell office:value-type="float" office:value="0.93">
            <text:p>0,93</text:p>
          </table:table-cell>
          <table:table-cell table:formula="of:=AVERAGE([.I9:.I13])" office:value-type="float" office:value="1.06">
            <text:p>1,0600</text:p>
          </table:table-cell>
          <table:table-cell table:formula="of:=STDEV([.I9:.I13])" office:value-type="float" office:value="0.270747114481392">
            <text:p>0,270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C10]+[.D10])/2" office:value-type="float" office:value="0.01">
            <text:p>0,0100</text:p>
          </table:table-cell>
          <table:table-cell table:formula="of:=[.E10]/[.B10]" office:value-type="float" office:value="0.142857142857143">
            <text:p>0,1429</text:p>
          </table:table-cell>
          <table:table-cell table:number-columns-repeated="2"/>
          <table:table-cell office:value-type="float" office:value="0.834">
            <text:p>0,8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11]+[.D11])/2" office:value-type="float" office:value="0">
            <text:p>#VALUE!</text:p>
          </table:table-cell>
          <table:table-cell table:formula="of:=[.E11]/[.B11]" office:value-type="float" office:value="0">
            <text:p>#VALUE!</text:p>
          </table:table-cell>
          <table:table-cell table:number-columns-repeated="2"/>
          <table:table-cell office:value-type="float" office:value="1.4">
            <text:p>1,4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6">
            <text:p>0,0600</text:p>
          </table:table-cell>
          <table:table-cell table:number-columns-repeated="2" office:value-type="float" office:value="0.03">
            <text:p>0,0300</text:p>
          </table:table-cell>
          <table:table-cell table:formula="of:=([.C12]+[.D12])/2" office:value-type="float" office:value="0.03">
            <text:p>0,0300</text:p>
          </table:table-cell>
          <table:table-cell table:formula="of:=[.E12]/[.B12]" office:value-type="float" office:value="0.5">
            <text:p>0,5000</text:p>
          </table:table-cell>
          <table:table-cell table:number-columns-repeated="2"/>
          <table:table-cell office:value-type="float" office:value="1.302">
            <text:p>1,3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string">
            <text:p>NA</text:p>
          </table:table-cell>
          <table:table-cell table:formula="of:=([.C13]+[.D13])/2" office:value-type="float" office:value="0">
            <text:p>#VALUE!</text:p>
          </table:table-cell>
          <table:table-cell table:formula="of:=[.E13]/[.B13]" office:value-type="float" office:value="0">
            <text:p>#VALUE!</text:p>
          </table:table-cell>
          <table:table-cell table:number-columns-repeated="2"/>
          <table:table-cell office:value-type="float" office:value="0.834">
            <text:p>0,8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auer+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>
            <text:p>0,0700</text:p>
          </table:table-cell>
          <table:table-cell office:value-type="float" office:value="0.025">
            <text:p>0,0250</text:p>
          </table:table-cell>
          <table:table-cell office:value-type="float" office:value="0.035">
            <text:p>0,0350</text:p>
          </table:table-cell>
          <table:table-cell table:formula="of:=([.C14]+[.D14])/2" office:value-type="float" office:value="0.03">
            <text:p>0,0300</text:p>
          </table:table-cell>
          <table:table-cell table:formula="of:=[.E14]/[.B14]" office:value-type="float" office:value="0.428571428571429">
            <text:p>0,4286</text:p>
          </table:table-cell>
          <table:table-cell table:number-columns-repeated="2"/>
          <table:table-cell office:value-type="float" office:value="1.299">
            <text:p>1,3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Iwamoto+94</text:p>
          </table:table-cell>
          <table:table-cell table:number-columns-repeated="4"/>
        </table:table-row>
        <table:table-row table:style-name="ro1">
          <table:table-cell office:value-type="string">
            <text:p>SN1997dq</text:p>
          </table:table-cell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15]+[.D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formula="of:=[.B15]" office:value-type="float" office:value="0.16">
            <text:p>0,1600</text:p>
          </table:table-cell>
          <table:table-cell/>
          <table:table-cell table:number-columns-repeated="3" office:value-type="string">
            <text:p>NA</text:p>
          </table:table-cell>
          <table:table-cell office:value-type="string">
            <text:p>Nebular</text:p>
          </table:table-cell>
          <table:table-cell office:value-type="string">
            <text:p>Mazzali+04</text:p>
          </table:table-cell>
          <table:table-cell table:number-columns-repeated="4"/>
        </table:table-row>
        <table:table-row table:style-name="ro1">
          <table:table-cell office:value-type="string">
            <text:p>SN1997ef</text:p>
          </table:table-cell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16]+[.D16])/2" office:value-type="float" office:value="0">
            <text:p>#VALUE!</text:p>
          </table:table-cell>
          <table:table-cell table:formula="of:=[.E16]/[.B16]" office:value-type="float" office:value="0">
            <text:p>#VALUE!</text:p>
          </table:table-cell>
          <table:table-cell table:formula="of:=AVERAGE([.B16:.B17])" office:value-type="float" office:value="0.145">
            <text:p>0,1450</text:p>
          </table:table-cell>
          <table:table-cell table:formula="of:=STDEV([.B16:.B17])" office:value-type="float" office:value="0.0212132034355964">
            <text:p>0,0212</text:p>
          </table:table-cell>
          <table:table-cell office:value-type="float" office:value="0.05">
            <text:p>0,05</text:p>
          </table:table-cell>
          <table:table-cell table:formula="of:=[.I16]" office:value-type="float" office:value="0.05">
            <text:p>0,05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ichardson+06</text:p>
          </table:table-cell>
          <table:table-cell office:value-type="string">
            <text:p>Richardson+06 method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3">
            <text:p>0,1300</text:p>
          </table:table-cell>
          <table:table-cell office:value-type="string">
            <text:p>NA</text:p>
          </table:table-cell>
          <table:table-cell/>
          <table:table-cell table:formula="of:=([.C17]+[.D17])/2" office:value-type="float" office:value="0">
            <text:p>#VALUE!</text:p>
          </table:table-cell>
          <table:table-cell table:formula="of:=[.E17]/[.B17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Nebular</text:p>
          </table:table-cell>
          <table:table-cell office:value-type="string">
            <text:p>Mazzali+04</text:p>
          </table:table-cell>
          <table:table-cell table:number-columns-repeated="4"/>
        </table:table-row>
        <table:table-row table:style-name="ro1">
          <table:table-cell office:value-type="string">
            <text:p>SN2004aw</text:p>
          </table:table-cell>
          <table:table-cell office:value-type="float" office:value="0.2">
            <text:p>0,20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C18]+[.D18])/2" office:value-type="float" office:value="0.035">
            <text:p>0,0350</text:p>
          </table:table-cell>
          <table:table-cell table:formula="of:=[.E18]/[.B18]" office:value-type="float" office:value="0.175">
            <text:p>0,1750</text:p>
          </table:table-cell>
          <table:table-cell table:formula="of:=AVERAGE([.B18:.B21])" office:value-type="float" office:value="0.2425">
            <text:p>0,2425</text:p>
          </table:table-cell>
          <table:table-cell table:formula="of:=STDEV([.B18:.B21])" office:value-type="float" office:value="0.0505799696849784">
            <text:p>0,0506</text:p>
          </table:table-cell>
          <table:table-cell office:value-type="float" office:value="1.089">
            <text:p>1,09</text:p>
          </table:table-cell>
          <table:table-cell table:formula="of:=AVERAGE([.I18];[.I20];[.I21])" office:value-type="float" office:value="1.08866666666667">
            <text:p>1,0887</text:p>
          </table:table-cell>
          <table:table-cell table:formula="of:=STDEV([.I18];[.I20];[.I21])" office:value-type="float" office:value="0.0035118845842843">
            <text:p>0,0035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>
            <text:p>0,2000</text:p>
          </table:table-cell>
          <table:table-cell table:number-columns-repeated="2" office:value-type="string">
            <text:p>NA</text:p>
          </table:table-cell>
          <table:table-cell table:formula="of:=([.C19]+[.D19])/2" office:value-type="float" office:value="0">
            <text:p>#VALUE!</text:p>
          </table:table-cell>
          <table:table-cell table:formula="of:=[.E19]/[.B19]" office:value-type="float" office:value="0">
            <text:p>#VALUE!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Nebular</text:p>
          </table:table-cell>
          <table:table-cell office:value-type="string">
            <text:p>Mazzali+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7">
            <text:p>0,2700</text:p>
          </table:table-cell>
          <table:table-cell table:number-columns-repeated="2" office:value-type="float" office:value="0.05">
            <text:p>0,0500</text:p>
          </table:table-cell>
          <table:table-cell table:formula="of:=([.C20]+[.D20])/2" office:value-type="float" office:value="0.05">
            <text:p>0,0500</text:p>
          </table:table-cell>
          <table:table-cell table:formula="of:=[.E20]/[.B20]" office:value-type="float" office:value="0.185185185185185">
            <text:p>0,1852</text:p>
          </table:table-cell>
          <table:table-cell table:number-columns-repeated="2"/>
          <table:table-cell office:value-type="float" office:value="1.085">
            <text:p>1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">
            <text:p>0,3000</text:p>
          </table:table-cell>
          <table:table-cell table:number-columns-repeated="2" office:value-type="float" office:value="0.05">
            <text:p>0,0500</text:p>
          </table:table-cell>
          <table:table-cell table:formula="of:=([.C21]+[.D21])/2" office:value-type="float" office:value="0.05">
            <text:p>0,0500</text:p>
          </table:table-cell>
          <table:table-cell table:formula="of:=[.E21]/[.B21]" office:value-type="float" office:value="0.166666666666667">
            <text:p>0,1667</text:p>
          </table:table-cell>
          <table:table-cell table:number-columns-repeated="2"/>
          <table:table-cell office:value-type="float" office:value="1.092">
            <text:p>1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ubenberger+06</text:p>
          </table:table-cell>
          <table:table-cell table:number-columns-repeated="4"/>
        </table:table-row>
        <table:table-row table:style-name="ro1">
          <table:table-cell office:value-type="string">
            <text:p>SN2004dn</text:p>
          </table:table-cell>
          <table:table-cell office:value-type="float" office:value="0.16">
            <text:p>0,1600</text:p>
          </table:table-cell>
          <table:table-cell office:value-type="float" office:value="0.06">
            <text:p>0,0600</text:p>
          </table:table-cell>
          <table:table-cell office:value-type="float" office:value="0.11">
            <text:p>0,1100</text:p>
          </table:table-cell>
          <table:table-cell table:formula="of:=([.C22]+[.D22])/2" office:value-type="float" office:value="0.085">
            <text:p>0,0850</text:p>
          </table:table-cell>
          <table:table-cell table:formula="of:=[.E22]/[.B22]" office:value-type="float" office:value="0.53125">
            <text:p>0,5313</text:p>
          </table:table-cell>
          <table:table-cell table:formula="of:=[.B22]" office:value-type="float" office:value="0.16">
            <text:p>0,1600</text:p>
          </table:table-cell>
          <table:table-cell/>
          <table:table-cell office:value-type="float" office:value="1.612">
            <text:p>1,61</text:p>
          </table:table-cell>
          <table:table-cell table:formula="of:=[.I22]" office:value-type="float" office:value="1.612">
            <text:p>1,612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fe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1">
            <text:p>0,0100</text:p>
          </table:table-cell>
          <table:table-cell table:formula="of:=([.C23]+[.D23])/2" office:value-type="float" office:value="0.01">
            <text:p>0,0100</text:p>
          </table:table-cell>
          <table:table-cell table:formula="of:=[.E23]/[.B23]" office:value-type="float" office:value="0.125">
            <text:p>0,1250</text:p>
          </table:table-cell>
          <table:table-cell table:formula="of:=AVERAGE([.B23:.B27])" office:value-type="float" office:value="0.1382">
            <text:p>0,1382</text:p>
          </table:table-cell>
          <table:table-cell table:formula="of:=STDEV([.B23:.B27])" office:value-type="float" office:value="0.067425514458549">
            <text:p>0,0674</text:p>
          </table:table-cell>
          <table:table-cell office:value-type="float" office:value="0">
            <text:p>0,00</text:p>
          </table:table-cell>
          <table:table-cell table:formula="of:=AVERAGE([.I23:.I27])" office:value-type="float" office:value="0.3617">
            <text:p>0,3617</text:p>
          </table:table-cell>
          <table:table-cell table:formula="of:=STDEV([.I23:.I27])" office:value-type="float" office:value="0.495292035066182">
            <text:p>0,4953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string">
            <text:p>NA</text:p>
          </table:table-cell>
          <table:table-cell table:formula="of:=([.C24]+[.D24])/2" office:value-type="float" office:value="0">
            <text:p>#VALUE!</text:p>
          </table:table-cell>
          <table:table-cell table:formula="of:=[.E24]/[.B24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1">
            <text:p>0,0910</text:p>
          </table:table-cell>
          <table:table-cell office:value-type="float" office:value="0.023">
            <text:p>0,0230</text:p>
          </table:table-cell>
          <table:table-cell office:value-type="float" office:value="0.035">
            <text:p>0,0350</text:p>
          </table:table-cell>
          <table:table-cell table:formula="of:=([.C25]+[.D25])/2" office:value-type="float" office:value="0.029">
            <text:p>0,0290</text:p>
          </table:table-cell>
          <table:table-cell table:formula="of:=[.E25]/[.B25]" office:value-type="float" office:value="0.318681318681319">
            <text:p>0,3187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3">
            <text:p>0,2300</text:p>
          </table:table-cell>
          <table:table-cell table:number-columns-repeated="2" office:value-type="float" office:value="0.04">
            <text:p>0,0400</text:p>
          </table:table-cell>
          <table:table-cell table:formula="of:=([.C26]+[.D26])/2" office:value-type="float" office:value="0.04">
            <text:p>0,0400</text:p>
          </table:table-cell>
          <table:table-cell table:formula="of:=[.E26]/[.B26]" office:value-type="float" office:value="0.173913043478261">
            <text:p>0,1739</text:p>
          </table:table-cell>
          <table:table-cell table:number-columns-repeated="2"/>
          <table:table-cell office:value-type="float" office:value="0.9095">
            <text:p>0,9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">
            <text:p>0,1900</text:p>
          </table:table-cell>
          <table:table-cell office:value-type="float" office:value="0.07">
            <text:p>0,0700</text:p>
          </table:table-cell>
          <table:table-cell office:value-type="float" office:value="0.11">
            <text:p>0,1100</text:p>
          </table:table-cell>
          <table:table-cell table:formula="of:=([.C27]+[.D27])/2" office:value-type="float" office:value="0.09">
            <text:p>0,0900</text:p>
          </table:table-cell>
          <table:table-cell table:formula="of:=[.E27]/[.B27]" office:value-type="float" office:value="0.473684210526316">
            <text:p>0,4737</text:p>
          </table:table-cell>
          <table:table-cell table:number-columns-repeated="2"/>
          <table:table-cell office:value-type="float" office:value="0.899">
            <text:p>0,9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ff</text:p>
          </table:table-cell>
          <table:table-cell office:value-type="float" office:value="0.18">
            <text:p>0,1800</text:p>
          </table:table-cell>
          <table:table-cell office:value-type="float" office:value="0.08">
            <text:p>0,0800</text:p>
          </table:table-cell>
          <table:table-cell office:value-type="float" office:value="0.13">
            <text:p>0,1300</text:p>
          </table:table-cell>
          <table:table-cell table:formula="of:=([.C28]+[.D28])/2" office:value-type="float" office:value="0.105">
            <text:p>0,1050</text:p>
          </table:table-cell>
          <table:table-cell table:formula="of:=[.E28]/[.B28]" office:value-type="float" office:value="0.583333333333333">
            <text:p>0,5833</text:p>
          </table:table-cell>
          <table:table-cell table:formula="of:=[.B28]" office:value-type="float" office:value="0.18">
            <text:p>0,1800</text:p>
          </table:table-cell>
          <table:table-cell/>
          <table:table-cell office:value-type="float" office:value="0.837">
            <text:p>0,84</text:p>
          </table:table-cell>
          <table:table-cell table:formula="of:=[.I28]" office:value-type="float" office:value="0.837">
            <text:p>0,837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ge</text:p>
          </table:table-cell>
          <table:table-cell office:value-type="float" office:value="0.59">
            <text:p>0,5900</text:p>
          </table:table-cell>
          <table:table-cell office:value-type="float" office:value="0.25">
            <text:p>0,2500</text:p>
          </table:table-cell>
          <table:table-cell office:value-type="float" office:value="0.44">
            <text:p>0,4400</text:p>
          </table:table-cell>
          <table:table-cell table:formula="of:=([.C29]+[.D29])/2" office:value-type="float" office:value="0.345">
            <text:p>0,3450</text:p>
          </table:table-cell>
          <table:table-cell table:formula="of:=[.E29]/[.B29]" office:value-type="float" office:value="0.584745762711864">
            <text:p>0,5847</text:p>
          </table:table-cell>
          <table:table-cell table:formula="of:=[.B29]" office:value-type="float" office:value="0.59">
            <text:p>0,5900</text:p>
          </table:table-cell>
          <table:table-cell/>
          <table:table-cell office:value-type="float" office:value="2.728">
            <text:p>2,73</text:p>
          </table:table-cell>
          <table:table-cell table:formula="of:=[.I29]" office:value-type="float" office:value="2.728">
            <text:p>2,728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4gk</text:p>
          </table:table-cell>
          <table:table-cell office:value-type="float" office:value="0.082">
            <text:p>0,0820</text:p>
          </table:table-cell>
          <table:table-cell table:number-columns-repeated="2" office:value-type="string">
            <text:p>NA</text:p>
          </table:table-cell>
          <table:table-cell table:formula="of:=([.C30]+[.D30])/2" office:value-type="float" office:value="0">
            <text:p>#VALUE!</text:p>
          </table:table-cell>
          <table:table-cell table:formula="of:=[.E30]/[.B30]" office:value-type="float" office:value="0">
            <text:p>#VALUE!</text:p>
          </table:table-cell>
          <table:table-cell table:formula="of:=[.B30]" office:value-type="float" office:value="0.082">
            <text:p>0,0820</text:p>
          </table:table-cell>
          <table:table-cell/>
          <table:table-cell office:value-type="float" office:value="0.372">
            <text:p>0,37</text:p>
          </table:table-cell>
          <table:table-cell table:formula="of:=[.I30]" office:value-type="float" office:value="0.372">
            <text:p>0,372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Elmhamdi+11</text:p>
          </table:table-cell>
          <table:table-cell table:number-columns-repeated="4"/>
        </table:table-row>
        <table:table-row table:style-name="ro1">
          <table:table-cell office:value-type="string">
            <text:p>SN2004gt</text:p>
          </table:table-cell>
          <table:table-cell office:value-type="float" office:value="0.16">
            <text:p>0,1600</text:p>
          </table:table-cell>
          <table:table-cell table:number-columns-repeated="2" office:value-type="float" office:value="0.02">
            <text:p>0,0200</text:p>
          </table:table-cell>
          <table:table-cell table:formula="of:=([.C31]+[.D31])/2" office:value-type="float" office:value="0.02">
            <text:p>0,0200</text:p>
          </table:table-cell>
          <table:table-cell table:formula="of:=[.E31]/[.B31]" office:value-type="float" office:value="0.125">
            <text:p>0,1250</text:p>
          </table:table-cell>
          <table:table-cell table:formula="of:=AVERAGE([.B31:.B32])" office:value-type="float" office:value="0.16">
            <text:p>0,1600</text:p>
          </table:table-cell>
          <table:table-cell table:formula="of:=STDEV([.B31:.B32])" office:value-type="float" office:value="0">
            <text:p>0,0000</text:p>
          </table:table-cell>
          <table:table-cell office:value-type="float" office:value="1.07">
            <text:p>1,07</text:p>
          </table:table-cell>
          <table:table-cell table:formula="of:=[.I31]" office:value-type="float" office:value="1.07">
            <text:p>1,07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6">
            <text:p>0,1600</text:p>
          </table:table-cell>
          <table:table-cell table:number-columns-repeated="2" office:value-type="string">
            <text:p>NA</text:p>
          </table:table-cell>
          <table:table-cell table:formula="of:=([.C32]+[.D32])/2" office:value-type="float" office:value="0">
            <text:p>#VALUE!</text:p>
          </table:table-cell>
          <table:table-cell table:formula="of:=[.E32]/[.B32]" office:value-type="float" office:value="0">
            <text:p>#VALUE!</text:p>
          </table:table-cell>
          <table:table-cell table:number-columns-repeated="2"/>
          <table:table-cell office:value-type="float" office:value="1.07">
            <text:p>1,0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aw</text:p>
          </table:table-cell>
          <table:table-cell office:value-type="float" office:value="0.14">
            <text:p>0,1400</text:p>
          </table:table-cell>
          <table:table-cell table:number-columns-repeated="2" office:value-type="float" office:value="0.02">
            <text:p>0,0200</text:p>
          </table:table-cell>
          <table:table-cell table:formula="of:=([.C33]+[.D33])/2" office:value-type="float" office:value="0.02">
            <text:p>0,0200</text:p>
          </table:table-cell>
          <table:table-cell table:formula="of:=[.E33]/[.B33]" office:value-type="float" office:value="0.142857142857143">
            <text:p>0,1429</text:p>
          </table:table-cell>
          <table:table-cell table:formula="of:=AVERAGE([.B33:.B34])" office:value-type="float" office:value="0.155">
            <text:p>0,1550</text:p>
          </table:table-cell>
          <table:table-cell table:formula="of:=STDEV([.B33:.B34])" office:value-type="float" office:value="0.0212132034355964">
            <text:p>0,0212</text:p>
          </table:table-cell>
          <table:table-cell office:value-type="float" office:value="0.65">
            <text:p>0,65</text:p>
          </table:table-cell>
          <table:table-cell table:formula="of:=[.I33]" office:value-type="float" office:value="0.65">
            <text:p>0,65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string">
            <text:p>NA</text:p>
          </table:table-cell>
          <table:table-cell table:formula="of:=([.C34]+[.D34])/2" office:value-type="float" office:value="0">
            <text:p>#VALUE!</text:p>
          </table:table-cell>
          <table:table-cell table:formula="of:=[.E34]/[.B34]" office:value-type="float" office:value="0">
            <text:p>#VALUE!</text:p>
          </table:table-cell>
          <table:table-cell table:number-columns-repeated="2"/>
          <table:table-cell office:value-type="float" office:value="0.65">
            <text:p>0,6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az</text:p>
          </table:table-cell>
          <table:table-cell office:value-type="float" office:value="0.24">
            <text:p>0,2400</text:p>
          </table:table-cell>
          <table:table-cell office:value-type="float" office:value="0.04">
            <text:p>0,0400</text:p>
          </table:table-cell>
          <table:table-cell office:value-type="float" office:value="0.05">
            <text:p>0,0500</text:p>
          </table:table-cell>
          <table:table-cell table:formula="of:=([.C35]+[.D35])/2" office:value-type="float" office:value="0.045">
            <text:p>0,0450</text:p>
          </table:table-cell>
          <table:table-cell table:formula="of:=[.E35]/[.B35]" office:value-type="float" office:value="0.1875">
            <text:p>0,1875</text:p>
          </table:table-cell>
          <table:table-cell table:formula="of:=AVERAGE([.B35:.B36])" office:value-type="float" office:value="0.275">
            <text:p>0,2750</text:p>
          </table:table-cell>
          <table:table-cell table:formula="of:=STDEV([.B35:.B36])" office:value-type="float" office:value="0.0494974746830583">
            <text:p>0,0495</text:p>
          </table:table-cell>
          <table:table-cell office:value-type="float" office:value="1.3361">
            <text:p>1,34</text:p>
          </table:table-cell>
          <table:table-cell table:formula="of:=AVERAGE([.I35:.I36])" office:value-type="float" office:value="1.33305">
            <text:p>1,3331</text:p>
          </table:table-cell>
          <table:table-cell table:formula="of:=STDEV([.I35:.I36])" office:value-type="float" office:value="0.00431335136523794">
            <text:p>0,0043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>
            <text:p>0,3100</text:p>
          </table:table-cell>
          <table:table-cell office:value-type="float" office:value="0.13">
            <text:p>0,1300</text:p>
          </table:table-cell>
          <table:table-cell office:value-type="float" office:value="0.21">
            <text:p>0,2100</text:p>
          </table:table-cell>
          <table:table-cell table:formula="of:=([.C36]+[.D36])/2" office:value-type="float" office:value="0.17">
            <text:p>0,1700</text:p>
          </table:table-cell>
          <table:table-cell table:formula="of:=[.E36]/[.B36]" office:value-type="float" office:value="0.548387096774194">
            <text:p>0,5484</text:p>
          </table:table-cell>
          <table:table-cell table:number-columns-repeated="2"/>
          <table:table-cell office:value-type="float" office:value="1.33">
            <text:p>1,3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5bf</text:p>
          </table:table-cell>
          <table:table-cell office:value-type="float" office:value="0.6">
            <text:p>0,6000</text:p>
          </table:table-cell>
          <table:table-cell table:number-columns-repeated="2" office:value-type="string">
            <text:p>NA</text:p>
          </table:table-cell>
          <table:table-cell table:formula="of:=([.C37]+[.D37])/2" office:value-type="float" office:value="0">
            <text:p>#VALUE!</text:p>
          </table:table-cell>
          <table:table-cell table:formula="of:=[.E37]/[.B37]" office:value-type="float" office:value="0">
            <text:p>#VALUE!</text:p>
          </table:table-cell>
          <table:table-cell table:formula="of:=AVERAGE([.B37:.B39])" office:value-type="float" office:value="0.41">
            <text:p>0,4100</text:p>
          </table:table-cell>
          <table:table-cell table:formula="of:=STDEV([.B37:.B39])" office:value-type="float" office:value="0.164620776331543">
            <text:p>0,1646</text:p>
          </table:table-cell>
          <table:table-cell office:value-type="float" office:value="0.31">
            <text:p>0,31</text:p>
          </table:table-cell>
          <table:table-cell table:formula="of:=AVERAGE([.I37:.I40])" office:value-type="float" office:value="0.10075">
            <text:p>0,1008</text:p>
          </table:table-cell>
          <table:table-cell table:formula="of:=STDEV([.I37:.I39])" office:value-type="float" office:value="0.178978583448784">
            <text:p>0,1790</text:p>
          </table:table-cell>
          <table:table-cell office:value-type="string">
            <text:p>Arnett</text:p>
          </table:table-cell>
          <table:table-cell office:value-type="string">
            <text:p>Folatelli+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1">
            <text:p>0,3100</text:p>
          </table:table-cell>
          <table:table-cell table:number-columns-repeated="2" office:value-type="string">
            <text:p>NA</text:p>
          </table:table-cell>
          <table:table-cell table:formula="of:=([.C38]+[.D38])/2" office:value-type="float" office:value="0">
            <text:p>#VALUE!</text:p>
          </table:table-cell>
          <table:table-cell table:formula="of:=[.E38]/[.B3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Anupama+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2">
            <text:p>0,3200</text:p>
          </table:table-cell>
          <table:table-cell table:number-columns-repeated="2" office:value-type="string">
            <text:p>NA</text:p>
          </table:table-cell>
          <table:table-cell table:formula="of:=([.C39]+[.D39])/2" office:value-type="float" office:value="0">
            <text:p>#VALUE!</text:p>
          </table:table-cell>
          <table:table-cell table:formula="of:=[.E39]/[.B39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ominaga+05</text:p>
          </table:table-cell>
          <table:table-cell table:number-columns-repeated="4"/>
        </table:table-row>
        <table:table-row table:style-name="ro1">
          <table:table-cell office:value-type="string">
            <text:p>SN2005ek</text:p>
          </table:table-cell>
          <table:table-cell office:value-type="float" office:value="0.03">
            <text:p>0,0300</text:p>
          </table:table-cell>
          <table:table-cell table:number-columns-repeated="2" office:value-type="string">
            <text:p>NA</text:p>
          </table:table-cell>
          <table:table-cell table:formula="of:=([.C40]+[.D40])/2" office:value-type="float" office:value="0">
            <text:p>#VALUE!</text:p>
          </table:table-cell>
          <table:table-cell table:formula="of:=[.E40]/[.B40]" office:value-type="float" office:value="0">
            <text:p>#VALUE!</text:p>
          </table:table-cell>
          <table:table-cell table:formula="of:=[.B40]" office:value-type="float" office:value="0.03">
            <text:p>0,0300</text:p>
          </table:table-cell>
          <table:table-cell/>
          <table:table-cell office:value-type="float" office:value="0.093">
            <text:p>0,09</text:p>
          </table:table-cell>
          <table:table-cell table:formula="of:=[.I40]" office:value-type="float" office:value="0.093">
            <text:p>0,0930</text:p>
          </table:table-cell>
          <table:table-cell office:value-type="string">
            <text:p>NA</text:p>
          </table:table-cell>
          <table:table-cell office:value-type="string">
            <text:p>LC model</text:p>
          </table:table-cell>
          <table:table-cell office:value-type="string">
            <text:p>Drout+13</text:p>
          </table:table-cell>
          <table:table-cell office:value-type="string">
            <text:p>Is it valid to include this fast event?</text:p>
          </table:table-cell>
          <table:table-cell table:number-columns-repeated="3"/>
        </table:table-row>
        <table:table-row table:style-name="ro1">
          <table:table-cell office:value-type="string">
            <text:p>SN2005em</text:p>
          </table:table-cell>
          <table:table-cell office:value-type="float" office:value="0.11">
            <text:p>0,1100</text:p>
          </table:table-cell>
          <table:table-cell table:number-columns-repeated="2" office:value-type="float" office:value="0.01">
            <text:p>0,0100</text:p>
          </table:table-cell>
          <table:table-cell table:formula="of:=([.C41]+[.D41])/2" office:value-type="float" office:value="0.01">
            <text:p>0,0100</text:p>
          </table:table-cell>
          <table:table-cell table:formula="of:=[.E41]/[.B41]" office:value-type="float" office:value="0.0909090909090909">
            <text:p>0,0909</text:p>
          </table:table-cell>
          <table:table-cell table:formula="of:=AVERAGE([.B41:.B42])" office:value-type="float" office:value="0.14">
            <text:p>0,1400</text:p>
          </table:table-cell>
          <table:table-cell table:formula="of:=STDEV([.B41:.B42])" office:value-type="float" office:value="0.0424264068711929">
            <text:p>0,0424</text:p>
          </table:table-cell>
          <table:table-cell office:value-type="float" office:value="0">
            <text:p>0,00</text:p>
          </table:table-cell>
          <table:table-cell table:formula="of:=[.I4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7">
            <text:p>0,1700</text:p>
          </table:table-cell>
          <table:table-cell table:number-columns-repeated="2" office:value-type="string">
            <text:p>NA</text:p>
          </table:table-cell>
          <table:table-cell table:formula="of:=([.C42]+[.D42])/2" office:value-type="float" office:value="0">
            <text:p>#VALUE!</text:p>
          </table:table-cell>
          <table:table-cell table:formula="of:=[.E42]/[.B42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5eo</text:p>
          </table:table-cell>
          <table:table-cell office:value-type="float" office:value="0.33">
            <text:p>0,3300</text:p>
          </table:table-cell>
          <table:table-cell office:value-type="float" office:value="0.17">
            <text:p>0,1700</text:p>
          </table:table-cell>
          <table:table-cell office:value-type="float" office:value="0.33">
            <text:p>0,3300</text:p>
          </table:table-cell>
          <table:table-cell table:formula="of:=([.C43]+[.D43])/2" office:value-type="float" office:value="0.25">
            <text:p>0,2500</text:p>
          </table:table-cell>
          <table:table-cell table:formula="of:=[.E43]/[.B43]" office:value-type="float" office:value="0.757575757575758">
            <text:p>0,7576</text:p>
          </table:table-cell>
          <table:table-cell table:formula="of:=[.B43]" office:value-type="float" office:value="0.33">
            <text:p>0,3300</text:p>
          </table:table-cell>
          <table:table-cell/>
          <table:table-cell office:value-type="float" office:value="1.767">
            <text:p>1,77</text:p>
          </table:table-cell>
          <table:table-cell table:formula="of:=[.I43]" office:value-type="float" office:value="1.767">
            <text:p>1,767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5mf</text:p>
          </table:table-cell>
          <table:table-cell office:value-type="float" office:value="0.17">
            <text:p>0,1700</text:p>
          </table:table-cell>
          <table:table-cell office:value-type="float" office:value="0.02">
            <text:p>0,0200</text:p>
          </table:table-cell>
          <table:table-cell office:value-type="float" office:value="0.06">
            <text:p>0,0600</text:p>
          </table:table-cell>
          <table:table-cell table:formula="of:=([.C44]+[.D44])/2" office:value-type="float" office:value="0.04">
            <text:p>0,0400</text:p>
          </table:table-cell>
          <table:table-cell table:formula="of:=[.E44]/[.B44]" office:value-type="float" office:value="0.235294117647059">
            <text:p>0,2353</text:p>
          </table:table-cell>
          <table:table-cell table:formula="of:=[.B44]" office:value-type="float" office:value="0.17">
            <text:p>0,1700</text:p>
          </table:table-cell>
          <table:table-cell/>
          <table:table-cell office:value-type="float" office:value="1.1858">
            <text:p>1,19</text:p>
          </table:table-cell>
          <table:table-cell table:formula="of:=[.I44]" office:value-type="float" office:value="1.1858">
            <text:p>1,1858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office:value-type="string">
            <text:p>SN2006ab</text:p>
          </table:table-cell>
          <table:table-cell office:value-type="float" office:value="0.23">
            <text:p>0,2300</text:p>
          </table:table-cell>
          <table:table-cell office:value-type="float" office:value="0.11">
            <text:p>0,1100</text:p>
          </table:table-cell>
          <table:table-cell office:value-type="float" office:value="0.2">
            <text:p>0,2000</text:p>
          </table:table-cell>
          <table:table-cell table:formula="of:=([.C45]+[.D45])/2" office:value-type="float" office:value="0.155">
            <text:p>0,1550</text:p>
          </table:table-cell>
          <table:table-cell table:formula="of:=[.E45]/[.B45]" office:value-type="float" office:value="0.673913043478261">
            <text:p>0,6739</text:p>
          </table:table-cell>
          <table:table-cell table:formula="of:=[.B45]" office:value-type="float" office:value="0.23">
            <text:p>0,2300</text:p>
          </table:table-cell>
          <table:table-cell/>
          <table:table-cell office:value-type="float" office:value="0.837">
            <text:p>0,84</text:p>
          </table:table-cell>
          <table:table-cell table:formula="of:=[.I45]" office:value-type="float" office:value="0.837">
            <text:p>0,837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6fe</text:p>
          </table:table-cell>
          <table:table-cell office:value-type="float" office:value="0.147">
            <text:p>0,1470</text:p>
          </table:table-cell>
          <table:table-cell office:value-type="float" office:value="0.037">
            <text:p>0,0370</text:p>
          </table:table-cell>
          <table:table-cell office:value-type="float" office:value="0.053">
            <text:p>0,0530</text:p>
          </table:table-cell>
          <table:table-cell table:formula="of:=([.C46]+[.D46])/2" office:value-type="float" office:value="0.045">
            <text:p>0,0450</text:p>
          </table:table-cell>
          <table:table-cell table:formula="of:=[.E46]/[.B46]" office:value-type="float" office:value="0.306122448979592">
            <text:p>0,3061</text:p>
          </table:table-cell>
          <table:table-cell table:formula="of:=[.B46]" office:value-type="float" office:value="0.147">
            <text:p>0,1470</text:p>
          </table:table-cell>
          <table:table-cell/>
          <table:table-cell office:value-type="float" office:value="0">
            <text:p>0,00</text:p>
          </table:table-cell>
          <table:table-cell table:formula="of:=[.I4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06ir</text:p>
          </table:table-cell>
          <table:table-cell office:value-type="float" office:value="0.19">
            <text:p>0,1900</text:p>
          </table:table-cell>
          <table:table-cell table:number-columns-repeated="2" office:value-type="float" office:value="0.03">
            <text:p>0,0300</text:p>
          </table:table-cell>
          <table:table-cell table:formula="of:=([.C47]+[.D47])/2" office:value-type="float" office:value="0.03">
            <text:p>0,0300</text:p>
          </table:table-cell>
          <table:table-cell table:formula="of:=[.E47]/[.B47]" office:value-type="float" office:value="0.157894736842105">
            <text:p>0,1579</text:p>
          </table:table-cell>
          <table:table-cell table:formula="of:=AVERAGE([.B47:.B48])" office:value-type="float" office:value="0.195">
            <text:p>0,1950</text:p>
          </table:table-cell>
          <table:table-cell table:formula="of:=STDEV([.B47:.B48])" office:value-type="float" office:value="0.00707106781186548">
            <text:p>0,0071</text:p>
          </table:table-cell>
          <table:table-cell office:value-type="float" office:value="0.12">
            <text:p>0,12</text:p>
          </table:table-cell>
          <table:table-cell table:formula="of:=[.I47]" office:value-type="float" office:value="0.12">
            <text:p>0,1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">
            <text:p>0,2000</text:p>
          </table:table-cell>
          <table:table-cell table:number-columns-repeated="2" office:value-type="string">
            <text:p>NA</text:p>
          </table:table-cell>
          <table:table-cell table:formula="of:=([.C48]+[.D48])/2" office:value-type="float" office:value="0">
            <text:p>#VALUE!</text:p>
          </table:table-cell>
          <table:table-cell table:formula="of:=[.E48]/[.B48]" office:value-type="float" office:value="0">
            <text:p>#VALUE!</text:p>
          </table:table-cell>
          <table:table-cell table:number-columns-repeated="2"/>
          <table:table-cell office:value-type="float" office:value="0.12">
            <text:p>0,1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ag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49]+[.D49])/2" office:value-type="float" office:value="0.01">
            <text:p>0,0100</text:p>
          </table:table-cell>
          <table:table-cell table:formula="of:=[.E49]/[.B49]" office:value-type="float" office:value="0.1">
            <text:p>0,1000</text:p>
          </table:table-cell>
          <table:table-cell table:formula="of:=AVERAGE([.B49:.B50])" office:value-type="float" office:value="0.11">
            <text:p>0,1100</text:p>
          </table:table-cell>
          <table:table-cell table:formula="of:=STDEV([.B49:.B50])" office:value-type="float" office:value="0.0141421356237309">
            <text:p>0,0141</text:p>
          </table:table-cell>
          <table:table-cell office:value-type="float" office:value="0.92">
            <text:p>0,92</text:p>
          </table:table-cell>
          <table:table-cell table:formula="of:=[.I49]" office:value-type="float" office:value="0.92">
            <text:p>0,9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50]+[.D50])/2" office:value-type="float" office:value="0">
            <text:p>#VALUE!</text:p>
          </table:table-cell>
          <table:table-cell table:formula="of:=[.E50]/[.B50]" office:value-type="float" office:value="0">
            <text:p>#VALUE!</text:p>
          </table:table-cell>
          <table:table-cell table:number-columns-repeated="2"/>
          <table:table-cell office:value-type="float" office:value="0.92">
            <text:p>0,92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gr</text:p>
          </table:table-cell>
          <table:table-cell office:value-type="float" office:value="0.073">
            <text:p>0,0730</text:p>
          </table:table-cell>
          <table:table-cell office:value-type="float" office:value="0.013">
            <text:p>0,0130</text:p>
          </table:table-cell>
          <table:table-cell office:value-type="float" office:value="0.02">
            <text:p>0,0200</text:p>
          </table:table-cell>
          <table:table-cell table:formula="of:=([.C51]+[.D51])/2" office:value-type="float" office:value="0.0165">
            <text:p>0,0165</text:p>
          </table:table-cell>
          <table:table-cell table:formula="of:=[.E51]/[.B51]" office:value-type="float" office:value="0.226027397260274">
            <text:p>0,2260</text:p>
          </table:table-cell>
          <table:table-cell table:formula="of:=AVERAGE([.B51:.B55])" office:value-type="float" office:value="0.0738">
            <text:p>0,0738</text:p>
          </table:table-cell>
          <table:table-cell table:formula="of:=STDEV([.B51:.B55])" office:value-type="float" office:value="0.0092574294488265">
            <text:p>0,0093</text:p>
          </table:table-cell>
          <table:table-cell office:value-type="float" office:value="0.093">
            <text:p>0,09</text:p>
          </table:table-cell>
          <table:table-cell table:formula="of:=AVERAGE([.I51:.I55])" office:value-type="float" office:value="0.09744">
            <text:p>0,0974</text:p>
          </table:table-cell>
          <table:table-cell table:formula="of:=STDEV([.I51:.I55])" office:value-type="float" office:value="0.00992814182009907">
            <text:p>0,0099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float" office:value="0.01">
            <text:p>0,0100</text:p>
          </table:table-cell>
          <table:table-cell table:formula="of:=([.C52]+[.D52])/2" office:value-type="float" office:value="0.01">
            <text:p>0,0100</text:p>
          </table:table-cell>
          <table:table-cell table:formula="of:=[.E52]/[.B52]" office:value-type="float" office:value="0.125">
            <text:p>0,1250</text:p>
          </table:table-cell>
          <table:table-cell table:number-columns-repeated="2"/>
          <table:table-cell office:value-type="float" office:value="0.1152">
            <text:p>0,1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61">
            <text:p>0,0610</text:p>
          </table:table-cell>
          <table:table-cell table:number-columns-repeated="2" office:value-type="float" office:value="0.014">
            <text:p>0,0140</text:p>
          </table:table-cell>
          <table:table-cell table:formula="of:=([.C53]+[.D53])/2" office:value-type="float" office:value="0.014">
            <text:p>0,0140</text:p>
          </table:table-cell>
          <table:table-cell table:formula="of:=[.E53]/[.B53]" office:value-type="float" office:value="0.229508196721311">
            <text:p>0,2295</text:p>
          </table:table-cell>
          <table:table-cell table:number-columns-repeated="2"/>
          <table:table-cell office:value-type="float" office:value="0.093">
            <text:p>0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Chen+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C54]+[.D54])/2" office:value-type="float" office:value="0.01">
            <text:p>0,0100</text:p>
          </table:table-cell>
          <table:table-cell table:formula="of:=[.E54]/[.B54]" office:value-type="float" office:value="0.142857142857143">
            <text:p>0,1429</text:p>
          </table:table-cell>
          <table:table-cell table:number-columns-repeated="2"/>
          <table:table-cell office:value-type="float" office:value="0.093">
            <text:p>0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5">
            <text:p>0,0850</text:p>
          </table:table-cell>
          <table:table-cell table:number-columns-repeated="2" office:value-type="float" office:value="0.015">
            <text:p>0,0150</text:p>
          </table:table-cell>
          <table:table-cell table:formula="of:=([.C55]+[.D55])/2" office:value-type="float" office:value="0.015">
            <text:p>0,0150</text:p>
          </table:table-cell>
          <table:table-cell table:formula="of:=[.E55]/[.B55]" office:value-type="float" office:value="0.176470588235294">
            <text:p>0,1765</text:p>
          </table:table-cell>
          <table:table-cell table:number-columns-repeated="2"/>
          <table:table-cell office:value-type="float" office:value="0.093">
            <text:p>0,0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08</text:p>
          </table:table-cell>
          <table:table-cell table:number-columns-repeated="4"/>
        </table:table-row>
        <table:table-row table:style-name="ro1">
          <table:table-cell office:value-type="string">
            <text:p>SN2007hn</text:p>
          </table:table-cell>
          <table:table-cell office:value-type="float" office:value="0.17">
            <text:p>0,1700</text:p>
          </table:table-cell>
          <table:table-cell table:number-columns-repeated="2" office:value-type="float" office:value="0.02">
            <text:p>0,0200</text:p>
          </table:table-cell>
          <table:table-cell table:formula="of:=([.C56]+[.D56])/2" office:value-type="float" office:value="0.02">
            <text:p>0,0200</text:p>
          </table:table-cell>
          <table:table-cell table:formula="of:=[.E56]/[.B56]" office:value-type="float" office:value="0.117647058823529">
            <text:p>0,1176</text:p>
          </table:table-cell>
          <table:table-cell table:formula="of:=AVERAGE([.B56:.B57])" office:value-type="float" office:value="0.21">
            <text:p>0,2100</text:p>
          </table:table-cell>
          <table:table-cell table:formula="of:=STDEV([.B56:.B57])" office:value-type="float" office:value="0.0565685424949238">
            <text:p>0,0566</text:p>
          </table:table-cell>
          <table:table-cell office:value-type="float" office:value="0.55">
            <text:p>0,55</text:p>
          </table:table-cell>
          <table:table-cell table:formula="of:=[.I56]" office:value-type="float" office:value="0.55">
            <text:p>0,55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57]+[.D57])/2" office:value-type="float" office:value="0">
            <text:p>#VALUE!</text:p>
          </table:table-cell>
          <table:table-cell table:formula="of:=[.E57]/[.B57]" office:value-type="float" office:value="0">
            <text:p>#VALUE!</text:p>
          </table:table-cell>
          <table:table-cell table:number-columns-repeated="2"/>
          <table:table-cell office:value-type="float" office:value="0.55">
            <text:p>0,55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ms</text:p>
          </table:table-cell>
          <table:table-cell office:value-type="float" office:value="0.211">
            <text:p>0,2110</text:p>
          </table:table-cell>
          <table:table-cell office:value-type="float" office:value="0.032">
            <text:p>0,0320</text:p>
          </table:table-cell>
          <table:table-cell office:value-type="float" office:value="0.043">
            <text:p>0,0430</text:p>
          </table:table-cell>
          <table:table-cell table:formula="of:=([.C58]+[.D58])/2" office:value-type="float" office:value="0.0375">
            <text:p>0,0375</text:p>
          </table:table-cell>
          <table:table-cell table:formula="of:=[.E58]/[.B58]" office:value-type="float" office:value="0.177725118483412">
            <text:p>0,1777</text:p>
          </table:table-cell>
          <table:table-cell table:formula="of:=[.B58]" office:value-type="float" office:value="0.211">
            <text:p>0,2110</text:p>
          </table:table-cell>
          <table:table-cell/>
          <table:table-cell office:value-type="float" office:value="0">
            <text:p>0,00</text:p>
          </table:table-cell>
          <table:table-cell table:formula="of:=[.I58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07qv</text:p>
          </table:table-cell>
          <table:table-cell office:value-type="float" office:value="0.2">
            <text:p>0,20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C59]+[.D59])/2" office:value-type="float" office:value="0.035">
            <text:p>0,0350</text:p>
          </table:table-cell>
          <table:table-cell table:formula="of:=[.E59]/[.B59]" office:value-type="float" office:value="0.175">
            <text:p>0,1750</text:p>
          </table:table-cell>
          <table:table-cell table:formula="of:=[.B59]" office:value-type="float" office:value="0.2">
            <text:p>0,2000</text:p>
          </table:table-cell>
          <table:table-cell/>
          <table:table-cell office:value-type="float" office:value="0">
            <text:p>0,00</text:p>
          </table:table-cell>
          <table:table-cell table:formula="of:=[.I5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7qx</text:p>
          </table:table-cell>
          <table:table-cell office:value-type="float" office:value="0.09">
            <text:p>0,0900</text:p>
          </table:table-cell>
          <table:table-cell office:value-type="float" office:value="0.025">
            <text:p>0,0250</text:p>
          </table:table-cell>
          <table:table-cell office:value-type="float" office:value="0.078">
            <text:p>0,0780</text:p>
          </table:table-cell>
          <table:table-cell table:formula="of:=([.C60]+[.D60])/2" office:value-type="float" office:value="0.0515">
            <text:p>0,0515</text:p>
          </table:table-cell>
          <table:table-cell table:formula="of:=[.E60]/[.B60]" office:value-type="float" office:value="0.572222222222222">
            <text:p>0,5722</text:p>
          </table:table-cell>
          <table:table-cell table:formula="of:=AVERAGE([.B60:.B61])" office:value-type="float" office:value="0.245">
            <text:p>0,2450</text:p>
          </table:table-cell>
          <table:table-cell table:formula="of:=STDEV([.B60:.B61])" office:value-type="float" office:value="0.21920310216783">
            <text:p>0,2192</text:p>
          </table:table-cell>
          <table:table-cell office:value-type="float" office:value="0">
            <text:p>0,00</text:p>
          </table:table-cell>
          <table:table-cell table:formula="of:=AVERAGE([.I60:.I61])" office:value-type="float" office:value="1.1005">
            <text:p>1,1005</text:p>
          </table:table-cell>
          <table:table-cell table:formula="of:=STDEV([.I60:.I61])" office:value-type="float" office:value="1.55634202539159">
            <text:p>1,5563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000</text:p>
          </table:table-cell>
          <table:table-cell office:value-type="float" office:value="0.08">
            <text:p>0,0800</text:p>
          </table:table-cell>
          <table:table-cell office:value-type="float" office:value="0.15">
            <text:p>0,1500</text:p>
          </table:table-cell>
          <table:table-cell table:formula="of:=([.C61]+[.D61])/2" office:value-type="float" office:value="0.115">
            <text:p>0,1150</text:p>
          </table:table-cell>
          <table:table-cell table:formula="of:=[.E61]/[.B61]" office:value-type="float" office:value="0.2875">
            <text:p>0,2875</text:p>
          </table:table-cell>
          <table:table-cell table:number-columns-repeated="2"/>
          <table:table-cell office:value-type="float" office:value="2.201">
            <text:p>2,2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7rz</text:p>
          </table:table-cell>
          <table:table-cell office:value-type="float" office:value="0.08">
            <text:p>0,0800</text:p>
          </table:table-cell>
          <table:table-cell table:number-columns-repeated="2" office:value-type="float" office:value="0.02">
            <text:p>0,0200</text:p>
          </table:table-cell>
          <table:table-cell table:formula="of:=([.C62]+[.D62])/2" office:value-type="float" office:value="0.02">
            <text:p>0,0200</text:p>
          </table:table-cell>
          <table:table-cell table:formula="of:=[.E62]/[.B62]" office:value-type="float" office:value="0.25">
            <text:p>0,2500</text:p>
          </table:table-cell>
          <table:table-cell table:formula="of:=AVERAGE([.B62:.B63])" office:value-type="float" office:value="0.08">
            <text:p>0,0800</text:p>
          </table:table-cell>
          <table:table-cell table:formula="of:=STDEV([.B62:.B63])" office:value-type="float" office:value="0">
            <text:p>0,0000</text:p>
          </table:table-cell>
          <table:table-cell office:value-type="float" office:value="0.83">
            <text:p>0,83</text:p>
          </table:table-cell>
          <table:table-cell table:formula="of:=[.I62]" office:value-type="float" office:value="0.83">
            <text:p>0,8300</text:p>
          </table:table-cell>
          <table:table-cell table:formula="of:=STDEV([.I62:.I63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C63]+[.D63])/2" office:value-type="float" office:value="0">
            <text:p>#VALUE!</text:p>
          </table:table-cell>
          <table:table-cell table:formula="of:=[.E63]/[.B63]" office:value-type="float" office:value="0">
            <text:p>#VALUE!</text:p>
          </table:table-cell>
          <table:table-cell table:number-columns-repeated="2"/>
          <table:table-cell office:value-type="float" office:value="0.83">
            <text:p>0,83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7sj</text:p>
          </table:table-cell>
          <table:table-cell office:value-type="float" office:value="0.057">
            <text:p>0,0570</text:p>
          </table:table-cell>
          <table:table-cell office:value-type="float" office:value="0.011">
            <text:p>0,0110</text:p>
          </table:table-cell>
          <table:table-cell office:value-type="float" office:value="0.017">
            <text:p>0,0170</text:p>
          </table:table-cell>
          <table:table-cell table:formula="of:=([.C64]+[.D64])/2" office:value-type="float" office:value="0.014">
            <text:p>0,0140</text:p>
          </table:table-cell>
          <table:table-cell table:formula="of:=[.E64]/[.B64]" office:value-type="float" office:value="0.245614035087719">
            <text:p>0,2456</text:p>
          </table:table-cell>
          <table:table-cell table:formula="of:=[.B64]" office:value-type="float" office:value="0.057">
            <text:p>0,0570</text:p>
          </table:table-cell>
          <table:table-cell/>
          <table:table-cell office:value-type="float" office:value="0">
            <text:p>0,00</text:p>
          </table:table-cell>
          <table:table-cell table:formula="of:=[.I64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08hh</text:p>
          </table:table-cell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65]+[.D65])/2" office:value-type="float" office:value="0.01">
            <text:p>0,0100</text:p>
          </table:table-cell>
          <table:table-cell table:formula="of:=[.E65]/[.B65]" office:value-type="float" office:value="0.1">
            <text:p>0,1000</text:p>
          </table:table-cell>
          <table:table-cell table:formula="of:=AVERAGE([.B65:.B66])" office:value-type="float" office:value="0.11">
            <text:p>0,1100</text:p>
          </table:table-cell>
          <table:table-cell table:formula="of:=STDEV([.B65:.B66])" office:value-type="float" office:value="0.0141421356237309">
            <text:p>0,0141</text:p>
          </table:table-cell>
          <table:table-cell office:value-type="float" office:value="0">
            <text:p>0,00</text:p>
          </table:table-cell>
          <table:table-cell table:formula="of:=[.I6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66]+[.D66])/2" office:value-type="float" office:value="0">
            <text:p>#VALUE!</text:p>
          </table:table-cell>
          <table:table-cell table:formula="of:=[.E66]/[.B6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dp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67]+[.D67])/2" office:value-type="float" office:value="0.02">
            <text:p>0,0200</text:p>
          </table:table-cell>
          <table:table-cell table:formula="of:=[.E67]/[.B67]" office:value-type="float" office:value="0.166666666666667">
            <text:p>0,1667</text:p>
          </table:table-cell>
          <table:table-cell table:formula="of:=AVERAGE([.B67:.B68])" office:value-type="float" office:value="0.185">
            <text:p>0,1850</text:p>
          </table:table-cell>
          <table:table-cell table:formula="of:=STDEV([.B67:.B68])" office:value-type="float" office:value="0.0919238815542512">
            <text:p>0,0919</text:p>
          </table:table-cell>
          <table:table-cell office:value-type="float" office:value="0.94">
            <text:p>0,94</text:p>
          </table:table-cell>
          <table:table-cell table:formula="of:=[.I67]" office:value-type="float" office:value="0.94">
            <text:p>0,94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C68]+[.D68])/2" office:value-type="float" office:value="0">
            <text:p>#VALUE!</text:p>
          </table:table-cell>
          <table:table-cell table:formula="of:=[.E68]/[.B68]" office:value-type="float" office:value="0">
            <text:p>#VALUE!</text:p>
          </table:table-cell>
          <table:table-cell table:number-columns-repeated="2"/>
          <table:table-cell office:value-type="float" office:value="0.94">
            <text:p>0,94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dt</text:p>
          </table:table-cell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69]+[.D69])/2" office:value-type="float" office:value="0.02">
            <text:p>0,0200</text:p>
          </table:table-cell>
          <table:table-cell table:formula="of:=[.E69]/[.B69]" office:value-type="float" office:value="0.166666666666667">
            <text:p>0,1667</text:p>
          </table:table-cell>
          <table:table-cell table:formula="of:=AVERAGE([.B69:.B70])" office:value-type="float" office:value="0.125">
            <text:p>0,1250</text:p>
          </table:table-cell>
          <table:table-cell table:formula="of:=STDEV([.B69:.B70])" office:value-type="float" office:value="0.00707106781186548">
            <text:p>0,0071</text:p>
          </table:table-cell>
          <table:table-cell office:value-type="float" office:value="1.79">
            <text:p>1,79</text:p>
          </table:table-cell>
          <table:table-cell table:formula="of:=[.I69]" office:value-type="float" office:value="1.79">
            <text:p>1,79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3">
            <text:p>0,1300</text:p>
          </table:table-cell>
          <table:table-cell table:number-columns-repeated="2" office:value-type="string">
            <text:p>NA</text:p>
          </table:table-cell>
          <table:table-cell table:formula="of:=([.C70]+[.D70])/2" office:value-type="float" office:value="0">
            <text:p>#VALUE!</text:p>
          </table:table-cell>
          <table:table-cell table:formula="of:=[.E70]/[.B70]" office:value-type="float" office:value="0">
            <text:p>#VALUE!</text:p>
          </table:table-cell>
          <table:table-cell table:number-columns-repeated="2"/>
          <table:table-cell office:value-type="float" office:value="1.79">
            <text:p>1,79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PTF10vgv</text:p>
          </table:table-cell>
          <table:table-cell office:value-type="float" office:value="0.145">
            <text:p>0,1450</text:p>
          </table:table-cell>
          <table:table-cell office:value-type="float" office:value="0.047">
            <text:p>0,0470</text:p>
          </table:table-cell>
          <table:table-cell office:value-type="float" office:value="0.076">
            <text:p>0,0760</text:p>
          </table:table-cell>
          <table:table-cell table:formula="of:=([.C71]+[.D71])/2" office:value-type="float" office:value="0.0615">
            <text:p>0,0615</text:p>
          </table:table-cell>
          <table:table-cell table:formula="of:=[.E71]/[.B71]" office:value-type="float" office:value="0.424137931034483">
            <text:p>0,4241</text:p>
          </table:table-cell>
          <table:table-cell table:formula="of:=[.B71]" office:value-type="float" office:value="0.145">
            <text:p>0,1450</text:p>
          </table:table-cell>
          <table:table-cell/>
          <table:table-cell office:value-type="float" office:value="0">
            <text:p>0,00</text:p>
          </table:table-cell>
          <table:table-cell table:formula="of:=[.I7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11bm</text:p>
          </table:table-cell>
          <table:table-cell office:value-type="float" office:value="0.702">
            <text:p>0,7020</text:p>
          </table:table-cell>
          <table:table-cell office:value-type="float" office:value="0.106">
            <text:p>0,1060</text:p>
          </table:table-cell>
          <table:table-cell office:value-type="float" office:value="0.176">
            <text:p>0,1760</text:p>
          </table:table-cell>
          <table:table-cell table:formula="of:=([.C72]+[.D72])/2" office:value-type="float" office:value="0.141">
            <text:p>0,1410</text:p>
          </table:table-cell>
          <table:table-cell table:formula="of:=[.E72]/[.B72]" office:value-type="float" office:value="0.200854700854701">
            <text:p>0,2009</text:p>
          </table:table-cell>
          <table:table-cell table:formula="of:=AVERAGE([.B72:.B74])" office:value-type="float" office:value="0.657333333333333">
            <text:p>0,6573</text:p>
          </table:table-cell>
          <table:table-cell table:formula="of:=STDEV([.B72:.B74])" office:value-type="float" office:value="0.0414889543533377">
            <text:p>0,0415</text:p>
          </table:table-cell>
          <table:table-cell office:value-type="float" office:value="0.0992">
            <text:p>0,10</text:p>
          </table:table-cell>
          <table:table-cell table:formula="of:=AVERAGE([.I72:.I73])" office:value-type="float" office:value="0.1028">
            <text:p>0,1028</text:p>
          </table:table-cell>
          <table:table-cell table:formula="of:=STDEV([.I72:.I73])" office:value-type="float" office:value="0.00509116882454314">
            <text:p>0,005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2">
            <text:p>0,6200</text:p>
          </table:table-cell>
          <table:table-cell office:value-type="float" office:value="0.08">
            <text:p>0,0800</text:p>
          </table:table-cell>
          <table:table-cell office:value-type="float" office:value="0.09">
            <text:p>0,0900</text:p>
          </table:table-cell>
          <table:table-cell table:formula="of:=([.C73]+[.D73])/2" office:value-type="float" office:value="0.085">
            <text:p>0,0850</text:p>
          </table:table-cell>
          <table:table-cell table:formula="of:=[.E73]/[.B73]" office:value-type="float" office:value="0.137096774193548">
            <text:p>0,1371</text:p>
          </table:table-cell>
          <table:table-cell table:number-columns-repeated="2"/>
          <table:table-cell office:value-type="float" office:value="0.1064">
            <text:p>0,1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65">
            <text:p>0,6500</text:p>
          </table:table-cell>
          <table:table-cell table:number-columns-repeated="2" office:value-type="float" office:value="0.05">
            <text:p>0,0500</text:p>
          </table:table-cell>
          <table:table-cell table:formula="of:=([.C74]+[.D74])/2" office:value-type="float" office:value="0.05">
            <text:p>0,0500</text:p>
          </table:table-cell>
          <table:table-cell table:formula="of:=[.E74]/[.B74]" office:value-type="float" office:value="0.0769230769230769">
            <text:p>0,0769</text:p>
          </table:table-cell>
          <table:table-cell table:number-columns-repeated="2"/>
          <table:table-cell office:value-type="string">
            <text:p>NA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12</text:p>
          </table:table-cell>
          <table:table-cell table:number-columns-repeated="4"/>
        </table:table-row>
        <table:table-row table:style-name="ro1">
          <table:table-cell office:value-type="string">
            <text:p>PTF11jgj</text:p>
          </table:table-cell>
          <table:table-cell office:value-type="float" office:value="0.114">
            <text:p>0,1140</text:p>
          </table:table-cell>
          <table:table-cell office:value-type="float" office:value="0.026">
            <text:p>0,0260</text:p>
          </table:table-cell>
          <table:table-cell office:value-type="float" office:value="0.039">
            <text:p>0,0390</text:p>
          </table:table-cell>
          <table:table-cell table:formula="of:=([.C75]+[.D75])/2" office:value-type="float" office:value="0.0325">
            <text:p>0,0325</text:p>
          </table:table-cell>
          <table:table-cell table:formula="of:=[.E75]/[.B75]" office:value-type="float" office:value="0.285087719298246">
            <text:p>0,2851</text:p>
          </table:table-cell>
          <table:table-cell table:formula="of:=[.B75]" office:value-type="float" office:value="0.114">
            <text:p>0,1140</text:p>
          </table:table-cell>
          <table:table-cell/>
          <table:table-cell office:value-type="float" office:value="0">
            <text:p>0,00</text:p>
          </table:table-cell>
          <table:table-cell table:formula="of:=[.I7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PTF11klg</text:p>
          </table:table-cell>
          <table:table-cell office:value-type="float" office:value="0.09">
            <text:p>0,0900</text:p>
          </table:table-cell>
          <table:table-cell office:value-type="float" office:value="0.036">
            <text:p>0,0360</text:p>
          </table:table-cell>
          <table:table-cell office:value-type="float" office:value="0.069">
            <text:p>0,0690</text:p>
          </table:table-cell>
          <table:table-cell table:formula="of:=([.C76]+[.D76])/2" office:value-type="float" office:value="0.0525">
            <text:p>0,0525</text:p>
          </table:table-cell>
          <table:table-cell table:formula="of:=[.E76]/[.B76]" office:value-type="float" office:value="0.583333333333333">
            <text:p>0,5833</text:p>
          </table:table-cell>
          <table:table-cell table:formula="of:=[.B76]" office:value-type="float" office:value="0.09">
            <text:p>0,0900</text:p>
          </table:table-cell>
          <table:table-cell/>
          <table:table-cell office:value-type="float" office:value="0">
            <text:p>0,00</text:p>
          </table:table-cell>
          <table:table-cell table:formula="of:=[.I7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12ap</text:p>
          </table:table-cell>
          <table:table-cell office:value-type="float" office:value="0.3">
            <text:p>0,3000</text:p>
          </table:table-cell>
          <table:table-cell table:number-columns-repeated="2" office:value-type="float" office:value="0.1">
            <text:p>0,1000</text:p>
          </table:table-cell>
          <table:table-cell table:formula="of:=([.C77]+[.D77])/2" office:value-type="float" office:value="0.1">
            <text:p>0,1000</text:p>
          </table:table-cell>
          <table:table-cell table:formula="of:=[.E77]/[.B77]" office:value-type="float" office:value="0.333333333333333">
            <text:p>0,3333</text:p>
          </table:table-cell>
          <table:table-cell table:formula="of:=AVERAGE([.B77:.B78])" office:value-type="float" office:value="0.21">
            <text:p>0,2100</text:p>
          </table:table-cell>
          <table:table-cell table:formula="of:=STDEV([.B77:.B78])" office:value-type="float" office:value="0.127279220613579">
            <text:p>0,1273</text:p>
          </table:table-cell>
          <table:table-cell office:value-type="float" office:value="2.48">
            <text:p>2,48</text:p>
          </table:table-cell>
          <table:table-cell table:formula="of:=AVERAGE([.I77:.I78])" office:value-type="float" office:value="1.86">
            <text:p>1,8600</text:p>
          </table:table-cell>
          <table:table-cell table:formula="of:=STDEV([.I77:.I78])" office:value-type="float" office:value="0.876812408671319">
            <text:p>0,8768</text:p>
          </table:table-cell>
          <table:table-cell office:value-type="string">
            <text:p>Arnett</text:p>
          </table:table-cell>
          <table:table-cell office:value-type="string">
            <text:p>Liu+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C78]+[.D78])/2" office:value-type="float" office:value="0.02">
            <text:p>0,0200</text:p>
          </table:table-cell>
          <table:table-cell table:formula="of:=[.E78]/[.B78]" office:value-type="float" office:value="0.166666666666667">
            <text:p>0,1667</text:p>
          </table:table-cell>
          <table:table-cell table:number-columns-repeated="2"/>
          <table:table-cell office:value-type="float" office:value="1.24">
            <text:p>1,2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Milisavljevic+15</text:p>
          </table:table-cell>
          <table:table-cell table:number-columns-repeated="4"/>
        </table:table-row>
        <table:table-row table:style-name="ro1">
          <table:table-cell office:value-type="string">
            <text:p>PTF12gzk</text:p>
          </table:table-cell>
          <table:table-cell office:value-type="float" office:value="0.355">
            <text:p>0,3550</text:p>
          </table:table-cell>
          <table:table-cell office:value-type="float" office:value="0.052">
            <text:p>0,0520</text:p>
          </table:table-cell>
          <table:table-cell office:value-type="float" office:value="0.079">
            <text:p>0,0790</text:p>
          </table:table-cell>
          <table:table-cell table:formula="of:=([.C79]+[.D79])/2" office:value-type="float" office:value="0.0655">
            <text:p>0,0655</text:p>
          </table:table-cell>
          <table:table-cell table:formula="of:=[.E79]/[.B79]" office:value-type="float" office:value="0.184507042253521">
            <text:p>0,1845</text:p>
          </table:table-cell>
          <table:table-cell table:formula="of:=[.B79]" office:value-type="float" office:value="0.355">
            <text:p>0,3550</text:p>
          </table:table-cell>
          <table:table-cell/>
          <table:table-cell office:value-type="float" office:value="0">
            <text:p>0,00</text:p>
          </table:table-cell>
          <table:table-cell table:formula="of:=[.I7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office:value-type="string">
            <text:p>SN2014L</text:p>
          </table:table-cell>
          <table:table-cell office:value-type="float" office:value="0.075">
            <text:p>0,0750</text:p>
          </table:table-cell>
          <table:table-cell table:number-columns-repeated="2" office:value-type="float" office:value="0.025">
            <text:p>0,0250</text:p>
          </table:table-cell>
          <table:table-cell table:formula="of:=([.C80]+[.D80])/2" office:value-type="float" office:value="0.025">
            <text:p>0,0250</text:p>
          </table:table-cell>
          <table:table-cell table:formula="of:=[.E80]/[.B80]" office:value-type="float" office:value="0.333333333333333">
            <text:p>0,3333</text:p>
          </table:table-cell>
          <table:table-cell table:formula="of:=[.B80]" office:value-type="float" office:value="0.075">
            <text:p>0,0750</text:p>
          </table:table-cell>
          <table:table-cell/>
          <table:table-cell office:value-type="float" office:value="1.953">
            <text:p>1,95</text:p>
          </table:table-cell>
          <table:table-cell table:formula="of:=[.I80]" office:value-type="float" office:value="1.953">
            <text:p>1,953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Zhang+18</text:p>
          </table:table-cell>
          <table:table-cell table:number-columns-repeated="4"/>
        </table:table-row>
        <table:table-row table:style-name="ro1">
          <table:table-cell office:value-type="string">
            <text:p>iPTF15dld</text:p>
          </table:table-cell>
          <table:table-cell office:value-type="float" office:value="0.15">
            <text:p>0,1500</text:p>
          </table:table-cell>
          <table:table-cell table:number-columns-repeated="2" office:value-type="float" office:value="0.05">
            <text:p>0,0500</text:p>
          </table:table-cell>
          <table:table-cell table:formula="of:=([.C81]+[.D81])/2" office:value-type="float" office:value="0.05">
            <text:p>0,0500</text:p>
          </table:table-cell>
          <table:table-cell table:formula="of:=[.E81]/[.B81]" office:value-type="float" office:value="0.333333333333333">
            <text:p>0,3333</text:p>
          </table:table-cell>
          <table:table-cell table:formula="of:=[.B81]" office:value-type="float" office:value="0.15">
            <text:p>0,1500</text:p>
          </table:table-cell>
          <table:table-cell/>
          <table:table-cell office:value-type="float" office:value="0">
            <text:p>0,00</text:p>
          </table:table-cell>
          <table:table-cell table:formula="of:=[.I81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Comparison</text:p>
          </table:table-cell>
          <table:table-cell office:value-type="string">
            <text:p>Pian+17</text:p>
          </table:table-cell>
          <table:table-cell table:number-columns-repeated="4"/>
        </table:table-row>
        <table:table-row table:style-name="ro1">
          <table:table-cell office:value-type="string">
            <text:p>iPTF15dtg</text:p>
          </table:table-cell>
          <table:table-cell office:value-type="float" office:value="0.42">
            <text:p>0,4200</text:p>
          </table:table-cell>
          <table:table-cell table:number-columns-repeated="2" office:value-type="float" office:value="0.01">
            <text:p>0,0100</text:p>
          </table:table-cell>
          <table:table-cell table:formula="of:=([.C82]+[.D82])/2" office:value-type="float" office:value="0.01">
            <text:p>0,0100</text:p>
          </table:table-cell>
          <table:table-cell table:formula="of:=[.E82]/[.B82]" office:value-type="float" office:value="0.0238095238095238">
            <text:p>0,0238</text:p>
          </table:table-cell>
          <table:table-cell table:formula="of:=[.B82]" office:value-type="float" office:value="0.42">
            <text:p>0,4200</text:p>
          </table:table-cell>
          <table:table-cell/>
          <table:table-cell office:value-type="float" office:value="0">
            <text:p>0,00</text:p>
          </table:table-cell>
          <table:table-cell table:formula="of:=[.I82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6</text:p>
          </table:table-cell>
          <table:table-cell table:number-columns-repeated="4"/>
        </table:table-row>
        <table:table-row table:style-name="ro1">
          <table:table-cell office:value-type="string">
            <text:p>SN2016coi</text:p>
          </table:table-cell>
          <table:table-cell office:value-type="float" office:value="0.14">
            <text:p>0,1400</text:p>
          </table:table-cell>
          <table:table-cell office:value-type="float" office:value="0.008">
            <text:p>0,0080</text:p>
          </table:table-cell>
          <table:table-cell office:value-type="float" office:value="0.02">
            <text:p>0,0200</text:p>
          </table:table-cell>
          <table:table-cell table:formula="of:=([.C83]+[.D83])/2" office:value-type="float" office:value="0.014">
            <text:p>0,0140</text:p>
          </table:table-cell>
          <table:table-cell table:formula="of:=[.E83]/[.B83]" office:value-type="float" office:value="0.1">
            <text:p>0,1000</text:p>
          </table:table-cell>
          <table:table-cell table:formula="of:=AVERAGE([.B83:.B84])" office:value-type="float" office:value="0.12">
            <text:p>0,1200</text:p>
          </table:table-cell>
          <table:table-cell table:formula="of:=STDEV([.B83:.B84])" office:value-type="float" office:value="0.0282842712474619">
            <text:p>0,0283</text:p>
          </table:table-cell>
          <table:table-cell office:value-type="float" office:value="0.3875">
            <text:p>0,39</text:p>
          </table:table-cell>
          <table:table-cell table:formula="of:=AVERAGE([.I83:.I84])" office:value-type="float" office:value="0.19375">
            <text:p>0,1938</text:p>
          </table:table-cell>
          <table:table-cell table:formula="of:=STDEV([.I83:.I84])" office:value-type="float" office:value="0.274003877709787">
            <text:p>0,2740</text:p>
          </table:table-cell>
          <table:table-cell office:value-type="string">
            <text:p>Arnett</text:p>
          </table:table-cell>
          <table:table-cell office:value-type="string">
            <text:p>Prentice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">
            <text:p>0,1000</text:p>
          </table:table-cell>
          <table:table-cell table:number-columns-repeated="2" office:value-type="float" office:value="0.01">
            <text:p>0,0100</text:p>
          </table:table-cell>
          <table:table-cell table:formula="of:=([.C84]+[.D84])/2" office:value-type="float" office:value="0.01">
            <text:p>0,0100</text:p>
          </table:table-cell>
          <table:table-cell table:formula="of:=[.E84]/[.B84]" office:value-type="float" office:value="0.1">
            <text:p>0,1000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Kumar+18</text:p>
          </table:table-cell>
          <table:table-cell table:number-columns-repeated="4"/>
        </table:table-row>
        <table:table-row table:style-name="ro1">
          <table:table-cell office:value-type="string">
            <text:p>SN2017ein</text:p>
          </table:table-cell>
          <table:table-cell office:value-type="float" office:value="0.135">
            <text:p>0,1350</text:p>
          </table:table-cell>
          <table:table-cell table:number-columns-repeated="2" office:value-type="float" office:value="0.035">
            <text:p>0,0350</text:p>
          </table:table-cell>
          <table:table-cell table:formula="of:=([.C85]+[.D85])/2" office:value-type="float" office:value="0.035">
            <text:p>0,0350</text:p>
          </table:table-cell>
          <table:table-cell table:formula="of:=[.E85]/[.B85]" office:value-type="float" office:value="0.259259259259259">
            <text:p>0,2593</text:p>
          </table:table-cell>
          <table:table-cell table:formula="of:=[.B85]" office:value-type="float" office:value="0.135">
            <text:p>0,1350</text:p>
          </table:table-cell>
          <table:table-cell/>
          <table:table-cell office:value-type="float" office:value="1.2">
            <text:p>1,20</text:p>
          </table:table-cell>
          <table:table-cell table:formula="of:=[.I85]" office:value-type="float" office:value="1.2">
            <text:p>1,2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Van dyk+18</text:p>
          </table:table-cell>
          <table:table-cell table:number-columns-repeated="4"/>
        </table:table-row>
        <table:table-row table:style-name="ro1" table:number-rows-repeated="104849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Ibc" table:style-name="ta1">
        <table:table-column table:style-name="co50" table:default-cell-style-name="Default"/>
        <table:table-column table:style-name="co40" table:default-cell-style-name="ce2"/>
        <table:table-column table:style-name="co51" table:default-cell-style-name="ce2"/>
        <table:table-column table:style-name="co52" table:default-cell-style-name="ce2"/>
        <table:table-column table:style-name="co49" table:default-cell-style-name="ce2"/>
        <table:table-column table:style-name="co7" table:default-cell-style-name="ce2"/>
        <table:table-column table:style-name="co21" table:default-cell-style-name="ce2"/>
        <table:table-column table:style-name="co49" table:default-cell-style-name="ce2"/>
        <table:table-column table:style-name="co53" table:default-cell-style-name="ce5"/>
        <table:table-column table:style-name="co42" table:default-cell-style-name="ce2"/>
        <table:table-column table:style-name="co54" table:default-cell-style-name="ce2"/>
        <table:table-column table:style-name="co14" table:number-columns-repeated="6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2012aa</text:p>
          </table:table-cell>
          <table:table-cell office:value-type="float" office:value="1.3">
            <text:p>1,3000</text:p>
          </table:table-cell>
          <table:table-cell table:number-columns-repeated="2" office:value-type="string">
            <text:p>NA</text:p>
          </table:table-cell>
          <table:table-cell table:formula="of:=([.C2]+[.D2])/2" office:value-type="float" office:value="0">
            <text:p>#VALUE!</text:p>
          </table:table-cell>
          <table:table-cell table:formula="of:=[.E2]/[.B2]" office:value-type="float" office:value="0">
            <text:p>#VALUE!</text:p>
          </table:table-cell>
          <table:table-cell table:formula="of:=[.B2]" office:value-type="float" office:value="1.3">
            <text:p>1,3000</text:p>
          </table:table-cell>
          <table:table-cell/>
          <table:table-cell office:value-type="float" office:value="0.09">
            <text:p>0,09</text:p>
          </table:table-cell>
          <table:table-cell table:formula="of:=[.I2]" office:value-type="float" office:value="0.09">
            <text:p>0,09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Roy+16</text:p>
          </table:table-cell>
          <table:table-cell office:value-type="string">
            <text:p>BUT, no 56Ni powered?</text:p>
          </table:table-cell>
          <table:table-cell/>
          <table:table-cell office:value-type="string">
            <text:p>Values &gt;0.226=</text:p>
          </table:table-cell>
          <table:table-cell table:formula="of:=COUNTIF([.G2:.G78];&quot;&gt;0.226&quot;)" office:value-type="float" office:value="0">
            <text:p>0</text:p>
          </table:table-cell>
        </table:table-row>
        <table:table-row table:style-name="ro1">
          <table:table-cell office:value-type="string">
            <text:p>SN2013ge</text:p>
          </table:table-cell>
          <table:table-cell office:value-type="float" office:value="0.109">
            <text:p>0,1090</text:p>
          </table:table-cell>
          <table:table-cell office:value-type="float" office:value="0.023">
            <text:p>0,0230</text:p>
          </table:table-cell>
          <table:table-cell office:value-type="float" office:value="0.032">
            <text:p>0,0320</text:p>
          </table:table-cell>
          <table:table-cell table:formula="of:=([.C3]+[.D3])/2" office:value-type="float" office:value="0.0275">
            <text:p>0,0275</text:p>
          </table:table-cell>
          <table:table-cell table:formula="of:=[.E3]/[.B3]" office:value-type="float" office:value="0.252293577981651">
            <text:p>0,2523</text:p>
          </table:table-cell>
          <table:table-cell table:formula="of:=AVERAGE([.B3:.B4])" office:value-type="float" office:value="0.1145">
            <text:p>0,1145</text:p>
          </table:table-cell>
          <table:table-cell table:formula="of:=STDEV([.B3:.B4])" office:value-type="float" office:value="0.00777817459305202">
            <text:p>0,0078</text:p>
          </table:table-cell>
          <table:table-cell office:value-type="float" office:value="0.1457">
            <text:p>0,15</text:p>
          </table:table-cell>
          <table:table-cell table:formula="of:=AVERAGE([.I3:.I4])" office:value-type="float" office:value="0.1302">
            <text:p>0,1302</text:p>
          </table:table-cell>
          <table:table-cell table:formula="of:=STDEV([.I3:.I4])" office:value-type="float" office:value="0.021920310216783">
            <text:p>0,0219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/>
          <table:table-cell office:value-type="string">
            <text:p>N supernovae=</text:p>
          </table:table-cell>
          <table:table-cell table:formula="of:=COUNT([.G2:.G145])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string">
            <text:p>NA</text:p>
          </table:table-cell>
          <table:table-cell table:formula="of:=([.C4]+[.D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1147">
            <text:p>0,1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6</text:p>
          </table:table-cell>
          <table:table-cell table:number-columns-repeated="2"/>
          <table:table-cell office:value-type="string">
            <text:p>Lowest value</text:p>
          </table:table-cell>
          <table:table-cell table:formula="of:=MIN([.B2:.B5])" office:value-type="float" office:value="0.101">
            <text:p>0,101</text:p>
          </table:table-cell>
        </table:table-row>
        <table:table-row table:style-name="ro1">
          <table:table-cell office:value-type="string">
            <text:p>PTF11bli</text:p>
          </table:table-cell>
          <table:table-cell office:value-type="float" office:value="0.101">
            <text:p>0,1010</text:p>
          </table:table-cell>
          <table:table-cell office:value-type="float" office:value="0.021">
            <text:p>0,0210</text:p>
          </table:table-cell>
          <table:table-cell office:value-type="float" office:value="0.03">
            <text:p>0,0300</text:p>
          </table:table-cell>
          <table:table-cell table:formula="of:=([.C5]+[.D5])/2" office:value-type="float" office:value="0.0255">
            <text:p>0,0255</text:p>
          </table:table-cell>
          <table:table-cell table:formula="of:=[.E5]/[.B5]" office:value-type="float" office:value="0.252475247524752">
            <text:p>0,2525</text:p>
          </table:table-cell>
          <table:table-cell table:formula="of:=[.B5]" office:value-type="float" office:value="0.101">
            <text:p>0,1010</text:p>
          </table:table-cell>
          <table:table-cell/>
          <table:table-cell office:value-type="float" office:value="0">
            <text:p>0,00</text:p>
          </table:table-cell>
          <table:table-cell table:formula="of:=[.I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/>
          <table:table-cell office:value-type="string">
            <text:p>Max value</text:p>
          </table:table-cell>
          <table:table-cell table:formula="of:=MAX([.B2:.B5])" office:value-type="float" office:value="1.3">
            <text:p>1,3</text:p>
          </table:table-cell>
        </table:table-row>
        <table:table-row table:style-name="ro1" table:number-rows-repeated="1048570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NIc-BL" table:style-name="ta1">
        <table:table-column table:style-name="co35" table:default-cell-style-name="Default"/>
        <table:table-column table:style-name="co8" table:default-cell-style-name="ce2"/>
        <table:table-column table:style-name="co45" table:default-cell-style-name="ce2"/>
        <table:table-column table:style-name="co53" table:default-cell-style-name="ce2"/>
        <table:table-column table:style-name="co55" table:default-cell-style-name="ce2"/>
        <table:table-column table:style-name="co20" table:default-cell-style-name="ce2"/>
        <table:table-column table:style-name="co26" table:default-cell-style-name="ce2"/>
        <table:table-column table:style-name="co56" table:default-cell-style-name="ce2"/>
        <table:table-column table:style-name="co48" table:default-cell-style-name="ce5"/>
        <table:table-column table:style-name="co57" table:default-cell-style-name="ce2"/>
        <table:table-column table:style-name="co55" table:default-cell-style-name="ce2"/>
        <table:table-column table:style-name="co14" table:number-columns-repeated="6" table:default-cell-style-name="Default"/>
        <table:table-row table:style-name="ro1">
          <table:table-cell office:value-type="string">
            <text:p>SN</text:p>
          </table:table-cell>
          <table:table-cell office:value-type="string">
            <text:p>Ni56 mass</text:p>
          </table:table-cell>
          <table:table-cell office:value-type="string">
            <text:p>low error</text:p>
          </table:table-cell>
          <table:table-cell office:value-type="string">
            <text:p>upper error</text:p>
          </table:table-cell>
          <table:table-cell office:value-type="string">
            <text:p>average</text:p>
          </table:table-cell>
          <table:table-cell office:value-type="string">
            <text:p>fractional</text:p>
          </table:table-cell>
          <table:table-cell office:value-type="string">
            <text:p>Average/single values</text:p>
          </table:table-cell>
          <table:table-cell office:value-type="string">
            <text:p>stdev</text:p>
          </table:table-cell>
          <table:table-cell office:value-type="string">
            <text:p>Av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 office:value-type="string">
            <text:p>Method</text:p>
          </table:table-cell>
          <table:table-cell office:value-type="string">
            <text:p>Reference</text:p>
          </table:table-cell>
          <table:table-cell office:value-type="string">
            <text:p>Comments</text:p>
          </table:table-cell>
          <table:table-cell table:number-columns-repeated="3"/>
        </table:table-row>
        <table:table-row table:style-name="ro1">
          <table:table-cell office:value-type="string">
            <text:p>SN1998bw</text:p>
          </table:table-cell>
          <table:table-cell office:value-type="float" office:value="0.496">
            <text:p>0,4960</text:p>
          </table:table-cell>
          <table:table-cell office:value-type="float" office:value="0.047">
            <text:p>0,0470</text:p>
          </table:table-cell>
          <table:table-cell office:value-type="float" office:value="0.091">
            <text:p>0,0910</text:p>
          </table:table-cell>
          <table:table-cell table:formula="of:=([.D2]+[.C2])/2" office:value-type="float" office:value="0.069">
            <text:p>0,0690</text:p>
          </table:table-cell>
          <table:table-cell table:formula="of:=[.E2]/[.B2]" office:value-type="float" office:value="0.139112903225806">
            <text:p>0,1391</text:p>
          </table:table-cell>
          <table:table-cell table:formula="of:=AVERAGE([.B2:.B6])" office:value-type="float" office:value="0.5832">
            <text:p>0,5832</text:p>
          </table:table-cell>
          <table:table-cell table:formula="of:=STDEV([.B2:.B6])" office:value-type="float" office:value="0.154438337209386">
            <text:p>0,1544</text:p>
          </table:table-cell>
          <table:table-cell office:value-type="float" office:value="0">
            <text:p>0,00</text:p>
          </table:table-cell>
          <table:table-cell table:formula="of:=AVERAGE([.I2:.I6])" office:value-type="float" office:value="0.0181">
            <text:p>0,0181</text:p>
          </table:table-cell>
          <table:table-cell table:formula="of:=STDEV([.I2:.I6])" office:value-type="float" office:value="0.0250109975810642">
            <text:p>0,025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/>
          <table:table-cell office:value-type="string">
            <text:p>Values &gt;0.226=</text:p>
          </table:table-cell>
          <table:table-cell table:formula="of:=COUNTIF([.G2:.G78];&quot;&gt;0.226&quot;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0.54">
            <text:p>0,5400</text:p>
          </table:table-cell>
          <table:table-cell office:value-type="float" office:value="0.07">
            <text:p>0,0700</text:p>
          </table:table-cell>
          <table:table-cell office:value-type="float" office:value="0.08">
            <text:p>0,0800</text:p>
          </table:table-cell>
          <table:table-cell table:formula="of:=([.D3]+[.C3])/2" office:value-type="float" office:value="0.075">
            <text:p>0,0750</text:p>
          </table:table-cell>
          <table:table-cell table:formula="of:=[.E3]/[.B3]" office:value-type="float" office:value="0.138888888888889">
            <text:p>0,1389</text:p>
          </table:table-cell>
          <table:table-cell table:number-columns-repeated="2"/>
          <table:table-cell office:value-type="float" office:value="0.0405">
            <text:p>0,0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2"/>
          <table:table-cell office:value-type="string">
            <text:p>N supernovae=</text:p>
          </table:table-cell>
          <table:table-cell table:formula="of:=COUNT([.G2:.G145])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0.78">
            <text:p>0,7800</text:p>
          </table:table-cell>
          <table:table-cell table:number-columns-repeated="2" office:value-type="string">
            <text:p>NA</text:p>
          </table:table-cell>
          <table:table-cell table:formula="of:=([.D4]+[.C4])/2" office:value-type="float" office:value="0">
            <text:p>#VALUE!</text:p>
          </table:table-cell>
          <table:table-cell table:formula="of:=[.E4]/[.B4]" office:value-type="float" office:value="0">
            <text:p>#VALUE!</text:p>
          </table:table-cell>
          <table:table-cell table:number-columns-repeated="2"/>
          <table:table-cell office:value-type="float" office:value="0.05">
            <text:p>0,05</text:p>
          </table:table-cell>
          <table:table-cell table:number-columns-repeated="2"/>
          <table:table-cell office:value-type="string">
            <text:p>Arnett</text:p>
          </table:table-cell>
          <table:table-cell table:number-columns-repeated="2" office:value-type="string">
            <text:p>Richardson+06</text:p>
          </table:table-cell>
          <table:table-cell/>
          <table:table-cell office:value-type="string">
            <text:p>Lowest value</text:p>
          </table:table-cell>
          <table:table-cell table:formula="of:=MIN([.B2:.B67])" office:value-type="float" office:value="0.07">
            <text:p>0,07</text:p>
          </table:table-cell>
        </table:table-row>
        <table:table-row table:style-name="ro1">
          <table:table-cell/>
          <table:table-cell office:value-type="float" office:value="0.4">
            <text:p>0,4000</text:p>
          </table:table-cell>
          <table:table-cell table:number-columns-repeated="2" office:value-type="string">
            <text:p>NA</text:p>
          </table:table-cell>
          <table:table-cell table:formula="of:=([.D5]+[.C5])/2" office:value-type="float" office:value="0">
            <text:p>#VALUE!</text:p>
          </table:table-cell>
          <table:table-cell table:formula="of:=[.E5]/[.B5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Nakamura+01</text:p>
          </table:table-cell>
          <table:table-cell table:number-columns-repeated="2"/>
          <table:table-cell office:value-type="string">
            <text:p>Max value</text:p>
          </table:table-cell>
          <table:table-cell table:formula="of:=MAX([.B2:.B67])" office:value-type="float" office:value="2.4">
            <text:p>2,4</text:p>
          </table:table-cell>
        </table:table-row>
        <table:table-row table:style-name="ro1">
          <table:table-cell/>
          <table:table-cell office:value-type="float" office:value="0.7">
            <text:p>0,7000</text:p>
          </table:table-cell>
          <table:table-cell table:number-columns-repeated="2" office:value-type="string">
            <text:p>NA</text:p>
          </table:table-cell>
          <table:table-cell table:formula="of:=([.D6]+[.C6])/2" office:value-type="float" office:value="0">
            <text:p>#VALUE!</text:p>
          </table:table-cell>
          <table:table-cell table:formula="of:=[.E6]/[.B6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Iwamoto+98</text:p>
          </table:table-cell>
          <table:table-cell table:number-columns-repeated="4"/>
        </table:table-row>
        <table:table-row table:style-name="ro1">
          <table:table-cell office:value-type="string">
            <text:p>SN2002ap</text:p>
          </table:table-cell>
          <table:table-cell office:value-type="float" office:value="0.094">
            <text:p>0,0940</text:p>
          </table:table-cell>
          <table:table-cell office:value-type="float" office:value="0.006">
            <text:p>0,0060</text:p>
          </table:table-cell>
          <table:table-cell office:value-type="float" office:value="0.013">
            <text:p>0,0130</text:p>
          </table:table-cell>
          <table:table-cell table:formula="of:=([.D7]+[.C7])/2" office:value-type="float" office:value="0.0095">
            <text:p>0,0095</text:p>
          </table:table-cell>
          <table:table-cell table:formula="of:=[.E7]/[.B7]" office:value-type="float" office:value="0.101063829787234">
            <text:p>0,1011</text:p>
          </table:table-cell>
          <table:table-cell table:formula="of:=AVERAGE([.B7:.B12])" office:value-type="float" office:value="0.094">
            <text:p>0,0940</text:p>
          </table:table-cell>
          <table:table-cell table:formula="of:=STDEV([.B7:.B12])" office:value-type="float" office:value="0.0241660919471891">
            <text:p>0,0242</text:p>
          </table:table-cell>
          <table:table-cell office:value-type="float" office:value="0.0248">
            <text:p>0,02</text:p>
          </table:table-cell>
          <table:table-cell table:formula="of:=AVERAGE([.I7:.I12])" office:value-type="float" office:value="0.0406">
            <text:p>0,0406</text:p>
          </table:table-cell>
          <table:table-cell table:formula="of:=STDEV([.I7:.I12])" office:value-type="float" office:value="0.0337280891839428">
            <text:p>0,033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7">
            <text:p>0,0700</text:p>
          </table:table-cell>
          <table:table-cell table:number-columns-repeated="2" office:value-type="float" office:value="0.01">
            <text:p>0,0100</text:p>
          </table:table-cell>
          <table:table-cell table:formula="of:=([.D8]+[.C8])/2" office:value-type="float" office:value="0.01">
            <text:p>0,0100</text:p>
          </table:table-cell>
          <table:table-cell table:formula="of:=[.E8]/[.B8]" office:value-type="float" office:value="0.142857142857143">
            <text:p>0,1429</text:p>
          </table:table-cell>
          <table:table-cell table:number-columns-repeated="2"/>
          <table:table-cell office:value-type="float" office:value="0.082">
            <text:p>0,0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4">
            <text:p>0,1400</text:p>
          </table:table-cell>
          <table:table-cell table:number-columns-repeated="2" office:value-type="string">
            <text:p>NA</text:p>
          </table:table-cell>
          <table:table-cell table:formula="of:=([.D9]+[.C9])/2" office:value-type="float" office:value="0">
            <text:p>#VALUE!</text:p>
          </table:table-cell>
          <table:table-cell table:formula="of:=[.E9]/[.B9]" office:value-type="float" office:value="0">
            <text:p>#VALUE!</text:p>
          </table:table-cell>
          <table:table-cell table:number-columns-repeated="2"/>
          <table:table-cell office:value-type="float" office:value="0.03">
            <text:p>0,03</text:p>
          </table:table-cell>
          <table:table-cell table:number-columns-repeated="2"/>
          <table:table-cell office:value-type="string">
            <text:p>Arnett</text:p>
          </table:table-cell>
          <table:table-cell table:number-columns-repeated="2" office:value-type="string">
            <text:p>Richardson+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string">
            <text:p>NA</text:p>
          </table:table-cell>
          <table:table-cell table:formula="of:=([.D10]+[.C10])/2" office:value-type="float" office:value="0">
            <text:p>#VALUE!</text:p>
          </table:table-cell>
          <table:table-cell table:formula="of:=[.E10]/[.B10]" office:value-type="float" office:value="0">
            <text:p>#VALUE!</text:p>
          </table:table-cell>
          <table:table-cell table:number-columns-repeated="2"/>
          <table:table-cell office:value-type="float" office:value="0.0248">
            <text:p>0,02</text:p>
          </table:table-cell>
          <table:table-cell table:number-columns-repeated="2"/>
          <table:table-cell office:value-type="string">
            <text:p>Nebular </text:p>
          </table:table-cell>
          <table:table-cell office:value-type="string">
            <text:p>Foley+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9">
            <text:p>0,0900</text:p>
          </table:table-cell>
          <table:table-cell table:number-columns-repeated="2" office:value-type="float" office:value="0.03">
            <text:p>0,0300</text:p>
          </table:table-cell>
          <table:table-cell table:formula="of:=([.D11]+[.C11])/2" office:value-type="float" office:value="0.03">
            <text:p>0,0300</text:p>
          </table:table-cell>
          <table:table-cell table:formula="of:=[.E11]/[.B11]" office:value-type="float" office:value="0.333333333333333">
            <text:p>0,3333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8">
            <text:p>0,0800</text:p>
          </table:table-cell>
          <table:table-cell table:number-columns-repeated="2" office:value-type="string">
            <text:p>NA</text:p>
          </table:table-cell>
          <table:table-cell table:formula="of:=([.D12]+[.C12])/2" office:value-type="float" office:value="0">
            <text:p>#VALUE!</text:p>
          </table:table-cell>
          <table:table-cell table:formula="of:=[.E12]/[.B12]" office:value-type="float" office:value="0">
            <text:p>#VALUE!</text:p>
          </table:table-cell>
          <table:table-cell table:number-columns-repeated="2"/>
          <table:table-cell office:value-type="float" office:value="0.082">
            <text:p>0,08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omita+06</text:p>
          </table:table-cell>
          <table:table-cell table:number-columns-repeated="4"/>
        </table:table-row>
        <table:table-row table:style-name="ro1">
          <table:table-cell office:value-type="string">
            <text:p>SN2003dh</text:p>
          </table:table-cell>
          <table:table-cell office:value-type="float" office:value="0.339">
            <text:p>0,3390</text:p>
          </table:table-cell>
          <table:table-cell office:value-type="float" office:value="0.102">
            <text:p>0,1020</text:p>
          </table:table-cell>
          <table:table-cell office:value-type="float" office:value="0.153">
            <text:p>0,1530</text:p>
          </table:table-cell>
          <table:table-cell table:formula="of:=([.D13]+[.C13])/2" office:value-type="float" office:value="0.1275">
            <text:p>0,1275</text:p>
          </table:table-cell>
          <table:table-cell table:formula="of:=[.E13]/[.B13]" office:value-type="float" office:value="0.376106194690265">
            <text:p>0,3761</text:p>
          </table:table-cell>
          <table:table-cell table:formula="of:=AVERAGE([.B13:.B15])" office:value-type="float" office:value="0.363">
            <text:p>0,3630</text:p>
          </table:table-cell>
          <table:table-cell table:formula="of:=STDEV([.B13:.B15])" office:value-type="float" office:value="0.0325115364140177">
            <text:p>0,0325</text:p>
          </table:table-cell>
          <table:table-cell office:value-type="float" office:value="0">
            <text:p>0,00</text:p>
          </table:table-cell>
          <table:table-cell table:formula="of:=AVERAGE([.I13:.I15])" office:value-type="float" office:value="0">
            <text:p>0,0000</text:p>
          </table:table-cell>
          <table:table-cell table:formula="of:=STDEV([.I13:.I15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000</text:p>
          </table:table-cell>
          <table:table-cell office:value-type="float" office:value="0.1">
            <text:p>0,1000</text:p>
          </table:table-cell>
          <table:table-cell office:value-type="float" office:value="0.15">
            <text:p>0,1500</text:p>
          </table:table-cell>
          <table:table-cell table:formula="of:=([.D14]+[.C14])/2" office:value-type="float" office:value="0.125">
            <text:p>0,1250</text:p>
          </table:table-cell>
          <table:table-cell table:formula="of:=[.E14]/[.B14]" office:value-type="float" office:value="0.3125">
            <text:p>0,3125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eng+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D15]+[.C15])/2" office:value-type="float" office:value="0">
            <text:p>#VALUE!</text:p>
          </table:table-cell>
          <table:table-cell table:formula="of:=[.E15]/[.B15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Mazzali+03</text:p>
          </table:table-cell>
          <table:table-cell table:number-columns-repeated="4"/>
        </table:table-row>
        <table:table-row table:style-name="ro1">
          <table:table-cell office:value-type="string">
            <text:p>SN2003jd</text:p>
          </table:table-cell>
          <table:table-cell office:value-type="float" office:value="0.341">
            <text:p>0,3410</text:p>
          </table:table-cell>
          <table:table-cell office:value-type="float" office:value="0.082">
            <text:p>0,0820</text:p>
          </table:table-cell>
          <table:table-cell office:value-type="float" office:value="0.128">
            <text:p>0,1280</text:p>
          </table:table-cell>
          <table:table-cell table:formula="of:=([.D16]+[.C16])/2" office:value-type="float" office:value="0.105">
            <text:p>0,1050</text:p>
          </table:table-cell>
          <table:table-cell table:formula="of:=[.E16]/[.B16]" office:value-type="float" office:value="0.30791788856305">
            <text:p>0,3079</text:p>
          </table:table-cell>
          <table:table-cell table:formula="of:=AVERAGE([.B16:.B19])" office:value-type="float" office:value="0.36775">
            <text:p>0,3678</text:p>
          </table:table-cell>
          <table:table-cell table:formula="of:=STDEV([.B16:.B19])" office:value-type="float" office:value="0.0425078424136849">
            <text:p>0,0425</text:p>
          </table:table-cell>
          <table:table-cell office:value-type="float" office:value="0.279">
            <text:p>0,28</text:p>
          </table:table-cell>
          <table:table-cell table:formula="of:=AVERAGE([.I16:.I19])" office:value-type="float" office:value="0.3005">
            <text:p>0,3005</text:p>
          </table:table-cell>
          <table:table-cell table:formula="of:=STDEV([.I16:.I19])" office:value-type="float" office:value="0.0208885933785244">
            <text:p>0,0209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3">
            <text:p>0,4300</text:p>
          </table:table-cell>
          <table:table-cell office:value-type="float" office:value="0.07">
            <text:p>0,0700</text:p>
          </table:table-cell>
          <table:table-cell office:value-type="float" office:value="0.09">
            <text:p>0,0900</text:p>
          </table:table-cell>
          <table:table-cell table:formula="of:=([.D17]+[.C17])/2" office:value-type="float" office:value="0.08">
            <text:p>0,0800</text:p>
          </table:table-cell>
          <table:table-cell table:formula="of:=[.E17]/[.B17]" office:value-type="float" office:value="0.186046511627907">
            <text:p>0,1860</text:p>
          </table:table-cell>
          <table:table-cell table:number-columns-repeated="2"/>
          <table:table-cell office:value-type="float" office:value="0.325">
            <text:p>0,3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4">
            <text:p>0,3400</text:p>
          </table:table-cell>
          <table:table-cell office:value-type="float" office:value="0.08">
            <text:p>0,0800</text:p>
          </table:table-cell>
          <table:table-cell office:value-type="float" office:value="0.11">
            <text:p>0,1100</text:p>
          </table:table-cell>
          <table:table-cell table:formula="of:=([.D18]+[.C18])/2" office:value-type="float" office:value="0.095">
            <text:p>0,0950</text:p>
          </table:table-cell>
          <table:table-cell table:formula="of:=[.E18]/[.B18]" office:value-type="float" office:value="0.279411764705882">
            <text:p>0,2794</text:p>
          </table:table-cell>
          <table:table-cell table:number-columns-repeated="2"/>
          <table:table-cell office:value-type="float" office:value="0.31">
            <text:p>0,3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6">
            <text:p>0,3600</text:p>
          </table:table-cell>
          <table:table-cell table:number-columns-repeated="2" office:value-type="float" office:value="0.04">
            <text:p>0,0400</text:p>
          </table:table-cell>
          <table:table-cell table:formula="of:=([.D19]+[.C19])/2" office:value-type="float" office:value="0.04">
            <text:p>0,0400</text:p>
          </table:table-cell>
          <table:table-cell table:formula="of:=[.E19]/[.B19]" office:value-type="float" office:value="0.111111111111111">
            <text:p>0,1111</text:p>
          </table:table-cell>
          <table:table-cell table:number-columns-repeated="2"/>
          <table:table-cell office:value-type="float" office:value="0.288">
            <text:p>0,2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Valenti+08</text:p>
          </table:table-cell>
          <table:table-cell table:number-columns-repeated="4"/>
        </table:table-row>
        <table:table-row table:style-name="ro1">
          <table:table-cell office:value-type="string">
            <text:p>SN2003lw</text:p>
          </table:table-cell>
          <table:table-cell office:value-type="float" office:value="0.55">
            <text:p>0,5500</text:p>
          </table:table-cell>
          <table:table-cell table:number-columns-repeated="2" office:value-type="string">
            <text:p>NA</text:p>
          </table:table-cell>
          <table:table-cell table:formula="of:=([.D20]+[.C20])/2" office:value-type="float" office:value="0">
            <text:p>#VALUE!</text:p>
          </table:table-cell>
          <table:table-cell table:formula="of:=[.E20]/[.B20]" office:value-type="float" office:value="0">
            <text:p>#VALUE!</text:p>
          </table:table-cell>
          <table:table-cell table:formula="of:=[.B20]" office:value-type="float" office:value="0.55">
            <text:p>0,5500</text:p>
          </table:table-cell>
          <table:table-cell/>
          <table:table-cell office:value-type="float" office:value="0.775">
            <text:p>0,78</text:p>
          </table:table-cell>
          <table:table-cell table:formula="of:=[.I20]" office:value-type="float" office:value="0.775">
            <text:p>0,775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Mazzali+06</text:p>
          </table:table-cell>
          <table:table-cell table:number-columns-repeated="4"/>
        </table:table-row>
        <table:table-row table:style-name="ro1">
          <table:table-cell office:value-type="string">
            <text:p>SN2005kr</text:p>
          </table:table-cell>
          <table:table-cell office:value-type="float" office:value="0.33">
            <text:p>0,3300</text:p>
          </table:table-cell>
          <table:table-cell office:value-type="float" office:value="0.073">
            <text:p>0,0730</text:p>
          </table:table-cell>
          <table:table-cell office:value-type="float" office:value="0.153">
            <text:p>0,1530</text:p>
          </table:table-cell>
          <table:table-cell table:formula="of:=([.D21]+[.C21])/2" office:value-type="float" office:value="0.113">
            <text:p>0,1130</text:p>
          </table:table-cell>
          <table:table-cell table:formula="of:=[.E21]/[.B21]" office:value-type="float" office:value="0.342424242424242">
            <text:p>0,3424</text:p>
          </table:table-cell>
          <table:table-cell table:formula="of:=AVERAGE([.B21:.B22])" office:value-type="float" office:value="0.52">
            <text:p>0,5200</text:p>
          </table:table-cell>
          <table:table-cell table:formula="of:=STDEV([.B21:.B22])" office:value-type="float" office:value="0.268700576850888">
            <text:p>0,2687</text:p>
          </table:table-cell>
          <table:table-cell office:value-type="float" office:value="0">
            <text:p>0,00</text:p>
          </table:table-cell>
          <table:table-cell table:formula="of:=AVERAGE([.I21:.I22])" office:value-type="float" office:value="0.11625">
            <text:p>0,1163</text:p>
          </table:table-cell>
          <table:table-cell table:formula="of:=STDEV([.I21:.I22])" office:value-type="float" office:value="0.164402326625872">
            <text:p>0,1644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">
            <text:p>0,7100</text:p>
          </table:table-cell>
          <table:table-cell table:number-columns-repeated="2" office:value-type="float" office:value="0.04">
            <text:p>0,0400</text:p>
          </table:table-cell>
          <table:table-cell table:formula="of:=([.D22]+[.C22])/2" office:value-type="float" office:value="0.04">
            <text:p>0,0400</text:p>
          </table:table-cell>
          <table:table-cell table:formula="of:=[.E22]/[.B22]" office:value-type="float" office:value="0.0563380281690141">
            <text:p>0,0563</text:p>
          </table:table-cell>
          <table:table-cell table:number-columns-repeated="2"/>
          <table:table-cell office:value-type="float" office:value="0.2325">
            <text:p>0,2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5ks</text:p>
          </table:table-cell>
          <table:table-cell office:value-type="float" office:value="0.096">
            <text:p>0,0960</text:p>
          </table:table-cell>
          <table:table-cell office:value-type="float" office:value="0.026">
            <text:p>0,0260</text:p>
          </table:table-cell>
          <table:table-cell office:value-type="float" office:value="0.04">
            <text:p>0,0400</text:p>
          </table:table-cell>
          <table:table-cell table:formula="of:=([.D23]+[.C23])/2" office:value-type="float" office:value="0.033">
            <text:p>0,0330</text:p>
          </table:table-cell>
          <table:table-cell table:formula="of:=[.E23]/[.B23]" office:value-type="float" office:value="0.34375">
            <text:p>0,3438</text:p>
          </table:table-cell>
          <table:table-cell table:formula="of:=AVERAGE([.B23:.B24])" office:value-type="float" office:value="0.348">
            <text:p>0,3480</text:p>
          </table:table-cell>
          <table:table-cell table:formula="of:=STDEV([.B23:.B24])" office:value-type="float" office:value="0.35638181771802">
            <text:p>0,3564</text:p>
          </table:table-cell>
          <table:table-cell office:value-type="float" office:value="0">
            <text:p>0,00</text:p>
          </table:table-cell>
          <table:table-cell table:formula="of:=AVERAGE([.I23:.I24])" office:value-type="float" office:value="0.83235">
            <text:p>0,8324</text:p>
          </table:table-cell>
          <table:table-cell table:formula="of:=STDEV([.I23:.I24])" office:value-type="float" office:value="1.17712065864125">
            <text:p>1,177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6">
            <text:p>0,6000</text:p>
          </table:table-cell>
          <table:table-cell table:number-columns-repeated="2" office:value-type="float" office:value="0.02">
            <text:p>0,0200</text:p>
          </table:table-cell>
          <table:table-cell table:formula="of:=([.D24]+[.C24])/2" office:value-type="float" office:value="0.02">
            <text:p>0,0200</text:p>
          </table:table-cell>
          <table:table-cell table:formula="of:=[.E24]/[.B24]" office:value-type="float" office:value="0.0333333333333333">
            <text:p>0,0333</text:p>
          </table:table-cell>
          <table:table-cell table:number-columns-repeated="2"/>
          <table:table-cell office:value-type="float" office:value="1.6647">
            <text:p>1,66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office:value-type="string">
            <text:p>SN2005kz</text:p>
          </table:table-cell>
          <table:table-cell office:value-type="float" office:value="0.45">
            <text:p>0,4500</text:p>
          </table:table-cell>
          <table:table-cell office:value-type="float" office:value="0.07">
            <text:p>0,0700</text:p>
          </table:table-cell>
          <table:table-cell office:value-type="float" office:value="0.09">
            <text:p>0,0900</text:p>
          </table:table-cell>
          <table:table-cell table:formula="of:=([.D25]+[.C25])/2" office:value-type="float" office:value="0.08">
            <text:p>0,0800</text:p>
          </table:table-cell>
          <table:table-cell table:formula="of:=[.E25]/[.B25]" office:value-type="float" office:value="0.177777777777778">
            <text:p>0,1778</text:p>
          </table:table-cell>
          <table:table-cell table:formula="of:=AVERAGE([.B25:.B26])" office:value-type="float" office:value="0.46">
            <text:p>0,4600</text:p>
          </table:table-cell>
          <table:table-cell table:formula="of:=STDEV([.B25:.B26])" office:value-type="float" office:value="0.014142135623731">
            <text:p>0,0141</text:p>
          </table:table-cell>
          <table:table-cell office:value-type="float" office:value="1.4474">
            <text:p>1,45</text:p>
          </table:table-cell>
          <table:table-cell table:formula="of:=AVERAGE([.I25:.I26])" office:value-type="float" office:value="1.4367">
            <text:p>1,4367</text:p>
          </table:table-cell>
          <table:table-cell table:formula="of:=STDEV([.I25:.I26])" office:value-type="float" office:value="0.0151320851173922">
            <text:p>0,0151</text:p>
          </table:table-cell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7">
            <text:p>0,4700</text:p>
          </table:table-cell>
          <table:table-cell office:value-type="float" office:value="0.19">
            <text:p>0,1900</text:p>
          </table:table-cell>
          <table:table-cell office:value-type="float" office:value="0.31">
            <text:p>0,3100</text:p>
          </table:table-cell>
          <table:table-cell table:formula="of:=([.D26]+[.C26])/2" office:value-type="float" office:value="0.25">
            <text:p>0,2500</text:p>
          </table:table-cell>
          <table:table-cell table:formula="of:=[.E26]/[.B26]" office:value-type="float" office:value="0.531914893617021">
            <text:p>0,5319</text:p>
          </table:table-cell>
          <table:table-cell table:number-columns-repeated="2"/>
          <table:table-cell office:value-type="float" office:value="1.426">
            <text:p>1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office:value-type="string">
            <text:p>SN2006aj</text:p>
          </table:table-cell>
          <table:table-cell office:value-type="float" office:value="0.217">
            <text:p>0,2170</text:p>
          </table:table-cell>
          <table:table-cell office:value-type="float" office:value="0.019">
            <text:p>0,0190</text:p>
          </table:table-cell>
          <table:table-cell office:value-type="float" office:value="0.034">
            <text:p>0,0340</text:p>
          </table:table-cell>
          <table:table-cell table:formula="of:=([.D27]+[.C27])/2" office:value-type="float" office:value="0.0265">
            <text:p>0,0265</text:p>
          </table:table-cell>
          <table:table-cell table:formula="of:=[.E27]/[.B27]" office:value-type="float" office:value="0.122119815668203">
            <text:p>0,1221</text:p>
          </table:table-cell>
          <table:table-cell table:formula="of:=AVERAGE([.B27:.B28])" office:value-type="float" office:value="0.2485">
            <text:p>0,2485</text:p>
          </table:table-cell>
          <table:table-cell table:formula="of:=STDEV([.B27:.B28])" office:value-type="float" office:value="0.0445477272147525">
            <text:p>0,0445</text:p>
          </table:table-cell>
          <table:table-cell office:value-type="float" office:value="0">
            <text:p>0,00</text:p>
          </table:table-cell>
          <table:table-cell table:formula="of:=AVERAGE([.I27:.I28])" office:value-type="float" office:value="0.0206">
            <text:p>0,0206</text:p>
          </table:table-cell>
          <table:table-cell table:formula="of:=STDEV([.I27:.I28])" office:value-type="float" office:value="0.0291327993848858">
            <text:p>0,0291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8">
            <text:p>0,28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D28]+[.C28])/2" office:value-type="float" office:value="0.025">
            <text:p>0,0250</text:p>
          </table:table-cell>
          <table:table-cell table:formula="of:=[.E28]/[.B28]" office:value-type="float" office:value="0.0892857142857143">
            <text:p>0,0893</text:p>
          </table:table-cell>
          <table:table-cell table:number-columns-repeated="2"/>
          <table:table-cell office:value-type="float" office:value="0.0412">
            <text:p>0,04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table:style-name="ce7" office:value-type="float" office:value="14475">
            <text:p>14475</text:p>
          </table:table-cell>
          <table:table-cell office:value-type="float" office:value="0.173">
            <text:p>0,1730</text:p>
          </table:table-cell>
          <table:table-cell office:value-type="float" office:value="0.05">
            <text:p>0,0500</text:p>
          </table:table-cell>
          <table:table-cell office:value-type="float" office:value="0.077">
            <text:p>0,0770</text:p>
          </table:table-cell>
          <table:table-cell table:formula="of:=([.D29]+[.C29])/2" office:value-type="float" office:value="0.0635">
            <text:p>0,0635</text:p>
          </table:table-cell>
          <table:table-cell table:formula="of:=[.E29]/[.B29]" office:value-type="float" office:value="0.367052023121387">
            <text:p>0,3671</text:p>
          </table:table-cell>
          <table:table-cell table:formula="of:=AVERAGE([.B29:.B30])" office:value-type="float" office:value="0.7215">
            <text:p>0,7215</text:p>
          </table:table-cell>
          <table:table-cell table:formula="of:=STDEV([.B29:.B30])" office:value-type="float" office:value="0.775696138961643">
            <text:p>0,7757</text:p>
          </table:table-cell>
          <table:table-cell office:value-type="float" office:value="0">
            <text:p>0,00</text:p>
          </table:table-cell>
          <table:table-cell table:formula="of:=AVERAGE([.I29:.I30])" office:value-type="float" office:value="1.0075">
            <text:p>1,0075</text:p>
          </table:table-cell>
          <table:table-cell table:formula="of:=STDEV([.I29:.I30])" office:value-type="float" office:value="1.42482016409089">
            <text:p>1,4248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. Suggested lower limit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.27">
            <text:p>1,2700</text:p>
          </table:table-cell>
          <table:table-cell office:value-type="float" office:value="0.09">
            <text:p>0,0900</text:p>
          </table:table-cell>
          <table:table-cell office:value-type="float" office:value="0.08">
            <text:p>0,0800</text:p>
          </table:table-cell>
          <table:table-cell table:formula="of:=([.D30]+[.C30])/2" office:value-type="float" office:value="0.085">
            <text:p>0,0850</text:p>
          </table:table-cell>
          <table:table-cell table:formula="of:=[.E30]/[.B30]" office:value-type="float" office:value="0.0669291338582677">
            <text:p>0,0669</text:p>
          </table:table-cell>
          <table:table-cell table:number-columns-repeated="2"/>
          <table:table-cell office:value-type="float" office:value="2.015">
            <text:p>2,0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6nx</text:p>
          </table:table-cell>
          <table:table-cell office:value-type="float" office:value="0.422">
            <text:p>0,4220</text:p>
          </table:table-cell>
          <table:table-cell office:value-type="float" office:value="0.097">
            <text:p>0,0970</text:p>
          </table:table-cell>
          <table:table-cell office:value-type="float" office:value="0.181">
            <text:p>0,1810</text:p>
          </table:table-cell>
          <table:table-cell table:formula="of:=([.D31]+[.C31])/2" office:value-type="float" office:value="0.139">
            <text:p>0,1390</text:p>
          </table:table-cell>
          <table:table-cell table:formula="of:=[.E31]/[.B31]" office:value-type="float" office:value="0.329383886255924">
            <text:p>0,3294</text:p>
          </table:table-cell>
          <table:table-cell table:formula="of:=AVERAGE([.B31:.B32])" office:value-type="float" office:value="1.141">
            <text:p>1,1410</text:p>
          </table:table-cell>
          <table:table-cell table:formula="of:=STDEV([.B31:.B32])" office:value-type="float" office:value="1.01681955134626">
            <text:p>1,0168</text:p>
          </table:table-cell>
          <table:table-cell office:value-type="float" office:value="0">
            <text:p>0,00</text:p>
          </table:table-cell>
          <table:table-cell table:formula="of:=AVERAGE([.I31:.I32])" office:value-type="float" office:value="0.71455">
            <text:p>0,7146</text:p>
          </table:table-cell>
          <table:table-cell table:formula="of:=STDEV([.I31:.I32])" office:value-type="float" office:value="1.0105263009937">
            <text:p>1,0105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1.86">
            <text:p>1,8600</text:p>
          </table:table-cell>
          <table:table-cell table:number-columns-repeated="2" office:value-type="float" office:value="0.12">
            <text:p>0,1200</text:p>
          </table:table-cell>
          <table:table-cell table:formula="of:=([.D32]+[.C32])/2" office:value-type="float" office:value="0.12">
            <text:p>0,1200</text:p>
          </table:table-cell>
          <table:table-cell table:formula="of:=[.E32]/[.B32]" office:value-type="float" office:value="0.0645161290322581">
            <text:p>0,0645</text:p>
          </table:table-cell>
          <table:table-cell table:number-columns-repeated="2"/>
          <table:table-cell office:value-type="float" office:value="1.4291">
            <text:p>1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7D</text:p>
          </table:table-cell>
          <table:table-cell office:value-type="float" office:value="1.5">
            <text:p>1,5000</text:p>
          </table:table-cell>
          <table:table-cell table:number-columns-repeated="2" office:value-type="float" office:value="0.5">
            <text:p>0,5000</text:p>
          </table:table-cell>
          <table:table-cell table:formula="of:=([.D33]+[.C33])/2" office:value-type="float" office:value="0.5">
            <text:p>0,5000</text:p>
          </table:table-cell>
          <table:table-cell table:formula="of:=[.E33]/[.B33]" office:value-type="float" office:value="0.333333333333333">
            <text:p>0,3333</text:p>
          </table:table-cell>
          <table:table-cell table:formula="of:=[.B33]" office:value-type="float" office:value="1.5">
            <text:p>1,5000</text:p>
          </table:table-cell>
          <table:table-cell/>
          <table:table-cell office:value-type="float" office:value="2.821">
            <text:p>2,82</text:p>
          </table:table-cell>
          <table:table-cell table:formula="of:=[.I33]" office:value-type="float" office:value="2.821">
            <text:p>2,821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7ms</text:p>
          </table:table-cell>
          <table:table-cell office:value-type="float" office:value="0.39">
            <text:p>0,3900</text:p>
          </table:table-cell>
          <table:table-cell table:number-columns-repeated="2" office:value-type="float" office:value="0.03">
            <text:p>0,0300</text:p>
          </table:table-cell>
          <table:table-cell table:formula="of:=([.D34]+[.C34])/2" office:value-type="float" office:value="0.03">
            <text:p>0,0300</text:p>
          </table:table-cell>
          <table:table-cell table:formula="of:=[.E34]/[.B34]" office:value-type="float" office:value="0.0769230769230769">
            <text:p>0,0769</text:p>
          </table:table-cell>
          <table:table-cell table:formula="of:=[.B34]" office:value-type="float" office:value="0.39">
            <text:p>0,3900</text:p>
          </table:table-cell>
          <table:table-cell/>
          <table:table-cell office:value-type="float" office:value="0.124">
            <text:p>0,12</text:p>
          </table:table-cell>
          <table:table-cell table:formula="of:=[.I34]" office:value-type="float" office:value="0.124">
            <text:p>0,124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5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7ru</text:p>
          </table:table-cell>
          <table:table-cell office:value-type="float" office:value="0.323">
            <text:p>0,3230</text:p>
          </table:table-cell>
          <table:table-cell office:value-type="float" office:value="0.024">
            <text:p>0,0240</text:p>
          </table:table-cell>
          <table:table-cell office:value-type="float" office:value="0.044">
            <text:p>0,0440</text:p>
          </table:table-cell>
          <table:table-cell table:formula="of:=([.D35]+[.C35])/2" office:value-type="float" office:value="0.034">
            <text:p>0,0340</text:p>
          </table:table-cell>
          <table:table-cell table:formula="of:=[.E35]/[.B35]" office:value-type="float" office:value="0.105263157894737">
            <text:p>0,1053</text:p>
          </table:table-cell>
          <table:table-cell table:formula="of:=AVERAGE([.B35:.B38])" office:value-type="float" office:value="0.39575">
            <text:p>0,3958</text:p>
          </table:table-cell>
          <table:table-cell table:formula="of:=STDEV([.B35:.B38])" office:value-type="float" office:value="0.0530934710361516">
            <text:p>0,0531</text:p>
          </table:table-cell>
          <table:table-cell office:value-type="float" office:value="0">
            <text:p>0,00</text:p>
          </table:table-cell>
          <table:table-cell table:formula="of:=AVERAGE([.I35:.I38])" office:value-type="float" office:value="0.108">
            <text:p>0,1080</text:p>
          </table:table-cell>
          <table:table-cell table:formula="of:=STDEV([.I35:.I38])" office:value-type="float" office:value="0.146433147431402">
            <text:p>0,1464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table:style-name="ce7"/>
          <table:table-cell office:value-type="float" office:value="0.41">
            <text:p>0,4100</text:p>
          </table:table-cell>
          <table:table-cell office:value-type="float" office:value="0.06">
            <text:p>0,0600</text:p>
          </table:table-cell>
          <table:table-cell office:value-type="float" office:value="0.05">
            <text:p>0,0500</text:p>
          </table:table-cell>
          <table:table-cell table:formula="of:=([.D36]+[.C36])/2" office:value-type="float" office:value="0.055">
            <text:p>0,0550</text:p>
          </table:table-cell>
          <table:table-cell table:formula="of:=[.E36]/[.B36]" office:value-type="float" office:value="0.134146341463415">
            <text:p>0,1341</text:p>
          </table:table-cell>
          <table:table-cell table:number-columns-repeated="2"/>
          <table:table-cell office:value-type="float" office:value="0.122">
            <text:p>0,12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 table:style-name="ce7"/>
          <table:table-cell office:value-type="float" office:value="0.45">
            <text:p>0,4500</text:p>
          </table:table-cell>
          <table:table-cell office:value-type="float" office:value="0.07">
            <text:p>0,0700</text:p>
          </table:table-cell>
          <table:table-cell office:value-type="float" office:value="0.08">
            <text:p>0,0800</text:p>
          </table:table-cell>
          <table:table-cell table:formula="of:=([.D37]+[.C37])/2" office:value-type="float" office:value="0.075">
            <text:p>0,0750</text:p>
          </table:table-cell>
          <table:table-cell table:formula="of:=[.E37]/[.B37]" office:value-type="float" office:value="0.166666666666667">
            <text:p>0,1667</text:p>
          </table:table-cell>
          <table:table-cell table:number-columns-repeated="2"/>
          <table:table-cell office:value-type="float" office:value="0.31">
            <text:p>0,31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Drout+11</text:p>
          </table:table-cell>
          <table:table-cell table:number-columns-repeated="4"/>
        </table:table-row>
        <table:table-row table:style-name="ro1">
          <table:table-cell table:style-name="ce7"/>
          <table:table-cell office:value-type="float" office:value="0.4">
            <text:p>0,4000</text:p>
          </table:table-cell>
          <table:table-cell table:number-columns-repeated="2" office:value-type="string">
            <text:p>NA</text:p>
          </table:table-cell>
          <table:table-cell table:formula="of:=([.D38]+[.C38])/2" office:value-type="float" office:value="0">
            <text:p>#VALUE!</text:p>
          </table:table-cell>
          <table:table-cell table:formula="of:=[.E38]/[.B38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Sahu+09</text:p>
          </table:table-cell>
          <table:table-cell table:number-columns-repeated="4"/>
        </table:table-row>
        <table:table-row table:style-name="ro1">
          <table:table-cell table:style-name="ce7" office:value-type="string">
            <text:p>SN2008hw</text:p>
          </table:table-cell>
          <table:table-cell office:value-type="float" office:value="0.751">
            <text:p>0,7510</text:p>
          </table:table-cell>
          <table:table-cell office:value-type="float" office:value="0.127">
            <text:p>0,1270</text:p>
          </table:table-cell>
          <table:table-cell office:value-type="float" office:value="0.19">
            <text:p>0,1900</text:p>
          </table:table-cell>
          <table:table-cell table:formula="of:=([.D39]+[.C39])/2" office:value-type="float" office:value="0.1585">
            <text:p>0,1585</text:p>
          </table:table-cell>
          <table:table-cell table:formula="of:=[.E39]/[.B39]" office:value-type="float" office:value="0.211051930758988">
            <text:p>0,2111</text:p>
          </table:table-cell>
          <table:table-cell table:formula="of:=[.B39]" office:value-type="float" office:value="0.751">
            <text:p>0,7510</text:p>
          </table:table-cell>
          <table:table-cell/>
          <table:table-cell office:value-type="float" office:value="0">
            <text:p>0,00</text:p>
          </table:table-cell>
          <table:table-cell table:formula="of:=[.I39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office:value-type="string">
            <text:p>SN2009bb</text:p>
          </table:table-cell>
          <table:table-cell office:value-type="float" office:value="0.2">
            <text:p>0,2000</text:p>
          </table:table-cell>
          <table:table-cell table:number-columns-repeated="2" office:value-type="float" office:value="0.02">
            <text:p>0,0200</text:p>
          </table:table-cell>
          <table:table-cell table:formula="of:=([.D40]+[.C40])/2" office:value-type="float" office:value="0.02">
            <text:p>0,0200</text:p>
          </table:table-cell>
          <table:table-cell table:formula="of:=[.E40]/[.B40]" office:value-type="float" office:value="0.1">
            <text:p>0,1000</text:p>
          </table:table-cell>
          <table:table-cell table:formula="of:=AVERAGE([.B40:.B44])" office:value-type="float" office:value="0.2356">
            <text:p>0,2356</text:p>
          </table:table-cell>
          <table:table-cell table:formula="of:=STDEV([.B40:.B44])" office:value-type="float" office:value="0.0246333107803235">
            <text:p>0,0246</text:p>
          </table:table-cell>
          <table:table-cell office:value-type="float" office:value="1.17">
            <text:p>1,17</text:p>
          </table:table-cell>
          <table:table-cell table:formula="of:=AVERAGE([.I40:.I44])" office:value-type="float" office:value="1.38884">
            <text:p>1,3888</text:p>
          </table:table-cell>
          <table:table-cell table:formula="of:=STDEV([.I40:.I44])" office:value-type="float" office:value="0.202212086681286">
            <text:p>0,2022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D41]+[.C41])/2" office:value-type="float" office:value="0">
            <text:p>#VALUE!</text:p>
          </table:table-cell>
          <table:table-cell table:formula="of:=[.E41]/[.B41]" office:value-type="float" office:value="0">
            <text:p>#VALUE!</text:p>
          </table:table-cell>
          <table:table-cell table:number-columns-repeated="2"/>
          <table:table-cell office:value-type="float" office:value="1.17">
            <text:p>1,17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8">
            <text:p>0,2580</text:p>
          </table:table-cell>
          <table:table-cell office:value-type="float" office:value="0.073">
            <text:p>0,0730</text:p>
          </table:table-cell>
          <table:table-cell office:value-type="float" office:value="0.119">
            <text:p>0,1190</text:p>
          </table:table-cell>
          <table:table-cell table:formula="of:=([.D42]+[.C42])/2" office:value-type="float" office:value="0.096">
            <text:p>0,0960</text:p>
          </table:table-cell>
          <table:table-cell table:formula="of:=[.E42]/[.B42]" office:value-type="float" office:value="0.372093023255814">
            <text:p>0,3721</text:p>
          </table:table-cell>
          <table:table-cell table:number-columns-repeated="2"/>
          <table:table-cell office:value-type="float" office:value="1.4942">
            <text:p>1,49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5">
            <text:p>0,2500</text:p>
          </table:table-cell>
          <table:table-cell office:value-type="float" office:value="0.03">
            <text:p>0,0300</text:p>
          </table:table-cell>
          <table:table-cell office:value-type="float" office:value="0.04">
            <text:p>0,0400</text:p>
          </table:table-cell>
          <table:table-cell table:formula="of:=([.D43]+[.C43])/2" office:value-type="float" office:value="0.035">
            <text:p>0,0350</text:p>
          </table:table-cell>
          <table:table-cell table:formula="of:=[.E43]/[.B43]" office:value-type="float" office:value="0.14">
            <text:p>0,1400</text:p>
          </table:table-cell>
          <table:table-cell table:number-columns-repeated="2"/>
          <table:table-cell office:value-type="float" office:value="1.528">
            <text:p>1,5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">
            <text:p>0,2200</text:p>
          </table:table-cell>
          <table:table-cell table:number-columns-repeated="2" office:value-type="float" office:value="0.06">
            <text:p>0,0600</text:p>
          </table:table-cell>
          <table:table-cell table:formula="of:=([.D44]+[.C44])/2" office:value-type="float" office:value="0.06">
            <text:p>0,0600</text:p>
          </table:table-cell>
          <table:table-cell table:formula="of:=[.E44]/[.B44]" office:value-type="float" office:value="0.272727272727273">
            <text:p>0,2727</text:p>
          </table:table-cell>
          <table:table-cell table:number-columns-repeated="2"/>
          <table:table-cell office:value-type="float" office:value="1.582">
            <text:p>1,58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Pignata+11</text:p>
          </table:table-cell>
          <table:table-cell table:number-columns-repeated="4"/>
        </table:table-row>
        <table:table-row table:style-name="ro1">
          <table:table-cell office:value-type="string">
            <text:p>SN2009ca</text:p>
          </table:table-cell>
          <table:table-cell office:value-type="float" office:value="1.73">
            <text:p>1,7300</text:p>
          </table:table-cell>
          <table:table-cell table:number-columns-repeated="2" office:value-type="float" office:value="0.19">
            <text:p>0,1900</text:p>
          </table:table-cell>
          <table:table-cell table:formula="of:=([.D45]+[.C45])/2" office:value-type="float" office:value="0.19">
            <text:p>0,1900</text:p>
          </table:table-cell>
          <table:table-cell table:formula="of:=[.E45]/[.B45]" office:value-type="float" office:value="0.109826589595376">
            <text:p>0,1098</text:p>
          </table:table-cell>
          <table:table-cell table:formula="of:=AVERAGE([.B45:.B46])" office:value-type="float" office:value="2.065">
            <text:p>2,0650</text:p>
          </table:table-cell>
          <table:table-cell table:formula="of:=STDEV([.B45:.B46])" office:value-type="float" office:value="0.473761543394987">
            <text:p>0,4738</text:p>
          </table:table-cell>
          <table:table-cell office:value-type="float" office:value="0.2">
            <text:p>0,20</text:p>
          </table:table-cell>
          <table:table-cell table:formula="of:=[.I45]" office:value-type="float" office:value="0.2">
            <text:p>0,2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4">
            <text:p>2,4000</text:p>
          </table:table-cell>
          <table:table-cell table:number-columns-repeated="2" office:value-type="string">
            <text:p>NA</text:p>
          </table:table-cell>
          <table:table-cell table:formula="of:=([.D46]+[.C46])/2" office:value-type="float" office:value="0">
            <text:p>#VALUE!</text:p>
          </table:table-cell>
          <table:table-cell table:formula="of:=[.E46]/[.B46]" office:value-type="float" office:value="0">
            <text:p>#VALUE!</text:p>
          </table:table-cell>
          <table:table-cell table:number-columns-repeated="2"/>
          <table:table-cell office:value-type="float" office:value="0.2">
            <text:p>0,20</text:p>
          </table:table-cell>
          <table:table-cell table:number-columns-repeated="2"/>
          <table:table-cell office:value-type="string">
            <text:p>LC model</text:p>
          </table:table-cell>
          <table:table-cell office:value-type="string">
            <text:p>Taddia+18</text:p>
          </table:table-cell>
          <table:table-cell table:number-columns-repeated="4"/>
        </table:table-row>
        <table:table-row table:style-name="ro1">
          <table:table-cell office:value-type="string">
            <text:p>SN2009nz</text:p>
          </table:table-cell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D47]+[.C47])/2" office:value-type="float" office:value="0">
            <text:p>#VALUE!</text:p>
          </table:table-cell>
          <table:table-cell table:formula="of:=[.E47]/[.B47]" office:value-type="float" office:value="0">
            <text:p>#VALUE!</text:p>
          </table:table-cell>
          <table:table-cell table:formula="of:=[.B47]" office:value-type="float" office:value="0.35">
            <text:p>0,3500</text:p>
          </table:table-cell>
          <table:table-cell/>
          <table:table-cell office:value-type="float" office:value="0">
            <text:p>0,00</text:p>
          </table:table-cell>
          <table:table-cell table:formula="of:=[.I4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Berger+11</text:p>
          </table:table-cell>
          <table:table-cell table:number-columns-repeated="4"/>
        </table:table-row>
        <table:table-row table:style-name="ro1">
          <table:table-cell office:value-type="string">
            <text:p>SN2010ah</text:p>
          </table:table-cell>
          <table:table-cell office:value-type="float" office:value="0.25">
            <text:p>0,2500</text:p>
          </table:table-cell>
          <table:table-cell table:number-columns-repeated="2" office:value-type="string">
            <text:p>NA</text:p>
          </table:table-cell>
          <table:table-cell table:formula="of:=([.D48]+[.C48])/2" office:value-type="float" office:value="0">
            <text:p>#VALUE!</text:p>
          </table:table-cell>
          <table:table-cell table:formula="of:=[.E48]/[.B48]" office:value-type="float" office:value="0">
            <text:p>#VALUE!</text:p>
          </table:table-cell>
          <table:table-cell table:formula="of:=AVERAGE([.B48:.B49])" office:value-type="float" office:value="0.2375">
            <text:p>0,2375</text:p>
          </table:table-cell>
          <table:table-cell table:formula="of:=STDEV([.B48:.B49])" office:value-type="float" office:value="0.0176776695296637">
            <text:p>0,0177</text:p>
          </table:table-cell>
          <table:table-cell office:value-type="float" office:value="0">
            <text:p>0,00</text:p>
          </table:table-cell>
          <table:table-cell table:formula="of:=AVERAGE([.I48:.I49])" office:value-type="float" office:value="0">
            <text:p>0,0000</text:p>
          </table:table-cell>
          <table:table-cell table:formula="of:=STDEV([.I48:.I49])" office:value-type="float" office:value="0">
            <text:p>0,0000</text:p>
          </table:table-cell>
          <table:table-cell office:value-type="string">
            <text:p>LC+spectral model</text:p>
          </table:table-cell>
          <table:table-cell office:value-type="string">
            <text:p>Mazzali+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25">
            <text:p>0,2250</text:p>
          </table:table-cell>
          <table:table-cell table:number-columns-repeated="2" office:value-type="float" office:value="0.025">
            <text:p>0,0250</text:p>
          </table:table-cell>
          <table:table-cell table:formula="of:=([.D49]+[.C49])/2" office:value-type="float" office:value="0.025">
            <text:p>0,0250</text:p>
          </table:table-cell>
          <table:table-cell table:formula="of:=[.E49]/[.B49]" office:value-type="float" office:value="0.111111111111111">
            <text:p>0,1111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Corsi+11</text:p>
          </table:table-cell>
          <table:table-cell table:number-columns-repeated="4"/>
        </table:table-row>
        <table:table-row table:style-name="ro1">
          <table:table-cell office:value-type="string">
            <text:p>SN2010ay</text:p>
          </table:table-cell>
          <table:table-cell office:value-type="float" office:value="0.9">
            <text:p>0,9000</text:p>
          </table:table-cell>
          <table:table-cell table:number-columns-repeated="2" office:value-type="float" office:value="0.1">
            <text:p>0,1000</text:p>
          </table:table-cell>
          <table:table-cell table:formula="of:=([.D50]+[.C50])/2" office:value-type="float" office:value="0.1">
            <text:p>0,1000</text:p>
          </table:table-cell>
          <table:table-cell table:formula="of:=[.E50]/[.B50]" office:value-type="float" office:value="0.111111111111111">
            <text:p>0,1111</text:p>
          </table:table-cell>
          <table:table-cell table:formula="of:=[.B50]" office:value-type="float" office:value="0.9">
            <text:p>0,9000</text:p>
          </table:table-cell>
          <table:table-cell/>
          <table:table-cell office:value-type="float" office:value="0.62">
            <text:p>0,62</text:p>
          </table:table-cell>
          <table:table-cell table:formula="of:=[.I50]" office:value-type="float" office:value="0.62">
            <text:p>0,62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Sanders+12</text:p>
          </table:table-cell>
          <table:table-cell office:value-type="string">
            <text:p>Drout+11 conversion</text:p>
          </table:table-cell>
          <table:table-cell table:number-columns-repeated="3"/>
        </table:table-row>
        <table:table-row table:style-name="ro1">
          <table:table-cell office:value-type="string">
            <text:p>SN2010bh</text:p>
          </table:table-cell>
          <table:table-cell office:value-type="float" office:value="0.142">
            <text:p>0,1420</text:p>
          </table:table-cell>
          <table:table-cell office:value-type="float" office:value="0.033">
            <text:p>0,0330</text:p>
          </table:table-cell>
          <table:table-cell office:value-type="float" office:value="0.068">
            <text:p>0,0680</text:p>
          </table:table-cell>
          <table:table-cell table:formula="of:=([.D51]+[.C51])/2" office:value-type="float" office:value="0.0505">
            <text:p>0,0505</text:p>
          </table:table-cell>
          <table:table-cell table:formula="of:=[.E51]/[.B51]" office:value-type="float" office:value="0.355633802816901">
            <text:p>0,3556</text:p>
          </table:table-cell>
          <table:table-cell table:formula="of:=AVERAGE([.B51:.B53])" office:value-type="float" office:value="0.144">
            <text:p>0,1440</text:p>
          </table:table-cell>
          <table:table-cell table:formula="of:=STDEV([.B51:.B53])" office:value-type="float" office:value="0.0250599281722833">
            <text:p>0,0251</text:p>
          </table:table-cell>
          <table:table-cell office:value-type="float" office:value="0.434">
            <text:p>0,43</text:p>
          </table:table-cell>
          <table:table-cell table:formula="of:=AVERAGE([.I51:.I53])" office:value-type="float" office:value="0.7069">
            <text:p>0,7069</text:p>
          </table:table-cell>
          <table:table-cell table:formula="of:=STDEV([.I51:.I53])" office:value-type="float" office:value="0.472676665385547">
            <text:p>0,4727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17">
            <text:p>0,1700</text:p>
          </table:table-cell>
          <table:table-cell office:value-type="float" office:value="0.02">
            <text:p>0,0200</text:p>
          </table:table-cell>
          <table:table-cell office:value-type="float" office:value="0.03">
            <text:p>0,0300</text:p>
          </table:table-cell>
          <table:table-cell table:formula="of:=([.D52]+[.C52])/2" office:value-type="float" office:value="0.025">
            <text:p>0,0250</text:p>
          </table:table-cell>
          <table:table-cell table:formula="of:=[.E52]/[.B52]" office:value-type="float" office:value="0.147058823529412">
            <text:p>0,1471</text:p>
          </table:table-cell>
          <table:table-cell table:number-columns-repeated="2"/>
          <table:table-cell office:value-type="float" office:value="1.2527">
            <text:p>1,25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Lyman+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2">
            <text:p>0,1200</text:p>
          </table:table-cell>
          <table:table-cell table:number-columns-repeated="2" office:value-type="float" office:value="0.02">
            <text:p>0,0200</text:p>
          </table:table-cell>
          <table:table-cell table:formula="of:=([.D53]+[.C53])/2" office:value-type="float" office:value="0.02">
            <text:p>0,0200</text:p>
          </table:table-cell>
          <table:table-cell table:formula="of:=[.E53]/[.B53]" office:value-type="float" office:value="0.166666666666667">
            <text:p>0,1667</text:p>
          </table:table-cell>
          <table:table-cell table:number-columns-repeated="2"/>
          <table:table-cell office:value-type="float" office:value="0.434">
            <text:p>0,43</text:p>
          </table:table-cell>
          <table:table-cell table:number-columns-repeated="2"/>
          <table:table-cell office:value-type="string">
            <text:p>Arnett</text:p>
          </table:table-cell>
          <table:table-cell office:value-type="string">
            <text:p>Bufano+12</text:p>
          </table:table-cell>
          <table:table-cell table:number-columns-repeated="4"/>
        </table:table-row>
        <table:table-row table:style-name="ro1">
          <table:table-cell office:value-type="string">
            <text:p>SN2010ma</text:p>
          </table:table-cell>
          <table:table-cell office:value-type="float" office:value="0.529">
            <text:p>0,5290</text:p>
          </table:table-cell>
          <table:table-cell office:value-type="float" office:value="0.227">
            <text:p>0,2270</text:p>
          </table:table-cell>
          <table:table-cell office:value-type="float" office:value="0.789">
            <text:p>0,7890</text:p>
          </table:table-cell>
          <table:table-cell table:formula="of:=([.D54]+[.C54])/2" office:value-type="float" office:value="0.508">
            <text:p>0,5080</text:p>
          </table:table-cell>
          <table:table-cell table:formula="of:=[.E54]/[.B54]" office:value-type="float" office:value="0.960302457466919">
            <text:p>0,9603</text:p>
          </table:table-cell>
          <table:table-cell table:formula="of:=[.B54]" office:value-type="float" office:value="0.529">
            <text:p>0,5290</text:p>
          </table:table-cell>
          <table:table-cell/>
          <table:table-cell office:value-type="float" office:value="0.124">
            <text:p>0,12</text:p>
          </table:table-cell>
          <table:table-cell table:formula="of:=[.I54]" office:value-type="float" office:value="0.124">
            <text:p>0,124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 office:value-type="string">
            <text:p>PTF10qts</text:p>
          </table:table-cell>
          <table:table-cell office:value-type="float" office:value="0.36">
            <text:p>0,3600</text:p>
          </table:table-cell>
          <table:table-cell table:number-columns-repeated="2" office:value-type="float" office:value="0.1">
            <text:p>0,1000</text:p>
          </table:table-cell>
          <table:table-cell table:formula="of:=([.D55]+[.C55])/2" office:value-type="float" office:value="0.1">
            <text:p>0,1000</text:p>
          </table:table-cell>
          <table:table-cell table:formula="of:=[.E55]/[.B55]" office:value-type="float" office:value="0.277777777777778">
            <text:p>0,2778</text:p>
          </table:table-cell>
          <table:table-cell table:formula="of:=[.B55]" office:value-type="float" office:value="0.36">
            <text:p>0,3600</text:p>
          </table:table-cell>
          <table:table-cell/>
          <table:table-cell office:value-type="float" office:value="0">
            <text:p>0,00</text:p>
          </table:table-cell>
          <table:table-cell table:formula="of:=[.I55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Walker+14</text:p>
          </table:table-cell>
          <table:table-cell table:number-columns-repeated="4"/>
        </table:table-row>
        <table:table-row table:style-name="ro1">
          <table:table-cell office:value-type="string">
            <text:p>PTF12gzk</text:p>
          </table:table-cell>
          <table:table-cell office:value-type="float" office:value="0.37">
            <text:p>0,3700</text:p>
          </table:table-cell>
          <table:table-cell table:number-columns-repeated="2" office:value-type="string">
            <text:p>NA</text:p>
          </table:table-cell>
          <table:table-cell table:formula="of:=([.D56]+[.C56])/2" office:value-type="float" office:value="0">
            <text:p>#VALUE!</text:p>
          </table:table-cell>
          <table:table-cell table:formula="of:=[.E56]/[.B56]" office:value-type="float" office:value="0">
            <text:p>#VALUE!</text:p>
          </table:table-cell>
          <table:table-cell table:formula="of:=[.B56]" office:value-type="float" office:value="0.37">
            <text:p>0,3700</text:p>
          </table:table-cell>
          <table:table-cell/>
          <table:table-cell office:value-type="float" office:value="0">
            <text:p>0,00</text:p>
          </table:table-cell>
          <table:table-cell table:formula="of:=[.I5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Comparison</text:p>
          </table:table-cell>
          <table:table-cell office:value-type="string">
            <text:p>Ben-Ami+12</text:p>
          </table:table-cell>
          <table:table-cell table:number-columns-repeated="4"/>
        </table:table-row>
        <table:table-row table:style-name="ro1">
          <table:table-cell office:value-type="string">
            <text:p>SN2012ap</text:p>
          </table:table-cell>
          <table:table-cell office:value-type="float" office:value="0.174">
            <text:p>0,1740</text:p>
          </table:table-cell>
          <table:table-cell office:value-type="float" office:value="0.062">
            <text:p>0,0620</text:p>
          </table:table-cell>
          <table:table-cell office:value-type="float" office:value="0.109">
            <text:p>0,1090</text:p>
          </table:table-cell>
          <table:table-cell table:formula="of:=([.D57]+[.C57])/2" office:value-type="float" office:value="0.0855">
            <text:p>0,0855</text:p>
          </table:table-cell>
          <table:table-cell table:formula="of:=[.E57]/[.B57]" office:value-type="float" office:value="0.491379310344828">
            <text:p>0,4914</text:p>
          </table:table-cell>
          <table:table-cell table:formula="of:=[.B57]" office:value-type="float" office:value="0.174">
            <text:p>0,1740</text:p>
          </table:table-cell>
          <table:table-cell/>
          <table:table-cell office:value-type="float" office:value="1.24">
            <text:p>1,24</text:p>
          </table:table-cell>
          <table:table-cell table:formula="of:=[.I57]" office:value-type="float" office:value="1.24">
            <text:p>1,24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</text:p>
          </table:table-cell>
          <table:table-cell table:number-columns-repeated="3"/>
        </table:table-row>
        <table:table-row table:style-name="ro1">
          <table:table-cell office:value-type="string">
            <text:p>SN2012bz</text:p>
          </table:table-cell>
          <table:table-cell office:value-type="float" office:value="0.378">
            <text:p>0,3780</text:p>
          </table:table-cell>
          <table:table-cell office:value-type="float" office:value="0.048">
            <text:p>0,0480</text:p>
          </table:table-cell>
          <table:table-cell office:value-type="float" office:value="0.105">
            <text:p>0,1050</text:p>
          </table:table-cell>
          <table:table-cell table:formula="of:=([.D58]+[.C58])/2" office:value-type="float" office:value="0.0765">
            <text:p>0,0765</text:p>
          </table:table-cell>
          <table:table-cell table:formula="of:=[.E58]/[.B58]" office:value-type="float" office:value="0.202380952380952">
            <text:p>0,2024</text:p>
          </table:table-cell>
          <table:table-cell table:formula="of:=AVERAGE([.B58:.B59])" office:value-type="float" office:value="0.364">
            <text:p>0,3640</text:p>
          </table:table-cell>
          <table:table-cell table:formula="of:=STDEV([.B58:.B59])" office:value-type="float" office:value="0.0197989898732233">
            <text:p>0,0198</text:p>
          </table:table-cell>
          <table:table-cell office:value-type="float" office:value="0">
            <text:p>0,00</text:p>
          </table:table-cell>
          <table:table-cell table:formula="of:=AVERAGE([.I58:.I59])" office:value-type="float" office:value="0">
            <text:p>0,0000</text:p>
          </table:table-cell>
          <table:table-cell table:formula="of:=STDEV([.I58:.I59])" office:value-type="float" office:value="0">
            <text:p>0,0000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35">
            <text:p>0,3500</text:p>
          </table:table-cell>
          <table:table-cell table:number-columns-repeated="2" office:value-type="string">
            <text:p>NA</text:p>
          </table:table-cell>
          <table:table-cell table:formula="of:=([.D59]+[.C59])/2" office:value-type="float" office:value="0">
            <text:p>#VALUE!</text:p>
          </table:table-cell>
          <table:table-cell table:formula="of:=[.E59]/[.B59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Melandri+12</text:p>
          </table:table-cell>
          <table:table-cell table:number-columns-repeated="4"/>
        </table:table-row>
        <table:table-row table:style-name="ro1">
          <table:table-cell office:value-type="string">
            <text:p>SN2013cq</text:p>
          </table:table-cell>
          <table:table-cell office:value-type="float" office:value="0.555">
            <text:p>0,5550</text:p>
          </table:table-cell>
          <table:table-cell office:value-type="float" office:value="0.184">
            <text:p>0,1840</text:p>
          </table:table-cell>
          <table:table-cell office:value-type="float" office:value="0.211">
            <text:p>0,2110</text:p>
          </table:table-cell>
          <table:table-cell table:formula="of:=([.D60]+[.C60])/2" office:value-type="float" office:value="0.1975">
            <text:p>0,1975</text:p>
          </table:table-cell>
          <table:table-cell table:formula="of:=[.E60]/[.B60]" office:value-type="float" office:value="0.355855855855856">
            <text:p>0,3559</text:p>
          </table:table-cell>
          <table:table-cell table:formula="of:=AVERAGE([.B60:.B61])" office:value-type="float" office:value="0.4775">
            <text:p>0,4775</text:p>
          </table:table-cell>
          <table:table-cell table:formula="of:=STDEV([.B60:.B61])" office:value-type="float" office:value="0.109601551083915">
            <text:p>0,1096</text:p>
          </table:table-cell>
          <table:table-cell office:value-type="float" office:value="0.155">
            <text:p>0,16</text:p>
          </table:table-cell>
          <table:table-cell table:formula="of:=AVERAGE([.I60:.I61])" office:value-type="float" office:value="0.0775">
            <text:p>0,0775</text:p>
          </table:table-cell>
          <table:table-cell table:formula="of:=STDEV([.I60:.I61])" office:value-type="float" office:value="0.109601551083915">
            <text:p>0,1096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4">
            <text:p>0,4000</text:p>
          </table:table-cell>
          <table:table-cell table:number-columns-repeated="2" office:value-type="string">
            <text:p>NA</text:p>
          </table:table-cell>
          <table:table-cell table:formula="of:=([.D61]+[.C61])/2" office:value-type="float" office:value="0">
            <text:p>#VALUE!</text:p>
          </table:table-cell>
          <table:table-cell table:formula="of:=[.E61]/[.B61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Melandri+14</text:p>
          </table:table-cell>
          <table:table-cell table:number-columns-repeated="4"/>
        </table:table-row>
        <table:table-row table:style-name="ro1">
          <table:table-cell office:value-type="string">
            <text:p>SN2013dx</text:p>
          </table:table-cell>
          <table:table-cell office:value-type="float" office:value="0.316">
            <text:p>0,3160</text:p>
          </table:table-cell>
          <table:table-cell office:value-type="float" office:value="0.139">
            <text:p>0,1390</text:p>
          </table:table-cell>
          <table:table-cell office:value-type="float" office:value="0.417">
            <text:p>0,4170</text:p>
          </table:table-cell>
          <table:table-cell table:formula="of:=([.D62]+[.C62])/2" office:value-type="float" office:value="0.278">
            <text:p>0,2780</text:p>
          </table:table-cell>
          <table:table-cell table:formula="of:=[.E62]/[.B62]" office:value-type="float" office:value="0.879746835443038">
            <text:p>0,8797</text:p>
          </table:table-cell>
          <table:table-cell table:formula="of:=AVERAGE([.B62:.B63])" office:value-type="float" office:value="0.258">
            <text:p>0,2580</text:p>
          </table:table-cell>
          <table:table-cell table:formula="of:=STDEV([.B62:.B63])" office:value-type="float" office:value="0.0820243866176395">
            <text:p>0,0820</text:p>
          </table:table-cell>
          <table:table-cell office:value-type="float" office:value="0.31">
            <text:p>0,31</text:p>
          </table:table-cell>
          <table:table-cell table:formula="of:=AVERAGE([.I62:.I63])" office:value-type="float" office:value="0.155">
            <text:p>0,1550</text:p>
          </table:table-cell>
          <table:table-cell table:formula="of:=STDEV([.I62:.I63])" office:value-type="float" office:value="0.21920310216783">
            <text:p>0,2192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GRB SN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">
            <text:p>0,2000</text:p>
          </table:table-cell>
          <table:table-cell table:number-columns-repeated="2" office:value-type="string">
            <text:p>NA</text:p>
          </table:table-cell>
          <table:table-cell table:formula="of:=([.D63]+[.C63])/2" office:value-type="float" office:value="0">
            <text:p>#VALUE!</text:p>
          </table:table-cell>
          <table:table-cell table:formula="of:=[.E63]/[.B63]" office:value-type="float" office:value="0">
            <text:p>#VALUE!</text:p>
          </table:table-cell>
          <table:table-cell table:number-columns-repeated="2"/>
          <table:table-cell office:value-type="float" office:value="0">
            <text:p>0,00</text:p>
          </table:table-cell>
          <table:table-cell table:number-columns-repeated="2"/>
          <table:table-cell office:value-type="string">
            <text:p>Comparison</text:p>
          </table:table-cell>
          <table:table-cell office:value-type="string">
            <text:p>D’Elia+15</text:p>
          </table:table-cell>
          <table:table-cell table:number-columns-repeated="4"/>
        </table:table-row>
        <table:table-row table:style-name="ro1">
          <table:table-cell office:value-type="string">
            <text:p>iPTF14dby</text:p>
          </table:table-cell>
          <table:table-cell office:value-type="float" office:value="0.223">
            <text:p>0,2230</text:p>
          </table:table-cell>
          <table:table-cell office:value-type="float" office:value="0.053">
            <text:p>0,0530</text:p>
          </table:table-cell>
          <table:table-cell office:value-type="float" office:value="0.079">
            <text:p>0,0790</text:p>
          </table:table-cell>
          <table:table-cell table:formula="of:=([.D64]+[.C64])/2" office:value-type="float" office:value="0.066">
            <text:p>0,0660</text:p>
          </table:table-cell>
          <table:table-cell table:formula="of:=[.E64]/[.B64]" office:value-type="float" office:value="0.295964125560538">
            <text:p>0,2960</text:p>
          </table:table-cell>
          <table:table-cell table:formula="of:=[.B64]" office:value-type="float" office:value="0.223">
            <text:p>0,2230</text:p>
          </table:table-cell>
          <table:table-cell/>
          <table:table-cell office:value-type="float" office:value="0">
            <text:p>0,00</text:p>
          </table:table-cell>
          <table:table-cell table:formula="of:=[.I64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Prentice+16</text:p>
          </table:table-cell>
          <table:table-cell office:value-type="string">
            <text:p>These are the ‘fully bolometric’ values. Suggested lower limit</text:p>
          </table:table-cell>
          <table:table-cell table:number-columns-repeated="3"/>
        </table:table-row>
        <table:table-row table:style-name="ro1">
          <table:table-cell office:value-type="string">
            <text:p>SN2014ad</text:p>
          </table:table-cell>
          <table:table-cell office:value-type="float" office:value="0.24">
            <text:p>0,2400</text:p>
          </table:table-cell>
          <table:table-cell table:number-columns-repeated="2" office:value-type="string">
            <text:p>NA</text:p>
          </table:table-cell>
          <table:table-cell table:formula="of:=([.D65]+[.C65])/2" office:value-type="float" office:value="0">
            <text:p>#VALUE!</text:p>
          </table:table-cell>
          <table:table-cell table:formula="of:=[.E65]/[.B65]" office:value-type="float" office:value="0">
            <text:p>#VALUE!</text:p>
          </table:table-cell>
          <table:table-cell table:formula="of:=[.B65]" office:value-type="float" office:value="0.24">
            <text:p>0,2400</text:p>
          </table:table-cell>
          <table:table-cell/>
          <table:table-cell office:value-type="float" office:value="0.56">
            <text:p>0,56</text:p>
          </table:table-cell>
          <table:table-cell table:formula="of:=[.I65]" office:value-type="float" office:value="0.56">
            <text:p>0,56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Sahu+18</text:p>
          </table:table-cell>
          <table:table-cell table:number-columns-repeated="4"/>
        </table:table-row>
        <table:table-row table:style-name="ro1">
          <table:table-cell office:value-type="string">
            <text:p>iPTF17cw</text:p>
          </table:table-cell>
          <table:table-cell office:value-type="float" office:value="0.64">
            <text:p>0,6400</text:p>
          </table:table-cell>
          <table:table-cell office:value-type="float" office:value="0.059">
            <text:p>0,0590</text:p>
          </table:table-cell>
          <table:table-cell office:value-type="float" office:value="0.065">
            <text:p>0,0650</text:p>
          </table:table-cell>
          <table:table-cell table:formula="of:=([.D66]+[.C66])/2" office:value-type="float" office:value="0.062">
            <text:p>0,0620</text:p>
          </table:table-cell>
          <table:table-cell table:formula="of:=[.E66]/[.B66]" office:value-type="float" office:value="0.096875">
            <text:p>0,0969</text:p>
          </table:table-cell>
          <table:table-cell table:formula="of:=[.B66]" office:value-type="float" office:value="0.64">
            <text:p>0,6400</text:p>
          </table:table-cell>
          <table:table-cell/>
          <table:table-cell office:value-type="float" office:value="0">
            <text:p>0,00</text:p>
          </table:table-cell>
          <table:table-cell table:formula="of:=[.I66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Corsi+17</text:p>
          </table:table-cell>
          <table:table-cell table:number-columns-repeated="4"/>
        </table:table-row>
        <table:table-row table:style-name="ro1">
          <table:table-cell office:value-type="string">
            <text:p>SN2016jca</text:p>
          </table:table-cell>
          <table:table-cell office:value-type="float" office:value="0.22">
            <text:p>0,2200</text:p>
          </table:table-cell>
          <table:table-cell table:number-columns-repeated="2" office:value-type="float" office:value="0.08">
            <text:p>0,0800</text:p>
          </table:table-cell>
          <table:table-cell table:formula="of:=([.D67]+[.C67])/2" office:value-type="float" office:value="0.08">
            <text:p>0,0800</text:p>
          </table:table-cell>
          <table:table-cell table:formula="of:=[.E67]/[.B67]" office:value-type="float" office:value="0.363636363636364">
            <text:p>0,3636</text:p>
          </table:table-cell>
          <table:table-cell table:formula="of:=[.B67]" office:value-type="float" office:value="0.22">
            <text:p>0,2200</text:p>
          </table:table-cell>
          <table:table-cell/>
          <table:table-cell office:value-type="float" office:value="0">
            <text:p>0,00</text:p>
          </table:table-cell>
          <table:table-cell table:formula="of:=[.I67]" office:value-type="float" office:value="0">
            <text:p>0,0000</text:p>
          </table:table-cell>
          <table:table-cell office:value-type="string">
            <text:p>NA</text:p>
          </table:table-cell>
          <table:table-cell office:value-type="string">
            <text:p>Arnett</text:p>
          </table:table-cell>
          <table:table-cell office:value-type="string">
            <text:p>Cano+17</text:p>
          </table:table-cell>
          <table:table-cell table:number-columns-repeated="4"/>
        </table:table-row>
        <table:table-row table:style-name="ro1" table:number-rows-repeated="104850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6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 number:grouping="true"/>
    </number:number-style>
    <number:number-style style:name="N111">
      <number:number number:decimal-places="4" number:min-integer-digits="1" number:grouping="true"/>
    </number:number-style>
    <number:number-style style:name="N112">
      <number:number number:decimal-places="5" number:min-integer-digits="1" number:grouping="true"/>
    </number:number-style>
    <number:number-style style:name="N113">
      <number:number number:decimal-places="6" number:min-integer-digits="1" number:grouping="true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8" number:min-integer-digits="1"/>
    </number:number-style>
    <style:style style:name="Default" style:family="table-cell">
      <style:text-properties style:font-name-asian="Source Han Sans CN Regular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6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19-06-16T17:15:07</dc:date>
    <meta:editing-duration>P6DT50M2S</meta:editing-duration>
    <meta:editing-cycles>187</meta:editing-cycles>
    <meta:generator>LibreOffice/3.5$Linux_X86_64 LibreOffice_project/350m1$Build-2</meta:generator>
    <meta:document-statistic meta:table-count="6" meta:cell-count="5739" meta:object-count="0"/>
  </office:meta>
</office:document-meta>
</file>